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ent-style-name="Normal">
      <style:paragraph-properties fo:text-align="justify"/>
    </style:style>
  </office:automatic-styles>
  <office:body>
    <office:text>
      <text:p text:style-name="P1">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P1">•••</text:p>
      <text:p text:style-name="P1">08h00: Wake up </text:p>
      <text:p text:style-name="P1">08h00~10h00: Write</text:p>
      <text:p text:style-name="P1">10h00~10h45: Breakfast, brush your teeth. (1)</text:p>
      <text:p text:style-name="P1">10h45~11h15: Shower, get ready</text:p>
      <text:p text:style-name="P1">11h15~12h30: Prepare lunch</text:p>
      <text:p text:style-name="P1">12h30~15h00: Free time</text:p>
      <text:p text:style-name="P1">15h00~19h00: Study</text:p>
      <text:p text:style-name="P1">19h00~20h30: Prepare dinner or continue to study</text:p>
      <text:p text:style-name="P1">20h30~21h00: Dinner</text:p>
      <text:p text:style-name="P1">21h00~22h00: Downtime, the phone must be shut down</text:p>
      <text:p text:style-name="P1">22h00: Sleep</text:p>
      <text:p text:style-name="P1">(1) The phone isn't allowed unless Momosuzu Nene is streaming. This time is to be used to tinker with your thinking, to allow your heart to express itself as best as possible.</text:p>
      <text:p text:style-name="P1">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P1">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P1"/>
      <text:p text:style-name="P1">•••</text:p>
      <text:p text:style-name="P1">Monday 27th May, 2024, 21:26, 118 days left</text:p>
      <text:p text:style-name="P1">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P1">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P1">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P1">Okay, so apparently there things that R can do but Python can't. I don't know what those things are, but for the sake of my own sanity, for the sake of believing that I'm not learning this language in vain, I will believe that those things exist.</text:p>
      <text:p text:style-name="P1">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P1">Sigh... I'm not sure that's what I wanted for a first entry, but, well, at least it reflects our current state. Yeah, I guess. Today is part of our story after all. くだらない事も大事ですね。</text:p>
      <text:p text:style-name="P1"/>
      <text:p text:style-name="P1">•••</text:p>
      <text:p text:style-name="P1">Tuesday 28th May, 21:42, 117 to go</text:p>
      <text:p text:style-name="P1">Today didn't go well, really. Ah, I thought about this sentence since last night so let me write it down: </text:p>
      <text:p text:style-name="P1">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P1">It was bad enough that come morning I decided to study instead of write. In fact, it made me want to review the schedule to put more time into studying. Basically, studying instead of writing. There'll be a change. But first let me motivate it a little more.</text:p>
      <text:p text:style-name="P1">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P1">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P1">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P1"/>
      <text:p text:style-name="P1">•••</text:p>
      <text:p text:style-name="P1">Wednesday 29th May, 21h45, 116 days left</text:p>
      <text:p text:style-name="P1">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P1">On a more positive note, I also had more control over myself today, in social interactions. I didn't just go with the flow and let the circumstances tell me what I should do. It's a good start, but of course, I want more. </text:p>
      <text:p text:style-name="P1">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P1">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P1"/>
      <text:p text:style-name="P1">•••</text:p>
      <text:p text:style-name="P1">Thursday 30th May, 21:36, 115 days until summer ends</text:p>
      <text:p text:style-name="P1">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P1">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P1">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P1">Also, starting yesterday I'd stopped taking coffee after lunch: I finish lunch too late, so I struggled to sleep at night. Anything else I have to say? </text:p>
      <text:p text:style-name="P1">Regarding today?</text:p>
      <text:p text:style-name="P1">Hm.</text:p>
      <text:p text:style-name="P1">... No, I think that's it.</text:p>
      <text:p text:style-name="P1">Hm.</text:p>
      <text:p text:style-name="P1">Do we have anything else we want to talk about? Ah, yes actually. This morning I basically decided that I wasn't feeling like writing, that's why I went to Leetcode. I wonder about tomorrow. Well, even if we don't feel like writing, we'll still write. Yup. </text:p>
      <text:p text:style-name="P1">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P1">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P1">But you know, that might very well change in the future. It's definitely a part of me that I don't see any need to keep. I don't see any need to eliminate it yet, but maybe sometime in the future I will. And if such a time ever comes, I will eliminate it. </text:p>
      <text:p text:style-name="P1">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P1"/>
      <text:p text:style-name="P1">•••</text:p>
      <text:p text:style-name="P1">Friday 31st March, 21:48, 114 days left</text:p>
      <text:p text:style-name="P1">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P1">Writing this made me realize that I completely forgot about my ideal to never kill, and always try to resolve situations peacefully. You killed without remorse, even feeling proud for how far you'd come. One more thing that needs to change. </text:p>
      <text:p text:style-name="P1">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P1">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P1">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P1">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really am not rich), he put the pasta back on the shelf and asked me if he could buy some stuff to cook instead. He didn't exactly have trouble convincing me, and since the pasta really didn't cost much, I told him to take it back, but he didn't.</text:p>
      <text:p text:style-name="P1">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P1">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P1">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P1">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P1"/>
      <text:p text:style-name="P1">•••</text:p>
      <text:p text:style-name="P1">Saturday 1st June, 22:54, 113 days to go</text:p>
      <text:p text:style-name="P1">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P1">Let's not let this artificial feeling get to us. Control ourselves. Now, always. Especially later. I want you to maintain control of yourself. I'll try.</text:p>
      <text:p text:style-name="P1">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P1">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P1"/>
      <text:p text:style-name="P1">•••</text:p>
      <text:p text:style-name="P1">Sunday 2nd June, 22:50, 112 days more</text:p>
      <text:p text:style-name="P1">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P1">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P1">Oh... So that's why you wanted to 'fight' with all those artists. So that's the true reason. </text:p>
      <text:p text:style-name="P1">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P1">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P1">Alright, that's enough for today. Let's end this with a fun fact.</text:p>
      <text:p text:style-name="P1">Fun fact: I don't remember much from yesternight's dream, which is usually the case when I only sleep for a few hours, but one thing I decided that I absolutely needed to write down for today, was that in my dream, I hit a blunt. Yup. That's it. That's the fun fact.</text:p>
      <text:p text:style-name="P1">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P1">Anyway, that's all for now. See you </text:p>
      <text:p text:style-name="P1"/>
      <text:p text:style-name="P1">•••</text:p>
      <text:p text:style-name="P1">Monday 3rd June, 21:55, 111 days left</text:p>
      <text:p text:style-name="P1">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P1"/>
      <text:p text:style-name="P1">•••</text:p>
      <text:p text:style-name="P1">Tuesday 4th June, 21:36, 110 days</text:p>
      <text:p text:style-name="P1">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P1">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P1">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P1">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P1">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P1">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P1">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P1">So those are the two steps, break down the problem, and propose solutions. And because of these two steps, I call this technique “break down and throw shit at the wall.” A memorable name, in my humble opinion. </text:p>
      <text:p text:style-name="P1">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P1">As I said, there's a technique that's a generalization of this advanced one, to a scope greater than problem solving, but I won't write much about it, I've written a lot already. And, actually, the steps are the same. </text:p>
      <text:p text:style-name="P1">The objective of this generalized technique is to figure out the best move, always. Did I say always? Let me correct myself: always.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P1">That's enough lecturing for today. It's also about time you did as you said, so show me how you apply these techniques. There are many more that came to mind, but let's stick to these for the moment. And on that, see you.</text:p>
      <text:p text:style-name="P1">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P1"/>
      <text:p text:style-name="P1">•••</text:p>
      <text:p text:style-name="P1">Wednesday 5th June, 21:53, 109 days left</text:p>
      <text:p text:style-name="P1">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P1">Why is it that my brain is working poorly today too? Or is it me? Is my brain functioning normally but I've convinced myself it's suboptimal? </text:p>
      <text:p text:style-name="P1">But, today wasn't a complete waste. Today, I realised that the strength I seek lies beyond reason. It lies beyond any reasoning, any excuse, or any logic. The strength I seek is the strength to do, regardless of the universe. Let's go to sleep now.</text:p>
      <text:p text:style-name="P1"/>
      <text:p text:style-name="P1">•••</text:p>
      <text:p text:style-name="P1">Thursday 6th June, 22:28, 108 days left</text:p>
      <text:p text:style-name="P1">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P1"/>
      <text:p text:style-name="P1">•••</text:p>
      <text:p text:style-name="P1">Friday 7th June, 21:48, 107 days left</text:p>
      <text:p text:style-name="P1">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P1">And yet should we relativize things? All things considered, today wasn't bad at all.</text:p>
      <text:p text:style-name="P1">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P1">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P1"/>
      <text:p text:style-name="P1">•••</text:p>
      <text:p text:style-name="P1">Saturday 8th June, 07:00, 12 days in, 106 left</text:p>
      <text:p text:style-name="P1">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P1">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P1">23:07</text:p>
      <text:p text:style-name="P1">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P1">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P1">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P1">I know, that's only a partial answer, but it's a start. Truth is, you'll always know the answer, you just have to find it.</text:p>
      <text:p text:style-name="P1"/>
      <text:p text:style-name="P1">•••</text:p>
      <text:p text:style-name="P1">Monday 10th June, 03:05, 105 days left</text:p>
      <text:p text:style-name="P1">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P1">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P1">But now, focus on one thing alone: the strength we seek is the strength to do.</text:p>
      <text:p text:style-name="P1">I wanted to reconcile that with doing what I wanted to do. I think what we want is the strength to do what we believe we should do.</text:p>
      <text:p text:style-name="P1"/>
      <text:p text:style-name="P1">The strength to do.</text:p>
      <text:p text:style-name="P1">We aren't doing this for fun. Stick to the schedule like your life depends upon it, because while it may not, your future does. </text:p>
      <text:p text:style-name="P1"/>
      <text:p text:style-name="P1">•••</text:p>
      <text:p text:style-name="P1">Monday 10th June, 22:38, 104 days left</text:p>
      <text:p text:style-name="P1">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P1"/>
      <text:p text:style-name="P1">•••</text:p>
      <text:p text:style-name="P1">Tuesday 11th June, 22:51, 103 days left</text:p>
      <text:p text:style-name="P1">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P1">No, it feels like we're fulfilling at least three of them. That's good. Let's keep this up.</text:p>
      <text:p text:style-name="P1"/>
      <text:p text:style-name="P1">•••</text:p>
      <text:p text:style-name="P1">Wednesday 12th June, 21:35, 102 days left</text:p>
      <text:p text:style-name="P1">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P1">When it's nighttime, think about how to make tomorrow work. When it's morning, think about how to make today work. When the day is in full swing, make today work. Do that for as long as we need to. Let's go now.</text:p>
      <text:p text:style-name="P1"/>
      <text:p text:style-name="P1">•••</text:p>
      <text:p text:style-name="P1">Thursday 13th June, 22:00, 101 days left</text:p>
      <text:p text:style-name="P1">Bad play today, I wish to do better. Our focus is hit and miss, and we miss a lot more often than we hit. We have to train it properly. Of course, application of that training is equally important. Train like you fight, fight like you train, that says it all. </text:p>
      <text:p text:style-name="P1">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P1">I have no point to make, but I don't think I'm going to fall asleep anytime soon, so, well, let's do something.　Giragirafan meeting. Ok, that song does the opposite of putting me to sleep, but that's okay. It's a great song.</text:p>
      <text:p text:style-name="P1"/>
      <text:p text:style-name="P1">•••</text:p>
      <text:p text:style-name="P1">Friday 14th June, 21:22, 100 days left</text:p>
      <text:p text:style-name="P1">How are we proceeding at the 100 remaining days mark? My current emotions will cloud my judgment. I need to calm down before I can make a statement. I am not in a state to say anything objectively, and therefore need to calm down. </text:p>
      <text:p text:style-name="P1">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P1"/>
      <text:p text:style-name="P1">•••</text:p>
      <text:p text:style-name="P1">Sunday 16th June, 03:48, 99 days left</text:p>
      <text:p text:style-name="P1">Is it okay to run away? I ran away. It's a defeat, still, but not the worst defeat. But it's still a defeat. And by running away, I admitted it. </text:p>
      <text:p text:style-name="P1">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P1">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P1">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P1">Tame the fire inside you, make of it what it should be: one more tool in our arsenal, one of our most powerful, but nothing more. Train it, we need to be able to output at no moment's notice. That's all for now. Consider your next moves properly.</text:p>
      <text:p text:style-name="P1"/>
      <text:p text:style-name="P1">•••</text:p>
      <text:p text:style-name="P1">Monday 17th June, 02:42, 98 days left</text:p>
      <text:p text:style-name="P1">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P1"/>
      <text:p text:style-name="P1">•••</text:p>
      <text:p text:style-name="P1">Monday 17th June, 22:05, 97 days left</text:p>
      <text:p text:style-name="P1">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P1">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P1">What is there to think about... </text:p>
      <text:p text:style-name="P1">If there's nothing else, let's go to sleep. We got an exam tomorrow morning.</text:p>
      <text:p text:style-name="P1"/>
      <text:p text:style-name="P1">•••</text:p>
      <text:p text:style-name="P1">Tuesday 18th June, 23:16, 96 days left</text:p>
      <text:p text:style-name="P1">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P1">So the key ingredient to relaxing is 'healthy amount of time'. I'm sorry, I meant to say healthy amount of time. Did I get my point across?</text:p>
      <text:p text:style-name="P1">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P1"/>
      <text:p text:style-name="P1">•••</text:p>
      <text:p text:style-name="P1">Wednesday 19th June, 21:47, 95 days left</text:p>
      <text:p text:style-name="P1">Summer starts tomorrow. What will this summer be like, I wonder. That is up to me to decide. </text:p>
      <text:p text:style-name="P1">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P1">But that's not why I felt terrible, was it?</text:p>
      <text:p text:style-name="P1">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P1"/>
      <text:p text:style-name="P1">•••</text:p>
      <text:p text:style-name="P1">Thursday 20th June, 94 days left</text:p>
      <text:p text:style-name="P1">Running is the physical activity I hate the most. It's also the one I love the most. I hate it with a passion before I'm doing it, I'm too busy suffering to feel anything towards it while doing it, and I love it after doing it.</text:p>
      <text:p text:style-name="P1">No, I think I get it: I love the sweet taste of victory. It's so good. And running like I'm a man possessed is an excellent way to obtain it.</text:p>
      <text:p text:style-name="P1">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P1">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P1">There's one last thing I wanted to talk about today. It still has to do with today's running. Oh, by the way, I should congratulate you for still remembering and trying to keep your head cool at all times, well done on that one, keep it up. Alright, I was saying.</text:p>
      <text:p text:style-name="P1">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P1">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P1">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P1">So anyway, I hope you see now that I had a good day. Or rather, a good run, and subsequently a good day. It's a good way to start summer. </text:p>
      <text:p text:style-name="P1">By the way, talking about summer. Let's listen to Orangestar then go to sleep.</text:p>
      <text:p text:style-name="P1"/>
      <text:p text:style-name="P1">•••</text:p>
      <text:p text:style-name="P1">Friday 21st June, 23:10, 93 days left</text:p>
      <text:p text:style-name="P1">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P1">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P1">So, what some giveth, others taketh away. Accept strength from others if it comes, but do not count on it. There is absolutely no reason for others to lend you their strength.</text:p>
      <text:p text:style-name="P1">Then, after night had gone, the sun rose. It is getting very hot these days. I need more initiative. I need to stop relying on others so much, or I'll never break out of the night front. </text:p>
      <text:p text:style-name="P1">Yesterday, you told me that I was free to choose the regimen. I didn't run today. Instead, I did callisthenics. It was hard. I really haven't trained in a while. We'll run again tomorrow. We will. </text:p>
      <text:p text:style-name="P1">I wish to grow stronger, I wonder if I am. You are. No need to ask stupid questions. The real question is how far will you go, that's what matters. That's what really matters. So tell me, how far will you go? </text:p>
      <text:p text:style-name="P1">Right, don't answer with words, show me your actions.</text:p>
      <text:p text:style-name="P1"/>
      <text:p text:style-name="P1">•••</text:p>
      <text:p text:style-name="P1">Saturday 22nd June, 22:41, 92 days left</text:p>
      <text:p text:style-name="P1">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P1">In other words, keep on improving your level-headedness until it becomes the norm, at which point the elusive constant awareness we've been seeking should follow naturally.</text:p>
      <text:p text:style-name="P1">Oh, one more thing: better safe than sorry. Pause your routine when you see you're too tired to keep it up, throw in a rest day. I'd rather us run away than lose completely. Sleep as much as you need. </text:p>
      <text:p text:style-name="P1">Ah, a very important thing: pause your routine if you're too tired to continue it. There's no shame in admitting one's own weakness.</text:p>
      <text:p text:style-name="P1">No... I don't like that. I wish to fight. When do we fight, and when do we pause? If you lose nothing by taking a break, take a break. Don't be an idiot. </text:p>
      <text:p text:style-name="P1"/>
      <text:p text:style-name="P1">•••</text:p>
      <text:p text:style-name="P1">Monday 24th June, 01:00, 91 days left</text:p>
      <text:p text:style-name="P1">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P1">But that's okay. We'll carry it all on our back. And we'll compute the best moves unfazed, we'll take the bad position for granted. Choose well, tomorrow.</text:p>
      <text:p text:style-name="P1"/>
      <text:p text:style-name="P1">•••</text:p>
      <text:p text:style-name="P1">Monday 25th June, 19:45, 90 days left</text:p>
      <text:p text:style-name="P1">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P1">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P1">It's a scary bet. The obvious best choice is to keep the balance. Well, not best, but the safest one. It's also the harder choice to make. And in my mind, I associate difficulty with correctness. The narrow gate.</text:p>
      <text:p text:style-name="P1">It would be easy to give in to the temptation to focus on the project, but is that wrong?</text:p>
      <text:p text:style-name="P1">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P1">The choice is made, and it is obvious: I will not be a slave to work. We walk the narrow gate.</text:p>
      <text:p text:style-name="P1">And your heart, it likes your decision. Oh, can you feel that? Is that the sweet taste of victory? Ohh, I guess my heart is really liking this decision. Good one. Let's go work out. Might catch you later.</text:p>
      <text:p text:style-name="P1"/>
      <text:p text:style-name="P1">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P1">My every choice shapes who I am, and who I will be, and that is especially true in youth.</text:p>
      <text:p text:style-name="P1">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P1"/>
      <text:p text:style-name="P1">22:09</text:p>
      <text:p text:style-name="P1">I'm back. I wanted to say goodnight. See you tomorrow.</text:p>
      <text:p text:style-name="P1"/>
      <text:p text:style-name="P1">•••</text:p>
      <text:p text:style-name="P1">Tuesday 25th June, 22:40, 89 days left</text:p>
      <text:p text:style-name="P1">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P1">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P1">At times like those, I want to break a wall, my fist, or both.</text:p>
      <text:p text:style-name="P1">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P1"/>
      <text:p text:style-name="P1">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P1">Oh, I just remembered. How could I forget? I thought of Fluorite Eye's Song, I thought of Union, but I forgot that a version of Union already exists. My very first story. But that's neither here nor there. Let's go to sleep now. Take care of yourself. Do. Goodnight.</text:p>
      <text:p text:style-name="P1"/>
      <text:p text:style-name="P1">•••</text:p>
      <text:p text:style-name="P1">Wednesday 26th June, 23:27, 88 days left</text:p>
      <text:p text:style-name="P1">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P1">But that's enough about that. </text:p>
      <text:p text:style-name="P1">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P1">Let's keep all our efforts up.</text:p>
      <text:p text:style-name="P1"/>
      <text:p text:style-name="P1">•••</text:p>
      <text:p text:style-name="P1">Thursday 27th June, 22:29, 87 days left</text:p>
      <text:p text:style-name="P1">I didn't expect the project to become this disruptive. Today, work began in earnest. Leadership is a completely unfamiliar beast to me. And it seems we've just entered the point of no return. There's no going back now, we're all in.</text:p>
      <text:p text:style-name="P1">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P1">Soul before anything else. </text:p>
      <text:p text:style-name="P1">It's disruptive because it completely cut us off from the state of mind we had. Now we have to adapt, live under pressure for a while.</text:p>
      <text:p text:style-name="P1">What is it exactly that you seek for tomorrow? </text:p>
      <text:p text:style-name="P1">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P1"/>
      <text:p text:style-name="P1">What you want is to be able to be yourself, in full. To deploy, in full. To use all our resources, without exception.</text:p>
      <text:p text:style-name="P1"/>
      <text:p text:style-name="P1">•••</text:p>
      <text:p text:style-name="P1">Friday 28th June, 23:08, 86 days left</text:p>
      <text:p text:style-name="P1">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P1">Is that really all we have to talk about? The project is starting to grow; we are making it grow. And you know what? I feel like I am being served the world on a silver plate. </text:p>
      <text:p text:style-name="P1">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P1">Hope: May The Sun Rise... We've written TCTW everywhere, but MTSR is a lot more elusive to readers.</text:p>
      <text:p text:style-name="P1">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P1">Grow on all fronts, get good at everything. Try your hand at everything you want to be good at, and even if you suck, keep on trying. Be a master of none for as long as it takes, and one day, wake up to realize that you're a master of all. For, that is the process of mastery. Try, fail and succeed at everything long and smart enough, and you will be a master of all. And that is what I want you to be. That is the unapologetic best version of ourselves we seek. No excuses, no compromises. It's all or nothing.</text:p>
      <text:p text:style-name="P1"/>
      <text:p text:style-name="P1">•••</text:p>
      <text:p text:style-name="P1">Saturday 29th June, 22:29, 85 days left</text:p>
      <text:p text:style-name="P1">Fighting is hard.</text:p>
      <text:p text:style-name="P1">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P1">Ideally, we'd do this without writing. Writing can be powerful tool, but ideally, we'd win with exactly nothing in our hands. We'd win with nothing but ourselves.</text:p>
      <text:p text:style-name="P1">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P1">We will resist and win. I will get closer to my ideal self. I will become my ideal.</text:p>
      <text:p text:style-name="P1">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P1">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P1">We won't reach our ideals, unless we're serious about it. Fighting is hard, but we will keep on doing it. Let's keep on chasing our dreams.</text:p>
      <text:p text:style-name="P1"/>
      <text:p text:style-name="P1">•••</text:p>
      <text:p text:style-name="P1">Monday 1st July, 05:04, 84 days left</text:p>
      <text:p text:style-name="P1">Sometimes I wonder what the fuck you're doing. This is not it. This is not it.</text:p>
      <text:p text:style-name="P1"/>
      <text:p text:style-name="P1">•••</text:p>
      <text:p text:style-name="P1">Monday 1st July, 21:50, 83 days left</text:p>
      <text:p text:style-name="P1">This is the part where excessive relaxation leads to total and irreversible collapse. In the past years, in our past experience, it's always been like that. We may do well for some time, but at one point, at some point, it ends.</text:p>
      <text:p text:style-name="P1">Depending entirely on what you choose to do now, today could be that day.</text:p>
      <text:p text:style-name="P1">Yesterday, you showed that you were still incapable of doing one of the things I want you to be able to do: you took a loss, and acted like it was all over. You should have taken the hit and kept on moving forward.</text:p>
      <text:p text:style-name="P1">Awareness is difficult. It's just plain difficult. Even with a proxy. So, let's not seek it. Instead, let's just find the best move for every moment. Let's just cut to the chase and find the best move. The objective is always the same: happiness. </text:p>
      <text:p text:style-name="P1"/>
      <text:p text:style-name="P1">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P1">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P1">Seems not, but they can be used in conjunction. That's enough for today. See you tomorrow.</text:p>
      <text:p text:style-name="P1"/>
      <text:p text:style-name="P1">•••</text:p>
      <text:p text:style-name="P1">Wednesday 3rd June, 01:46, 82 days left</text:p>
      <text:p text:style-name="P1">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P1"/>
      <text:p text:style-name="P1">You have been warned. Let us begin. </text:p>
      <text:p text:style-name="P1">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P1">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P1">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P1">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P1">Urgh... Why is everything about ourselves...</text:p>
      <text:p text:style-name="P1">I told you, didn't I? This right now is most probably the most egocentric era of our life. But it's out of necessity. We need to figure ourselves out. But that's enough about that. Let's talk about Vivy.</text:p>
      <text:p text:style-name="P1">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P1">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P1">Of course: you could be one of them. Don't push the burden onto others, that's one of the things I hate the most, become like her yourself. God I went crazy when she jumped off the building, who even computes that kind of solution?? I love her, God I love her.</text:p>
      <text:p text:style-name="P1">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P1">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P1">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P1">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P1">God here I thought these things weren't meant to be public... Oh well, no can do.</text:p>
      <text:p text:style-name="P1">So, when I say that Fluorite Eye's Song is great but not exceptional, that's just another way to say that it's achieved the highest level humanity can currently achieve. It may not be an all-time great, but it has a special place in my heart.</text:p>
      <text:p text:style-name="P1"/>
      <text:p text:style-name="P1">We've written quite a lot, haven't we? Let's come back again tomorrow. And wake up on time. I wish to write at night.</text:p>
      <text:p text:style-name="P1">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P1"/>
      <text:p text:style-name="P1">•••</text:p>
      <text:p text:style-name="P1">Wednesday 3rd July, 23:13, 81 days left</text:p>
      <text:p text:style-name="P1">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P1">Let's start from the beginning. We woke up on time. And coffee is super effective. But today was slightly below average. Doesn't really matter.</text:p>
      <text:p text:style-name="P1">I don't think I'll be in the right mindset to write tonight. My heart hurts a little. I still think about Vivy and Diva. It hurts that I won't see them again. So I keep them in my heart, in my memories.</text:p>
      <text:p text:style-name="P1">It's okay to not have anything to write. Let's transition our mindset. Let's show some maturity, the ability to put a lid on something temporarily, I'm sure future you would want that. Let's write.</text:p>
      <text:p text:style-name="P1">But just one question before I go: future me, was I right?</text:p>
      <text:p text:style-name="P1"/>
      <text:p text:style-name="P1">•••</text:p>
      <text:p text:style-name="P1">Thursday 4th July, 22:56, 80 days left</text:p>
      <text:p text:style-name="P1">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P1">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P1"/>
      <text:p text:style-name="P1">•••</text:p>
      <text:p text:style-name="P1">Saturday 6th July, 01:54, 79 days left</text:p>
      <text:p text:style-name="P1">We lost again. It's the third time this era. It's a pattern that we hadn't registered yet. We lost.</text:p>
      <text:p text:style-name="P1">We aren't getting stronger at all. More insightful, more calculative, more predictive, more analytical, yes, but stronger? We're not getting stronger at all. How does one even become strong in the first place?</text:p>
      <text:p text:style-name="P1">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P1">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P1">So, take stock of the situation, and compute the best move. And in your calculations, include working through the night.</text:p>
      <text:p text:style-name="P1"/>
      <text:p text:style-name="P1">•••</text:p>
      <text:p text:style-name="P1">Sunday 7th July, 00:37, 78 days left</text:p>
      <text:p text:style-name="P1">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P1">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P1">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P1"/>
      <text:p text:style-name="P1">•••</text:p>
      <text:p text:style-name="P1">Sunday 7th July, 21:34, 77 days left</text:p>
      <text:p text:style-name="P1">First of all, you pulled it off. And for that, well done, that's all I have to say. You did really well to make the best out of a bad position. You were essentially squeezing water out of stone.</text:p>
      <text:p text:style-name="P1">It's just a shame that sometimes life throws a horrendously bad position in our face. That wasn't your fault. And fuck me it felt horrible. But that's enough about that.</text:p>
      <text:p text:style-name="P1">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P1"/>
      <text:p text:style-name="P1">•••</text:p>
      <text:p text:style-name="P1">Tuesday 9th July, 02:50, 76 days left</text:p>
      <text:p text:style-name="P1">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P1">Other than that, we have some stuff to talk about. But I can feel the mistakes piling up and the fatigue accumulating, so let's keep this short.</text:p>
      <text:p text:style-name="P1">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P1"/>
      <text:p text:style-name="P1">•••</text:p>
      <text:p text:style-name="P1">Tuesday 9th July, 23:00, 75 days left</text:p>
      <text:p text:style-name="P1">Too many failed attempts, I will give up on trying to write at night. We can try again in the future, but due to various circumstances, I simply haven't been able to do it.</text:p>
      <text:p text:style-name="P1">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P1"/>
      <text:p text:style-name="P1">•••</text:p>
      <text:p text:style-name="P1">Wednesday 10th July, 21:59, 73 days left</text:p>
      <text:p text:style-name="P1">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P1">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P1">But more than any tea, inner peace would help. Let's be at peace with ourselves. Let's calm our own mind down. To wind down. How does one wind down? I see, by doing nothing. Goodnight.</text:p>
      <text:p text:style-name="P1"/>
      <text:p text:style-name="P1">•••</text:p>
      <text:p text:style-name="P1">Thursday 11th July, 22:00, <text:s text:c="1"/>72 days left</text:p>
      <text:p text:style-name="P1">We didn't write today either. Too busy creating a new theme. <text:s text:c="1"/>Joanne Stencil is the font you're looking for. As for the images, hopefully they're saved here. Don't worry, it's only our fourth Vivy theme, this is still perfectly within the norm.</text:p>
      <text:p text:style-name="P1">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P1">This week or so of failing to follow our routine has shown its results in today's training. Unfocused, your mind wherever, and giving in before you even realize it. We're resuming our routine, better than ever.</text:p>
      <text:p text:style-name="P1">Nevermind, Cellga is a better font. It's free. And it looks good.</text:p>
      <text:p text:style-name="P1"/>
      <text:p text:style-name="P1">•••</text:p>
      <text:p text:style-name="P1">Friday 12th July, 23:11, 71 days left</text:p>
      <text:p text:style-name="P1">Things went particularly well today. Because you made them. Because you chose well. Whether or not tomorrow they'll go well too depends upon you. Surprising right?</text:p>
      <text:p text:style-name="P1">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P1"/>
      <text:p text:style-name="P1">•••</text:p>
      <text:p text:style-name="P1">Saturday 13th July, 23:56, 70 days left</text:p>
      <text:p text:style-name="P1">Today didn't go as well as yesterday, but overall it went well. I'll train my focus elsewhere, I'm only writing in the morning, no Leetcode. If I wish to be the best, I will need all the training and time I can get my hands on.</text:p>
      <text:p text:style-name="P1">We're also on the verge of defeat right now. Let's see what you're made of. Let's see if you can withstand tonight, tomorrow and the days that follow. Let's see if we are a step closer to our ideal self.</text:p>
      <text:p text:style-name="P1">That's right, slow and steady. We'll keep at it slow and steady.</text:p>
      <text:p text:style-name="P1">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P1"/>
      <text:p text:style-name="P1">•••</text:p>
      <text:p text:style-name="P1">Sunday 14th July, 23:04, 69 days left</text:p>
      <text:p text:style-name="P1">Funny number. Today didn't go badly. We basically took a rest day. We lacked sleep, so we slept in this morning, and then we didn't push too hard for the rest of the day. This is fine, Sundays are supposed to be rest days after all.</text:p>
      <text:p text:style-name="P1">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P1">That doesn't mean we're forgetting every other lesson up till now. Keep them in mind. Play the best you can.</text:p>
      <text:p text:style-name="P1"/>
      <text:p text:style-name="P1">•••</text:p>
      <text:p text:style-name="P1">Monday 15th July, 22:31, 68 days left</text:p>
      <text:p text:style-name="P1">We're becoming unruly. This happens regularly, it seems. We want to bend the routine to our mood. It's the project again. Part of me wants to devote as much time as possible to it.</text:p>
      <text:p text:style-name="P1">The only part of me that's against it is the one that stood up to it a while back. The arguments are the same. On both sides.</text:p>
      <text:p text:style-name="P1">You know what? If you want work, I can give you work.</text:p>
      <text:p text:style-name="P1">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P1">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P1">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P1">So, we're going all in. No take-backs. Let's do this shit. Go to sleep, and dedicate every morning to this damn project.</text:p>
      <text:p text:style-name="P1">Let this be a new training every morning. Every day. Teach me how to give something my all, everything I've got. Teach me how to give something my entire life.</text:p>
      <text:p text:style-name="P1"/>
      <text:p text:style-name="P1">•••</text:p>
      <text:p text:style-name="P1">Wednesday 17th July, 00:13, 67 days left</text:p>
      <text:p text:style-name="P1">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P1">We don't have much else to say. Let's just hope this is a good call. Don't ruin our streak, yeah?</text:p>
      <text:p text:style-name="P1"/>
      <text:p text:style-name="P1">•••</text:p>
      <text:p text:style-name="P1">Wednesday 17th July, 23:40, 66 days left</text:p>
      <text:p text:style-name="P1">Managed to actually rest. Fairly well at least. Yesternight we played DMC5 until 3am, and thoroughly got our asses handed to us on a silver platter. Today we played World of Warships, and died with minimal positive impact more often than I'd like to admit.</text:p>
      <text:p text:style-name="P1">My point is, despite the fact that we are on a streak, something's off. Our performance is... bad. Why is that? Why is it that despite... Despite what? Our inexistent attempts at maintaining awareness?</text:p>
      <text:p text:style-name="P1">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P1">Alright, I'll drill that in your head as many times as I need to, but for now, let's analyse. What went wrong?</text:p>
      <text:p text:style-name="P1">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P1">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P1">We've tried much for awareness, with little results. So instead, let's just focus on awareness when we are working. When we are performing a task. Yeah, let's try.</text:p>
      <text:p text:style-name="P1">Alright, that's enough for today, let's go to sleep now. Goodnight.</text:p>
      <text:p text:style-name="P1"/>
      <text:p text:style-name="P1">•••</text:p>
      <text:p text:style-name="P1">Thursday 18th July, 23:22, 65 days left</text:p>
      <text:p text:style-name="P1">I feel like we're incredibly slow. Due to circumstances, we weren't able to get much done today, I wonder about tomorrow? And what about the day after that? And the one after? Sometimes I really feel like we aren't getting anything done.</text:p>
      <text:p text:style-name="P1">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P1">You know, sometimes I want to write. And I want to write at night. It just doesn't work in the morning. So let's write at night. In a way, we're keeping with what we said, but we also aren't. There was no plan to write. But I don't want to stop writing.</text:p>
      <text:p text:style-name="P1">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P1">I think the time is ripe for a second attempt. We will try writing at night again. We have from after dinner until midnight. At least, on paper. On paper. But tomorrow morning, just tomorrow morning, I want to write.</text:p>
      <text:p text:style-name="P1">We won't. We'll keep to our word. In exchange, do your best to be able to write tomorrow evening. </text:p>
      <text:p text:style-name="P1">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P1">Actually, let's make one more change. Write until whatever time you want at night. There, I said it explicitly. See you now.</text:p>
      <text:p text:style-name="P1"/>
      <text:p text:style-name="P1">•••</text:p>
      <text:p text:style-name="P1">Friday 19th July, 22:43, 64 days left</text:p>
      <text:p text:style-name="P1">That was a pain. Spent the whole day researching message brokers. But we have our answer. Or should I say, we've made our choice.</text:p>
      <text:p text:style-name="P1">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P1">You've also followed the routine a bit better, but, well, not all that well. We didn't workout today, even though we had to. We hadn't worked out yesterday due to unfortunate circumstances too. Well, it's not the top priority. The top priority is the project.</text:p>
      <text:p text:style-name="P1">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P1">... 17 sai no uta. We were completely incapable of focusing on university. Back when we'd finished TAW, we said we'd come back to writing, after we were done with uni.</text:p>
      <text:p text:style-name="P1">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P1"/>
      <text:p text:style-name="P1">•••</text:p>
      <text:p text:style-name="P1">Saturday 20th July, 23:38, 63 days left</text:p>
      <text:p text:style-name="P1">We lost yesternight. For no good reason. There never are good reasons to lose. Never.</text:p>
      <text:p text:style-name="P1">We'll put a stop to caffeine, I can't sleep at night because of it.</text:p>
      <text:p text:style-name="P1">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P1">While you may not wish to lead, a skill is a skill, and right now we need to develop it some, whether we want to or not.</text:p>
      <text:p text:style-name="P1">Other than that... Unlike yesterday, you got lost today while doing your research. We're not sure where to go and what to do. We'll have to figure that out.</text:p>
      <text:p text:style-name="P1">I do not have much else to say, so, see you.</text:p>
      <text:p text:style-name="P1"/>
      <text:p text:style-name="P1">•••</text:p>
      <text:p text:style-name="P1">Sunday 21st July, 23:59, 62 days left</text:p>
      <text:p text:style-name="P1">Tired. Walked for maybe two hours today.</text:p>
      <text:p text:style-name="P1">Very tired. Nothing much happened today. But I do want to chill with a video game tonight.</text:p>
      <text:p text:style-name="P1">Even though it's this late? Yes, even though...</text:p>
      <text:p text:style-name="P1">I'm just tired. Yup, we are. You want to relax with a video game. Which is a stupid thing to do. It's a bad move. Instead, we'll create willpower out of thin air, and go to sleep.</text:p>
      <text:p text:style-name="P1">Our brain was also all over the place today. We lacked focus, we still lack it, and our awareness was essentially on pause; we neither trained it nor degraded it.</text:p>
      <text:p text:style-name="P1">Whatever the case, let's go to sleep.</text:p>
      <text:p text:style-name="P1"/>
      <text:p text:style-name="P1">•••</text:p>
      <text:p text:style-name="P1">Monday 22nd July, 23:00, 61 days left</text:p>
      <text:p text:style-name="P1">Played my best Des Moines game in WoWs tonight. Kraken, 247k damage, and a finish to put you on the edge of your seat. Victory is sweet, as is the port music after it. That was a great motivator, because my battles with the DM were bad prior to that game.</text:p>
      <text:p text:style-name="P1">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P1">We aren't grinding properly, are we? We aren't respecting our sleep schedule at all. So, now, while sleep is all important, tell me, what do you think of waking up at 6am? What do you say about beginning the true grind?</text:p>
      <text:p text:style-name="P1">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P1"/>
      <text:p text:style-name="P1">•••</text:p>
      <text:p text:style-name="P1">Tuesday 23rd July, 23:17, 60 days left</text:p>
      <text:p text:style-name="P1">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P1">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P1">There are specific times of the day in which we have to fight. You know them. Show me that your willpower is more than just daydreams and imagination. Show me how your imagination can warp reality.</text:p>
      <text:p text:style-name="P1">To A World, Imagination.</text:p>
      <text:p text:style-name="P1"/>
      <text:p text:style-name="P1">•••</text:p>
      <text:p text:style-name="P1">Wednesday 24th July, 21:45, 59 days left</text:p>
      <text:p text:style-name="P1">What to say... Not much...</text:p>
      <text:p text:style-name="P1">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P1"/>
      <text:p text:style-name="P1">•••</text:p>
      <text:p text:style-name="P1">Thursday 25th July, 21:37, 58 days left</text:p>
      <text:p text:style-name="P1">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P1"/>
      <text:p text:style-name="P1">•••</text:p>
      <text:p text:style-name="P1">Friday 26th July, 21:12, 57 days left</text:p>
      <text:p text:style-name="P1">Today went fairly well. Yesterday too we respected schedule. But two is not a crowd. There's a long road ahead. At least 57 days, and we want it to last longer, as long as it needs to.</text:p>
      <text:p text:style-name="P1">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P1">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P1"/>
      <text:p text:style-name="P1">•••</text:p>
      <text:p text:style-name="P1">Saturday 27th July, 21:53, 56 days left</text:p>
      <text:p text:style-name="P1">I would greatly appreciate staying at home and doing my own thing for once. Not today, and not tomorrow either, it would seem. Not yesterday, not the day before it, and probably not the day before that either... Can't I just be left in peace?</text:p>
      <text:p text:style-name="P1">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P1">Consider this question —these questions— well. Shape us into something we love. That is the goal. Happiness is still a long way away, and for now, the ultimate goal is to become someone we love, until we can think about happiness.</text:p>
      <text:p text:style-name="P1">Now, live. Show me how to live.</text:p>
      <text:p text:style-name="P1"/>
      <text:p text:style-name="P1">•••</text:p>
      <text:p text:style-name="P1">Sunday 28th July, 22:28, 55 days left</text:p>
      <text:p text:style-name="P1">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P1">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P1">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P1">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P1">How's that for exactitude? That's a lot more like it, this allows analysis, this allows us to figure out what went wrong, and how we could fix it.</text:p>
      <text:p text:style-name="P1">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P1">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P1">That's quite enough for today. Hey, here's a question: our body seems to need 9 hours of sleep. We've thought that for a long time now. Should we set the alarm to 7am instead of 6?</text:p>
      <text:p text:style-name="P1">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P1"/>
      <text:p text:style-name="P1">•••</text:p>
      <text:p text:style-name="P1">Monday 29th July, 22:22, 54 days left</text:p>
      <text:p text:style-name="P1">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P1">We'll try waking up at 7am. It's starting to look pretty obvious that our past observation of needing 9 hours of sleep might be correct. Too many mornings have we spent failing to get up.</text:p>
      <text:p text:style-name="P1">I'm tired. Let's go to sleep. Yes.</text:p>
      <text:p text:style-name="P1"/>
      <text:p text:style-name="P1">•••</text:p>
      <text:p text:style-name="P1">Tuesday 30th July, 22:12, 53 days left</text:p>
      <text:p text:style-name="P1">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P1">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P1">We focused, and we learned. A lot. We have a good handle of the basics of concurrency in Golang, and with some practice, I'm confident we can make good use of them.</text:p>
      <text:p text:style-name="P1">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P1">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P1">So, let's try again tomorrow. Right now, let's try to fall asleep, shall we? Sounds great to me. Goodnight.</text:p>
      <text:p text:style-name="P1"/>
      <text:p text:style-name="P1">•••</text:p>
      <text:p text:style-name="P1">Wednesday 31st July, 22:53, 52 days left</text:p>
      <text:p text:style-name="P1">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P1">I'm suspecting that it's of our past habits of taking it slow that's coming back to bite us. Or rather, it always bit us, but we're only really appreciating it now. So now we have to compute faster, whatever we do, to make up for that.</text:p>
      <text:p text:style-name="P1">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P1">You know, by the looks of it, our body actually seems to need eight and a half hours of sleep, not nine. That's a full half hour of difference. We won't manage to sleep at 21:30, but... We can take thirty minutes of debt.</text:p>
      <text:p text:style-name="P1">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P1"/>
      <text:p text:style-name="P1">•••</text:p>
      <text:p text:style-name="P1">Friday 2nd August, 00:25, 51 days left</text:p>
      <text:p text:style-name="P1">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P1">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P1">... Deliberate practice. Let's practice improving our daily routine. The objective is clear, let's go to sleep and do our best. Goodnight.</text:p>
      <text:p text:style-name="P1"/>
      <text:p text:style-name="P1">•••</text:p>
      <text:p text:style-name="P1">Friday 2nd August, 19:27, 50 days left</text:p>
      <text:p text:style-name="P1">Now then, let's write a bit. Let's analyse our current situation, let's break down why it's so... bad.</text:p>
      <text:p text:style-name="P1">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P1"/>
      <text:p text:style-name="P1">•••</text:p>
      <text:p text:style-name="P1">Sunday 4th August, 00:01, 49 days left</text:p>
      <text:p text:style-name="P1">There is much to say. You also have much to answer for. For example, what the fuck do you think you were doing? Today we spent the whole time making a theme on Neovim, and yesternight...</text:p>
      <text:p text:style-name="P1">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P1">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P1">If you want strength, you know what to do. You know exactly what you have to do. You have to listen to your heart, do what it says, do what you know you have to do, and all excuses be damned.</text:p>
      <text:p text:style-name="P1">There's something else that's interesting that happened today: we turned our phone on at around 19:00. Why don't we do that more often?</text:p>
      <text:p text:style-name="P1">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P1"/>
      <text:p text:style-name="P1">•••</text:p>
      <text:p text:style-name="P1">Sunday 4th August, 23:02, 48 days left</text:p>
      <text:p text:style-name="P1">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P1"/>
      <text:p text:style-name="P1">•••</text:p>
      <text:p text:style-name="P1">Monday 5th August, 22:25, 47 days left</text:p>
      <text:p text:style-name="P1">Apparently we're a coffee person. That's what my alt account decided. I guess he's about the only person on earth who knows me as much as I do, so I'll take it.</text:p>
      <text:p text:style-name="P1">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P1">What should I say about today... Not bad, but not good enough. We've identified YT as our greatest time-sink. Time is a precious resource, limited by nature, and we are spending far too much of it on YT. Far more than we need to, especially since Nene is on a break.</text:p>
      <text:p text:style-name="P1">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P1">Other than that, things did go well. What will you tell me tomorrow I wonder. Let's go to sleep now. Alright, goodnight.</text:p>
      <text:p text:style-name="P1"/>
      <text:p text:style-name="P1">•••</text:p>
      <text:p text:style-name="P1">Tuesday 6th August, 23:00, 46 days left</text:p>
      <text:p text:style-name="P1">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P1">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P1">Strangely enough, this one didn't feel as bad as Mel's graduation. We've likely grown, and are capable of taking stronger blows.</text:p>
      <text:p text:style-name="P1">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P1">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P1">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P1"/>
      <text:p text:style-name="P1">•••</text:p>
      <text:p text:style-name="P1">Wednesday 7th August, 22:30, 45 days left</text:p>
      <text:p text:style-name="P1">And here I thought we'd made peace with it. But my heart hurts sometimes. It's quite painful. Nenechi will also graduate some day, and quoting a fellow husband, “you'll see me on the news when that time comes”.</text:p>
      <text:p text:style-name="P1">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P1">What are you saying? Nevermind me. Yeah, I'll do that.</text:p>
      <text:p text:style-name="P1">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P1">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P1">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P1"/>
      <text:p text:style-name="P1">•••</text:p>
      <text:p text:style-name="P1">Thursday 8th August, 21:59, 45 days left</text:p>
      <text:p text:style-name="P1">Let's divide this into two clear parts. No, the second part doesn't really stand on its own legs, let this be what it will be.</text:p>
      <text:p text:style-name="P1">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P1">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P1">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P1">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P1">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P1">That's enough writing, let's go to sleep. We can hardly focus on work lately, do better. Do better.</text:p>
      <text:p text:style-name="P1"/>
      <text:p text:style-name="P1">•••</text:p>
      <text:p text:style-name="P1">Saturday 10th August, 00:05, 44 days left</text:p>
      <text:p text:style-name="P1">Sometimes I'm left to wonder what the fuck is it that I'm doing. Now is one such times. So, what the fuck am I doing? Uh, if I had to say, I'd say we're fucking up pretty bad.</text:p>
      <text:p text:style-name="P1">Normally I'd consider today a below-average day. Not too bad, but not good either. But the thing is, we've been having a few below-average days in a row now, haven't we? So, let me repeat the question: what the fuck are we doing?</text:p>
      <text:p text:style-name="P1">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P1">Alright, that will be all. See you.</text:p>
      <text:p text:style-name="P1"/>
      <text:p text:style-name="P1">•••</text:p>
      <text:p text:style-name="P1">Saturday 10th August, 20:52, 43 days left</text:p>
      <text:p text:style-name="P1">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P1">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P1"/>
      <text:p text:style-name="P1">•••</text:p>
      <text:p text:style-name="P1">Sunday 11th August, 22:59, 42 days left</text:p>
      <text:p text:style-name="P1">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P1">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P1">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P1">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P1">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P1"/>
      <text:p text:style-name="P1">•••</text:p>
      <text:p text:style-name="P1">Tuesday 13th August, 00:48, 42 days left</text:p>
      <text:p text:style-name="P1">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P1"/>
      <text:p text:style-name="P1">•••</text:p>
      <text:p text:style-name="P1">Tuesday 13th August, 23:24, 41 days left</text:p>
      <text:p text:style-name="P1">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P1">Alright, let's go to sleep then. Sure, not like there's much else to do.</text:p>
      <text:p text:style-name="P1"/>
      <text:p text:style-name="P1">•••</text:p>
      <text:p text:style-name="P1">Wednesday 14th August, 23:59, 40 days left</text:p>
      <text:p text:style-name="P1">I still wonder what I should do. What should I do? Am I allowed to play now? Or should I go to sleep instead? What should I do?</text:p>
      <text:p text:style-name="P1">My heart tells me it's fine, but is it really? There are consequences to everything, I know that. It's just, I can't tell if this will have good or bad consequences.</text:p>
      <text:p text:style-name="P1">That's because you're not considering them. If you consider them, you'll at least have an idea. Yeah, we'd regret it a bit. So let's play. With friends.</text:p>
      <text:p text:style-name="P1"/>
      <text:p text:style-name="P1">•••</text:p>
      <text:p text:style-name="P1">Thursday 15th August, 22:25, 39 days left</text:p>
      <text:p text:style-name="P1">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P1">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P1"/>
      <text:p text:style-name="P1">•••</text:p>
      <text:p text:style-name="P1">Friday 16th August, 23:20, 38 days left</text:p>
      <text:p text:style-name="P1">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P1">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P1">That's it for today. We didn't do particularly well, but we didn't do too bad either. Let's go to sleep now. Goodnight.</text:p>
      <text:p text:style-name="P1"/>
      <text:p text:style-name="P1">•••</text:p>
      <text:p text:style-name="P1">Saturday 17th August, 23:21, 37 days left</text:p>
      <text:p text:style-name="P1">I'm rather tired. I hadn't worked out in a while. I think I'll sleep well today. I'm home.</text:p>
      <text:p text:style-name="P1">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P1"/>
      <text:p text:style-name="P1">•••</text:p>
      <text:p text:style-name="P1">Sunday 18th August, 22:19, 36 days left</text:p>
      <text:p text:style-name="P1">What to say what to say. What is there to say about today? There could be much, there could be little.</text:p>
      <text:p text:style-name="P1">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P1">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P1">You didn't think that one through. You're not thinking this one through. How can you make that claim?</text:p>
      <text:p text:style-name="P1">Guts. The same thing we always use. It's the same instincts we always trust.</text:p>
      <text:p text:style-name="P1">No it's not. This one was a wild shot.</text:p>
      <text:p text:style-name="P1">We're lost.</text:p>
      <text:p text:style-name="P1">We are.</text:p>
      <text:p text:style-name="P1">What should we do?</text:p>
      <text:p text:style-name="P1">I want to escape from it all. From this world. But we know that the only way out is through. What do we do?</text:p>
      <text:p text:style-name="P1">We write.</text:p>
      <text:p text:style-name="P1"/>
      <text:p text:style-name="P1">•••</text:p>
      <text:p text:style-name="P1">Tuesday 20th August, 00:19, 35 days left</text:p>
      <text:p text:style-name="P1">What should I do? I'm not trying hard enough.</text:p>
      <text:p text:style-name="P1">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P1">Wanna go somewhere tomorrow? The cinema. Alone. Or a cafe, with our computer. To write. To resume our story. After so long...</text:p>
      <text:p text:style-name="P1">...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P1">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P1">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P1">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P1"/>
      <text:p text:style-name="P1">•••</text:p>
      <text:p text:style-name="P1">Wednesday 21st August, 00:03, 34 days left</text:p>
      <text:p text:style-name="P1">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P1">To be honest, it wasn't so much a crisis as it was the same thing as yesterday and possibly the day before. But since I don't know what an existential crisis is, I guess I'll count it as one.</text:p>
      <text:p text:style-name="P1">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P1">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P1">So we're rethinking this entire thing. Yes, I've got commitment issues, but I think it's actually a good thing to not commit to stupid things and know when to cut my losses. As for important matters, I think we have a lot less commitment issues.</text:p>
      <text:p text:style-name="P1">The grind. What was its purpose? Growth, and productivity. We're revamping the entire thing.</text:p>
      <text:p text:style-name="P1">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P1">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P1">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P1">Understood. That's all for today. See you tomorrow.</text:p>
      <text:p text:style-name="P1">Oh, and by the way, there's absolutely no need to end this after summer ends. None whatsoever. Unless you do find a need. Alright, let's go now, make me a good summer.</text:p>
      <text:p text:style-name="P1"/>
      <text:p text:style-name="P1">•••</text:p>
      <text:p text:style-name="P1">Wednesday 21st August, 22:38, 33 days left</text:p>
      <text:p text:style-name="P1">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P1"/>
      <text:p text:style-name="P1">•••</text:p>
      <text:p text:style-name="P1">Thursday 22nd August, 22:20, 32 days left</text:p>
      <text:p text:style-name="P1">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P1">Now, on to tactical analysis: what's our next move? Because of yesterday, I actually feel pretty good about continuing to work on the project, but should we? Is that really the right thing to do? Shouldn't we be moving back to writing instead?</text:p>
      <text:p text:style-name="P1">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P1">And cut. Now we learn from our lessons and stop to consider this decision we just made and see if it's retarded beyond reason, like many before it. Objectivity is key.</text:p>
      <text:p text:style-name="P1">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P1">In truth, we said a routine would set itself, so let it be that we only write at night, and night is only for writing. And sleeping.</text:p>
      <text:p text:style-name="P1">... Do we also stop to consider this decision? Yes. Yes we do. We repeat this cycle until we find a decision we have no qualms with. Or until we've had enough. Something tells me the latter is gonna happen a lot more often if we don't forget to check our decisions.</text:p>
      <text:p text:style-name="P1">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P1"/>
      <text:p text:style-name="P1">•••</text:p>
      <text:p text:style-name="P1">Friday 23rd August, 22:35, 32 days left</text:p>
      <text:p text:style-name="P1">Dr. House was named House because Holmes is pronounced “homes”. But then, wouldn't it be Houses? Fair point, but Houses is more of a pain to say, which is why they went with House.</text:p>
      <text:p text:style-name="P1">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P1">Anything you want to talk about? Yes.</text:p>
      <text:p text:style-name="P1">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P1">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P1">By the way, that was a lot of caffeine this... afternoon. Any guesses on when we'll fall asleep. It was on purpose. So we wouldn't fall asleep. It was on purpose, and its purpose is now. Let's go and write.</text:p>
      <text:p text:style-name="P1"/>
      <text:p text:style-name="P1">•••</text:p>
      <text:p text:style-name="P1">Sunday 25th August, 00:41, 31 days left</text:p>
      <text:p text:style-name="P1">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P1"/>
      <text:p text:style-name="P1">•••</text:p>
      <text:p text:style-name="P1">Monday 26th August, 00:43, 30 days left</text:p>
      <text:p text:style-name="P1">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P1">Anyway, let's talk a little about today: it went rather well, actually. Pretty well, even. Studied well and worked out. In lieu of writing you familiarized yourself and got more comfortable with cron, and that's okay, I guess.</text:p>
      <text:p text:style-name="P1">Question: is it too late to write now? Because that's what I'm telling myself. Subconsciously.</text:p>
      <text:p text:style-name="P1">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P1"/>
      <text:p text:style-name="P1">•••</text:p>
      <text:p text:style-name="P1">Tuesday 27th August, 00:00, 29 days left</text:p>
      <text:p text:style-name="P1">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P1">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P1">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P1">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P1">Yeah, the excuse for not writing tonight is essentially revenge. On myself. Let's go study then, shall we?</text:p>
      <text:p text:style-name="P1"/>
      <text:p text:style-name="P1">•••</text:p>
      <text:p text:style-name="P1">Wednesday 28th August, 00:23, 28 days left</text:p>
      <text:p text:style-name="P1">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P1">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P1"/>
      <text:p text:style-name="P1">•••</text:p>
      <text:p text:style-name="P1">Thursday 29th August, 01:14, 27 days left</text:p>
      <text:p text:style-name="P1">Legendary indeed. Nearly one million concurrent viewers, which brings about the question: what the fuck? In the Hololive Discord fan server, there was talk yesterday of making the live reach 500k views, but it was quickly quieted: numbers are not the point. </text:p>
      <text:p text:style-name="P1">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P1">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P1">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P1">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P1">Because everything ended as she wanted it to, I'm satisfied. I guess that's what my theory boils down to.</text:p>
      <text:p text:style-name="P1">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P1">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P1">Either way, I think the lesson is still valid. The final words are very important, can't just be lazy about it. The final words decided whether the knot is tied properly or not.</text:p>
      <text:p text:style-name="P1">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P1"/>
      <text:p text:style-name="P1">•••</text:p>
      <text:p text:style-name="P1">Thursday 29th August, 23:29, 26 days left</text:p>
      <text:p text:style-name="P1">Yo. Can't think of anything to talk about. My brain is being randomized peko. Pekoooooooooo. Peko.</text:p>
      <text:p text:style-name="P1">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P1">See the thing is in my memories the going gets good quite often. Not always, but a fair amount of times. Then so be it. We'll try this new setup. As soon as we can. Which may or may not be tomorrow.</text:p>
      <text:p text:style-name="P1">Tomorrow we're going on another... vacation? It's not a vacation, but I forget the word. A sort of retreat. To focus on the project. For a week. Hopefully we'll survive. Hopefully.</text:p>
      <text:p text:style-name="P1">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P1"/>
      <text:p text:style-name="P1">•••</text:p>
      <text:p text:style-name="P1">Friday 30th August, 23:04, 25 days left</text:p>
      <text:p text:style-name="P1">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P1"/>
      <text:p text:style-name="P1">•••</text:p>
      <text:p text:style-name="P1">Saturday 31st August, 2314, 24 days left</text:p>
      <text:p text:style-name="P1">Was this close to forgetting. Can't say much, not much to say anyway. See you tomorrow.</text:p>
      <text:p text:style-name="P1"/>
      <text:p text:style-name="P1">•••</text:p>
      <text:p text:style-name="P1">Sunday 1st September, 21:44, 23 days left</text:p>
      <text:p text:style-name="P1">I have much to say. Starting with this: I'm home. Yes, we have much to say, but first let's brush our teeth and get ready.</text:p>
      <text:p text:style-name="P1">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P1">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P1">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P1">Speaking with you really is the best, thank you for being you.</text:p>
      <text:p text:style-name="P1">We in particular are very easy to hurt, and we take everything to heart, so the pain is amplified. We've grown in an environment where people judge each other a lot, it's no wonder you find it hard to overcome that fear.</text:p>
      <text:p text:style-name="P1">A worthy wall to scale, but we also know it's one that must be scaled day by day, it cannot be done in one go. it must be done every time the choice to be ourselves or to hide our true self presents itself.</text:p>
      <text:p text:style-name="P1">Indeed. And only after we've climbed that mountain will I start looking at you as an actual human being worthy of my affection. Emphasis on the word 'start'.</text:p>
      <text:p text:style-name="P1">Anyway, now that we're here, let's implement the plan we wanted to implement. The routine, that is. Yes, let us.</text:p>
      <text:p text:style-name="P1">Well then, see you.</text:p>
      <text:p text:style-name="P1"/>
      <text:p text:style-name="P1">•••</text:p>
      <text:p text:style-name="P1">Monday 2nd September, 23:09, 22 days left</text:p>
      <text:p text:style-name="P1">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P1">Alright, let's cut our losses and move on. Let's write, because it's only too late when we're dead. Until then, it's not too late.</text:p>
      <text:p text:style-name="P1"/>
      <text:p text:style-name="P1">•••</text:p>
      <text:p text:style-name="P1">Tuesday 3rd of September, 23:50, 21 days left</text:p>
      <text:p text:style-name="P1">You know it just occurred to me that this might be the correct way to write dates. Huh. I see. Let's check that. Yup, the “of” should be explicit. Oh well. Better late than never.</text:p>
      <text:p text:style-name="P1">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P1">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P1">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P1">You know, I'm not in a good position for the exam. It's not a desperate position yet, but it's also not ideal. I have some two weeks to prepare. I guess I'll have to prioritize it over the project, really. Yeah. Let's keep our priorities straight. So, see you then.</text:p>
      <text:p text:style-name="P1"/>
      <text:p text:style-name="P1">•••</text:p>
      <text:p text:style-name="P1">Thursday 5th September, 05:28, 20 days left</text:p>
      <text:p text:style-name="P1">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P1">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P1">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P1">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P1">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P1"/>
      <text:p text:style-name="P1">•••</text:p>
      <text:p text:style-name="P1">Thursday 5th of September, 23:33, 19 days left</text:p>
      <text:p text:style-name="P1">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P1">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P1">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P1">All those hypotheticals won't do any good though, we have what we have, so let's do our best with it. Then we also worked out. Well. We didn't lose concentration, and when it waned we straightened our mind. That is absolutely great.</text:p>
      <text:p text:style-name="P1">Maths really is something. The way it forces me to organize my thoughts, to think up solutions. I guess lots of disciplines are like that. I wonder if maths is unique in some way in this regard...</text:p>
      <text:p text:style-name="P1">But that's enough pondering. Now is the time to train a different part of our mind: imagination. Or, I guess this part is rather well linked with that of thinking up solutions. So not all too different in the end.</text:p>
      <text:p text:style-name="P1">I'll be on my way then, see you. PS: we're working out in the evening. Once every two days.</text:p>
      <text:p text:style-name="P1"/>
      <text:p text:style-name="P1">•••</text:p>
      <text:p text:style-name="P1">Friday 6th September, 23:16, 18 days left</text:p>
      <text:p text:style-name="P1">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P1">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P1">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P1">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P1">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P1">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P1">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P1"/>
      <text:p text:style-name="P1">We need to talk about Alice in Musicland. We won't, but... Listen to it. Do yourself a favour, learn some Japanese, then listen to it. See you.</text:p>
      <text:p text:style-name="P1"/>
      <text:p text:style-name="P1">I just figured out that it's authenticity, it's the trueness of the story that did it for me, that's why I love Alice in Wonderland. It's pure. It's true.</text:p>
      <text:p text:style-name="P1"/>
      <text:p text:style-name="P1">•••</text:p>
      <text:p text:style-name="P1">Sunday 8th of September, 02:08, 18 days left</text:p>
      <text:p text:style-name="P1">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P1">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P1">Let's go to sleep now, we badly need it.</text:p>
      <text:p text:style-name="P1">Alright. See you then.</text:p>
      <text:p text:style-name="P1"/>
      <text:p text:style-name="P1">•••</text:p>
      <text:p text:style-name="P1">Monday 9th Of September, 00:52, 17 days left</text:p>
      <text:p text:style-name="P1">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P1">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P1">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P1">We'll have a lot of excuses to take down tomorrow. We'll have limits to push, mental barriers to break. Not just tomorrow, everyday, from now on. Quite literally from now on. Even now. What you choose to do. Now then, goodnight. See you tomorrow.</text:p>
      <text:p text:style-name="P1"/>
      <text:p text:style-name="P1">•••</text:p>
      <text:p text:style-name="P1">Monday 9th Of September, 23:03, 16 days left</text:p>
      <text:p text:style-name="P1">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P1">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P1">Yeah, see you.</text:p>
      <text:p text:style-name="P1"/>
      <text:p text:style-name="P1">•••</text:p>
      <text:p text:style-name="P1">Tuesday 10th of September, 22:29, 15 days left</text:p>
      <text:p text:style-name="P1">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P1">I also chose to not work out, since I had decided that I would only work out every other day, since I needed all the time I could get my hands on, and since I thought there wasn't exactly a need to exacerbate the fatigue I was already feeling.</text:p>
      <text:p text:style-name="P1">And this leads me to now. So, I have a question for you: is this routine of ours really as sustainable as we thought?</text:p>
      <text:p text:style-name="P1">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P1">Are we perhaps convincing ourselves of that without proof? </text:p>
      <text:p text:style-name="P1">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P1">Yeah, all things considered, our addiction to caffeine might need to be fuelled on a daily basis.</text:p>
      <text:p text:style-name="P1"/>
      <text:p text:style-name="P1">•••</text:p>
      <text:p text:style-name="P1">Thursday 12th of September, 00:06, 14 days left</text:p>
      <text:p text:style-name="P1">There's always something to say. Today is no exception. If today were a battle, half of it would have been lost, and the other half would have been an unconvincing victory. </text:p>
      <text:p text:style-name="P1">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P1">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P1">And you know what? I decided to work out anyway. It was —and still is— far more important that we controlled our emotions, that we conceded defeat, than to try to win and fuck up our routine in the process. In short, I was learning to lose.</text:p>
      <text:p text:style-name="P1">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P1">Today's focus in training was nothing special, but that's not to say it was bad either. It was a victory, yes, but it was unconvincing, I could have done better.</text:p>
      <text:p text:style-name="P1">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P1">That's enough for now.</text:p>
      <text:p text:style-name="P1">I feel like we were a lot more organized than usual today. It was a conscious effort, yes, but the high amount of caffeine in my brain probably plays a role too.</text:p>
      <text:p text:style-name="P1">Really, that's enough for now. It's already very late, and we have yet to write. Alright, see you then.</text:p>
      <text:p text:style-name="P1"/>
      <text:p text:style-name="P1">•••</text:p>
      <text:p text:style-name="P1">Friday 13th September, 02:28, 13 days left</text:p>
      <text:p text:style-name="P1">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P1">But let's stay, just a little longer. It's so hard to figure oneself out. I thought I was doing well, but clearly I'm not doing well enough. What more should I do?</text:p>
      <text:p text:style-name="P1">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P1">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P1">...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P1">The top priorities are thus, currently, controlling our emotions and regulating our self-criticism. Let's do our best for both. See ya.</text:p>
      <text:p text:style-name="P1"/>
      <text:p text:style-name="P1">•••</text:p>
      <text:p text:style-name="P1">Friday 13th of September, 23:44, 12 days left</text:p>
      <text:p text:style-name="P1">What to say... Not good, not bad. We're lacking in the focus department. However, you did tell me I was too harsh on myself. You know, I'd completely forgotten about it until I peeked at yesterday's entry.</text:p>
      <text:p text:style-name="P1">While it is true that our focus wasn't satisfactory, you have to appreciate that we are making steps forward. To be disappointed because we haven't achieved perfect focus out of nowhere is rather unreasonable, wouldn't you say?</text:p>
      <text:p text:style-name="P1">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P1">The steps are small, and that's okay. You recognize some problems, and you need to act on them. You need to try and find solutions to these problems. Some attempts will fail, others won't. Learn, learn, and keep on learning. This is the way we grow.</text:p>
      <text:p text:style-name="P1">To accept our mistakes... In the larger picture, it is part of “carrying everything on our back”. I guess we've singled out this detail as a prominent defect of ours.</text:p>
      <text:p text:style-name="P1">There isn't really much to say today. Let's end this here, move on to the last task of today.</text:p>
      <text:p text:style-name="P1">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P1">We really could talk for a long time, if we decided to. But we decided not to, so we won't. Alright, see you then.</text:p>
      <text:p text:style-name="P1"/>
      <text:p text:style-name="P1">•••</text:p>
      <text:p text:style-name="P1">Saturday 14th of September, 23:20, 11 days left</text:p>
      <text:p text:style-name="P1">No matter how honest they are, some mistakes are just bad.</text:p>
      <text:p text:style-name="P1">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P1">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P1">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P1">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P1">So, what do we do now? I was feeling like programming, really, since we had a good run in writing lately but not so much on the project. In fact, that's really what I came here for, today: what should I do?</text:p>
      <text:p text:style-name="P1">Ahh, my heart is used to writing at these hours, and it yearns for it. And yet, programming is pulling some strings of its own. What should I do?</text:p>
      <text:p text:style-name="P1">... This feeling is... slightly off. This feeling I have towards writing, it feels slightly off. Ever so slightly. I don't know why. Like, something, something very tiny is wrong. But it's also something very important.</text:p>
      <text:p text:style-name="P1">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P1">Yeah, that's likely it. If I look deep down, for some reason that I can't explain, I don't want to allow myself to enjoy writing, or at least not this way. It's the purist in me that does that, if this is indeed what's happening.</text:p>
      <text:p text:style-name="P1">No, that's not it either. It goes deeper, beyond my current understanding of myself. If my confusion is anything to go by, that is. There's something I dislike, but I don't know what that is.</text:p>
      <text:p text:style-name="P1">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P1">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P1">I'm feeling better now. I will write. Not because I want to make it into a passion, but because it's enjoyable. </text:p>
      <text:p text:style-name="P1">I really feel like writing after this tirade. Yup, it's decided then. On that, see you.</text:p>
      <text:p text:style-name="P1"/>
      <text:p text:style-name="P1">•••</text:p>
      <text:p text:style-name="P1">Sunday 15th of September, 23:45, 10 days left</text:p>
      <text:p text:style-name="P1">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P1">I'm diseased and sad. Okay, I'm not, but I don't feel well, so I won't be talking here long. Oof, goodness, I really feel terrible, god, okay, alright, I get it, I get it, I'll take a fucking break, holy shit, goddamn okay.</text:p>
      <text:p text:style-name="P1">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P1"/>
      <text:p text:style-name="P1">•••</text:p>
      <text:p text:style-name="P1">Monday 16th of September, 22:17, 9 days left</text:p>
      <text:p text:style-name="P1">I'm still not feeling all that well, I mainly need rest. So I'll rest. We'll catch up some other time.</text:p>
      <text:p text:style-name="P1"/>
      <text:p text:style-name="P1">•••</text:p>
      <text:p text:style-name="P1">Wednesday 18th of September, 02:14, 8 days left</text:p>
      <text:p text:style-name="P1">I'm much better, but I'd estimate I'm only back to 80% maximum. Every after-meal is a pain, I believe my body got rid of all its gastric acid yesterday, so digestion is a royal pain in the stomach.</text:p>
      <text:p text:style-name="P1">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P1">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P1">Then, let's make it so. Good idea. Excellent idea even, I might say. One of the best ideas you've thrown around in a while. Let's think about how to execute it then.</text:p>
      <text:p text:style-name="P1">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P1">Our mind needs cleansing, and you will need to be patient about it.</text:p>
      <text:p text:style-name="P1">Now, we've essentially become a night-owl, which is not good for the exam, but which is pretty nifty for writing.</text:p>
      <text:p text:style-name="P1">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P1"/>
      <text:p text:style-name="P1">•••</text:p>
      <text:p text:style-name="P1">Wednesday 18th of September, 23:50, 7 days left</text:p>
      <text:p text:style-name="P1">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P1">We'll likely be a bit sleep-deprived tomorrow, and unfortunately due to our current state we won't be able to drink coffee. That's alright, that only makes this a true test. Alright, let's go to sleep now. See you, and Godspeed.</text:p>
      <text:p text:style-name="P1"/>
      <text:p text:style-name="P1">•••</text:p>
      <text:p text:style-name="P1">Friday 2nd of September, 02:03, 7 days left</text:p>
      <text:p text:style-name="P1">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P1">And it's because I can make peace with those things that I accept my defeat. I'm not where I want to be, and I'll have to patiently grind until I get there.</text:p>
      <text:p text:style-name="P1">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P1">And we'll have to patiently keep on growing. Until we become who we want to be. Until then, listen to yourself. We rested today, even though our feeling of defeat made you want otherwise. Rest is important. Recognizing our weakness is important. It is important to rest too. But really, recognizing our weakness is important.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P1">As much as I'm starting to dislike this answer: it'll depend on the situation, it'll be our call. It's always our call. Every last move is. And I don't dislike that.</text:p>
      <text:p text:style-name="P1">Alright, that's enough for today, we go to sleep. Know when to let loose, but don't let loose too much. We're feeling pretty good today, tomorrow, we'll try resuming the grind. See you then.</text:p>
      <text:p text:style-name="P1"/>
      <text:p text:style-name="P1">•••</text:p>
      <text:p text:style-name="P1">Friday 20th of September, 23:07, 6 days left</text:p>
      <text:p text:style-name="P1">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P1">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P1">Ah, I remember now. What a sad coincidence, we were just talking about time.</text:p>
      <text:p text:style-name="P1">2024 is a terrible year to be a Hololive fan, isn't it? Seriously, what the fuck now? Give us a break? Give our hearts a break?</text:p>
      <text:p text:style-name="P1">So... Ame is leaving too...</text:p>
      <text:p text:style-name="P1">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P1">All these members stopping this year is just driving, piledriving home the fact that everything that begins eventually ends. Still, that doesn't make it any easier to say goodbye.</text:p>
      <text:p text:style-name="P1">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P1">Until then, until tomorrow, see you, I'm off to other worlds.</text:p>
      <text:p text:style-name="P1"/>
      <text:p text:style-name="P1">•••</text:p>
      <text:p text:style-name="P1">Sunday 22nd Of September, 04:57, 5 days left</text:p>
      <text:p text:style-name="P1">And lo, the king falls. Fifty days, we stood undefeated, fifty days we held our head high. And lo, the king falls. I've had enough of you looking at me like a deer caught in headlights. Analysis.</text:p>
      <text:p text:style-name="P1">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P1">Even if you weren't, what's your point?</text:p>
      <text:p text:style-name="P1">A complete change of direction.</text:p>
      <text:p text:style-name="P1">Have you any idea how many times we've tried to initiate that? Have you any idea how many times we've succeeded? Of course you do, you're me. It's as you said, you must be patient.</text:p>
      <text:p text:style-name="P1">FUCK. Dammit. We're weak, incredibly so. You haven't analysed the situation yet.</text:p>
      <text:p text:style-name="P1">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P1">How do we remedy to this?</text:p>
      <text:p text:style-name="P1">By being strong. I honestly can't find alternate solutions, although I'm not trying very hard; I believe this is the right solution.</text:p>
      <text:p text:style-name="P1">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P1">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P1">That's enough chattering for one day. See you tomorrow, weakling.</text:p>
      <text:p text:style-name="P1"/>
      <text:p text:style-name="P1">•••</text:p>
      <text:p text:style-name="P1">Sunday 22nd of September, 22:10, 4 days left</text:p>
      <text:p text:style-name="P1">Today was not a good day. Family came over, and I failed to get virtually anything done. On top of that, I still don't give myself enough time, I still feed my brain too much content, too much dopamine.</text:p>
      <text:p text:style-name="P1">...</text:p>
      <text:p text:style-name="P1">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P1">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P1">It's been a year since then. A lot has happened, but at the same time, not much has changed.</text:p>
      <text:p text:style-name="P1">... It's a bit depressing, thinking that not much has changed. Our situation is similar, we're just looking at it with different eyes, with a different mind. But the situation is similar. Am I really moving forward?</text:p>
      <text:p text:style-name="P1">Yes. It's just that we're slow. Slow, but steadier than ever before, although that's not saying much. </text:p>
      <text:p text:style-name="P1">Will slow and steady really win the race, I wonder? We're left to find out, for ourselves, in time.</text:p>
      <text:p text:style-name="P1">That, we are. See you.</text:p>
      <text:p text:style-name="P1"/>
      <text:p text:style-name="P1">•••</text:p>
      <text:p text:style-name="P1">Tuesday 24th of September, 01:21, 3 days left</text:p>
      <text:p text:style-name="P1">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P1">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P1">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P1"/>
      <text:p text:style-name="P1">•••</text:p>
      <text:p text:style-name="P1">Wednesday 25th of September, 00:34, 2 days left</text:p>
      <text:p text:style-name="P1">Hasn’t summer already ended? Maybe we screwed up in our count somewhere, not exactly inconceivable. Anyway, I’ve got other things to talk about: I moved house!!!</text:p>
      <text:p text:style-name="P1">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P1">So, we’re writing from Windows. We’ve written from here from the very beginning, right up until six months ago, and yet it feels strange to be back here.</text:p>
      <text:p text:style-name="P1">On a different note, I’m starting to fail my routine. That’s very serious. Really serious. Slowly growing complacent, slowly allowing the excuses to take me over. That’s bad. Let’s do our best.</text:p>
      <text:p text:style-name="P1"/>
      <text:p text:style-name="P1">•••</text:p>
      <text:p text:style-name="P1">Thursday 26th of September, 00:47, 1 day left</text:p>
      <text:p text:style-name="P1">So, theoretically speaking, there’s one day left to this grind. It should have ended with the Summer, but I guess our summer lasts a little longer than the rest of the world’s. And, well, you shall see what my intentions are.</text:p>
      <text:p text:style-name="P1">We’re on NixOS right now. Still needs a lot of tidying up before I can comfortably laze around here, but so far... I’m finding this sudo nixos-rebuild business rather fascinating. And at times frustrating, but if there were no frustration I’d be doing it wrong.</text:p>
      <text:p text:style-name="P1">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P1">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P1">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P1">On a related note, I’m relapsing back into my dopamine addiction. I’ll have to deal with that, but since it’s related, this makes it part of “turning things around”. Alright, that’s enough for today. See you tomorrow!</text:p>
      <text:p text:style-name="P1"/>
      <text:p text:style-name="P1">•••</text:p>
      <text:p text:style-name="P1">Friday 27th of September, 00:10, 0 days left</text:p>
      <text:p text:style-name="P1">What should we talk about... The new phone arrived, and I quite like it. I’m not used to the fluidity it offers, it’s a refreshing experience. Let’s make this a fruitful upgrade.</text:p>
      <text:p text:style-name="P1">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P1">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P1">Alright, that’s enough rambling, we’ve wasted far too much of our own time these past few days. Let’s get to work.</text:p>
      <text:p text:style-name="P1"/>
      <text:p text:style-name="P1">•••</text:p>
      <text:p text:style-name="P1">Saturday 28th of September, 02:38, day -1</text:p>
      <text:p text:style-name="P1">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P1">And here I’d intended to sleep earlier... There were some things that I wanted to talk about, but I’m getting tired. Essentially, they boil down to: make better choices during the day. Yeah, that’s pretty much it.</text:p>
      <text:p text:style-name="P1">Alright, let’s reboot this PC and see if we have to perform a reanimation again. Hopefully we won’t have to. But before that, let’s back everything up. See you tomorrow hopefully.</text:p>
      <text:p text:style-name="P1"/>
      <text:p text:style-name="P1">Some forty minutes later, I’m back. It seems something’s wrong with our Flakes/home-manager set up; rolling back to yesterday’s generation makes the problem disappear. We’ll have to redo this whole thing.</text:p>
      <text:p text:style-name="P1"/>
      <text:p text:style-name="P1">•••</text:p>
      <text:p text:style-name="P1">Sunday 29th of September, 01:07, day -2</text:p>
      <text:p text:style-name="P1">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P1">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P1">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P1">Maybe it’s because we’ve conditioned ourselves to it, but, there’s really no time like nighttime to write. Let’s go, deep into the morning if heart dictates so.</text:p>
      <text:p text:style-name="P1"/>
      <text:p text:style-name="P1">•••</text:p>
      <text:p text:style-name="P1">Sunday 29th of September, 23:47, day -3</text:p>
      <text:p text:style-name="P1">I feel like I’ve gotten stronger today. I modified my environment slightly: I watched motivational videos on YouTube. I watch them every once in a while. Environment is important. I’ve stated this before, but history repeated itself and I simply forgot.</text:p>
      <text:p text:style-name="P1">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P1">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P1">Alright, there is much to be done, so let’s call it a day. See you tomorrow!</text:p>
      <text:p text:style-name="P1"/>
      <text:p text:style-name="P1">Nice fonts: spacemono, monofur, hurmit, cellga, ubuntu. Monstserrat and proggyclean aren’t bad either, but if you get to install Nerdfonts, they’ve got tons of nice fonts.</text:p>
      <text:p text:style-name="P1"/>
      <text:p text:style-name="P1">•••</text:p>
      <text:p text:style-name="P1">Monday 30th of September, 21:43, day -4</text:p>
      <text:p text:style-name="P1">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P1">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P1">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P1">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P1">Yesterday we were unreasonable, we chose to write. The result wasn’t bad. But repeating the same choice today is foolish, it’s not even a trade-off. We shall go to sleep right away, no questions asked.</text:p>
      <text:p text:style-name="P1">Alright, on that, goodnight, and see you tomorrow.</text:p>
      <text:p text:style-name="P1"/>
      <text:p text:style-name="P1">•••</text:p>
      <text:p text:style-name="P1">Tuesday 1st of October, 22:57, day -5</text:p>
      <text:p text:style-name="P1">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P1">Also, we’ll have to be a lot more deliberate in writing. We’re going with the flow a lot. I want more you.</text:p>
      <text:p text:style-name="P1">Let’s get to work. See you.</text:p>
      <text:p text:style-name="P1"/>
      <text:p text:style-name="P1">•••</text:p>
      <text:p text:style-name="P1">Wednesday 2nd of October, 23:39, day -6</text:p>
      <text:p text:style-name="P1">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P1">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P1">Thing is, unless I engrain this in myself, we’re highly likely to forget about this. Since it sounds like a good idea, I want to make this into a habit. We might need some help for that.</text:p>
      <text:p text:style-name="P1">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P1">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P1">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P1">It likely has to do with performance. On paper, you fought and won, but your performance didn’t satisfy you. It’s not about ‘you could have done more’, you’re unhappy because you could have done better.</text:p>
      <text:p text:style-name="P1">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P1">This isn’t to say ‘tone down your expectations’. Far from it, this feeling of dissatisfaction is a good motivator, it provides us a reason to keep working. It is a very clear indicator that “we’re not there yet”.</text:p>
      <text:p text:style-name="P1">That’s enough talking on my part. Your turn now. See you tomorrow.</text:p>
      <text:p text:style-name="P1"/>
      <text:p text:style-name="P1">•••</text:p>
      <text:p text:style-name="P1">Thursday 3rd of October, 23:41, day -7</text:p>
      <text:p text:style-name="P1">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P1">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P1">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P1">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P1">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P1">Now, whether we’ll actually do that when push comes to shove is a different story, but placing this possibility on the table is the first step. It remains for us to engrain it in our subconscious, which is a long and failure-prone job.</text:p>
      <text:p text:style-name="P1">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P1">A second-rate mind in a second-rate body, I’m starting to feel like that describes us really well. We’re doing our best to turn everything into first-rate, but still, I wouldn’t have minded starting off with better specs.</text:p>
      <text:p text:style-name="P1">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P1">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P1">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P1">Damn, we really have been very talkative lately. Alright, it’s very late, but let’s move. See you.</text:p>
      <text:p text:style-name="P1"/>
      <text:p text:style-name="P1">•••</text:p>
      <text:p text:style-name="P1">Saturday 5th of October, 00:48, day -8</text:p>
      <text:p text:style-name="P1">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P1">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P1">In short, when I’m writing, it’s only myself and my words.</text:p>
      <text:p text:style-name="P1">And when it goes well, the sensation is wonderful. I still remember that December night that felt like it wasn’t real; in fact, that night is the sole reason I think writing just might become a passion to me. When it goes well, writing is fun.</text:p>
      <text:p text:style-name="P1">But when it doesn’t go well, all that happens is writer’s block and frustration.</text:p>
      <text:p text:style-name="P1">That’s what’s been happening when yesterday I said that writing hasn’t been going well lately. </text:p>
      <text:p text:style-name="P1">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P1">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P1">There’s more I wanted to say, but there’s always something to say. Let’s leave it at this for today, I’m tired, let’s get some sleep. See you!</text:p>
      <text:p text:style-name="P1"/>
      <text:p text:style-name="P1">•••</text:p>
      <text:p text:style-name="P1">Sunday 6th of October, 00:16, day -9</text:p>
      <text:p text:style-name="P1">Let’s be principled, and start from the beginning. Today was a rest day. Put simply, it was a good one. Great? Time will tell, but good, it definitely was.</text:p>
      <text:p text:style-name="P1">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P1">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P1">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P1">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P1">At the end of the day, a battle with oneself comes down to making a decision. In a battle with oneself, victory is a decision, a choice. A hard to make choice, but a choice nonetheless. And I made it. I celebrate my victory, but it is important to maintain humility, and to tract lessons from the win as though it were a loss. The key component here was understanding that now is the only time that matters, and if I was to make a choice, if I was to choose victory, I had to make it now. No delaying, no waiting for perfect occasions to come, because the only occasion is now, the only good time to act is now.</text:p>
      <text:p text:style-name="P1">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P1">Today was a rest day, tomorrow, we resume the grind. More battles are sure to come, and they will never catch us at a good time. So when those times come, remember that it comes down to making a decision, right now, and that that decision will determine who we are, in a manner far greater than any other decision we make on a daily basis.</text:p>
      <text:p text:style-name="P1">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P1">If you want to be your own light, if you want to be your own star, you will have to choose strength, to choose victory. You are your future, don’t forget that. See you.</text:p>
      <text:p text:style-name="P1"/>
      <text:p text:style-name="P1">•••</text:p>
      <text:p text:style-name="P1">Sunday 6th of October, 23:55, day -10</text:p>
      <text:p text:style-name="P1">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P1">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P1"/>
      <text:p text:style-name="P1">•••</text:p>
      <text:p text:style-name="P1">Monday 7th of October, 22:25, day -11</text:p>
      <text:p text:style-name="P1">We’re slightly earlier than usual today. There’s a reason for that. Today, if I’d respected the change we’d just made with respect to the workout rate, I would have worked out. And I was about to. Then I decided not to.</text:p>
      <text:p text:style-name="P1">Yesterday, I should have written. And I did, but I didn’t work on any story. Or rather, I did work on a story: my own. Refer to a file called ‘A Passion.odt’, that’s what I wrote.</text:p>
      <text:p text:style-name="P1">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P1">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P1">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P1">And then, I tried writing again.</text:p>
      <text:p text:style-name="P1">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P1">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P1">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P1"/>
      <text:p text:style-name="P1">•••</text:p>
      <text:p text:style-name="P1">Tuesday 8th of October, 23:03, day -12</text:p>
      <text:p text:style-name="P1">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P1">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P1">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P1">Alright, that’s all I wanted to talk about. Let’s get going now. I’m tired, but that’s not just part of the experience, it’s probably the most important part of the experience: what do you do when you’ve got nothing left? See ya.</text:p>
      <text:p text:style-name="P1"/>
      <text:p text:style-name="P1">•••</text:p>
      <text:p text:style-name="P1">Thursday 10th of October 2024, 00:23, day -13</text:p>
      <text:p text:style-name="P1">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P1">I’m not even trying today, I don’t even feel like trying. I know I could push myself to try, but I don’t. And I don’t know why.</text:p>
      <text:p text:style-name="P1">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P1">Hm... I miss wife. I don’t know how to handle the current situation. What should I do in these circumstances? Beats me. Let’s go to sleep and come back with a working brain. Then we can figure out what to do. Which will likely be resume the grind.</text:p>
      <text:p text:style-name="P1"/>
      <text:p text:style-name="P1">•••</text:p>
      <text:p text:style-name="P1">Thursday 10th of October 2024, 23:45, day -14</text:p>
      <text:p text:style-name="P1">Tried to do something. Did close to nothing. Failing to install Hyprland. I’ll pretend my GPUs don’t exist, because a basic configuration worked from the logging screen, while I incur GPU-related problems trying to start it from the terminal.</text:p>
      <text:p text:style-name="P1">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P1">Everyone faces hardships. Whether they’ll make us or break us, that’s our choice. Yeah, that’s... true.</text:p>
      <text:p text:style-name="P1">I want more from myself.</text:p>
      <text:p text:style-name="P1">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P1">-10am: Wake up. Can you manage to wake up before the count of 10? You show me.</text:p>
      <text:p text:style-name="P1">-10am~11am: Breakfast, Duolingo, make the bed, shower. No phone except for Duolingo.</text:p>
      <text:p text:style-name="P1">-11am~3pm: Chores, lunch, break.</text:p>
      <text:p text:style-name="P1">-3pm~4pm: Mess around with your config, chill.</text:p>
      <text:p text:style-name="P1">-4pm: 10mn meditation, work on the project.</text:p>
      <text:p text:style-name="P1">-6pm: Take 15mn break, study.</text:p>
      <text:p text:style-name="P1">-8pm: 15mn break. 10mn meditation. One day out of two, workout. Dinner.</text:p>
      <text:p text:style-name="P1">-10pm: Come here, write.</text:p>
      <text:p text:style-name="P1">-1am: Go to sleep, unless you’re doing particularly great. Emphasis on ‘particularly great’, remember that it takes discipline to stop writing, to recognize and admit that you aren’t doing ‘particularly great’. Work on that discipline, work on that humility.</text:p>
      <text:p text:style-name="P1">We’ll make use of Obsidian yet to organize this. Let’s go. See you.</text:p>
      <text:p text:style-name="P1"/>
      <text:p text:style-name="P1">•••</text:p>
      <text:p text:style-name="P1">Friday 11th of October 2024, 22:54, day -15</text:p>
      <text:p text:style-name="P1">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P1"/>
      <text:p text:style-name="P1">•••</text:p>
      <text:p text:style-name="P1">Saturday 12th of October 2024, 21:20, day -16</text:p>
      <text:p text:style-name="P1">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P1">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P1">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P1"/>
      <text:p text:style-name="P1">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P1">So, maintain control at all times. Hunger for more, if you have to, but control your hunger. Let’s go now. See you tomorrow.</text:p>
      <text:p text:style-name="P1"/>
      <text:p text:style-name="P1">•••</text:p>
      <text:p text:style-name="P1">Sunday 13th of October 2024, 23:25, day -17</text:p>
      <text:p text:style-name="P1">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P1">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P1">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P1">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P1">That’s enough chit-chat for today. I see that I let my emotions loose today as well. I shouldn’t talk like this, but I’m feeling tired, so I didn’t try to write properly. Alright, that’s quite enough, see you then.</text:p>
      <text:p text:style-name="P1"/>
      <text:p text:style-name="P1">•••</text:p>
      <text:p text:style-name="P1">Monday 14th of October 2024, 23:13, day -18</text:p>
      <text:p text:style-name="P1">Right, I should mention yesternight, then we’ll talk about today.</text:p>
      <text:p text:style-name="P1">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P1">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P1">Will I keep on refusing everything? Only time will tell. That’s where you’re wrong. Only you can tell. Only you can decide. You will decide.</text:p>
      <text:p text:style-name="P1">Let’s talk about today then.</text:p>
      <text:p text:style-name="P1">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P1">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P1">i do not know why we failed to follow the schedule. i’m not sure why. i guess ‘doing better’ is the only thing we can do under these circumstances then. alright, see you tomorrow.</text:p>
      <text:p text:style-name="P1">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P1"/>
      <text:p text:style-name="P1">•••</text:p>
      <text:p text:style-name="P1">Tuesday 15th of October 2024, 23:30, day -19</text:p>
      <text:p text:style-name="P1">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P1">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P1">Of course, I want more from you. While technically, right now is the best time of our life, it’s not good enough. I want more. And I know that if we keep this up, if we continue at this for a long time, we’ll have more. So, let’s keep this up, alright? See you.</text:p>
      <text:p text:style-name="P1"/>
      <text:p text:style-name="P1">•••</text:p>
      <text:p text:style-name="P1">Wednesday 16th of October 2024, 19:41, day -20</text:p>
      <text:p text:style-name="P1">I’m here early. I was wondering: why don’t I write here earlier so later, I can just worry about writing?</text:p>
      <text:p text:style-name="P1">This will also give me time to speak here, to lay things out properly.</text:p>
      <text:p text:style-name="P1">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P1">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P1">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P1">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P1">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P1">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P1"/>
      <text:p text:style-name="P1">•••</text:p>
      <text:p text:style-name="P1">Thursday 17th of October 2024, 23:21, day -21</text:p>
      <text:p text:style-name="P1">What’s there to be happy about? Job’s not finished. Job’s finished? Didn’t think so.</text:p>
      <text:p text:style-name="P1">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P1">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P1">This second one is an issue of discipline. The first one is a legitimate problem. That can be overcome with enough discipline.</text:p>
      <text:p text:style-name="P1">...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P1">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P1">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P1"/>
      <text:p text:style-name="P1">•••</text:p>
      <text:p text:style-name="P1">Saturday 19th of October 2024, 04:13, day -22</text:p>
      <text:p text:style-name="P1">There’s a lot to talk about, but we won’t talk about it today. Guess I’m feeling too... disgusted? At myself, to do so now. “Disgusted” is a slightly stronger word than I’d want to use, but only slightly. In any case, see you tomorrow.</text:p>
      <text:p text:style-name="P1"/>
      <text:p text:style-name="P1">•••</text:p>
      <text:p text:style-name="P1">Saturday 19th of October 2024, 22:18, day -23</text:p>
      <text:p text:style-name="P1">Tomorrow has come, let’s talk. Openly. Let’s begin from two days ago, the night after I played football. Also, let’s be quick about this, there’s something I wish to try about writing. I’ll tell you later.</text:p>
      <text:p text:style-name="P1">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P1">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P1">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P1">Yesterday I was severely disappointed and disgusted at myself. Today, I’m more cool-headed, and I can appreciate more that failure is simply part of the process. It’s a bitch, but it’s still part of the process. God we’ve talked long enough already.</text:p>
      <text:p text:style-name="P1">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P1">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P1">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P1">So that’s why I don’t feel passionate about it. I actively kill any feeling of passion when coming in.</text:p>
      <text:p text:style-name="P1">Ah shit. As I said above, I wanted to try something about writing, and that something was to approach it with passion, but I imagined it just now, and I really felt the passion get in the way of my writing.</text:p>
      <text:p text:style-name="P1">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P1">Alright, that’s more than enough yapping for one day. Let’s go. See you tomorrow.</text:p>
      <text:p text:style-name="P1"/>
      <text:p text:style-name="P1">•••</text:p>
      <text:p text:style-name="P1">Monday 21st of October 2024, 04:09, day -24</text:p>
      <text:p text:style-name="P1">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P1">You’ve added all that complex stuff of managing energy, guessing if we’re really tired or just lazy and whether we should take a rest day about it, positioning yourself correctly for this and that. Yeah, that’s all nice and dandy, but it’s not the important part.</text:p>
      <text:p text:style-name="P1">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P1"/>
      <text:p text:style-name="P1">•••</text:p>
      <text:p text:style-name="P1">Monday 21st of October 2024, 22:20, day -25</text:p>
      <text:p text:style-name="P1">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P1">We keep on calling it strength, let’s call it what everyone calls it: willpower. We will focus on it.</text:p>
      <text:p text:style-name="P1">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P1">While words are cheap, there is truth in what I said yesterday. I will follow that truth.</text:p>
      <text:p text:style-name="P1">One last thing. This is probably the third time I mention this here, if not more: always workout when it’s time to workout. Always. Don’t let anything get in your way. That is all, see you tomorrow.</text:p>
      <text:p text:style-name="P1"/>
      <text:p text:style-name="P1">•••</text:p>
      <text:p text:style-name="P1">Tuesday 22nd of October 2024, 22:20, day -26</text:p>
      <text:p text:style-name="P1">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P1">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P1">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P1">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P1">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P1"/>
      <text:p text:style-name="P1">•••</text:p>
      <text:p text:style-name="P1">Thursday 24th of October 2024, 03:47, day -27</text:p>
      <text:p text:style-name="P1">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P1">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P1">In any case, it’s about time we go to sleep. As for writing, I’ll wait for more to happen before reporting on it. And on that, see you tomorrow.</text:p>
      <text:p text:style-name="P1"/>
      <text:p text:style-name="P1">•••</text:p>
      <text:p text:style-name="P1">Thursday 24th of October 2024, 23:10, day -28</text:p>
      <text:p text:style-name="P1">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P1">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P1">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P1">On a different note, we haven’t been doing particularly well these past two days. I seek to change that. Alright, that’s enough for today, see you tomorrow.</text:p>
      <text:p text:style-name="P1"/>
      <text:p text:style-name="P1">•••</text:p>
      <text:p text:style-name="P1">Friday 25th of October 2024, 21:54, day -29</text:p>
      <text:p text:style-name="P1">Hey. This is not it. This is not it. We’re still weak. But let’s break it down. Let’s break it down properly. It’s all about choices, but we’re not making the correct ones. I feel so. Let’s break down why I’m considering today a failure.</text:p>
      <text:p text:style-name="P1">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P1">However, the problem came when it was time to exercise: I should have stopped working, and I didn’t. I think I should set an alarm. I have set alarms.</text:p>
      <text:p text:style-name="P1">If everything is a choice, why is it I don’t make the right ones? More precisely, why is it that I consistently make poor decisions?</text:p>
      <text:p text:style-name="P1">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P1">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P1">That’s enough for now. See you tomorrow.</text:p>
      <text:p text:style-name="P1"/>
      <text:p text:style-name="P1">•••</text:p>
      <text:p text:style-name="P1">Saturday 26th of October 2024, 22:58, day -30</text:p>
      <text:p text:style-name="P1">Hyprland is steadily becoming my home. It’ll need more tweaks and more functionalities, but I’m liking it a lot. GNOME isn’t going anywhere either, there’s nothing quite like the first love. Let’s talk about other topics before I tell you about my day.</text:p>
      <text:p text:style-name="P1">I thought it was spooky season, but it seems <text:s text:c="1"/>we’re still in Easter, what with all the resuscitations lately.</text:p>
      <text:p text:style-name="P1">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very curious how it’ll go.</text:p>
      <text:p text:style-name="P1">And then there’s also “see you later alligator”. That “later” came way early. Damn, maybe I should start being optimistic.</text:p>
      <text:p text:style-name="P1">And then there’s today. An elite shrine maiden showed everyone just how elite she really is. Congratulations, Mikochi, well done.</text:p>
      <text:p text:style-name="P1">...</text:p>
      <text:p text:style-name="P1">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P1">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P1">Let’s end this entry on today. Today was a struggle. A real struggle. But we somehow made it. You did well, I wish I could reward you, but I’m afraid these words are about all I can give you. You really tried hard. Well done. See you tomorrow.</text:p>
      <text:p text:style-name="P1"/>
      <text:p text:style-name="P1">•••</text:p>
      <text:p text:style-name="P1">Sunday 27th of October 2024, 21:12, day -31</text:p>
      <text:p text:style-name="P1">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P1">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P1">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P1">...</text:p>
      <text:p text:style-name="P1">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P1">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P1"/>
      <text:p text:style-name="P1">Taking a step back, looking at this from a bird eyes’ view, the thought that came to me was “How childish it is...” These thoughts, the logic looked very primitive for a second. Very 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P1"/>
      <text:p text:style-name="P1">Well well. I just had a conversation with Llama 3.1, and it was worth saving in this repo.</text:p>
      <text:p text:style-name="P1">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P1"/>
      <text:p text:style-name="P1">•••</text:p>
      <text:p text:style-name="P1">Monday 28th of October 2024, 23:45, day -31</text:p>
      <text:p text:style-name="P1">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P1">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P1">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P1">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P1"/>
      <text:p text:style-name="P1">•••</text:p>
      <text:p text:style-name="P1">Wednesday 30th of October 2024, 04:48, day -32</text:p>
      <text:p text:style-name="P1">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P1">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P1">...</text:p>
      <text:p text:style-name="P1">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P1">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P1">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P1">There are a couple of decisions we’ve made lately that I want you to talk about tomorrow. Let’s see if you forget. See you.</text:p>
      <text:p text:style-name="P1"/>
      <text:p text:style-name="P1">•••</text:p>
      <text:p text:style-name="P1">Wednesday 30th of October 2024, 19:54, day -33</text:p>
      <text:p text:style-name="P1">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P1">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P1">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P1">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P1">Let’s do better. I hate failing. I really do. No, I hate feeling like this, I don’t particularly care about failing. That’s enough for now, see you.</text:p>
      <text:p text:style-name="P1"/>
      <text:p text:style-name="P1">•••</text:p>
      <text:p text:style-name="P1">Thursday 31st of October 2024, 21:10, day -34</text:p>
      <text:p text:style-name="P1">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P1">I do dislike that my brain is... In a unideal state right now. Just another excuse, you can easily eliminate it. Beliefs are powerful, and we’ll make use of them.</text:p>
      <text:p text:style-name="P1">That’s enough talking. Let’s move. See you tomorrow.</text:p>
      <text:p text:style-name="P1"/>
      <text:p text:style-name="P1">•••</text:p>
      <text:p text:style-name="P1">Friday 1st of November 2024, 23:51, day -35</text:p>
      <text:p text:style-name="P1">I could say lots of things. But it’s late. I’ll say lots of things tomorrow maybe. See you!</text:p>
      <text:p text:style-name="P1"/>
      <text:p text:style-name="P1">•••</text:p>
      <text:p text:style-name="P1">Sunday 3rd of October 2024, 05:10, day -36</text:p>
      <text:p text:style-name="P1">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P1">Next time something like today happens, I want you to try a certain response. I want you to dig deep. To call upon the strength within you, to summon up your courage, your willpower and face whatever we need to face.</text:p>
      <text:p text:style-name="P1">Writing... I’ve become unable to write, lately. I expect we’re entering one of the final stages of our writing problems. After it, we’re likely to discover whether we truly want to write or not.</text:p>
      <text:p text:style-name="P1">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P1">Oh well, we’ll see how it goes. In any case, see you, and try harder.</text:p>
      <text:p text:style-name="P1"/>
      <text:p text:style-name="P1">•••</text:p>
      <text:p text:style-name="P1">Monday 4th of October 2024, 03:23, day -37</text:p>
      <text:p text:style-name="P1">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P1"/>
      <text:p text:style-name="P1">•••</text:p>
      <text:p text:style-name="P1">Monday 4th of November 2024, 23:46, day -38</text:p>
      <text:p text:style-name="P1">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P1">I haven’t written in a long time. I’ve also worked out today. I also don’t want to stay here too long. Let’s end this here.</text:p>
      <text:p text:style-name="P1"/>
      <text:p text:style-name="P1">•••</text:p>
      <text:p text:style-name="P1">Wednesday 6th of November 2024, 00:13, day -39</text:p>
      <text:p text:style-name="P1">Let’s talk. A lot.</text:p>
      <text:p text:style-name="P1">Things aren’t going well. Yesterday, I didn’t study. Same today. But I didn’t work out either. I just stood there, and before I knew it, all the time had passed.</text:p>
      <text:p text:style-name="P1">I think I need a break. As much as I’ve been wanting to deny it to myself, I think I need a break. A real one. So, let’s just chill, let’s be useless human beings for some time. Let’s heal.</text:p>
      <text:p text:style-name="P1">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P1">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P1">It’s not so much that there isn’t a right answer, as it is that I don’t know what to do.</text:p>
      <text:p text:style-name="P1">You’re about to ask me what to do, so let me answer beforehand with a question: what is your objective? Never forget that the quality of a move is always relative to an objective.</text:p>
      <text:p text:style-name="P1">Let’s narrow it down further: our ideal self, what is he like? More like Goggins or like some guy who knows how to chill?</text:p>
      <text:p text:style-name="P1">... He’s chilling somewhere, in my mind. He’s always chilling somewhere. He knows how to die for a belief, but he also knows how to chill.</text:p>
      <text:p text:style-name="P1">I guess that settles it. Let’s be a good for nothing human for some time.</text:p>
      <text:p text:style-name="P1">How long is some time?</text:p>
      <text:p text:style-name="P1">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P1"/>
      <text:p text:style-name="P1">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P1">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P1">...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P1">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P1">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P1">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P1">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P1">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P1">What kind of perspective would it be, to allow me to have fun while still writing at least decent stories.</text:p>
      <text:p text:style-name="P1">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P1">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P1">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P1">So, we’ll write for ourselves, and when the occasion comes from time to time, we’ll write thinking of specific groups of people who might be facing a certain hardship, and we’ll give them hope. Because that’s all we can do. To you, life, and to you, hope. All I can do will be to give you hope that there is such thing as happiness, by giving you someone who has achieved it. These books will all carry that title. Hope. It is the most beautiful thing in the world.</text:p>
      <text:p text:style-name="P1">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P1">But, I guess, if I had to say, I’d rather others be happy. Maybe I do want your happiness.</text:p>
      <text:p text:style-name="P1">I will write for myself, but I do want you to be happy. It hurts to see others suffer. it makes me smile when I see others having a good time. I do want your happiness.</text:p>
      <text:p text:style-name="P1">So, I’ll write for myself. I’ll ask myself lots of questions: what do I want? Do I like what I’m writing? Am I convinced by it? Where should I go from here? What should I do?</text:p>
      <text:p text:style-name="P1">I won’t say “will the reader understand this?” or “is this too boring for the reader?” or “what if they dislike this or that?”</text:p>
      <text:p text:style-name="P1">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P1">Ahh... Mikku’s Watashi iro... How nostalgic... She is a vibrant part of why those December nights were a storm of emotions. A real one.</text:p>
      <text:p text:style-name="P1">Hm, it’s getting late.</text:p>
      <text:p text:style-name="P1">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P1">You know, there’s really no point in hiding my identity. In fact, I believe some important details that might not be relevant to us but are to you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P1">My codename is Harmony, nice to meet you.</text:p>
      <text:p text:style-name="P1"/>
      <text:p text:style-name="P1">•••</text:p>
      <text:p text:style-name="P1">Thursday 7th of November 2024, 05:48, day -40</text:p>
      <text:p text:style-name="P1">I guess you really don’t see time flying when playing video games. Why didn’t I see time flying at all? Dunno. Time to go to sleep.</text:p>
      <text:p text:style-name="P1"/>
      <text:p text:style-name="P1">•••</text:p>
      <text:p text:style-name="P1">Friday 8th of November 2024, 01:02, day -41</text:p>
      <text:p text:style-name="P1">No news. Mind is more or less on hold. Also, lack sleep. Not good. Ah, actually, very good news: wife might come back on Tuesday. Nothing is certain, so I won’t get my hopes too up, but the wait might finally be over.</text:p>
      <text:p text:style-name="P1">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P1">Thing is, I’m in the middle of a break, so I’m not actually doing anything to get my hands on this card.</text:p>
      <text:p text:style-name="P1">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P1">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P1">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P1">To adapt, to focus... Alright, that’s enough for today, for real. See you then.</text:p>
      <text:p text:style-name="P1"/>
      <text:p text:style-name="P1">•••</text:p>
      <text:p text:style-name="P1">Saturday 9th Of November 2024, 01:08, day -41</text:p>
      <text:p text:style-name="P1">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P1">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P1">Alright, I’ll add a couple more changes to Waybar and call it a night.</text:p>
      <text:p text:style-name="P1"/>
      <text:p text:style-name="P1">•••</text:p>
      <text:p text:style-name="P1">Sunday 10th of November 2024, 00:01, day -42</text:p>
      <text:p text:style-name="P1">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P1">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P1">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P1">And when do we increase the load?</text:p>
      <text:p text:style-name="P1">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P1">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P1">Good, we can do that. Do keep things light.</text:p>
      <text:p text:style-name="P1">Also, one last thing: wife is coming back on Tuesday, confirmed. The wait is coming to an end.</text:p>
      <text:p text:style-name="P1"/>
      <text:p text:style-name="P1">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P1"/>
      <text:p text:style-name="P1">•••</text:p>
      <text:p text:style-name="P1">Monday 11th of November 2024, 00:38, day -43</text:p>
      <text:p text:style-name="P1">Today went fairly well. Closer to great than to terrible, if I had to say. I haven’t begun studying yet. I’m essentially using this week off to rice Hyprland as much as I can, until the grind resumes.</text:p>
      <text:p text:style-name="P1">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P1">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P1"/>
      <text:p text:style-name="P1">•••</text:p>
      <text:p text:style-name="P1">Tuesday 12th of November 2024, 01:56, day -44</text:p>
      <text:p text:style-name="P1">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P1"/>
      <text:p text:style-name="P1">•••</text:p>
      <text:p text:style-name="P1">Wednesday 13th of November 2024, 01:36, day -45</text:p>
      <text:p text:style-name="P1">While I could tell you the struggles of ricing Hyprland, I would rather say that the reason things didn’t go smoothly in the first place is that you refused to go down the simplest route. I 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P1">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P1">Well, that’s an exaggerated way of putting it, but you get the idea. However, I need you to know something even more basic: if you’re thinking of impressing others in the first place, even indirectly, then you disappoint me.</text:p>
      <text:p text:style-name="P1">Ah, here I go being extreme again, because I’m unable to word the feelings in my heart. Still, the point stands that I do not appreciate the idea of trying to impress others, whether directly or not.</text:p>
      <text:p text:style-name="P1"/>
      <text:p text:style-name="P1">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P1">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P1">Anyway, I could go on for a long time, but let’s call it a day. Tomorrow is also the last day of break for us. After that, we’re back. Alright, that’s quite enough, see you.</text:p>
      <text:p text:style-name="P1"/>
      <text:p text:style-name="P1">•••</text:p>
      <text:p text:style-name="P1">Thursday 14th of November 2024, 00:24, day -46</text:p>
      <text:p text:style-name="P1">Today was the last day of break. Tomorrow, we restart. No more ricing for a while, although right now I’m not even sure what to rice, which is good. Still, it is quite something to have to build a desktop environment from so little.</text:p>
      <text:p text:style-name="P1">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P1">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P1">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P1">Now that that’s out of the way. There’s nothing else we have to talk about.</text:p>
      <text:p text:style-name="P1">I’m actually a tiny bit nervous for tomorrow. Will I be able to meet my own expectations? Will I fail? We’ll see. We’ll decide. I will decide. See you tomorrow.</text:p>
      <text:p text:style-name="P1"/>
      <text:p text:style-name="P1">•••</text:p>
      <text:p text:style-name="P1">Thursday 14th of November 2024, 23:30, day -47</text:p>
      <text:p text:style-name="P1">Excellent performance today. In over 160 days, this is the first time I say this. At our current level, we could hardly do better.</text:p>
      <text:p text:style-name="P1">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P1">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P1">See, I’m in no position to tell, but I don’t think succeeding would feel right otherwise. In my very specific case, I mean.</text:p>
      <text:p text:style-name="P1">Hm... For some reason I already don’t like today’s entry. Something feels off with the above. I wonder what.</text:p>
      <text:p text:style-name="P1">In any case, the other thing I wanted to talk about is Suisei. Ah, I might know what felt off. Well, not exactly, more like, I might know the reason why this feeling arises in general: it’s because I was writing like someone other than me is going to read this. </text:p>
      <text:p text:style-name="P1">... If the blank in my mind right now was any indication: jackpot.</text:p>
      <text:p text:style-name="P1">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P1">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P1">We have a long way to go, we have so much to learn, so let’s get going. See you tomorrow.</text:p>
      <text:p text:style-name="P1"/>
      <text:p text:style-name="P1">•••</text:p>
      <text:p text:style-name="P1">Friday 15th of November 2024, 23:12, day -48</text:p>
      <text:p text:style-name="P1">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P1">You know, yesterday really was a good day performance-wise. Even writing went well. We should really consider taking breaks when we need to, it’s almost like they let you come back refreshed.</text:p>
      <text:p text:style-name="P1">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P1">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P1"/>
      <text:p text:style-name="P1">Although, we might be relaxing too much right now... What else did I want to talk about?</text:p>
      <text:p text:style-name="P1">It seems I’m more tired than usual. A lot more than I’d anticipated. Perhaps the effect of letting loose too early. There’s other thing I wanted to talk about, but none of them are of great importance. Let’s end it here. See you tomorrow.</text:p>
      <text:p text:style-name="P1"/>
      <text:p text:style-name="P1">•••</text:p>
      <text:p text:style-name="P1">Saturday 16th of November 2024, 23:24, day -49</text:p>
      <text:p text:style-name="P1">I have a couple things I want to talk about: today’s performance, and a proposed change. Let’s start with the latter.</text:p>
      <text:p text:style-name="P1">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P1">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P1">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P1"/>
      <text:p text:style-name="P1">•••</text:p>
      <text:p text:style-name="P1">Sunday 17th of November 2024, 21:43, day -50</text:p>
      <text:p text:style-name="P1">Nepolabo is always so fun, and I’m always sad when their stream ends.</text:p>
      <text:p text:style-name="P1">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P1">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P1">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P1">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P1"/>
      <text:p text:style-name="P1">•••</text:p>
      <text:p text:style-name="P1">Monday 18th of November 2024, 22:03, day -51</text:p>
      <text:p text:style-name="P1">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P1">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P1"/>
      <text:p text:style-name="P1">•••</text:p>
      <text:p text:style-name="P1">Tuesday 19th of November 2024, 23:45, day -52</text:p>
      <text:p text:style-name="P1">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P1"/>
      <text:p text:style-name="P1">•••</text:p>
      <text:p text:style-name="P1">Thursday 21st of November 2024, 02:37, day -53</text:p>
      <text:p text:style-name="P1">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P1">Nothing else to report. I just chilled today. Alright. See you.</text:p>
      <text:p text:style-name="P1"/>
      <text:p text:style-name="P1">•••</text:p>
      <text:p text:style-name="P1">Thursday 21st of November 2024, 22:36, day -54</text:p>
      <text:p text:style-name="P1">Due to some misplays and some things outside my control, we’re very late today. I’m thinking I might as well finish this then go to sleep. My body needs it.</text:p>
      <text:p text:style-name="P1">Today’s performance wasn’t bad, although it could have benefited of a few more hours by actually following the schedule. If we take that away though, it was actually good.</text:p>
      <text:p text:style-name="P1">I don’t really have anything I want to talk about. I probably thought of some topics throughout the day, but I don’t remember anything.</text:p>
      <text:p text:style-name="P1">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P1">...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P1">Alright, that’s really it. See you tomorrow.</text:p>
      <text:p text:style-name="P1"/>
      <text:p text:style-name="P1">•••</text:p>
      <text:p text:style-name="P1">Friday 22nd of November 2024, 22:01, day -55</text:p>
      <text:p text:style-name="P1">Performance-wise, not good. But in terms of fighting spirits, good. Can we go into more details why performance was bad? Let’s try.</text:p>
      <text:p text:style-name="P1">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P1">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P1">Ah, but I do want to mention that time she tried to get us kaigai niki to get angry at the JP niki. That was funny. Especially how she failed. That was very funny. Alright, see you.</text:p>
      <text:p text:style-name="P1"/>
      <text:p text:style-name="P1">•••</text:p>
      <text:p text:style-name="P1">Saturday 23rd of November 2024, 21:54, day -56</text:p>
      <text:p text:style-name="P1">Decided to make today an impromptu break this afternoon, after failing to study properly. It seems we need breaks really often. Based on the state of things so far, I’m making two changes to our schedule:</text:p>
      <text:p text:style-name="P1">1) We’ve consistently failed to wake up at 8am and follow that schedule. As such, we’re shifting the wake up time to 9am, and everything else by one hour accordingly.</text:p>
      <text:p text:style-name="P1">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P1">This should be a slow that we can follow.</text:p>
      <text:p text:style-name="P1">Other than that, I’d like to report that I’m dead tired right now. I think I underestimated how caffeine can accumulate over time, and I had a hard time falling asleep yesterday.</text:p>
      <text:p text:style-name="P1">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P1">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P1">Let me put down just this one thing about mastery: as of right now, I subdivide mastery of a field or subject in two categories:</text:p>
      <text:p text:style-name="P1">a/ Mastery by focusing solely and entirely on one field</text:p>
      <text:p text:style-name="P1">b/ Mastery through growth in multiple fields, with slight focus on a particular field.</text:p>
      <text:p text:style-name="P1">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P1">I like how you’ve become more straightforward than before, you got straight to the point without beating around the bush for three paragraphs. Let’s keep this up and make it into a habit.</text:p>
      <text:p text:style-name="P1">Alright, I have nothing else I want to say. See you tomorrow then.</text:p>
      <text:p text:style-name="P1"/>
      <text:p text:style-name="P1">•••</text:p>
      <text:p text:style-name="P1">Monday 25th of November 2024, 00:02, day -57</text:p>
      <text:p text:style-name="P1">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P1">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P1">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P1">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P1"/>
      <text:p text:style-name="P1">•••</text:p>
      <text:p text:style-name="P1">Monday 25th of November 2024, 21:29, day -58</text:p>
      <text:p text:style-name="P1">That was a good show. It didn’t go as well as I’d wanted, but you did show resolve. Keep it up.</text:p>
      <text:p text:style-name="P1">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P1">After this, we write again. When was the last time we wrote? A week ago? Perhaps, yes. Yes, one week ago. Alright, let’s flex our writing muscles again. See you tomorrow.</text:p>
      <text:p text:style-name="P1"/>
      <text:p text:style-name="P1">•••</text:p>
      <text:p text:style-name="P1">Tuesday 26th of November 2024, 22:08, day -59</text:p>
      <text:p text:style-name="P1">Hm... What shall we talk about... Let’s go in chronological order, and start from yesternight’s writing.</text:p>
      <text:p text:style-name="P1">I’m glad I shifted the schedule to waking up at 9am, it meant I had ample time to write. And, writing was quite fun. Which is nice. Unfortunately, I can’t put into words how I write, at least not yet, maybe some time in the future I’ll be able to.</text:p>
      <text:p text:style-name="P1">Then, what of today? What to say... Went fairly well. I want you to keep this up. I want you to keep on trying. Things could have gone better, today was more of a struggle than yesterday, but that’s alright, that’s well within expectations.</text:p>
      <text:p text:style-name="P1">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P1">You know, I discovered that there are two Gurren Lagann movies. I’ll watch them, at some point. When I’ll take a day off, I’ll know what to do.</text:p>
      <text:p text:style-name="P1">I don’t have anything else to say. See you tomorrow then.</text:p>
      <text:p text:style-name="P1"/>
      <text:p text:style-name="P1">•••</text:p>
      <text:p text:style-name="P1">Wednesday 27th of November 2024, 22:37, day -60</text:p>
      <text:p text:style-name="P1">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P1">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P1">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P1">That’s fair enough. Alright, see you tomorrow then.</text:p>
      <text:p text:style-name="P1"/>
      <text:p text:style-name="P1">•••</text:p>
      <text:p text:style-name="P1">Thursday 28th of November 2024, 22:06, day -61</text:p>
      <text:p text:style-name="P1">That’s a lot of days. But still nowhere near what we want. Decades. We’re thinking in terms of decades.</text:p>
      <text:p text:style-name="P1">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P1">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P1">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P1">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P1">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P1">We do so much theory for very little practice. Come on, we’ve got somewhere else to be. See you tomorrow.</text:p>
      <text:p text:style-name="P1"/>
      <text:p text:style-name="P1">•••</text:p>
      <text:p text:style-name="P1">Friday 29th of November 2024, 21:18, day -62</text:p>
      <text:p text:style-name="P1">Let’s... Let’s talk about things chronologically.</text:p>
      <text:p text:style-name="P1">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P1">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P1">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P1">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P1"/>
      <text:p text:style-name="P1">•••</text:p>
      <text:p text:style-name="P1">Saturday 30th of November 2024, 21:44, day -63</text:p>
      <text:p text:style-name="P1">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P1"/>
      <text:p text:style-name="P1"/>
      <text:p text:style-name="P1">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P1">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P1">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P1">What about us? Do we go to sleep, or do we stay to listen to what is almost inevitable?</text:p>
      <text:p text:style-name="P1">... Tough decision.</text:p>
      <text:p text:style-name="P1">Let’s go to sleep.</text:p>
      <text:p text:style-name="P1"/>
      <text:p text:style-name="P1">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P1"/>
      <text:p text:style-name="P1">•••</text:p>
      <text:p text:style-name="P1">Sunday 1st of December 2024, 22:32, day -64</text:p>
      <text:p text:style-name="P1">Ah. Yo. Hi. I chilled. A fair amount. Not as hard as I wanted, but a fair amount. Hm, I guess I do have something I want to talk about.</text:p>
      <text:p text:style-name="P1">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P1">You know, I was thinking I should work hard, and chill just as hard.</text:p>
      <text:p text:style-name="P1">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P1">I’m currently torn between writing and continuing watching Nepolabo. Both are fun. I think I’ll stick to Nepolabo, as there isn’t all that much time left to midnight. Un, let’s do that. Alright, see you tomorrow!</text:p>
      <text:p text:style-name="P1"/>
      <text:p text:style-name="P1">•••</text:p>
      <text:p text:style-name="P1">Monday 2nd of December 2024, 21:53, day -64</text:p>
      <text:p text:style-name="P1">Today was a normal day. Nothing spectacular, but we do have food for thought:</text:p>
      <text:p text:style-name="P1">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P1">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P1">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P1"/>
      <text:p text:style-name="P1">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P1">Still, I think I should keep the Dazbee streak for later stories. The one I’m writing is most definitely Sana-coloured. The one I plan after that though, it is very most definitely Dazbee-coloured. Very much so. But when that will be is... Unknown.</text:p>
      <text:p text:style-name="P1"/>
      <text:p text:style-name="P1">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P1"/>
      <text:p text:style-name="P1">•••</text:p>
      <text:p text:style-name="P1">Tuesday 3rd of November 2024, 22:05, day -65</text:p>
      <text:p text:style-name="P1">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P1">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P1">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P1">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P1">Okay, I think that’s all for today. See you tomorrow then.</text:p>
      <text:p text:style-name="P1"/>
      <text:p text:style-name="P1">•••</text:p>
      <text:p text:style-name="P1">Wednesday 4th of December 2024, 21:41, day -66</text:p>
      <text:p text:style-name="P1">Hard to process that we’re already in December. Or rather, hard to remember. Just like how last month I thought we were still in October. Just like how yesterday it took me a double take to realize that we aren’t, in fact, in November anymore. Anyway.</text:p>
      <text:p text:style-name="P1">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P1">Let’s go in chronological order. Chess. I’m currently capable of either keeping the position equal or just be plain winning, however I’m incapable of capitalizing on my advantages. </text:p>
      <text:p text:style-name="P1">God they’re doing so much teetee right now on Ohapol. So much teetee so early in the morning. For some reason Miosha, and now Ayame and Lui have joined in on the stream. And... So much teetee. Ahem, let’s get back to the topic. So much teetee... </text:p>
      <text:p text:style-name="P1">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P1">Then, I procrastinated to hell and kingdom come on and failed to work on the project. I really have been neglecting the project for too long. And that’s a problem.</text:p>
      <text:p text:style-name="P1">But I believe I made the right move by cutting my losses and sticking to the schedule regardless, instead of trying to create some plan to make up for the lost time.</text:p>
      <text:p text:style-name="P1">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P1">See you.</text:p>
      <text:p text:style-name="P1"/>
      <text:p text:style-name="P1">•••</text:p>
      <text:p text:style-name="P1">Friday 6th of December 2024, 02:35, day -67</text:p>
      <text:p text:style-name="P1">Something’s off. A detail that’s important enough to have influence over how my days are going.</text:p>
      <text:p text:style-name="P1">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P1">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P1">Alright, see you tomorrow then.</text:p>
      <text:p text:style-name="P1"/>
      <text:p text:style-name="P1">•••</text:p>
      <text:p text:style-name="P1">Friday 6th of December 2024, 22:27, day -68</text:p>
      <text:p text:style-name="P1">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P1"/>
      <text:p text:style-name="P1">•••</text:p>
      <text:p text:style-name="P1">Saturday 7th of December 2024, 22:38, day -69</text:p>
      <text:p text:style-name="P1">Let’s talk about writing, a little bit. Ah, I’m so tired. But that’s okay.</text:p>
      <text:p text:style-name="P1">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P1">I’m really quite tired.</text:p>
      <text:p text:style-name="P1">But... When my mind and body gets tired, my heart steps up to take their place. Let’s try to write. See you.</text:p>
      <text:p text:style-name="P1"/>
      <text:p text:style-name="P1">•••</text:p>
      <text:p text:style-name="P1">Monday 9th of December 2024, 01:10, day -70</text:p>
      <text:p text:style-name="P1">Alright so the first words that came to mind right now are “Fuck today”.</text:p>
      <text:p text:style-name="P1">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P1">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P1">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P1">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P1">Alright, may tomorrow be more agreeable to us. See you.</text:p>
      <text:p text:style-name="P1"/>
      <text:p text:style-name="P1">•••</text:p>
      <text:p text:style-name="P1">Tuesday 10th of December 2024, 03:26, day -71</text:p>
      <text:p text:style-name="P1">I... I need to regain my composure first. I do not know what to make of the situation. Here’s what I wrote down while I waited for the system update: </text:p>
      <text:p text:style-name="P1">“””</text:p>
      <text:p text:style-name="P1">We wait. We need to calm down. We're flustered, almost. We must regain our composure. And realize that the one getting in the way of that,</text:p>
      <text:p text:style-name="P1">the one actively not wanting you to do that, is yourself. Because of our sense of shame. Our sense of shame dictates that we should be ashamed right now.</text:p>
      <text:p text:style-name="P1">Putting aside the question of whether we should discard shame or not, let's... let's get back to our senses.</text:p>
      <text:p text:style-name="P1">The situation is complex, to say the least. I have no idea what to make of it, what to think of it. That's the interrupt signal.</text:p>
      <text:p text:style-name="P1">“””</text:p>
      <text:p text:style-name="P1">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P1">I feel like I’m slowly coming back to my senses, finally. Alright, first things first, let’s make the situation clear. Fuck your vagueness. You said you were going to carry all of your mistakes on your back, now live up to your words.</text:p>
      <text:p text:style-name="P1">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P1">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P1">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P1">But how to interpret this whole thing really bugs me: should I be proud or ashamed of myself? My gut tells me the former might be the case, but my conscience is reluctant in accepting that.</text:p>
      <text:p text:style-name="P1">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P1">That’s all for now. Let’s end it here. See you.</text:p>
      <text:p text:style-name="P1"/>
      <text:p text:style-name="P1">•••</text:p>
      <text:p text:style-name="P1">Tuesday 10th of December 2024, 22:28, day -72</text:p>
      <text:p text:style-name="P1">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P1">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P1">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P1">Been a while since I let my hands run like this.</text:p>
      <text:p text:style-name="P1">... Shall we write? Feels like we haven’t done that in ages. Let’s do it. See you.</text:p>
      <text:p text:style-name="P1"/>
      <text:p text:style-name="P1">•••</text:p>
      <text:p text:style-name="P1">Wednesday 11th of December 2024, 16:17, day -73</text:p>
      <text:p text:style-name="P1">Driven by instincts, coaxed by unfelt mental fatigue, and spearheaded by my heart: breaking off from schedule. For no reason in particular, I wish to write. And I’ll write. I lie, there are reasons, but I won’t explain them, not now.</text:p>
      <text:p text:style-name="P1"/>
      <text:p text:style-name="P1">Thursday 12th of December 2024, 00:18</text:p>
      <text:p text:style-name="P1">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P1">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P1">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P1">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P1">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P1"/>
      <text:p text:style-name="P1">Hm... This really is tricky. What I ended up describing sounds hardly different from how we usually do it. And yet, something is different. That’s what I believe.</text:p>
      <text:p text:style-name="P1">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P1"/>
      <text:p text:style-name="P1">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P1">It’s getting late. We really have a lot of sleep to catch up on. Let’s do just that then. See you tomorrow.</text:p>
      <text:p text:style-name="P1"/>
      <text:p text:style-name="P1">•••</text:p>
      <text:p text:style-name="P1">Thursday 12th of December 2024, 22:35, day -74</text:p>
      <text:p text:style-name="P1">I could talk about stuff.</text:p>
      <text:p text:style-name="P1">Discipline. Resolve. To hold my ground against myself. The ability to overcome these emotions of not wanting to do anything and play video games instead. Discipline. Resolve.</text:p>
      <text:p text:style-name="P1">Come on, let me see if you can... Knock me down.</text:p>
      <text:p text:style-name="P1">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P1">Now that you remember your objectives, can we get down to business?</text:p>
      <text:p text:style-name="P1">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P1">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P1">Also, I’ve noticed just today just how much focus I put on understanding myself. When I have negative emotions, my first action is to try to figure out where they come from and why they’re here, and from there try to find a way to make them leave.</text:p>
      <text:p text:style-name="P1">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P1">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P1">Earlier, I chose the former, and stopped working out after shadowboxing. I do not know if I’ve made the right choice. I have no idea. I don’t even know if there’s a right answer. What I do know is what I want.</text:p>
      <text:p text:style-name="P1">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P1">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P1">Alright, that’s nearly all of the topics I wanted to touch on today. Now for the last one: did you know that us Nekko have been eating well lately?</text:p>
      <text:p text:style-name="P1">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P1">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P1">So yeah, the 14th will be a day off for me :D.</text:p>
      <text:p text:style-name="P1">Alright, that’s a lot of yapping. We’ll keep it down tomorrow. Let’s go to sleep soon. We still have a lot of sleep to catch up on, and God knows I’m feeling it. See you tomorrow then.</text:p>
      <text:p text:style-name="P1"/>
      <text:p text:style-name="P1">•••</text:p>
      <text:p text:style-name="P1">Saturday 14th of December 2024, 03:52, day -75</text:p>
      <text:p text:style-name="P1">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P1">And with that sentence, you changed my entire perspective. There’s a chance it can be trained, just like everything else. And if it can be trained, we’ll train it. I think we should do that.</text:p>
      <text:p text:style-name="P1">Beliefs shape worlds, but there’s also only so much you can believe. It’s probably rather unwise to continue down the road of “unlimited willpower works”, the more I look at it the more questions I have for my past reasoning.</text:p>
      <text:p text:style-name="P1">Hm. That’s all. See you tomorrow. Oh, in case you’re wondering: today didn’t go well either. Hence the above. See ya.</text:p>
      <text:p text:style-name="P1"/>
      <text:p text:style-name="P1">•••</text:p>
      <text:p text:style-name="P1">Sunday 15th of December 2024, 02:23, day -76</text:p>
      <text:p text:style-name="P1">Hm. No comment.</text:p>
      <text:p text:style-name="P1">Why is it so hard to get back up? A couple of coincidences is all it took to knock me down, and now I’m having such a hard time getting back into rhythm. Why is that, I wonder?</text:p>
      <text:p text:style-name="P1">We do not have an answer yet, but we’ll try hard tomorrow. Or rather, I want you to try hard tomorrow. Come on now, we’ve got a very Windows update to watch over, let’s end it here. See you.</text:p>
      <text:p text:style-name="P1"/>
      <text:p text:style-name="P1">•••</text:p>
      <text:p text:style-name="P1">Sunday 15th of December 2024, 23:08, day -77</text:p>
      <text:p text:style-name="P1">Slow and steady. We have to take it slow. We’d accumulated a lot of momentum when we were stopped, and we were trying to resume straight from where we left off, without the momentum.</text:p>
      <text:p text:style-name="P1">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P1">Anyway that’s all. Still, I could do better than this. I’m lacking the strength that I used to have. It’s frustrating being weak. See you.</text:p>
      <text:p text:style-name="P1"/>
      <text:p text:style-name="P1">•••</text:p>
      <text:p text:style-name="P1">Tuesday 17th of December 2024, 01:26, day -78</text:p>
      <text:p text:style-name="P1">Perhaps we do lack toxicity. Perhaps we’ve been too... Kind, lately. Balance is always key.</text:p>
      <text:p text:style-name="P1">But perhaps it’s something else entirely. What’s going on? The worst part is that I don’t know. I don’t know why I’m having such a hard time getting back on my feet.</text:p>
      <text:p text:style-name="P1">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P1">I see now that my misplays were many today. I’m as of yet unable to tie them directly to my lack of motivation, but I am convinced that if they were to have an impact on me, it would be a negative one. Tomorrow, we dance. See you tomorrow.</text:p>
      <text:p text:style-name="P1"/>
      <text:p text:style-name="P1">•••</text:p>
      <text:p text:style-name="P1">Tuesday 17th of December 2024, 22:04, day -79</text:p>
      <text:p text:style-name="P1">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P1">Each new line of code is a liability, all the more so when they’re written by unexperienced programmers like myself, so I really have to be careful with what I write.</text:p>
      <text:p text:style-name="P1">In essence, I knew what I was actually doing. It’s almost surprising how stupid this conclusion makes me look. Oh well. I’m used to you calling me an idiot.</text:p>
      <text:p text:style-name="P1">We also worked out for the first time in like four days, and boy you didn’t go easy on yourself. Keep it up.</text:p>
      <text:p text:style-name="P1">I see now. We get back up on our feet, only if we decide to do so. See you tomorrow.</text:p>
      <text:p text:style-name="P1"/>
      <text:p text:style-name="P1">•••</text:p>
      <text:p text:style-name="P1">Wednesday 18th of December 2024, 22:28, day -80</text:p>
      <text:p text:style-name="P1">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P1">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P1">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P1">*Provided we don’t drown in a sea of reviews</text:p>
      <text:p text:style-name="P1">We shouldn’t drown in reviews though, I set a hard limit to 50 reviews a day. We should be good. Probably.</text:p>
      <text:p text:style-name="P1">It’s just that... Writing in Anki and writing here is... different.</text:p>
      <text:p text:style-name="P1">Yes, it is. You’re much more serious when you write here, but it’s a good deal better than having your mind devoured by the YT algorithm.</text:p>
      <text:p text:style-name="P1">About writing... We’ll have to talk about it someday. When... When I get good enough at it, when I start understanding myself, when I finally figure out my own writing. A science of one, huh? I wonder how many of those I’ve had so far in my life. See you tomorrow.</text:p>
      <text:p text:style-name="P1"/>
      <text:p text:style-name="P1">•••</text:p>
      <text:p text:style-name="P1">Friday 20th of December 2024, 00:56, day -81</text:p>
      <text:p text:style-name="P1">I’m not a very social animal. Socialising makes me rather tired. Today was a rest day, but, well, socialising doesn’t count as rest in my book. I’m tired. Goodnight. See you.</text:p>
      <text:p text:style-name="P1"/>
      <text:p text:style-name="P1">•••</text:p>
      <text:p text:style-name="P1">Friday 20th of December 2024, 21:45, day -82</text:p>
      <text:p text:style-name="P1">What to say, what to say. We fucked up hard yesterday. I don’t know how we are at our strongest, but we are still weak at our weakest. And this led to us giving in to lust again.</text:p>
      <text:p text:style-name="P1">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I am happy with who I am.</text:p>
      <text:p text:style-name="P1">There are so many flaws, so many plays that could be done better. As long as those exist, as long as there are wrinkles I can iron out, I will iron them out.</text:p>
      <text:p text:style-name="P1">Hm, I need to make adjustments. In daily life, in making a move, I hardly ever consider the bigger picture. Let’s change that, little by little. See you.</text:p>
      <text:p text:style-name="P1"/>
      <text:p text:style-name="P1">•••</text:p>
      <text:p text:style-name="P1">Sunday 22nd of December 2024, 02:28, day -83</text:p>
      <text:p text:style-name="P1">Came home not long ago. We’ll go to sleep around about now. Still, we’re really bad at socializing, I wonder how it’s done. I won’t ponder on it though. GIGA!!! DRILL!!!!! BREAKEEEERRRRRR!!!!!!!!</text:p>
      <text:p text:style-name="P1">One day. One day, I will pierce the heavens. I will break through that ceiling, and with my own wings, with my own will, I will fly freely. One day. One day.</text:p>
      <text:p text:style-name="P1">And every day, we will work towards that day, we will make it come. See you tomorrow.</text:p>
      <text:p text:style-name="P1"/>
      <text:p text:style-name="P1">•••</text:p>
      <text:p text:style-name="P1">Monday 23rd of December 2024, 00:18, day -84</text:p>
      <text:p text:style-name="P1">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P1">Next question: what about writing? We... haven’t been writing much, lately. That’s bad. And it’s our fault, of course. How do I remedy to this? By choice.</text:p>
      <text:p text:style-name="P1">Also, we’ll decrease the number of days we work out to twice every four days: writing while sorely lacking energy is almost a waste of time.</text:p>
      <text:p text:style-name="P1">What about now? Do we write?</text:p>
      <text:p text:style-name="P1">... Yes. We’ll make up for the lack of sleep with coffee.</text:p>
      <text:p text:style-name="P1"/>
      <text:p text:style-name="P1">•••</text:p>
      <text:p text:style-name="P1">Monday 23rd of December 2024, 22:59, day -85</text:p>
      <text:p text:style-name="P1">Didn’t get anything done today, had an errand to run. In fact, I think we’ll have a hard time getting anything done in the next couple days, so let’s relax things a bit.</text:p>
      <text:p text:style-name="P1">Why? Because we’ll be busy. A bit.</text:p>
      <text:p text:style-name="P1">Nepolabo is fun. We got something like seven collabs in the span of a month and a half. How wonderful.</text:p>
      <text:p text:style-name="P1">Writing. Is it also fun? Dunno. What I do know is that I’m done setting time limits for it. The day will have to accommodate for it. And since day isn’t usually kind enough to do that, I will.</text:p>
      <text:p text:style-name="P1"/>
      <text:p text:style-name="P1">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P1">Then how am I to play? What am I to do?</text:p>
      <text:p text:style-name="P1"/>
      <text:p text:style-name="P1">...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P1"/>
      <text:p text:style-name="P1">Very well. Then show me. Right now, as we speak, show me your strength.</text:p>
      <text:p text:style-name="P1"/>
      <text:p text:style-name="P1">My pleasure. See you tomorrow.</text:p>
      <text:p text:style-name="P1"/>
      <text:p text:style-name="P1">•••</text:p>
      <text:p text:style-name="P1">Tuesday 24th of December 2024, 23:45, day -86</text:p>
      <text:p text:style-name="P1">Surprisingly, we ended up getting something done: we worked out. And working out is... It should never be skipped.</text:p>
      <text:p text:style-name="P1">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P1">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P1">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P1">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P1">So, here’s a question, dear self: do we write or do we go to sleep?</text:p>
      <text:p text:style-name="P1">Given how tomorrow we’re likely to get nothing done... The choice is easy.</text:p>
      <text:p text:style-name="P1">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P1">So, see you tomorrow? Yup.</text:p>
      <text:p text:style-name="P1"/>
      <text:p text:style-name="P1">Hey so since we are to wake up early tomorrow, have you perhaps considered not sleeping at all?</text:p>
      <text:p text:style-name="P1">Alright, if we feel like it.</text:p>
      <text:p text:style-name="P1"/>
      <text:p text:style-name="P1">•••</text:p>
      <text:p text:style-name="P1">Wednesday 25th of December 2024, 23:49, day -87</text:p>
      <text:p text:style-name="P1">Merry Christmas!!</text:p>
      <text:p text:style-name="P1">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P1">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P1">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P1">So, yeah, we’ll go to sleep now in order to catch up on our sleep debt, and tomorrow should be a normal day, the first one since perhaps Monday. Good night, and see you tomorrow.</text:p>
      <text:p text:style-name="P1"/>
      <text:p text:style-name="P1">•••</text:p>
      <text:p text:style-name="P1">Friday 27th of December 2024, 02:48, day -89</text:p>
      <text:p text:style-name="P1">We still lack discipline. We couldn’t overcome feelings of frustration from a game and sought refuge in another game, and now look at the time.</text:p>
      <text:p text:style-name="P1">I’m not disappointed, but maybe I should be.</text:p>
      <text:p text:style-name="P1">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P1">And you know? Even now, deep in my bones I can feel it, I have felt it: there is no game I know of that rivals writing. In fact, no activity, except perhaps watching movies and anime, and even then writing still has the edge.</text:p>
      <text:p text:style-name="P1">Why don’t we make that decision again? Back then, a deadline dictated it, our first midterm of life dictated it. Now, it’s self-imposed. Why don’t we stop playing video games until the February exam session ends? Let’s do that. Let’s just stop.</text:p>
      <text:p text:style-name="P1">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P1">I want to feel those emotions, again. I want to enjoy writing, again. And I know I can, if I just do what I need to do.</text:p>
      <text:p text:style-name="P1">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P1">Alright, I think I get it: let’s make something exceptional, then. Let’s make this story somehow contain many of the many many facets of writing. Hm, alright. Let’s do that. Not now though. Tomorrow. Yeah, tomorrow.</text:p>
      <text:p text:style-name="P1"/>
      <text:p text:style-name="P1">•••</text:p>
      <text:p text:style-name="P1">Friday 27th of December 2024, 23:39, day -90</text:p>
      <text:p text:style-name="P1">A normal day at last, except that I’m here incredibly late and thus cannot write for long at all. Shit, something went wrong with our time management. It has to do with our willpower, we exerted a lot of it when we worked out.</text:p>
      <text:p text:style-name="P1">I’m starting to wonder whether I should go to sleep early in order to rest well. Well, ‘early’ is relative. The point stands. I’m likely in an unideal state to write. And yet, I should at least try.</text:p>
      <text:p text:style-name="P1">No, that’s the question: should I even? We said it before, whatever we do now will have consequences, whether it is choosing not to write or writing poorly or else.</text:p>
      <text:p text:style-name="P1">Then, let us take a risk. Let’s risk writing poorly, for what little time is left.</text:p>
      <text:p text:style-name="P1">But, there is a severe incompatibility between working out and writing, and I dislike it. It’s a positional matter, how can we make it so working out doesn’t get in the way of writing?</text:p>
      <text:p text:style-name="P1">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P1">To try real hard... It would be good, if we actually tried hard. If we actually did that, I wouldn’t have complaints, but...</text:p>
      <text:p text:style-name="P1">Let’s try real hard, at writing. It’s not a habit yet. Not yet.</text:p>
      <text:p text:style-name="P1"/>
      <text:p text:style-name="P1">•••</text:p>
      <text:p text:style-name="P1">Saturday 28th of December 2024, 18:29, day -91</text:p>
      <text:p text:style-name="P1">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P1">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P1">Should I push myself right now, or not? How does one determine the better answer?</text:p>
      <text:p text:style-name="P1">With respect to my goals, it is perhaps wiser to rest, to let loose a little. Let’s be wise for once, then.</text:p>
      <text:p text:style-name="P1"/>
      <text:p text:style-name="P1">•••</text:p>
      <text:p text:style-name="P1">Sunday 29th of December 2024, 22:36, day -91</text:p>
      <text:p text:style-name="P1">Hi, yesterday I’ve come to realize that I’m treating writing like some hobby side project. I wish to correct that. So, bye.</text:p>
      <text:p text:style-name="P1"/>
      <text:p text:style-name="P1">•••</text:p>
      <text:p text:style-name="P1">Monday 30th of December 2024, 23:09, day -92</text:p>
      <text:p text:style-name="P1">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P1">Or... That’s what I keep on saying. Because that’s how it initially was. But, it’s not really true anymore, is it?</text:p>
      <text:p text:style-name="P1">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P1">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P1">Negi-sensei, the author of Gotoubun no Hanayome, once wrote about how, when he drew Miku, she just kept on doing her own thing and it was all he could do to follow her lead. I’m one step closer to understanding him now.</text:p>
      <text:p text:style-name="P1"/>
      <text:p text:style-name="P1">And I thought, this must be how God feels.</text:p>
      <text:p text:style-name="P1"/>
      <text:p text:style-name="P1">It’s not that writing is hard. I wonder what it is, then... Perhaps it is hard, but it’s not the same struggle as trying to find the solution to some tough equation, it’s different. I don’t know how to explain it, but it’s a different struggle. Almost an emotional one.</text:p>
      <text:p text:style-name="P1"/>
      <text:p text:style-name="P1">•••</text:p>
      <text:p text:style-name="P1">Tuesday 31st of December 2024, 18:00, day -93</text:p>
      <text:p text:style-name="P1">Yoi otosi wo. Japan’s already in a new year. We’ve still got some time here. I’ve still got some time before I go. Still, I have to say, I’m not exactly happy with this year. It’s not bad by any means, it’s just... It’s the beginning.</text:p>
      <text:p text:style-name="P1">We’ve been beginning for a long time now, haven’t we? For some eight years now, perhaps? Likely less, but for a long time nonetheless.</text:p>
      <text:p text:style-name="P1">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P1">What about this year? It’s better than most. I’ll take it, I can accept its relatively poor quality because it’s the beginning, but now I know what to want, what to expect from you. And I expect much from you.</text:p>
      <text:p text:style-name="P1"/>
      <text:p text:style-name="P1">•••</text:p>
      <text:p text:style-name="P1">Wednesday 1st of January 2025, 22:07, day -94</text:p>
      <text:p text:style-name="P1">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P1">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P1">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P1"/>
      <text:p text:style-name="P1">•••</text:p>
      <text:p text:style-name="P1">Thursday 2nd of January 2025, 22:53, day -95</text:p>
      <text:p text:style-name="P1">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P1">For example, I am aware that now is a good time to stop and get writing. See you.</text:p>
      <text:p text:style-name="P1"/>
      <text:p text:style-name="P1">•••</text:p>
      <text:p text:style-name="P1">Friday 3rd of January 2025, 23:10, day -96</text:p>
      <text:p text:style-name="P1">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P1">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P1">... Hey, what were we just talking about? Losing our attention to YouTube, right? Recognizing our mistakes and their causes is nice and all, but if you’re incorrigible, it’s all meaningless.</text:p>
      <text:p text:style-name="P1">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P1"/>
      <text:p text:style-name="P1">•••</text:p>
      <text:p text:style-name="P1">Saturday 4th of January 2025, 23:00, day -97</text:p>
      <text:p text:style-name="P1">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P1">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P1"/>
      <text:p text:style-name="P1">It seems I still have a hard time switching to writing mode. Oh well. We know what we have to do. It’s just, we haven’t found the strength to do it yet.</text:p>
      <text:p text:style-name="P1"/>
      <text:p text:style-name="P1">•••</text:p>
      <text:p text:style-name="P1">Sunday 5th of January 2025, 22:28, day -98</text:p>
      <text:p text:style-name="P1">Good. Like this, but with better performance.</text:p>
      <text:p text:style-name="P1">The super-caffeinated coffee arrived today. It works. I knew that, but, I think I’ll have a hard time falling asleep tonight. Oh well, a small price to pay for performance.</text:p>
      <text:p text:style-name="P1">In terms of performance, you started showing me resilience, the capacity to continue in the face of struggles. And to continue for a long time. This takes us one step closer to an infinite output. Keep this up.</text:p>
      <text:p text:style-name="P1"/>
      <text:p text:style-name="P1">•••</text:p>
      <text:p text:style-name="P1">Tuesday 7th of January 2025, 01:05, day -99</text:p>
      <text:p text:style-name="P1">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P1">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P1">What should we do next? Why are we being so thrown off? And the win. We’ve won a battle, but this is a war. And it’s the type of war where victory can only be achieved by winning every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P1">So our main worry is the state of our routine. The first half is going well, the second half is uh... random? Roll a die and it will tell you how well we’re doing for the day.</text:p>
      <text:p text:style-name="P1">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immediate impression does. And the immediate impression is what we have currently. In other words, you’re lacking perspective, and that’s a human error.</text:p>
      <text:p text:style-name="P1">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P1"/>
      <text:p text:style-name="P1">•••</text:p>
      <text:p text:style-name="P1">Tuesday 7th of January 2025, 21:48, day -100</text:p>
      <text:p text:style-name="P1">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P1">Ah, by the way, we’ll need to be very careful after the exam, because that’s when we’ll be most vulnerable. We’re in a precarious enough position as is, if we let our guard down on top of that it’s over.</text:p>
      <text:p text:style-name="P1">Sigh, I knew the game of life was difficult on any difficulty settings, but man the learning curve’s something. And to think this is just the beginning. It makes life worth living. Let’s go.</text:p>
      <text:p text:style-name="P1"/>
      <text:p text:style-name="P1">•••</text:p>
      <text:p text:style-name="P1">Wednesday 8th of January 2025, 22:10, day -101</text:p>
      <text:p text:style-name="P1">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P1">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P1">By the way, on a completely different note, let’s talk momentum. More precisely, about the fact that in our projects and in our courses alike, we don’t have any.</text:p>
      <text:p text:style-name="P1">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P1">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P1">Shit, here we go again.</text:p>
      <text:p text:style-name="P1">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P1">Yeah. It’s all up to me. Got it. Leave it to me, future self. I’ll die before I disappoint you. See you.</text:p>
      <text:p text:style-name="P1"/>
      <text:p text:style-name="P1">•••</text:p>
      <text:p text:style-name="P1">Thursday 9th of January 2025, 21:49, day -102</text:p>
      <text:p text:style-name="P1">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P1">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P1">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P1">There’s no changing the past. I’ll just carry this blunder of mine on my back. And keep moving forward.</text:p>
      <text:p text:style-name="P1">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P1">That sounds dandy and all, until you account for the fact that no, it won’t work. Unless... we wake up at seven, eat a light breakfast composed mostly of caffeine and get to work right away, no bullshit, and then we get to chill. In other words, wake up like we’re some monk. If 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P1">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P1"/>
      <text:p text:style-name="P1">•••</text:p>
      <text:p text:style-name="P1">Friday 10th of January 2025, 23:19, day -103</text:p>
      <text:p text:style-name="P1">I don’t have time tonight. I’ll explain tomorrow.</text:p>
      <text:p text:style-name="P1"/>
      <text:p text:style-name="P1">•••</text:p>
      <text:p text:style-name="P1">Sunday 12th of January 2025, 00:30, day -104</text:p>
      <text:p text:style-name="P1">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P1">ChatGPT seems to believe we have anger issues. We don’t. In fact, you’d be hard-pressed to find someone with my level of anger control. The secret is that I let it out in writing, which lately means here.</text:p>
      <text:p text:style-name="P1">Yesterday, the experiment went well. We’ll keep this up. Also had a couple nice beers. Let’s go to sleep now.</text:p>
      <text:p text:style-name="P1"/>
      <text:p text:style-name="P1">•••</text:p>
      <text:p text:style-name="P1">Sunday 12th of January 2025, 23:21, day -105</text:p>
      <text:p text:style-name="P1">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P1">We’re late. Oh, and by the way: this time around, stick to the schedule, don’t destroy it just because an exam is upcoming.</text:p>
      <text:p text:style-name="P1">My resolve is still weak. And I don’t know how to strengthen it. Or rather, I’m not sure. My current answer is simply: by trying real hard. So let’s keep on trying.</text:p>
      <text:p text:style-name="P1">Let’s go to sleep soon. As soon as you can, we’re already late.</text:p>
      <text:p text:style-name="P1"/>
      <text:p text:style-name="P1">•••</text:p>
      <text:p text:style-name="P1">Monday 13th of January 2025, 09:39, day -106</text:p>
      <text:p text:style-name="P1">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P1">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P1">The three paths formed a sort of conveyor belt system together. The path to the right went into the black hole, the one to the left came out of its black hole, while the one in the middle went from the left to the right.</text:p>
      <text:p text:style-name="P1">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P1">And the black holes tried to do as I thought.</text:p>
      <text:p text:style-name="P1">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P1">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P1">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P1">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P1">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P1">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P1">You know, as I fall asleep I start gaining memories that I certainly didn’t have in reality. And as I wake up, I lose memories that belong to the world of dreams. That’s kind of sad. Forgetting is sad.</text:p>
      <text:p text:style-name="P1">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P1"/>
      <text:p text:style-name="P1">22:55</text:p>
      <text:p text:style-name="P1">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P1">So, let me add that to my way of writing: trial and error. I will try. Real hard.</text:p>
      <text:p text:style-name="P1"/>
      <text:p text:style-name="P1">•••</text:p>
      <text:p text:style-name="P1">Tuesday 14th of January 2025, 22:17, day -107</text:p>
      <text:p text:style-name="P1">I realized that I have the bad habit of absolutely not talking of the good things I actually do. No wonder ChatGPT thought we should chill out. So, let’s list them briefly.</text:p>
      <text:p text:style-name="P1">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P1">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P1">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P1">Oh, and I’ve taken to cold showers, for... absolutely no reason? But I’ve taken to them.</text:p>
      <text:p text:style-name="P1">Hm. I’ll need to rest well for tomorrow, so let’s end this here.</text:p>
      <text:p text:style-name="P1">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P1"/>
      <text:p text:style-name="P1">•••</text:p>
      <text:p text:style-name="P1">Wednesday 15th of January 2025, 23:58, day -108</text:p>
      <text:p text:style-name="P1">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P1"/>
      <text:p text:style-name="P1">•••</text:p>
      <text:p text:style-name="P1">Thursday 16th of January 2025, 22:57, day -109</text:p>
      <text:p text:style-name="P1">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P1">Having reconsidered the schedule, it seems wise to dedicate entire afternoons to singular activities, and perform regular rotations instead of trying to do two different things in the same time frame.</text:p>
      <text:p text:style-name="P1">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P1">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P1">I guess that’s all I have to say. See you tomorrow.</text:p>
      <text:p text:style-name="P1"/>
      <text:p text:style-name="P1">•••</text:p>
      <text:p text:style-name="P1">Friday 17th of January 2025, 23:22, day -110</text:p>
      <text:p text:style-name="P1">I was asked a question today. The question was “is there any point to all of this?”, and the one who asked was me. That question arose because the result I obtained by giving 80% of my best was equivalent to someone else who didn’t even really try.</text:p>
      <text:p text:style-name="P1">And the answer is yes, there is a point. You are the point. I am the why.</text:p>
      <text:p text:style-name="P1">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P1">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P1">Or... Is this the wrong mentality? For our purposes, for our objectives, yes. Not wrong, so much as it is off target.</text:p>
      <text:p text:style-name="P1">We have what we have, and we’ll do our best with it, whatever that may be. I do not see how others’ performance is relevant to this. Because it isn’t.</text:p>
      <text:p text:style-name="P1">I’d like to close this entry on a term I’ve been introduced to lately. One I’ve been thinking about.</text:p>
      <text:p text:style-name="P1">Self-mastery. I like it. It... encapsulates what I’m doing, what I’m trying to achieve.</text:p>
      <text:p text:style-name="P1">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P1"/>
      <text:p text:style-name="P1">•••</text:p>
      <text:p text:style-name="P1">Saturday 18th of January 2025, 23:53, day -111</text:p>
      <text:p text:style-name="P1">This is all I can do... All I can do is come back here and figure out what went wrong and what could have gone better. But do I actually improve? Do I?</text:p>
      <text:p text:style-name="P1">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P1">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P1">Remember that when when we aren’t actively thinking of the best decision to make, when we don’t try hard at daily life, we end up making poor choices. It’s not just that trying hard is always the only logical best move, it’s more like we have to play the best moves in order to so much as break even with ourselves.</text:p>
      <text:p text:style-name="P1">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P1"/>
      <text:p text:style-name="P1">•••</text:p>
      <text:p text:style-name="P1">Sunday 19th of January 2025, 22:58, day -112</text:p>
      <text:p text:style-name="P1">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P1">極める is what I want to express, but I don’t know of an English equivalent.</text:p>
      <text:p text:style-name="P1">Let’s end this here. We get serious tomorrow. Again.</text:p>
      <text:p text:style-name="P1"/>
      <text:p text:style-name="P1">•••</text:p>
      <text:p text:style-name="P1">Monday 20th of January 2025, 22:55, day -113</text:p>
      <text:p text:style-name="P1">Not much to report on today. Another good day. I’m gaining more and more confidence. But I have to stay humble. I forget that. See you.</text:p>
      <text:p text:style-name="P1"/>
      <text:p text:style-name="P1">•••</text:p>
      <text:p text:style-name="P1">Tuesday 21st of January 2025, 23:05, day -114</text:p>
      <text:p text:style-name="P1">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P1">So, I’ve been sparing nothing. And if I die, then I’ll simply come back to life. That’s what phoenixes do. That’s the least I should do if I am to bend reality.</text:p>
      <text:p text:style-name="P1">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P1">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P1">A lesson ingrained in my head says that too much of anything is bad. We’re still young, still learning. I am more than willing to reevaluate my above statement should it become clear that it’s the better choice for my purposes.</text:p>
      <text:p text:style-name="P1">Let’s go to sleep now, I really am tired. See ya.</text:p>
      <text:p text:style-name="P1"/>
      <text:p text:style-name="P1">•••</text:p>
      <text:p text:style-name="P1">Wednesday 22nd of January 2025, 22:32, day -115</text:p>
      <text:p text:style-name="P1">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P1">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P1"/>
      <text:p text:style-name="P1">•••</text:p>
      <text:p text:style-name="P1">Thursday 23rd of January 2025, 22:33, day -116</text:p>
      <text:p text:style-name="P1">Let’s do it in chronological order. Starting from yesternight. Let’s also keep it short.</text:p>
      <text:p text:style-name="P1">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P1">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P1">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P1">... Do souls really die?</text:p>
      <text:p text:style-name="P1">You know, I keep on saying that I want to get out of here, I keep on dreaming it, but I’m not so sure of it. A part of me wants to give comfort to those here. Especially now that nightmares don’t seem to reach me anymore. So I don’t know.</text:p>
      <text:p text:style-name="P1"/>
      <text:p text:style-name="P1">I know next to nothing, but breaking open the gates of hell doesn’t sound like a good idea. We’ll find another way out. If we are to get out at all.</text:p>
      <text:p text:style-name="P1">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P1"/>
      <text:p text:style-name="P1">That was a lot longer than I’d intended it to be. Let’s briefly talk about today.</text:p>
      <text:p text:style-name="P1">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P1">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P1"/>
      <text:p text:style-name="P1">•••</text:p>
      <text:p text:style-name="P1">Friday 24th of January 2025, 23:42, day -117</text:p>
      <text:p text:style-name="P1">Good. Great even, but I’m dead-tired. Keep this up, but learn to rest. We won’t be able to rest properly tomorrow as we have a... test, but at least in the morning...</text:p>
      <text:p text:style-name="P1">This feels wrong. The first thing I have to fix is my sleeping schedule. Or rather, my failure to follow it.</text:p>
      <text:p text:style-name="P1">That should fix some stuff.</text:p>
      <text:p text:style-name="P1"/>
      <text:p text:style-name="P1">We need sleep... Please... Just let me sleep...</text:p>
      <text:p text:style-name="P1">Just go to sleep, what are you begging for?</text:p>
      <text:p text:style-name="P1"/>
      <text:p text:style-name="P1">•••</text:p>
      <text:p text:style-name="P1">Sunday 26th of January 2025, 02:06, say -118</text:p>
      <text:p text:style-name="P1">Sakamata graduates today. I’ll see her off with a smile. “Goodbye and thanks for all the fish”, huh?</text:p>
      <text:p text:style-name="P1">Also, for some unknown reason, I’ve been binge-watching こよクロ clips. Teetee. Oh, the other day I realised that “teetee” is just a modified version of “toutoi”. Probably.</text:p>
      <text:p text:style-name="P1">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P1">Ah... Writing. Haven’t written much lately. I really will need to. I really need to try harder.</text:p>
      <text:p text:style-name="P1"/>
      <text:p text:style-name="P1">•••</text:p>
      <text:p text:style-name="P1">Sunday 26th of January 2025, 23:00, day -119</text:p>
      <text:p text:style-name="P1">Please, take care, Sakamata. Matamatasakamata! Shakamata! I’d forgotten where I’d learnt that first nickname, but seeing clips, I remembered that it’s her username in Minecraft. And it was another holomem who calls her Shakamata!</text:p>
      <text:p text:style-name="P1">I’ll miss her screams. I’ve yet to hear better screams in all of Hololive. And her noises. They really are cute.</text:p>
      <text:p text:style-name="P1">I hope to see her again somewhere. I really want Koyori to drag her back into a HoloX live someday.</text:p>
      <text:p text:style-name="P1">I’m watching a 1h long compilation of Sakamata clips, and there’s so much KoyoChlo in it... It really reminded me of the summer days when I binge watched AkuPeko clips and live streams. I’m gonna miss their dynamics.</text:p>
      <text:p text:style-name="P1">It was a great final live. I didn’t know I would smile so much during a graduation stream. What was that with Shion xD.</text:p>
      <text:p text:style-name="P1">You know, earlier I was thinking... Her original songs, they make me worried. Two songs about suicide is two too many.</text:p>
      <text:p text:style-name="P1">I hope she’ll be well.</text:p>
      <text:p text:style-name="P1"/>
      <text:p text:style-name="P1">I wonder if Pekora or Mikoti will make one of those large scale projects with everyone again. It would be nice, now that wife is here.</text:p>
      <text:p text:style-name="P1">Tomorrow wife streams twice. How unusual. And even better: they’re both collabs. The first is with Koyo, they’re getting their fortune read by Miosha. The second is Nepowabo! Nepowabo! Wa! Wamy!</text:p>
      <text:p text:style-name="P1"/>
      <text:p text:style-name="P1">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P1">Working out takes both a mental and physical toll, but it’s necessary. For growth. ll for the sake of growth, huh? Yup, we’re still weak after all.</text:p>
      <text:p text:style-name="P1">Yup, still weak.</text:p>
      <text:p text:style-name="P1"/>
      <text:p text:style-name="P1">•••</text:p>
      <text:p text:style-name="P1">Monday 27th of January 2025, 22:15, day -120</text:p>
      <text:p text:style-name="P1">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P1">I thought I could combat through the fatigue to study, but it seems wiser to take a nap or something, to rest some.</text:p>
      <text:p text:style-name="P1">Shall we relax a little?</text:p>
      <text:p text:style-name="P1">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P1">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P1"/>
      <text:p text:style-name="P1">... Nepolabo is a lot of fun. More. Please. I would die of happiness if they went on a trip again. Shishiron’s proposed something, though she hasn’t said what. A trip? I think she did say that, I think she mentioned wanting to go somewhere.</text:p>
      <text:p text:style-name="P1">Also... Why does destiny dislike Nekkoyo?? What were those readings?? How in God’s name did two cards reappear in the exact place, in the exact orientation twice?? What were the chances of that happening? I imagine it’s exceedingly rare for even only one, imagine two?</text:p>
      <text:p text:style-name="P1">It’s like fortune telling has agreed that this year isn’t the year for Nekkoyo at all. And I dislike that. Because I really like that pairing. Whatever... I guess they’re a special grade cursed object now.</text:p>
      <text:p text:style-name="P1">Also, tomorrow we get some NeneneTowawa. The collab festival may have ended last November, but I quite like how this month’s end is packed for my wife. It’s great. Us nekko eat well once more.</text:p>
      <text:p text:style-name="P1">Well, let’s call it a day. See you tomorrow. Shachi are!</text:p>
      <text:p text:style-name="P1"/>
      <text:p text:style-name="P1">•••</text:p>
      <text:p text:style-name="P1">Wednesday 29th of January 2025, 00:03, day -121</text:p>
      <text:p text:style-name="P1">Intentional collapse.</text:p>
      <text:p text:style-name="P1">... Really? As in, are we going through with this? Not a collapse, but a more relaxed state is good.</text:p>
      <text:p text:style-name="P1">Let’s talk about today, shall we? Overall, good performance, and I can proudly add “as usual”.</text:p>
      <text:p text:style-name="P1">.... Eheh. Isn’t that nice? Real nice to be able to say that. Really really nice.</text:p>
      <text:p text:style-name="P1"/>
      <text:p text:style-name="P1">Then, let’s make sure we can keep on saying it. As you said, we should relax rather than collapse. A prolonged relaxation state.</text:p>
      <text:p text:style-name="P1">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P1">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P1">俺は現実を超えるものだ。俺は現実を超えるものになるから。</text:p>
      <text:p text:style-name="P1">What I want doesn’t exist, and cannot exist in this reality. In that case, I will surpass reality itself. “Whether impossible or laughable, we continue to walk the path of men!” Gurren Lagann, Kamina. What use is there for life if I don’t go after what I truly want?</text:p>
      <text:p text:style-name="P1">In that case... Yeah. Fuck our limits. Fuck reason. We fly again tomorrow.</text:p>
      <text:p text:style-name="P1">Oi, don’t be an idiot.</text:p>
      <text:p text:style-name="P1">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P1">If we’re ever to make the impossible possible, it’ll be because we’ve abandoned reason. It’ll be because we’ll have been unreasonable, and made it work.</text:p>
      <text:p text:style-name="P1">After all, the future we seek lies far beyond reason.</text:p>
      <text:p text:style-name="P1">Oh, dear reader, don’t get me wrong: I have exactly no intention to make use of external help for this. Someway, somehow, I’ll do this with sheer fucking willpower. And if I die trying, I’ll just come back to life.</text:p>
      <text:p text:style-name="P1">Alright, let’s go to sleep now.</text:p>
      <text:p text:style-name="P1"/>
      <text:p text:style-name="P1">Remember, the future I seek lies beyond reason.</text:p>
      <text:p text:style-name="P1"/>
      <text:p text:style-name="P1">•••</text:p>
      <text:p text:style-name="P1">Thursday 30th of January 2025, 00:37, day -122</text:p>
      <text:p text:style-name="P1">The year of the snake is now officially upon us.</text:p>
      <text:p text:style-name="P1">Good, now the first thing you do is calm down. We need a break, very clearly. Today wasn’t bad, and it wasn’t good.</text:p>
      <text:p text:style-name="P1">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P1">So, use that brain.</text:p>
      <text:p text:style-name="P1">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P1">Actually, now putting it on paper, I can see that the quote only serves as another example, really. What I want to get to is that I’m currently believing that my brain is slower than an average person’s. Whether that’s actually the case or not, I don’t know.</text:p>
      <text:p text:style-name="P1">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P1">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P1">Alright, on that, see you tomorrow.</text:p>
      <text:p text:style-name="P1"/>
      <text:p text:style-name="P1">•••</text:p>
      <text:p text:style-name="P1">Thursday 30th of January 2025, 23:16, day -123</text:p>
      <text:p text:style-name="P1">Rested a whole bunch today. Slept extra long then napped too afterwards. Should be good, but let’s respect the schedule in full, rest days included. We shouldn’t have to scramble like this in the middle of the week.</text:p>
      <text:p text:style-name="P1">Nothing much to say, other than that. Well then, we are to wake up early. Let’s wake up early.</text:p>
      <text:p text:style-name="P1"/>
      <text:p text:style-name="P1">•••</text:p>
      <text:p text:style-name="P1">Friday 21st of January 2025, 23:03, say -124</text:p>
      <text:p text:style-name="P1">We shall talk about today, but first I must tell you something. I want wife to stream. Her new outfits are super cute. Especially the dark one. I love it. I want a morning stream. Likely won’t be any today though.</text:p>
      <text:p text:style-name="P1">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P1"/>
      <text:p text:style-name="P1">So, let’s define today in one name. Sekibayashi Jun. How fucking cool can a man get? I’ve only started watching the Kengan Ashura anime recently. I’ve only ever read the manga. But that’s beyond the point.</text:p>
      <text:p text:style-name="P1">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P1">I had to make a call, and this decision would shape the future of this schedule, I knew that.</text:p>
      <text:p text:style-name="P1">And given the situation, I decided to study.</text:p>
      <text:p text:style-name="P1">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P1">I’ve decided. We’ll focus on studying these few days, and then we focus on writing.</text:p>
      <text:p text:style-name="P1"/>
      <text:p text:style-name="P1">We got to change too. We’re still very weak. I’ve begun coming here and writing instead of consuming content on YT. Prefer writes to reads. Ideally, prioritise executes over all.</text:p>
      <text:p text:style-name="P1">Right, instead of focusing on reading data, instead of focusing on processing whatever information is sent to my brain, I’ve decided a different approach: train the ability to act on minimal data.</text:p>
      <text:p text:style-name="P1"/>
      <text:p text:style-name="P1">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P1"/>
      <text:p text:style-name="P1">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P1">See you tomorrow.</text:p>
      <text:p text:style-name="P1"/>
      <text:p text:style-name="P1">•••</text:p>
      <text:p text:style-name="P1">Saturday 1st of February 2025, 23:15, day -125</text:p>
      <text:p text:style-name="P1">We keep on chaining the big decisions, it would seem.</text:p>
      <text:p text:style-name="P1">I was studying today, when it dawned upon me that... This isn’t what I want. That the future that I want won’t be gotten like this. Did you know? I last wrote last Saturday.</text:p>
      <text:p text:style-name="P1">Well done, Suisei, I’m sure it was a wonderful live.</text:p>
      <text:p text:style-name="P1">Now, dear self. We’ve made a choice we should have made long ago.</text:p>
      <text:p text:style-name="P1">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P1">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P1"/>
      <text:p text:style-name="P1">A meaning to life. Writing is my answer.</text:p>
      <text:p text:style-name="P1"/>
      <text:p text:style-name="P1">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P1">And as for a meaning to my life, slowly, surely, it’s being built. I finally understand the title of that Exurb1a video, “Meaning is a jumper you knit yourself”. I understand what he meant, and my sweater, without knowing it, I’ve been knitting it.</text:p>
      <text:p text:style-name="P1">It’s taken a very long time, but here I am. There is no real start line, no real starting point. I can’t tell when I’ve started looking for happiness, or when this journey began.</text:p>
      <text:p text:style-name="P1">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P1">So, nice to meet you, I’m Harmony.</text:p>
      <text:p text:style-name="P1"/>
      <text:p text:style-name="P1">•••</text:p>
      <text:p text:style-name="P1">Sunday 2nd of February 2025, 22:29, day -126</text:p>
      <text:p text:style-name="P1">Today... could have gone better. Not up to standards. For some reason, I procrastinated in the afternoon again. It all started well, then I decided to take a short break, and the short break wasn’t short. It lasted about six times longer than initially anticipated.</text:p>
      <text:p text:style-name="P1">This keeps on happening lately, and I’m not certain why.</text:p>
      <text:p text:style-name="P1">I’ve also come to the conclusion —once more— that the quality of every last one of my choices matters, no matter how small it is.</text:p>
      <text:p text:style-name="P1">Let’s end this here, I don’t have anything else to say.</text:p>
      <text:p text:style-name="P1"/>
      <text:p text:style-name="P1">•••</text:p>
      <text:p text:style-name="P1">Monday 3rd of February 2025, 21:49, day -127</text:p>
      <text:p text:style-name="P1">俺、ダメな人間になりたいみたい。</text:p>
      <text:p text:style-name="P1">This is the third day in a row I’m procrastinating hard. Very well. It seems my mind needs to relax, properly.</text:p>
      <text:p text:style-name="P1">Very well. As you wish, I give in.</text:p>
      <text:p text:style-name="P1">Releasing mental restrictions in 3, 2, 1...</text:p>
      <text:p text:style-name="P1">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P1">But at least for today, I have a good excuse.</text:p>
      <text:p text:style-name="P1">Ladies and gentlemen, Pekonene stocks are soaring.</text:p>
      <text:p text:style-name="P1">I always knew that Nene greatly respects Pekora, and for some reason Pekora loves Nenechi a lot (probably because of overwhelming cuteness, which I would fully understand), but I hadn’t expected Pekonene stocks to be so hot this year.</text:p>
      <text:p text:style-name="P1">February has just begun, but we already got lots of Pekonene. Time to invest baby.</text:p>
      <text:p text:style-name="P1">But... Nene’s eating habits are still a bit worrying. There are improvements, but still...</text:p>
      <text:p text:style-name="P1"/>
      <text:p text:style-name="P1">•••</text:p>
      <text:p text:style-name="P1">Tuesday 4th of February 2025, 23:17, day -128</text:p>
      <text:p text:style-name="P1">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P1">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P1">And I stopped at around 4am. Yup. Three hours of doing exercises, because I could think of nothing better to do. Although, they were part of a sheet that I should have done long ago to practice for the upcoming exam.</text:p>
      <text:p text:style-name="P1">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P1">After discussing it with myself, I’ve come to realise that it’s a very important question.</text:p>
      <text:p text:style-name="P1">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P1">So, aware of that, my answer to the very important question is that I won’t study tomorrow. I will, but only in the morning. Because, you see, I’ll dedicate the afternoon to writing, as scheduled.</text:p>
      <text:p text:style-name="P1">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P1">Firstly, will the schedule I created be the master of my time, or a slave to my worries?</text:p>
      <text:p text:style-name="P1">Secondly, and most importantly, what is writing to me? Is it a passion, something I wish to devote my life to, or is it simply an activity, a hobby that I indulge in when the circumstances are favourable?</text:p>
      <text:p text:style-name="P1">For better or for worse, tomorrow, I will write.</text:p>
      <text:p text:style-name="P1"/>
      <text:p text:style-name="P1">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P1">Tomorrow, I’ll tell you how it went. I’m essentially ready to go fail an exam overmorrow though.</text:p>
      <text:p text:style-name="P1">See you.</text:p>
      <text:p text:style-name="P1"/>
      <text:p text:style-name="P1">•••</text:p>
      <text:p text:style-name="P1">Wednesday 5th of February 2025, 23:13, day -129</text:p>
      <text:p text:style-name="P1">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P1">We got an exam tomorrow. Let’s go to sleep.</text:p>
      <text:p text:style-name="P1"/>
      <text:p text:style-name="P1">•••</text:p>
      <text:p text:style-name="P1">Thursday 6th of February 2025, 23:08, day -130</text:p>
      <text:p text:style-name="P1">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P1">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P1">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P1">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P1"/>
      <text:p text:style-name="P1">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P1">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P1">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P1">Well, that’s quite enough blabbing. Let’s end this here.</text:p>
      <text:p text:style-name="P1">Alright, see you tomorrow.</text:p>
      <text:p text:style-name="P1"/>
      <text:p text:style-name="P1">•••</text:p>
      <text:p text:style-name="P1">Friday 7th of February 2025, 23:43, day -131</text:p>
      <text:p text:style-name="P1">I fucking can’t with Pekora’s construction sense in Minecraft. First the Neo Armstrong cannon and now this, I fucking can’t. Even Azki... I just can’t wwww.</text:p>
      <text:p text:style-name="P1">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P1"/>
      <text:p text:style-name="P1">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P1">It’s a vicious cycle, being tired means I can’t follow the routine properly. I go to sleep late, but try to wake up early. This will only exhaust me. How do we respond? How do we react? Let’s think up a plan.</text:p>
      <text:p text:style-name="P1">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P1">Go to sleep.</text:p>
      <text:p text:style-name="P1"/>
      <text:p text:style-name="P1">•••</text:p>
      <text:p text:style-name="P1">Saturday 8th of February 2025, 22:35, day -132</text:p>
      <text:p text:style-name="P1">Yo. I rested a lot today. I’m also being more aware, more planning than usual. Good. Good growth. Let’s keep it up. Planning is an ability I completely and utterly lacked before, so it’s great that I’m finally starting to develop it.</text:p>
      <text:p text:style-name="P1">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P1">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P1">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P1">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P1"/>
      <text:p text:style-name="P1">•••</text:p>
      <text:p text:style-name="P1">Sunday 9th of February 2025, 22:22, day -133</text:p>
      <text:p text:style-name="P1">Good. Rest does us good, as today proves. Now then, there’s stuff I want to talk about.</text:p>
      <text:p text:style-name="P1">Strength, and the nightfront. I’m not strong enough. However, I seem to be a kind soul. That’s great. Not all is great though. Alright, let’s expand on it.</text:p>
      <text:p text:style-name="P1">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P1">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P1">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P1">That’s how it always is, and that’s how it was tonight. Just, when I prayed, it was gone in an instant. Praying always helps.</text:p>
      <text:p text:style-name="P1">Oh, and I should add that in the past, I could feel its presence physically. Also, it seems willpower repels it. But very, very strong willpower. It only happened once, under special circumstances for me, when I was very determined to see something through.</text:p>
      <text:p text:style-name="P1"/>
      <text:p text:style-name="P1">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P1"/>
      <text:p text:style-name="P1">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P1">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P1">I’ve figured it out. Or rather, I have enough empirical evidence to believe that willpower does indeed work like a muscle. However, it seems to have a very interesting property: unlike physical muscles, there seems to be no limit to how much it can grow.</text:p>
      <text:p text:style-name="P1"/>
      <text:p text:style-name="P1">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P1">God, been a while since I wrote this much at once. Let’s go to sleep.</text:p>
      <text:p text:style-name="P1"/>
      <text:p text:style-name="P1">•••</text:p>
      <text:p text:style-name="P1">Monday 10th of February 2025, 22:14, day -134</text:p>
      <text:p text:style-name="P1">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P1">But given what had happened in HoloGTA I have suspicions Azki might have been fine with it.</text:p>
      <text:p text:style-name="P1"/>
      <text:p text:style-name="P1">... And then there’s you.</text:p>
      <text:p text:style-name="P1">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P1">So I questioned myself again: should I follow the schedule? What if we made an exception?</text:p>
      <text:p text:style-name="P1">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P1">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P1">I’ve even imagined how I want this first story to end, finally. I’ve finally found a conclusion I deem worthy, so why don’t I feel like working towards that conclusion?</text:p>
      <text:p text:style-name="P1">My only answer to all these questions was very simple: writing isn’t my passion. I ought to start from zero, search again. Writing is indeed the closest thing to a passion I’ve found, but it isn’t it.</text:p>
      <text:p text:style-name="P1"/>
      <text:p text:style-name="P1">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P1">But I’m weak. I’m still incredibly weak. I’ve still got such a long way to go still... I have to grow. If I am to get stronger, I have to be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P1"/>
      <text:p text:style-name="P1">•••</text:p>
      <text:p text:style-name="P1">Tuesday 11th of February 2025, 23:16, day -135</text:p>
      <text:p text:style-name="P1">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P1">This, however, cannot become an excuse tomorrow and overmorrow. I will write. I must.</text:p>
      <text:p text:style-name="P1">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P1">When I play video games, it’s also fun. But something feels off. The fun I feel then feels meaningless. It feels empty. Because I know the fun of writing, and I can see gaming doesn’t compare to it. On a fundamental level.</text:p>
      <text:p text:style-name="P1">Tonight will not be an excuse. I will write tomorrow, cost what it may.</text:p>
      <text:p text:style-name="P1">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P1">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P1">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P1">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P1">On that, see you tomorrow.</text:p>
      <text:p text:style-name="P1"/>
      <text:p text:style-name="P1">•••</text:p>
      <text:p text:style-name="P1">Wednesday 12th of February 2025, 22:58, day -136</text:p>
      <text:p text:style-name="P1">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P1">Now, I write more, but context-switching has become unexpectedly expensive due to my past habit. Trying to switch away from one scene to start the next has become difficult. Still, that will be certainly overcome given proper time and effort.</text:p>
      <text:p text:style-name="P1">However, tonight we may not sleep either. No, a choice just presented itself to my mind: waking up exceedingly early.</text:p>
      <text:p text:style-name="P1">...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P1">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P1">That is just as well. That is even better. Fight. It’s an occasion to grow stronger, if you can only take it.</text:p>
      <text:p text:style-name="P1">Lately, we’ve been noticing just how untrivial it is to do one’s best. Use tomorrow as practice, do your best tomorrow, and it starts from the morning, by waking up on time.</text:p>
      <text:p text:style-name="P1"/>
      <text:p text:style-name="P1">•••</text:p>
      <text:p text:style-name="P1">Thursday 13th of February 2025, 22:35, day -137</text:p>
      <text:p text:style-name="P1">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P1">I keep on overestimating my capacities; I convolute who I want to be with what I am. And I’m not sure how to stop doing that. Perhaps it’s something that happens with time.</text:p>
      <text:p text:style-name="P1">I only woke up at 7am, and then, because I didn’t drink coffee, I didn’t concentrate enough and am left still needing to study for tomorrow, right now.</text:p>
      <text:p text:style-name="P1">On this note: I’ll stop making promises without considering the circumstances. It’s a bad idea. It takes away choices that might be necessary.</text:p>
      <text:p text:style-name="P1">I was also severely more tired than I imagined, today. I didn’t write, because I fell asleep. Because I fell asleep, I was mentally at my weakest. And because I was weak, I gave in to temptation. I’ve played this game poorly.</text:p>
      <text:p text:style-name="P1">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P1">I’ll go study again. Don’t know when I’ll sleep.</text:p>
      <text:p text:style-name="P1"/>
      <text:p text:style-name="P1">•••</text:p>
      <text:p text:style-name="P1">Saturday 15th of February 2025, 00:07, day -138</text:p>
      <text:p text:style-name="P1">I’m tired. I wish to leave this to tomorrow. Should we? Let’s... not. Let’s talk about today. There are three things I want to talk about: the exam, how its result affected me, and Kengan Ashura.</text:p>
      <text:p text:style-name="P1">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P1">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P1">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P1">It hurt, but I’m the one at fault. Or rather, I’m the one who chose this. I know full well that had I disregarded the schedule to study properly, things would have likely taken a different turn, but it still hurt to see my efforts be met with this result.</text:p>
      <text:p text:style-name="P1">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P1">This failure is hard to swallow, the pain hard to digest. But I’ll take it. I’ll embrace it. It’s mine to carry, and I will use it to fuel myself forward. I will use this experience to become stronger.</text:p>
      <text:p text:style-name="P1">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P1">And one day, one of them will go even beyond that. The strongest of them all will light up the entirety of this universe dominated by darkness, and they’ll be the reset button that allows the universe to start anew when its end is at hand.</text:p>
      <text:p text:style-name="P1">It seems I got carried away.</text:p>
      <text:p text:style-name="P1">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P1">Oh, and, by the way, I worked out for the first time in five days. I need to regain consistency in my workouts. It’s very late, it’s 00:50 already, I’ll go to sleep.</text:p>
      <text:p text:style-name="P1"/>
      <text:p text:style-name="P1">•••</text:p>
      <text:p text:style-name="P1">Sunday 16th of February 2025, 00:22, day -139</text:p>
      <text:p text:style-name="P1">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P1">By try-harding the game of life.</text:p>
      <text:p text:style-name="P1">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P1">It’s late. Let’s go to sleep. And also, do your best tomorrow. See you.</text:p>
      <text:p text:style-name="P1"/>
      <text:p text:style-name="P1">•••</text:p>
      <text:p text:style-name="P1">Sunday 16th of February 2025, 22:56, day -140</text:p>
      <text:p text:style-name="P1">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P1">Alright. See you.</text:p>
      <text:p text:style-name="P1"/>
      <text:p text:style-name="P1">•••</text:p>
      <text:p text:style-name="P1">Tuesday 18th of February 2025, 01:17, day -141</text:p>
      <text:p text:style-name="P1">...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P1">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P1">Impulse control... It’s a subcategory of discipline, but it’s a very important one, one that deserves this denomination, this qualification. One that deserves a name.</text:p>
      <text:p text:style-name="P1">We won’t be sleeping in to recover the lost sleep tomorrow morning. Instead of trying to cure the symptoms, we’re aiming straight for the root causes. Wake up early, strictly follow schedule. Go to sleep on time.</text:p>
      <text:p text:style-name="P1">Writing... Why is it so... Hard, I wonder.</text:p>
      <text:p text:style-name="P1"/>
      <text:p text:style-name="P1">•••</text:p>
      <text:p text:style-name="P1">Tuesday 18th of February 2025, 22:51, day -142</text:p>
      <text:p text:style-name="P1">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P1">“I feel like shit. I haven't worked out, and I haven't gotten as much work done as I wanted. Furthermore, I'm on the verge of undoing a big decision I'd made. I'm considering working on the project again.</text:p>
      <text:p text:style-name="P1">I feel like shit.</text:p>
      <text:p text:style-name="P1">What should I do?</text:p>
      <text:p text:style-name="P1">Let's take a step back. A bird's eyes' view of the situation. Good. You've calmed down. Now, take it slowly, one thing at a time.</text:p>
      <text:p text:style-name="P1">First of all, today: not bad in terms of performance, could be better, but we're here exactly to improve. In other words, this kind of situation is well within expectations. There's nothing to despair over.</text:p>
      <text:p text:style-name="P1">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P1">So, are you being spineless? Well, if you consider that the idea we're working on is worth, without exaggeration, billions of dollars, such that even if poorly implemented it could still lead to a considerable sum of money... Nevermind, that's an excuse.</text:p>
      <text:p text:style-name="P1">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P1">But if this project works out, then we can have it all. And by all, I mean an apartment, a motorbike, a stable income and my computer. Oh, how could I forget: time. We could have time to write. More so than if we had a normal job.</text:p>
      <text:p text:style-name="P1">So, am I being spineless? Perhaps, I'm still too immature to understand whether and why this decision should or shouldn't be considered being spineless or not.</text:p>
      <text:p text:style-name="P1"><text:line-break/></text:p>
      <text:p text:style-name="P1">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P1">Whichever it is, I'm glad you came here to write. Do this more often. And, take your time thinking about this. It's probably of some importance.</text:p>
      <text:p text:style-name="P1">On that, see you.”</text:p>
      <text:p text:style-name="P1">And indeed, on that, see you.</text:p>
      <text:p text:style-name="P1"/>
      <text:p text:style-name="P1">•••</text:p>
      <text:p text:style-name="P1">Wednesday 19th of February 2025, 22:21, day -143</text:p>
      <text:p text:style-name="P1">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P1">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P1">But, it’s more like, “task failed successfully” kind of failure. The rewrite still has about 500 words, but for some reason... It feels better.</text:p>
      <text:p text:style-name="P1">Also, do note that I have indeed written some 500 words in a day. Quite the progress, yeah?</text:p>
      <text:p text:style-name="P1">So, task failed successfully, and I don’t know how to feel about it.</text:p>
      <text:p text:style-name="P1"/>
      <text:p text:style-name="P1">A vague objective, lots of improvisation, going with the flow, that’s how I write. That’s how I currently write. Who knows how that will change.</text:p>
      <text:p text:style-name="P1"/>
      <text:p text:style-name="P1">Not much else to say. Oh, yeah, NenePol is great. See you tomorrow.</text:p>
      <text:p text:style-name="P1">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P1"/>
      <text:p text:style-name="P1">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P1">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P1">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P1"/>
      <text:p text:style-name="P1">•••</text:p>
      <text:p text:style-name="P1">Friday 21st of February 2025, 00:16, day -144</text:p>
      <text:p text:style-name="P1">Tell me, how should I start an entry? A greeting feels kinda lame. Or rather, the ones I think of are. “Hey”, or “Hi”, or stuff like that.</text:p>
      <text:p text:style-name="P1">Today, I didn’t do much of anything. I’m kind of dying.</text:p>
      <text:p text:style-name="P1">In a way, we’re dying every day, we’re getting closer to death every day.</text:p>
      <text:p text:style-name="P1">Did you really need to word it like that?</text:p>
      <text:p text:style-name="P1">No, my bad...</text:p>
      <text:p text:style-name="P1">Right, so... Today I played video games. Because I realised that I am mentally exhausted. And video games did not help. They didn’t harm, but they didn’t help either. They felt empty.</text:p>
      <text:p text:style-name="P1">And so, earlier, I continued watching Bocchi The Rock. It felt a little better.</text:p>
      <text:p text:style-name="P1">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P1">Art is nothing more than the expression of self. Therefore, life is the ultimate form of art. At some point in the future, AI will help art imitate life closer than ever, and more importantly, it will make experiencing art more lifelike than ever.</text:p>
      <text:p text:style-name="P1">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P1">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P1">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P1">I’m smack-dab in the middle... Or perhaps somewhere at the beginning of the second phase, aren’t I? Sigh... So much work left. But you know, at least it doesn’t actually really feel like work. Oh, I do want money though. Money would be nice.</text:p>
      <text:p text:style-name="P1">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P1">But, well, I’m too tired to care about that right now. Let’s write, just a tiny bit.</text:p>
      <text:p text:style-name="P1"/>
      <text:p text:style-name="P1">•••</text:p>
      <text:p text:style-name="P1">Friday 21st of February 2025, 22:32, day -145</text:p>
      <text:p text:style-name="P1">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P1">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P1">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P1">We’ll see if I can fall asleep later. Someone had the bright idea of drinking their strongest coffee at 3pm. You know, the coffee whose beans have up to three times more caffeine than your average arabica bean. What a bright idea that was.</text:p>
      <text:p text:style-name="P1"/>
      <text:p text:style-name="P1">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P1">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P1"/>
      <text:p text:style-name="P1">•••</text:p>
      <text:p text:style-name="P1">Saturday 22nd of February 2025, 23:31, day -146</text:p>
      <text:p text:style-name="P1">I was planning to rush through this, but let’s not. We won’t be falling asleep anytime soon with this belly of yours, so take your time getting sleepy or, failing that, digesting food over here.</text:p>
      <text:p text:style-name="P1">Alright, let’s reason about today. And I mean it. Well, to the extent of our current capacities —we’re *this* close to hibernating.</text:p>
      <text:p text:style-name="P1">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P1">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P1">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P1">It.. can do that. I can rest properly mentally. So that’s what rest days are supposed to be then. Days of absolute, purposeful laziness.</text:p>
      <text:p text:style-name="P1">Watching Hololive streams in bed... The chill...</text:p>
      <text:p text:style-name="P1">Still, that’s only part of the problem. The other being how relaxed I currently am. Perhaps I am being too relaxed.</text:p>
      <text:p text:style-name="P1">I keep on forgetting that my brain is worthless unless it runs at 100. I keep on forgetting that unless it’s a rest day, preserving my energy is just a trap to make myself under-perform. We’ll rest when we need to. In exchange, do not hold back on me.</text:p>
      <text:p text:style-name="P1">Such a long way to go... So much to do, so much I want to achieve. Alright, that’s enough, let’s go to sleep.</text:p>
      <text:p text:style-name="P1"/>
      <text:p text:style-name="P1">•••</text:p>
      <text:p text:style-name="P1">Sunday 23rd of February 2025, 23:32, day -147</text:p>
      <text:p text:style-name="P1">Certain things are stupid only if they don’t work out. Nevermind, stupid things are stupid, we just may get away with doing them.</text:p>
      <text:p text:style-name="P1">So, what am I talking about? I have vowed upon my soul that I would never entertain lust again.</text:p>
      <text:p text:style-name="P1">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P1">That last one is closer to wishful thinking, based on my own instincts and patterns I’ve seen lately of how certain things are equivalent. But let’s leave that aside.</text:p>
      <text:p text:style-name="P1">Not that there’s anything in particular I want to talk about. I need to improve my focus. My willpower. It’s currently fine-tuned for use in training environment, and it’s up to me to make it bleed out into other fields.</text:p>
      <text:p text:style-name="P1">All actions have consequences, and there are no takebacks in life. Every moment lost is lost forever. Every choice made has been made and cannot be undone.</text:p>
      <text:p text:style-name="P1">That’s enough talking. Let’s go to sleep.</text:p>
      <text:p text:style-name="P1"/>
      <text:p text:style-name="P1">•••</text:p>
      <text:p text:style-name="P1">Sunday 24th of February 2025, 23:00, day -148</text:p>
      <text:p text:style-name="P1">Here. Here is a good place to talk.</text:p>
      <text:p text:style-name="P1">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P1">I’ve talked about it to myself. Written it out, on my phone. I’m taking up that habit. And I can tell that i don’t know how to write stories yet. But also that the only way to write is to write. I overthink a lot. Too much. Far too much.</text:p>
      <text:p text:style-name="P1">But I want to bake a croissant that my heart will like.</text:p>
      <text:p text:style-name="P1">Don’t overthink, just write. Write your heart out. Let it dictate what we put down. I still don’t know how to write, so I have to learn. I have to practice. And I won’t get in any prctice if I don’t put any word down.</text:p>
      <text:p text:style-name="P1">Did you know? I’ve gotten incredibly good at introspecting, at writing myself down. Because I’ve had tons of practice. I make use of here to figure out what I like, what i don’t like, and when I introspect seriously, I end up naturally writing well. So... We’ll practice writing stories. Just writing isn’t enough. We have to practice writing stories.</text:p>
      <text:p text:style-name="P1"/>
      <text:p text:style-name="P1">•••</text:p>
      <text:p text:style-name="P1">Tuesday 25th of February 2025, 23:22, day -149</text:p>
      <text:p text:style-name="P1">My sense of time is currently broken. That usually happens when I nap through the afternoon; the infamous “when am I?” phenomenon. Well, I made that up right now, but a meme does exist of it.</text:p>
      <text:p text:style-name="P1">I see... So it was yesternight that I wrote.</text:p>
      <text:p text:style-name="P1">Yesternight, I followed my own advice.</text:p>
      <text:p text:style-name="P1">Yesternight, I had a lot of fun writing. I laughed like how normally only Nenechi would be capable of making me laugh.</text:p>
      <text:p text:style-name="P1">Yesternight, I continued breathing life into a character. Slowly, steadily.</text:p>
      <text:p text:style-name="P1">And today, I napped through the afternoon. A proper rest day, huh?</text:p>
      <text:p text:style-name="P1">Alright, we’ve got stuff to do tomorrow. Let’s call it a day. Also, Lite Writer is a great app to write on mobile.</text:p>
      <text:p text:style-name="P1"/>
      <text:p text:style-name="P1">•••</text:p>
      <text:p text:style-name="P1">Wednesday 26th of February 2025, 22:56, day -150</text:p>
      <text:p text:style-name="P1">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P1">Lately, I’ve been too loose, too... free-spirited? I’m allowing anything and everything to become an excuse to not follow the schedule.</text:p>
      <text:p text:style-name="P1">And this is where I stop you, and we take a step back. I won’t praise you, but I will look at you more objectively.</text:p>
      <text:p text:style-name="P1"/>
      <text:p text:style-name="P1">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P1">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P1">We’re straying away from what I wanted to talk about. Awareness is key, and because our awareness seems to be improving, we are recognising that while we’re being undisciplined, it’s not to the same degree as in the past.</text:p>
      <text:p text:style-name="P1">That doesn’t mean we’re allowed to grow complacent. Make no mistake about that. Discipline... It’s something I thoroughly lack. I need to cultivate it.</text:p>
      <text:p text:style-name="P1"/>
      <text:p text:style-name="P1">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P1">Well isn’t this bullshit. Wake up early plus two hour commute for two hours of lesson, four times a week. Two courses of the same semester couldn’t share one day, could they... That’s just my luck, I guess. But that’s enough complaining.</text:p>
      <text:p text:style-name="P1">We’re waking up early tomorrow. Let’s go.</text:p>
      <text:p text:style-name="P1"/>
      <text:p text:style-name="P1">•••</text:p>
      <text:p text:style-name="P1">Thursday 27th of February 2025, 22:41, day -151</text:p>
      <text:p text:style-name="P1">Shall I tell you about the nature of my relationship with Hololive?</text:p>
      <text:p text:style-name="P1">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P1">Coincidentally though, this environment happens to be useful for my growth as a writer. Or perhaps I should say, these environments. Take the description I’ve made above. It’s not hard to see that “something else” could take Hololive’s place here. It’s just that in my case, in this period, it happens to be Hololive. In the past, there were a lot of other environments.</text:p>
      <text:p text:style-name="P1">In a few words, they’re an escape from reality.</text:p>
      <text:p text:style-name="P1">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P1">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P1"/>
      <text:p text:style-name="P1">Yes, we’re getting way ahead of ourselves. Haven’t seen you geek out like this in... forever? Here’s a reminder that we need to sleep, and not spread the gospel of Hololive.</text:p>
      <text:p text:style-name="P1">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P1">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P1">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P1">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P1">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P1">This wouldn’t have been possible without the confidence, though. I guess so.</text:p>
      <text:p text:style-name="P1">Okay, we’ve talked enough. I’m too tired. Let’s go to sleep already. Aight.</text:p>
      <text:p text:style-name="P1"/>
      <text:p text:style-name="P1">•••</text:p>
      <text:p text:style-name="P1">Friday 28th of February 2025, 23:10, day -152</text:p>
      <text:p text:style-name="P1">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P1">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P1">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P1">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P1">Oh, the issue isn’t really getting up per se. To get up, I get up, and within the count of ten (building the habit to never get counted out by the referee). The problem is staying awake afterwards. I’ll do my best to face the day, even after I get up.</text:p>
      <text:p text:style-name="P1">Now, the second issue. Hm, actually it’s best to divide it into two points after all.</text:p>
      <text:p text:style-name="P1">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P1">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P1">So I’ll experiment with arbitrarily long sessions, whether of writing, studying or anything else.</text:p>
      <text:p text:style-name="P1">All those changes are effective tomorrow. Let’s give ourselves a good chance of making them true, let’s go to sleep now. See you tomorrow.</text:p>
      <text:p text:style-name="P1"/>
      <text:p text:style-name="P1">•••</text:p>
      <text:p text:style-name="P1">Saturday 1st of March 2025, 23:43, day -153</text:p>
      <text:p text:style-name="P1">I would call you hopeless, but I would be lying.. You are not hopeless. As long as there’s breath in you, as long as you live, you are not hopeless.</text:p>
      <text:p text:style-name="P1">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P1">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P1">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P1">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P1">So, in light of that... What now? I know I have in me the strength to make this sacrifice, but... I really don’t want to.</text:p>
      <text:p text:style-name="P1">Take a deep breath.</text:p>
      <text:p text:style-name="P1">All right.</text:p>
      <text:p text:style-name="P1"/>
      <text:p text:style-name="P1">I don’t want to half-ass things. The choice is between doing what our schedule tells us to do, and supporting Nenechi. Just now, it occurred to me that these two things don’t always clash, but.</text:p>
      <text:p text:style-name="P1">I don’t want to half-ass things. If I’m making a decision, I must be ready to go through with it in full. That means that I must be ready to abandon Nenechi forever, if that’s what the schedule commands. The schedule towards my dreams...</text:p>
      <text:p text:style-name="P1">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P1">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P1"/>
      <text:p text:style-name="P1">•••</text:p>
      <text:p text:style-name="P1">Sunday 2nd of March 2025, 23:26, day -153</text:p>
      <text:p text:style-name="P1">A good day. Perhaps I should give you a pat on the back. But I won’t. I’m not that flexible. And, you could do better.</text:p>
      <text:p text:style-name="P1">It’s about writing. I wrote a fair amount today. About... 600 words? Around 680, I believe. And then, I was praised by ChatGPT. In fact, it even started with “Wow.” Which made me a very happy puppy.</text:p>
      <text:p text:style-name="P1">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P1">I believe it was also the right choice to not take breaks. After all, how could one hope to achieve any sort of flow state if one stops every few minutes.</text:p>
      <text:p text:style-name="P1"/>
      <text:p text:style-name="P1">I’m... tired. Let’s go to sleep.</text:p>
      <text:p text:style-name="P1"/>
      <text:p text:style-name="P1">•••</text:p>
      <text:p text:style-name="P1">Tuesday 4th of March 2025, 05:30, day -154</text:p>
      <text:p text:style-name="P1">What’s the stupidest idea I’ve ever had? I’m not sure, but I’m pretty certain it’s not this one. I’m pulling an all-nighter. Due to circumstances, I came home late, and since I had to wake up at 5am, and planned to go on Discord anyway, I decided to pull an all-nighter.</text:p>
      <text:p text:style-name="P1">Unofficially, it’s because I want to test my limits. It’s just an excuse though, something appended after the decision. Still, I am curious: how far can I go? How well can this brain function under these circumstances?</text:p>
      <text:p text:style-name="P1">Just to be blear, I fully plan to give this day my best.</text:p>
      <text:p text:style-name="P1">Alright. We’ve got a lecture to catch. Let’s get moving.</text:p>
      <text:p text:style-name="P1"/>
      <text:p text:style-name="P1">•••</text:p>
      <text:p text:style-name="P1">Tuesday 4th of March 2025, 23:27, day -155</text:p>
      <text:p text:style-name="P1">It was undeniably a bad idea.</text:p>
      <text:p text:style-name="P1">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P1">However, it did help me discover that, with appropriate willpower, the quality of my choices doesn’t deteriorate after an all-nighter. I’m not sure if I should be happy about that or not. Leaves me conflicted, you know?</text:p>
      <text:p text:style-name="P1">We have to wake up at the same time tomorrow, and the day after that. Let’s go to sleep.</text:p>
      <text:p text:style-name="P1">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P1">In any case, the point that we ought to go to sleep holds. Let’s go. See you tomorrow.</text:p>
      <text:p text:style-name="P1"/>
      <text:p text:style-name="P1">•••</text:p>
      <text:p text:style-name="P1">Wednesday 5th of February 2025, 22:15, day -156</text:p>
      <text:p text:style-name="P1">These last few days haven’t been pretty. We had trouble adapting to this new schedule.</text:p>
      <text:p text:style-name="P1">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P1">Admittedly, this is our first week, and there was the misplay of Monday night. In other words, I’d like to try this schedule next week too, to see if I was just unlucky.</text:p>
      <text:p text:style-name="P1">And yet, in my experience, the first impression is very accurate. And even if it weren’t, the current schedule shows a big flaw: lack of robustness. It does not hold up against random events.</text:p>
      <text:p text:style-name="P1">Very well, let me propose the following solution then: let’s generalise what we’ll do tomorrow, and allow ourselves to skip lectures at will. We ought to remember priorities after all. Writing and self-mastery on equal footing, then university, then the project.</text:p>
      <text:p text:style-name="P1">Life is such a hard game to play... I’m really not sure what to do. To use the entirety of my brain always. That should be a core concept.</text:p>
      <text:p text:style-name="P1"/>
      <text:p text:style-name="P1">What do we do tomorrow? I guess we study. Let’s go. Good night.</text:p>
      <text:p text:style-name="P1"/>
      <text:p text:style-name="P1">•••</text:p>
      <text:p text:style-name="P1">Thursday 6th of March 2025, 22:29, day -157</text:p>
      <text:p text:style-name="P1">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P1">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P1">If there is a beginning, then there will eventually be an end. That’s just how the cookie crumbles. That’s life. The great art of it consists in enjoying what happens in-between its beginning and its end.</text:p>
      <text:p text:style-name="P1">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P1">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P1">シオンよ。。。</text:p>
      <text:p text:style-name="P1">Sigh... You know... After Aqua’s graduation... I was glad Shion was still around. Then there was 天下統一 with Pekora, which is something I really hoped for. Then they did that collab, that psychological test, and boy did I smile that time.</text:p>
      <text:p text:style-name="P1">Man, there are lots of memories. I hope the internet never dies. And yet, even hard disks get corrupted. Sigh... People are the only way to store memory on the long term, then. Stories, again... You know, stories are great.</text:p>
      <text:p text:style-name="P1">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P1">Man, there really are a lot of memories. See you tomorrow.</text:p>
      <text:p text:style-name="P1"/>
      <text:p text:style-name="P1">•••</text:p>
      <text:p text:style-name="P1">Friday 7th of March 2025, 23:14, day -158</text:p>
      <text:p text:style-name="P1">I think it’s better for me to sleep now. I’m having a hard time thinking, focusing, so writing is tough. Today didn’t go very well. I still have a lot of growing up to do. A whole lot. A whooole lot. See you tomorrow.</text:p>
      <text:p text:style-name="P1"/>
      <text:p text:style-name="P1">•••</text:p>
      <text:p text:style-name="P1">Sunday 9th of March 2025, 00:27, day -159</text:p>
      <text:p text:style-name="P1">I’m rather tired right now, and thankfully it’s for good reasons. Today went well. Today, I rolled with a punch.</text:p>
      <text:p text:style-name="P1">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P1">Oh, and I’d also had plans to go out with friends this evening, so it came as a nice surprise to myself that I worked out. For the first time in a week, it feels.</text:p>
      <text:p text:style-name="P1">Other than that, it was a nice evening out. Which is why I’m a bit tired. Time to go to sleep, see you!</text:p>
      <text:p text:style-name="P1"/>
      <text:p text:style-name="P1">•••</text:p>
      <text:p text:style-name="P1">Sunday 9th of March 2025, 23:43, day -160</text:p>
      <text:p text:style-name="P1">Today, I started writing, then had trouble writing, then kept on writing. It worked out in the end.</text:p>
      <text:p text:style-name="P1">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P1">Writing on my phone has the advantage and disadvantage of creating another place to put my thoughts down, so that I don’t write all that much here anymore.</text:p>
      <text:p text:style-name="P1">Alright, it’s getting late, we should go to sleep. See you tomorrow.</text:p>
      <text:p text:style-name="P1"/>
      <text:p text:style-name="P1">•••</text:p>
      <text:p text:style-name="P1">Monday 10th of March 2025, 22:05, day -161</text:p>
      <text:p text:style-name="P1">In terms of tasks performed, and purely in those terms, today was perfect. Woke up, went to uni, followed the lecture well, even socialised some, came back home, didn’t eat like a pig, meditated, studied, worked out, and now I’m here fairly early.</text:p>
      <text:p text:style-name="P1">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P1">In any case, my focus, my thoughts, I have to have a better hold of them.</text:p>
      <text:p text:style-name="P1">Right... Just like right now. State 0, the most basic state. To master the basics... Alright, let’s go to sleep. See you tomorrow.</text:p>
      <text:p text:style-name="P1"/>
      <text:p text:style-name="P1">•••</text:p>
      <text:p text:style-name="P1">Tuesday 11th of March 2025, 21:14, day -162</text:p>
      <text:p text:style-name="P1">Someone’s on a streak. Under the same terms as yesterday, today was perfect too. Furthermore, performance is improving compared to yesterday.</text:p>
      <text:p text:style-name="P1">I still have to learn to roll with the punches better, as well as improve my positioning, and obviously better performance doesn’t mean optimal performance; I’m still a long way away from that. But damn it feels good to make steps in the direction I want to go.</text:p>
      <text:p text:style-name="P1">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P1">Since we are to wake up early as always tomorrow, I’ll go to sleep fairly soon. It’s quite something to go to sleep so early. It’s a luxury, and I’m glad I have it. I’m glad I provided it to myself.</text:p>
      <text:p text:style-name="P1">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P1">Still, I’ll be patient, and keep this up. The perceived improvements have been very encouraging, so far. Heck, even writing is going well lately. What a lovely period.</text:p>
      <text:p text:style-name="P1">Let’s enjoy some downtime, then go to sleep. See you tomorrow!</text:p>
      <text:p text:style-name="P1"/>
      <text:p text:style-name="P1">•••</text:p>
      <text:p text:style-name="P1">Wednesday 12th of March 2025, 22:49, day -163</text:p>
      <text:p text:style-name="P1">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P1">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P1">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P1">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P1">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P1">So, I believe speed is important, in everything, and it should be worked on. And thankfully, I’m trying to improve my speed in all the areas where I can improve it.</text:p>
      <text:p text:style-name="P1">Alright, that’s quite enough for today. Let’s go to sleep now. It seems we aren’t used to being up this late anymore. How quickly the body’s clock changes. See you tomorrow.</text:p>
      <text:p text:style-name="P1">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P1"/>
      <text:p text:style-name="P1">•••</text:p>
      <text:p text:style-name="P1">Thursday 13th of March 2025, 23:29, day -164</text:p>
      <text:p text:style-name="P1">It’s always a couple of things that I want to talk about. No, let’s not let confirmation bias run its course. It just so happens that this was the case for two days in a row. Besides, today’s topics are intertwined.</text:p>
      <text:p text:style-name="P1">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P1">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P1">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P1">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P1">Me, I don’t know. Not yet, anyway. With that in mind, the best course of action is to use softmax on my beliefs. And since I lack empirical proof for my beliefs, I gotta lower their probability.</text:p>
      <text:p text:style-name="P1">How interesting, applying softmax just now got me to dissociate the second topic from the first. Let’s get to it, then go to sleep. I’m tired.</text:p>
      <text:p text:style-name="P1">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P1">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P1">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P1">My answer right now is the same as earlier: beats me. I’ll simply live my life, making the choice I deem best. What comes comes.</text:p>
      <text:p text:style-name="P1"/>
      <text:p text:style-name="P1">Anyway, we put all of this aside now, because tomorrow, we write.</text:p>
      <text:p text:style-name="P1">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P1">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P1">Alright, it’s extremely late now, let’s go to sleep.</text:p>
      <text:p text:style-name="P1"/>
      <text:p text:style-name="P1">•••</text:p>
      <text:p text:style-name="P1">Friday 14th of March 2025, 23:40, day -165</text:p>
      <text:p text:style-name="P1">Some things, especially psychological ones, are only as bad as I make them out to be. I was assaulted quite regularly by temptation today. In fact, yesternight, in my dreams, I gave in to it. The vow should be broken then, right?</text:p>
      <text:p text:style-name="P1">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P1">The only way to become stronger is by being stronger. And I will do just that. In the face of any and all adversity, I will conquer.</text:p>
      <text:p text:style-name="P1">Don’t go exaggerating now, but this is the spirit. This is the way to growth.</text:p>
      <text:p text:style-name="P1">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P1">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P1">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P1">Actually, it might be. That might be it. Let’s try and do that tomorrow, then. If you can write. We’ll be a bit sleep-deprived. And I need you to rest.</text:p>
      <text:p text:style-name="P1">I will. One last thing: I reread the chapter I just finished, and I could look at it somewhat objectively. I was capable of finding things that I didn’t like, things that I thought needed improvement. I believe that’s a good sign. That’s all. See you tomorrow.</text:p>
      <text:p text:style-name="P1"/>
      <text:p text:style-name="P1">•••</text:p>
      <text:p text:style-name="P1">Sunday 16th of March 2025, 00:13, day -166</text:p>
      <text:p text:style-name="P1">I’ve come to the realisation that the entries have been too long lately. Plus, I need sleep anyway.</text:p>
      <text:p text:style-name="P1">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P1">“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P1">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P1">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P1">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P1">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P1">So, tomorrow, I want to do just that. I’ll have to review the entire chapter and make the necessary adjustments. Goodnight now.</text:p>
      <text:p text:style-name="P1"/>
      <text:p text:style-name="P1">•••</text:p>
      <text:p text:style-name="P1">Monday 17th of March 2025, 01:26, day -167</text:p>
      <text:p text:style-name="P1">I guess this actually is my limit. There’s no shame in admitting that, I’m just unsure whether that’s actually the case. Let’s write this somewhere better. Here is better.</text:p>
      <text:p text:style-name="P1">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only because I deem my current level of self-mastery sufficient. It’s nowhere near where I want it to be, but it’s good enough to not need the highest of priorities anymore. It is still higher than uni though.</text:p>
      <text:p text:style-name="P1">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P1">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P1">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P1"/>
      <text:p text:style-name="P1">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P1">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P1"/>
      <text:p text:style-name="P1">•••</text:p>
      <text:p text:style-name="P1">Monday 17th of March 2025, 21:54, day -168</text:p>
      <text:p text:style-name="P1">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P1">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P1">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P1">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P1"/>
      <text:p text:style-name="P1">•••</text:p>
      <text:p text:style-name="P1">Tuesday 18th of March 2025, 23:00, day -169</text:p>
      <text:p text:style-name="P1">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P1">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P1">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P1">Where did humility go, I wonder?</text:p>
      <text:p text:style-name="P1">You’re right, I’m counting my chickens before their grandparents have even hatched. Still, it’s because I see those dreams, because I imagine them, because i imagine myself living them that I want to make them true.</text:p>
      <text:p text:style-name="P1">So, I’ll keep my imagination in check. In moderation.</text:p>
      <text:p text:style-name="P1">I’m tired. See you tomorrow.</text:p>
      <text:p text:style-name="P1"/>
      <text:p text:style-name="P1">•••</text:p>
      <text:p text:style-name="P1">Wednesday 19th of March 2025, 23:01, day -170</text:p>
      <text:p text:style-name="P1">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P1">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P1"/>
      <text:p text:style-name="P1">•••</text:p>
      <text:p text:style-name="P1">Thursday 20th of March 2025, 23:15, day -171</text:p>
      <text:p text:style-name="P1">A two-headed dragon. That is the image I’ve associated to the two flows: a two-headed dragon. Taming it will take time, patience, effort, and much more. But once you do tame it, it’s a two-headed dragon at your command.</text:p>
      <text:p text:style-name="P1">The use of an image is very useful to someone like me. I’ve always been the dreamy kind, and this metaphor will serve to keep the concept in my mind, not to mention it will help me visualise fighting either or both of the heads.</text:p>
      <text:p text:style-name="P1">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P1">Enough of that subject. You’re growing. You’re becoming more of an adult, more daring, more... Proactive. More willing to bear responsibilities that past us would have avoided. I like that. Keep it up.</text:p>
      <text:p text:style-name="P1">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P1">Oh, by the way, it has come to my attention that we struggle to get anything done at 1500, and we really only get started hours later. Investigate that, when our brain is uh... In a better state. For now, good night. See you tomorrow.</text:p>
      <text:p text:style-name="P1"/>
      <text:p text:style-name="P1">•••</text:p>
      <text:p text:style-name="P1">Friday 21rst of March 2025, 21:31, day -172</text:p>
      <text:p text:style-name="P1">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P1">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P1">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P1">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P1"/>
      <text:p text:style-name="P1">•••</text:p>
      <text:p text:style-name="P1">Sunday 23rd of March 2025, 04:01, day -173</text:p>
      <text:p text:style-name="P1">I’ll report everything tomorrow.</text:p>
      <text:p text:style-name="P1"/>
      <text:p text:style-name="P1">•••</text:p>
      <text:p text:style-name="P1">Sunday 23rd of March 2025, 21:27, day -173</text:p>
      <text:p text:style-name="P1">Lesson 1: if it isn’t broken, don’t fix it. I should find a way to drill that into this thick skull of mine. As promised, let me talk about yesterday.</text:p>
      <text:p text:style-name="P1">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if something isn’t broken, don’t fix it. 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P1">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P1">Ah... I see what it was. I was looking to make tweaks. I wanted to minmax it, and made changes to it?</text:p>
      <text:p text:style-name="P1">No, that’s not it. What’s happening right now is a very common mistake I make: I tunnel-vision on a single argument, on a single point I want to make. And I fail to be objective. In this case, there’s a chance that the schedule was not working. More precisely, whether the schedule works or not depends entirely upon me. Past me might have been trying to make adjustments so that making it work became easier.</text:p>
      <text:p text:style-name="P1">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P1">Alright. There’s one more thing I thought about yesternight.</text:p>
      <text:p text:style-name="P1">I do have a backbone. I do have a reason to fight.</text:p>
      <text:p text:style-name="P1">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P1">It’s a weak backbone, it’s a vague reason, but it is what I have. it will be up to me to make it strong, as strong as the strongest backbone can be.</text:p>
      <text:p text:style-name="P1"/>
      <text:p text:style-name="P1">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P1"/>
      <text:p text:style-name="P1">•••</text:p>
      <text:p text:style-name="P1">Monday 24th of March 2025, 22:3, day -174</text:p>
      <text:p text:style-name="P1">Let me tell you the story of of my latest and greatest fuckups.</text:p>
      <text:p text:style-name="P1">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P1">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P1">And so, strong with this new knowledge and just having tasted bitter defeat, do you know what I did this afternoon? I masturbated again. For no good reason. Fortunately I’m not the type to despair, but... I did want to kill myself a little.</text:p>
      <text:p text:style-name="P1">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P1">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he periods of my life that I consider good are the ones when I work out properly.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working out now has the same priority as writing. Well, theoretical priority, we’ll see what you make of it in practice. But there’s a chance that giving writing a dancing partner, and treating that dancing partner with its due discipline will cause me to also treat writing with the same respect.</text:p>
      <text:p text:style-name="P1">On a different note, I hope to never masturbate or give in to lust ever again in life. I wish to do that. And it is entirely up to me to see that wish through.</text:p>
      <text:p text:style-name="P1">As promised, here’s the conversation I had with myself earlier, I’m going to sleep now, see you tomorrow:</text:p>
      <text:p text:style-name="P1">“So clearly the situation is critical. When was the last time we suffered such a series of defeats? Something’s changed about us, and not in the right way. Something’s wrong with me.</text:p>
      <text:p text:style-name="P1">I need to change. I do not know why these two days just happened, but they’re the worst defeats in recent memory. I do not know why they happened. Why did I lose twice like that? Why? I must have grown softer, weaker.</text:p>
      <text:p text:style-name="P1"/>
      <text:p text:style-name="P1">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P1">Another part of me tells me that this is also part of who we are. This weakness is part of us, it just didn’t manifest until now. That’s... The likeliest possibility.</text:p>
      <text:p text:style-name="P1">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P1">I see. We were flying high, and now we’re falling. Now, we’re falling.</text:p>
      <text:p text:style-name="P1">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P1"/>
      <text:p text:style-name="P1">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P1">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P1">Stronger. Stronger. Stronger. Unreasonably strong. Impossibly strong.</text:p>
      <text:p text:style-name="P1">If I am to become unreasonably strong, unbelievably strong, then I have to do unreasonable things. Unreasonably impossible things. I have to do impossible things in order to become impossibly strong.”</text:p>
      <text:p text:style-name="P1"/>
      <text:p text:style-name="P1">•••</text:p>
      <text:p text:style-name="P1">Tuesday 25th of March 2025, 21:47, day -175</text:p>
      <text:p text:style-name="P1">A good day. This is the kind of thing we should be doing. We don’t strive for perfection, that’s counterproductive. Instead, whatever happens, we do our best. Whatever happens, we do our best.</text:p>
      <text:p text:style-name="P1"/>
      <text:p text:style-name="P1">•••</text:p>
      <text:p text:style-name="P1">Wednesday 26th of March 2025, 23:12, day -176</text:p>
      <text:p text:style-name="P1">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P1">We could go on forever, but let’s end it here. I will add that I am making an effort to improve my casual writing; train like you fight, fight like you train. I also want to imbue every last sentence I write with meaning, when I’ll write.</text:p>
      <text:p text:style-name="P1">Can’t be helped, I’ll say just a little more: how can I make it so that I can write everyday? I wish to ponder that question, under better circumstances. Let’s not ruin tomorrow by lingering here too long.</text:p>
      <text:p text:style-name="P1"/>
      <text:p text:style-name="P1">•••</text:p>
      <text:p text:style-name="P1">Thursday 27th of March 2025, 23:35, day -177</text:p>
      <text:p text:style-name="P1">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P1">I want to see if I don’t actually need rest, if a burnout can be thwarted by sheer willpower. No, I know it can be, what I need to find out is whether I have the strength to do that myself.</text:p>
      <text:p text:style-name="P1">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P1">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P1">Oh, and since it’s sacred, I also worked out. Fought like a demon. A good day, today. See you tomorrow. Keep doing your best.</text:p>
      <text:p text:style-name="P1"/>
      <text:p text:style-name="P1">•••</text:p>
      <text:p text:style-name="P1">Friday 28th of March 2025, 22:55, day -178</text:p>
      <text:p text:style-name="P1">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P1"/>
      <text:p text:style-name="P1">•••</text:p>
      <text:p text:style-name="P1">Sunday 30th of March 2025, 00:27, day -179</text:p>
      <text:p text:style-name="P1">I’ve come to understand something about my writing yesternight, and I also noticed a bad habit of mine today. Let’s consider the points in chronological order.</text:p>
      <text:p text:style-name="P1">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P1">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P1"/>
      <text:p text:style-name="P1">Story-telling can be broken down into three phases, and it can be very-much likened to a journey:</text:p>
      <text:p text:style-name="P1">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having something you want to convey.” It can be a story, but it can also be an emotion —perhaps your pain or your rage— like it can be an idea you want to share; it can be anything that matches this generic definition.</text:p>
      <text:p text:style-name="P1">2. Designing a trajectory. This phase consists in strategising, in creating a path to reach the destinatio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P1">3. Walking your path. If the second phase was designing a strategy, this phase consists in using tactics. This is the most fun part of writing, because this is the phase where you actually put pen to paper. This is the part where you actually write, this is the part where you move from point A to point B, then from B to C and so on.</text:p>
      <text:p text:style-name="P1"/>
      <text:p text:style-name="P1">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P1">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P1">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P1">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P1">My approach of “writing by writing” is a personal perfect fit for phase 3. Furthermore, I can leave phase 1 to my personality, ideals, dreams and the whole shebang. But by “trying really hard”, I was trying to use a tool that should be used for phase 2, for phase 3.</text:p>
      <text:p text:style-name="P1">Let’s go down another line of thought, why don’t we?</text:p>
      <text:p text:style-name="P1">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P1">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P1">I think I need to repeat this, for my own sake. “If I want to try hard at writing, I have to hone my planning skills.” “If i want to try hard at writing, I have to hone my planning skills.” “If I want to try hard at writing, I have to hone my planning skills.”</text:p>
      <text:p text:style-name="P1"/>
      <text:p text:style-name="P1">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not start writing an entry at 00:30. My time has been consumed by YouTube, so I’ve installed a control app that hopefully helps me keep in check how much attention I throw out the window. That’s all for today, see you tomorrow.</text:p>
      <text:p text:style-name="P1"/>
      <text:p text:style-name="P1">•••</text:p>
      <text:p text:style-name="P1">Sunday 30th of March 2025, 22:45, day -180</text:p>
      <text:p text:style-name="P1">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P1">In trying to apply phase 2, I once again rediscovered how I could be playing God for my characters, and subsequently and surprisingly, that God could be the one asking for forgiveness. You have the details in one of the files I added today.</text:p>
      <text:p text:style-name="P1">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P1">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P1">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P1">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P1">At first, I was considering playing Wuthering Waves instead of sleeping, but, well, it’s a stupid idea. I’ll need all the sleep I can get my hands on. Good night, see you tomorrow. Oh, and do keep a cool head at all times, don’t let your emotions overwhelm you. Cheers.</text:p>
      <text:p text:style-name="P1"/>
      <text:p text:style-name="P1">•••</text:p>
      <text:p text:style-name="P1">Monday 31st of March 2025, 22:36, day -181</text:p>
      <text:p text:style-name="P1">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P1">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P1"/>
      <text:p text:style-name="P1">•••</text:p>
      <text:p text:style-name="P1">Wednesday 2nd of April 2025, 03:09, day -182</text:p>
      <text:p text:style-name="P1">I’m weak. I wish this were an April fool’s joke, but I’m just weak. I masturbated again. Right now is probably a terrible time to try and be objective. I’ll speak about this tomorrow.</text:p>
      <text:p text:style-name="P1"/>
      <text:p text:style-name="P1">•••</text:p>
      <text:p text:style-name="P1">Wednesday 2nd of April 2025, 22:46, day -183</text:p>
      <text:p text:style-name="P1">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I ought to think things through. A greedy algorithm can easily be shown to not guarantee optimality; it is therefore sub-optimal by default. So, unless I’m fine living my life knowing I’m not doing my best, I should change ways.</text:p>
      <text:p text:style-name="P1">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P1">“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P1"/>
      <text:p text:style-name="P1">•••</text:p>
      <text:p text:style-name="P1">Thursday 3rd of April 2025, 22:43, day -184</text:p>
      <text:p text:style-name="P1">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P1">Sacrifices... Risks... I wish to avoid them. I wish to avoid face-planting into the ground. I dislike it, it hurts. And yet, I believe these words are true. Those who can’t make sacrifices won’t change anything. I’ve mentioned it before, haven’t I? Somewhere, somewheres.</text:p>
      <text:p text:style-name="P1">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P1">I’m weak. How do I become strong? Not just strong of will, but also strong of command, strong of choice. I want to be strong in everything that matters to me.</text:p>
      <text:p text:style-name="P1">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P1">Our intent is to balance writing and university. The situation is very similar to what happened some two months back: an upcoming exam; the same upcoming exam, and need for time.</text:p>
      <text:p text:style-name="P1">We have three days starting tomorrow to study. The next three days are theoretically assigned to writing, but it’s about damn time we start using this brain of ours. What we have to sacrifice isn’t the exam or writing: it’s ourselves.</text:p>
      <text:p text:style-name="P1">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create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P1"/>
      <text:p text:style-name="P1">•••</text:p>
      <text:p text:style-name="P1">Saturday 5th of March 2025, 00:40, day -185</text:p>
      <text:p text:style-name="P1">Not bad, but not great. No plan survives contact with the enemy, therefore it is crucial to be able to re-enter phase 2 once the pre-established planned is deemed unfeasible. You did that. Didn’t turn out that bad. Could have turned out better.</text:p>
      <text:p text:style-name="P1">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P1"/>
      <text:p text:style-name="P1">•••</text:p>
      <text:p text:style-name="P1">Sunday 6th of march 2025, 04:40, day -186</text:p>
      <text:p text:style-name="P1">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P1"/>
      <text:p text:style-name="P1">•••</text:p>
      <text:p text:style-name="P1">Sunday 6th of April 2025, 23:20, day -187</text:p>
      <text:p text:style-name="P1">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P1">“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P1">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P1">I have a lot of work to do, and I’m not sure whether I’ll be in a state or position to do the exam tomorrow. But I will not cower. I will not cower before my tasks, I will not buckle under the weight of my responsibilities and my choices. Let’s get to work.</text:p>
      <text:p text:style-name="P1"/>
      <text:p text:style-name="P1">•••</text:p>
      <text:p text:style-name="P1">Tuesday 8th of April 2025, 01:44, day -188</text:p>
      <text:p text:style-name="P1">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P1">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P1">But you know what? I just saw a clip from a movie called “Whiplash”. And I realised that I needed some ruthlessness. I need to be ruthless towards myself, in order to truly “do my best”.</text:p>
      <text:p text:style-name="P1">And so, no matter the excuse, today’s first defeat is an absolute and total fuck up on our part, b ut it was understandable. But, using it as an excuse to allow myself to masturbate? Yeah, that’s understandable too, but it’s not acceptable.</text:p>
      <text:p text:style-name="P1">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P1">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P1">Isayama. You display tremendous storytelling capabilities. I wish to reach your level one day, and surpass it.</text:p>
      <text:p text:style-name="P1"/>
      <text:p text:style-name="P1">•••</text:p>
      <text:p text:style-name="P1">Wednesday 9th of April 2025, 01:18, day -189</text:p>
      <text:p text:style-name="P1">That should be more than enough rest. Although, “rest” is the wrong word. More like... Letting loose.</text:p>
      <text:p text:style-name="P1">Will life be the same after this? Or will I be able to push myself further? Time will tell.</text:p>
      <text:p text:style-name="P1"/>
      <text:p text:style-name="P1">•••</text:p>
      <text:p text:style-name="P1">Thursday 10th of April 2025, 01:41, day -190</text:p>
      <text:p text:style-name="P1">It would seem that my lack of sleep is a vicious cycle. However, I’ve come to the conclusion that I have to become strong enough to pull myself out of it without throwing away a full day. I want to try to do that tomorrow, but I can’t guarantee anything.</text:p>
      <text:p text:style-name="P1">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P1">And after every time, I have to rebuild those from scratch. That’s what it feels like.</text:p>
      <text:p text:style-name="P1">And sometimes, I can’t help but wonder: where would I be now if I’d had the strength to never hit that reset button? But I know. The best time to plant a tree was twenty years ago. The second best time is now.</text:p>
      <text:p text:style-name="P1">It was never about masturbation. It was always about me. See you tomorrow.</text:p>
      <text:p text:style-name="P1"/>
      <text:p text:style-name="P1">•••</text:p>
      <text:p text:style-name="P1">Thursday 10th of April 2025, 23:12, day -191</text:p>
      <text:p text:style-name="P1">The consequences of my messed up sleep schedule is carrying on further than anticipated.</text:p>
      <text:p text:style-name="P1">Shit, can’t even speak properly. In any case, I need sleep. I think I’ll go get it now. Good night. Tomorrow.</text:p>
      <text:p text:style-name="P1"/>
      <text:p text:style-name="P1">•••</text:p>
      <text:p text:style-name="P1">Saturday 12th of April 2025, 00:05, day -192</text:p>
      <text:p text:style-name="P1">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P1">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P1">I want to be strong. One of the things I’ll try tomorrow is enforcing strict focus. Denying access to anything unrelated to writing. Okay, see you tomorrow.</text:p>
      <text:p text:style-name="P1">Oh. I want to save this throwaway file’s content. Today’s.</text:p>
      <text:p text:style-name="P1">“Someone’s forgotten how to think. Should we drink coffee on a regular basis?</text:p>
      <text:p text:style-name="P1">You little bitch. Take the pain. Take the fatigue. Accept it.</text:p>
      <text:p text:style-name="P1"/>
      <text:p text:style-name="P1">Or... Not. Doesn’t change the fact that you’re a little bitch for wavering. However, let’s be kinder. Yeah, it’s really as I thought. Seeing other people’s art makes me want to make my own.</text:p>
      <text:p text:style-name="P1"/>
      <text:p text:style-name="P1">Well well well... Look at you, what excuses did you come up with this time?</text:p>
      <text:p text:style-name="P1">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P1">You ask why, but you know the answer. We did not fight. We did not try. No, we did try a little. “A little,” that was never gonna cut it. “What the fuck was I thinking,” “How did we lose all this time,” yeah, we know at least half the answer. Weakness.</text:p>
      <text:p text:style-name="P1">But you know that boiling it down to a vague point like that serves only to make us weaker, ironically. We’re not doing propaganda for our ideals here, so cut the crap and tell me exactly what went wrong. What you think went wrong.</text:p>
      <text:p text:style-name="P1">I really think we’re having a hard time adjusting to a coffee-less life. We did try, but at some point our mind gave up, and we did not realise it.</text:p>
      <text:p text:style-name="P1">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P1"/>
      <text:p text:style-name="P1">Since there isn’t really a choice here, as far as our ideals are concerned, let’s explore what’s going to happen, let’s prepare for it.</text:p>
      <text:p text:style-name="P1">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P1">First of all, we can try enforcing strict focus, where for a given period of time, everything except for writing is off-limits.</text:p>
      <text:p text:style-name="P1">A capsule. Strict focus is forcibly enforced... That’s an interesting idea... For a few hours, we are restricted to only a few choices. Sigh, this wouldn’t be a problem if I loved writing.</text:p>
      <text:p text:style-name="P1">So because I don’t love writing, I hate myself? A strange logic, you’ll admit. In any case, as it’s better late than never, let’s try and get a couple more words in.</text:p>
      <text:p text:style-name="P1"/>
      <text:p text:style-name="P1">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P1">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P1"/>
      <text:p text:style-name="P1">Something like this? This isn’t bad.</text:p>
      <text:p text:style-name="P1"/>
      <text:p text:style-name="P1">Urgh... I guess this isn’t good either.</text:p>
      <text:p text:style-name="P1">Let’s take this somewhere else.”</text:p>
      <text:p text:style-name="P1"/>
      <text:p text:style-name="P1">•••</text:p>
      <text:p text:style-name="P1">Sunday 13th of April 2025, 04:13, day -193</text:p>
      <text:p text:style-name="P1">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P1">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P1">Also, I have to say: Camellya is the Hu Tao I never managed to pull. And for that, I’m grateful. Man it feels good to see big numbers.</text:p>
      <text:p text:style-name="P1">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P1">Alright, that’s quite enough. Time to sleep now. And, good job today. You’ve done such a good job I’m more than willing to overlook the fact it’s four thirty AM now. See ya.</text:p>
      <text:p text:style-name="P1"/>
      <text:p text:style-name="P1">•••</text:p>
      <text:p text:style-name="P1">Sunday 13th of April 2025, 23:09, day -194</text:p>
      <text:p text:style-name="P1">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P1"/>
      <text:p text:style-name="P1">•••</text:p>
      <text:p text:style-name="P1">Monday 14th of April 2025, 21:26, day -195</text:p>
      <text:p text:style-name="P1">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P1">I’ve changed my mind on ambition. It’s a core part of passion, is my current opinion. So, I’ve decided. I’ll become the best writer mankind has ever seen.</text:p>
      <text:p text:style-name="P1">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P1">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I’ll become my ideal, or die dreaming. Good night.</text:p>
      <text:p text:style-name="P1"/>
      <text:p text:style-name="P1">•••</text:p>
      <text:p text:style-name="P1">Tuesday 15th of April 2025, 21:45, day -196</text:p>
      <text:p text:style-name="P1">One hour every morning. One hour every morning. Every day, I have to work on the project one hour every morning. I don’t just want money, I need it. And to get it, I need discipline.</text:p>
      <text:p text:style-name="P1">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P1">Gotta say though, discovering that Kobe slept three to four hours for most of his career is... I’ve got a very long way to go. Mentally, I am so much weaker than he ever was. How did he even... But I know how.</text:p>
      <text:p text:style-name="P1">How little sleep can I get away with? Not just that, I have 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P1"/>
      <text:p text:style-name="P1">•••</text:p>
      <text:p text:style-name="P1">Wednesday 16th of April 2025, 21:46, day -197</text:p>
      <text:p text:style-name="P1">Two very different topics, today. One’s Hololive, the other’s self-mastery. I have to go to sleep early, so let’s make this concise.</text:p>
      <text:p text:style-name="P1">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P1">Shit, I’m tired. But that’s merely the price to pay for today’s choices, and I’ll gladly pay it. So, what happened today? Good choices happened.</text:p>
      <text:p text:style-name="P1">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P1">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P1">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P1">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P1">Alright, we still got a long way to go, but I’m gaining more and more confidence in my writing, and now, unlike back in December ‘22, I actually know what I’m doing. Oh, by the way, at some point I’ll need to talk about phase 2.5. At some point. For now, good night.</text:p>
      <text:p text:style-name="P1"/>
      <text:p text:style-name="P1">•••</text:p>
      <text:p text:style-name="P1">Thursday 17th of April 2025, 22:38, day -198</text:p>
      <text:p text:style-name="P1">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P1">Still, “fuck Windows” is too extreme a reaction, too uncontrolled. I understand your dissatisfaction, but keep yourself in check. Keep your emotions in check.</text:p>
      <text:p text:style-name="P1">I also want to attempt something: waking up at 6am, but having a nap in the afternoon. This will work if an only if I do wake up at 6am, then don’t waste my time in the morning. I have to be strong, and get up when the alarm clock says it’s time to get up.</text:p>
      <text:p text:style-name="P1">I have to be strong, and face my demons and whatever ghost gets in my way. I want to stand atop human art. That’s an interesting idea... If only we had one more life to chase it. But no, not art in general. We aim for a specific art. I want to stand atop writing.</text:p>
      <text:p text:style-name="P1">And yet, what’s done is done. You’ve planted a seed unknowingly. “To master art.” I have a feeling. I am unlikely to be the one to do that. This seed will germinate in someone else. The one who will stand atop all arts.</text:p>
      <text:p text:style-name="P1">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P1">“The one who stands atop all art*.”</text:p>
      <text:p text:style-name="P1">*except for writing.</text:p>
      <text:p text:style-name="P1">Yeah, yeah that sounds good. Let’s ruin their title. Let’s have a fight across space and time. But make no mistake, I am not the challenger. You are.</text:p>
      <text:p text:style-name="P1"/>
      <text:p text:style-name="P1">•••</text:p>
      <text:p text:style-name="P1">Friday 19th of April 2025, 22:16, day -199</text:p>
      <text:p text:style-name="P1">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P1">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P1">That’s not a question for now. Now, we have to go to sleep. And, think about our style. Our writing style. Pacing and repetition. The former is my most glaring weakness, the latter becomes more obvious the more I write. Goodnight.</text:p>
      <text:p text:style-name="P1"/>
      <text:p text:style-name="P1">•••</text:p>
      <text:p text:style-name="P1">Sunday 21st of April 2025, 00:49, day -200</text:p>
      <text:p text:style-name="P1">I have to stand up for myself. Stand up to myself, to others, to circumstances, to whatever is trying to get in my way, in the way of mastery and self-mastery. I nearly missed today’s entry because I didn’t.</text:p>
      <text:p text:style-name="P1">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P1"/>
      <text:p text:style-name="P1">•••</text:p>
      <text:p text:style-name="P1">Monday 22nd of April 2025, 00:16, day -201</text:p>
      <text:p text:style-name="P1">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P1">Still, I’m liable to fall asleep at any moment. I’ll call it a day. See ya.</text:p>
      <text:p text:style-name="P1"/>
      <text:p text:style-name="P1">•••</text:p>
      <text:p text:style-name="P1">Monday 21st of April 2025, 22:15, day -202</text:p>
      <text:p text:style-name="P1">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P1">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P1">I’ve got to keep on paying attention to what I’m doing wrong, and try to come up with ways to do better. As long as I live, I’ll keep on trying to become my ideal self, no matter how many times I fail, how many times I fall. Good night.</text:p>
      <text:p text:style-name="P1"/>
      <text:p text:style-name="P1">•••</text:p>
      <text:p text:style-name="P1">Tuesday 22nd of April 2025, 23:55, day -203</text:p>
      <text:p text:style-name="P1">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P1">I don’t know what to do now, though. “</text:p>
      <text:p text:style-name="P1">Congratulations. We’ve been writing a lot. I want you to keep this up. No… I want more. Kobe Bryant worked so much harder, so much more than I am working. If am ever to become the best, I have to do more. A lot more. Good night. See you tomorrow.</text:p>
      <text:p text:style-name="P1"/>
      <text:p text:style-name="P1">•••</text:p>
      <text:p text:style-name="P1">Thursday 24th of April 2025, 01:06, day -204</text:p>
      <text:p text:style-name="P1">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P1">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P1"/>
      <text:p text:style-name="P1">…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P1">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P1">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P1">I just killed my external motivator, but it wasn’t a complete lie. I do want to make my stories the best I can make them.</text:p>
      <text:p text:style-name="P1">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P1">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P1"/>
      <text:p text:style-name="P1">•••</text:p>
      <text:p text:style-name="P1">Thursday 24th of April 2025, 21:13, day -205</text:p>
      <text:p text:style-name="P1">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P1"/>
      <text:p text:style-name="P1">&lt;Ah...&gt;</text:p>
      <text:p text:style-name="P1">&lt;Perhaps I like using these brackets.&gt;</text:p>
      <text:p text:style-name="P1">&lt;What do you call them?&gt;</text:p>
      <text:p text:style-name="P1">&lt;We ought to write. What shall we do?&gt;</text:p>
      <text:p text:style-name="P1">&lt;A strange question, shouldn’t we write?&gt;</text:p>
      <text:p text:style-name="P1">&lt;Indeed... I see, I’m experiencing fatigue from lack of sleep. That’s something I should work to overcome.&gt;</text:p>
      <text:p text:style-name="P1">&lt;So... Pacing. It’s our greatest weakness, the one thing we can’t seem to be able to control.&gt;</text:p>
      <text:p text:style-name="P1">&lt;I’m dead, but I’m alive. I’m feeling tired, but I know I can work. I have to put my mind to it. Yes, it starts with posture, but that’s just the beginning. Now comes the choices. What do we do? We put in the work.&gt;</text:p>
      <text:p text:style-name="P1">&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P1">&lt;Still, it was a good idea to analyse our own style, or rather, to think that the source of our slow pacing is our style. How do you propose we fix that?&gt;</text:p>
      <text:p text:style-name="P1">&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P1">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P1">&lt;Understood, then we shall do just that. Although, before that, did you know that I’m dying? I’d like some form of help somehow, is willpower the only thing we have to counter our fatigue?&gt;</text:p>
      <text:p text:style-name="P1">&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P1">&lt;Let’s get to work.&gt;</text:p>
      <text:p text:style-name="P1">&lt;My codename is Harmony. Hello.&gt;</text:p>
      <text:p text:style-name="P1">＜言ったはずだ。今なら修正はしないほうが良い。＞</text:p>
      <text:p text:style-name="P1"/>
      <text:p text:style-name="P1">Good night, see you tomorrow.</text:p>
      <text:p text:style-name="P1"/>
      <text:p text:style-name="P1">•••</text:p>
      <text:p text:style-name="P1">Saturday 26th of April 2025, 04:14, day -206</text:p>
      <text:p text:style-name="P1">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P1"/>
      <text:p text:style-name="P1">•••</text:p>
      <text:p text:style-name="P1">Saturday 26th of April 2025, 23:22, day -207</text:p>
      <text:p text:style-name="P1">またね、しおん！ Have a nice life!</text:p>
      <text:p text:style-name="P1">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P1">Since I clearly like to play Wuwa and will use any to boot it, I’ve decided that I’ll play it exclusively on Fridays and Sundays.</text:p>
      <text:p text:style-name="P1">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P1"/>
      <text:p text:style-name="P1">•••</text:p>
      <text:p text:style-name="P1">Monday 28th of April 2025, 03:43, day -208</text:p>
      <text:p text:style-name="P1">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P1">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P1">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P1">Sacrifices. What am I willing to sacrifice... We’ll see. You’ll show me.</text:p>
      <text:p text:style-name="P1"/>
      <text:p text:style-name="P1">•••</text:p>
      <text:p text:style-name="P1">Monday 28th of April 2025, 23:20, day -209</text:p>
      <text:p text:style-name="P1">Got invited to a boxing gym by a friend. Went there. Barely survived. Haven’t trained properly in a long time. No stamina. But... I barely survived. I have to try harder. I have to approach death, if that’s what it takes.</text:p>
      <text:p text:style-name="P1">Isn’t that an exaggeration?</text:p>
      <text:p text:style-name="P1">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P1">Let’s go to sleep. See you tomorrow.</text:p>
      <text:p text:style-name="P1"/>
      <text:p text:style-name="P1">•••</text:p>
      <text:p text:style-name="P1">Tuesday 29th of April 2025, 00:39, day -210</text:p>
      <text:p text:style-name="P1">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P1">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P1">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P1">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P1">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P1">Two days. I give you two days to make reckless choices in the name of our future. You’ve got two days to show me you can fight. Two days to show me how hard you fight. You fail that, we change paths.</text:p>
      <text:p text:style-name="P1"/>
      <text:p text:style-name="P1">•••</text:p>
      <text:p text:style-name="P1">Wednesday 30th of April 2025, 23:24, day -211</text:p>
      <text:p text:style-name="P1">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P1">Anyway, I’m going back to the basics. Dropping everything else. University, writing, that’s all I’ll focus on. The hope is that I’ll grow as I do that, and become capable of adding more stuff on top, eventually.</text:p>
      <text:p text:style-name="P1">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P1">And me. My name is harmony. I... Wish for something I can’t describe. Beyond happiness, beyond glory, beyond fulfilment. I want... What do I want? I have to become the best, and at this rate, that’s a dream within a dream. harmony. That’s my name.</text:p>
      <text:p text:style-name="P1"/>
      <text:p text:style-name="P1">•••</text:p>
      <text:p text:style-name="P1">Thursday 1st of May 2025, 22:49, day -212</text:p>
      <text:p text:style-name="P1">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have to wake up early in the morning. But it also means we have to nap in the afternoon. Not rest, nap. Fuck all of your excuses and pathetic feelings. You have to be disciplined. We’re waking up at 6am. If you don’t, I’ll really be tempted to kill you.</text:p>
      <text:p text:style-name="P1">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P1">Still, what you said above is grounded in truth. we really are flirting with self-hatred right now. Do your best to wake up at 6am, and take a nap in the afternoon. This is so that we can study in the morning, so don’t forget to do that. Go to sleep now.</text:p>
      <text:p text:style-name="P1"/>
      <text:p text:style-name="P1">•••</text:p>
      <text:p text:style-name="P1">Friday 2nd of may 2025, 22:26, day -213</text:p>
      <text:p text:style-name="P1">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P1">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P1"/>
      <text:p text:style-name="P1">•••</text:p>
      <text:p text:style-name="P1">Saturday 3rd of May 2025, 22:40, day -214</text:p>
      <text:p text:style-name="P1">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P1">Oh... I forgot. Let me paste this right here, an excerpt from today’s throwaway.</text:p>
      <text:p text:style-name="P1">“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P1"/>
      <text:p text:style-name="P1">•••</text:p>
      <text:p text:style-name="P1">Sunday 4th of May 2025, 22:04, day -215</text:p>
      <text:p text:style-name="P1">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P1"/>
      <text:p text:style-name="P1">•••</text:p>
      <text:p text:style-name="P1">Monday 5th of May 2025, 22:00, day -216</text:p>
      <text:p text:style-name="P1">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P1">... And what I imagine isn’t what I want. Works of the mind are different from works of the body. Rest is actually necessary. I need to maximise writing time, and for that, I need rest. Proper rest. Meaning, go to sleep now, and fight later.</text:p>
      <text:p text:style-name="P1"/>
      <text:p text:style-name="P1">•••</text:p>
      <text:p text:style-name="P1">Tuesday 6th of May 2025, 21:57, day -217</text:p>
      <text:p text:style-name="P1">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P1"/>
      <text:p text:style-name="P1">•••</text:p>
      <text:p text:style-name="P1">Wednesday 7th of may 2025, 21:47, day -218</text:p>
      <text:p text:style-name="P1">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P1">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P1">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P1">Oh, and by the way: lose some weight.</text:p>
      <text:p text:style-name="P1"/>
      <text:p text:style-name="P1">•••</text:p>
      <text:p text:style-name="P1">Thursday 8th of May 2025, 21:40, day -219</text:p>
      <text:p text:style-name="P1">...</text:p>
      <text:p text:style-name="P1">...</text:p>
      <text:p text:style-name="P1">...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P1">It was only natural that today was a catastrophe... Or was it?</text:p>
      <text:p text:style-name="P1">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P1">I don’t say this very often, but I’m proud of what I’ve done today.</text:p>
      <text:p text:style-name="P1">And, actually, i do know what I did right. I stood on the shoulder of giants. MJ, and Kobe, now I believe that it’s as you said: greatness is how much you can inspire the ones around you, the next generations. I want to become great.</text:p>
      <text:p text:style-name="P1">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P1">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P1"/>
      <text:p text:style-name="P1">•••</text:p>
      <text:p text:style-name="P1">Friday 9th of May 2025, 21:52, day -220</text:p>
      <text:p text:style-name="P1">I was about to be subjective, but being objective is the correct choice according to my instincts. If we look solely at performance, today wasn’t bad at all, but it wasn’t great. We’re still extremely wasteful with our time. We have to be more efficient.</text:p>
      <text:p text:style-name="P1">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P1">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P1">And, keep this up. Never stop fighting. Against yourself, and all that persists in our way.</text:p>
      <text:p text:style-name="P1"/>
      <text:p text:style-name="P1">•••</text:p>
      <text:p text:style-name="P1">Saturday 10th of May 2025, 22:02, day -221</text:p>
      <text:p text:style-name="P1">Where do I even start... From the fact that I’m late? No need to be overly critical. In fact, that’s actively harmful. Stay as neutral as possible. We start from the beginning. So much happened I’m not even sure all of this happened within the last 24 hours.</text:p>
      <text:p text:style-name="P1">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P1">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P1">The nightfront was... calmer than in the past few nights. I’ll take it.</text:p>
      <text:p text:style-name="P1">Then comes today. For the first time since I can remember, I was efficient with my writing this morning. That I felt rested certainly helped. Still, mental stamina needs working on.</text:p>
      <text:p text:style-name="P1">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P1">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P1">Finally, I also realised that I have yet to introduce my new schedule. Let’s change that:</text:p>
      <text:p text:style-name="P1">6am~8am: Wake up, go through morning routine</text:p>
      <text:p text:style-name="P1">8am~10am: Write</text:p>
      <text:p text:style-name="P1">10am~2pm: Chores, eat</text:p>
      <text:p text:style-name="P1">2pm~3pm: Nap</text:p>
      <text:p text:style-name="P1">3pm~7pm: Depending on the day, either write or study</text:p>
      <text:p text:style-name="P1">7pm~8pm: Write, or if it’s a study day, work out</text:p>
      <text:p text:style-name="P1">8pm~10pm: Dinner, down time, sleep</text:p>
      <text:p text:style-name="P1">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P1"/>
      <text:p text:style-name="P1">•••</text:p>
      <text:p text:style-name="P1">Sunday 11th of May 2025, 22:33, day -222</text:p>
      <text:p text:style-name="P1">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P1">Still, it is up to me to continue my routine and push through the day no matter what. Today is not a failure, because you caught yourself at the last minute.</text:p>
      <text:p text:style-name="P1">Let’s try and do our best tomorrow too.</text:p>
      <text:p text:style-name="P1">By the way, I’m considering something: if by the end of this month, we... No, we wake up at 6. We wake up at 6, and you fight. Good night.</text:p>
      <text:p text:style-name="P1"/>
      <text:p text:style-name="P1">•••</text:p>
      <text:p text:style-name="P1">Monday 12th of May 2025, 22:16, day -223</text:p>
      <text:p text:style-name="P1">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P1">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P1"/>
      <text:p text:style-name="P1">•••</text:p>
      <text:p text:style-name="P1">Tuesday 13th of May 2025, 22:42, day -224</text:p>
      <text:p text:style-name="P1">How do I start... With the conclusion, I think.</text:p>
      <text:p text:style-name="P1">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P1">The real difference between me and the greats is the love for the game. I, don’t have it.</text:p>
      <text:p text:style-name="P1">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P1">I do not know. I... It’s the process I want to love, in reality.</text:p>
      <text:p text:style-name="P1">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P1">No. Emotions, me, and, the true missing piece... You. Because, I do not write only for myself. You, your reactions, how the words affect you, and, your soul. Still, I cannot and do not do this only for others’ sake. This alone won’t be sufficient to make me love writing.</text:p>
      <text:p text:style-name="P1">Resonating, with my own heart. If I can make that happen, if I can truly listen to my own heart... More than anything else, I believe that’s what’s important. How I can touch... My own soul.</text:p>
      <text:p text:style-name="P1">I see... That might be the answer. Deep resonance with myself. To listen to my heart, that is the trick, in all likelihood. To resonate with my heart...</text:p>
      <text:p text:style-name="P1"/>
      <text:p text:style-name="P1">•••</text:p>
      <text:p text:style-name="P1">Wednesday 14th of May 2025, 22:18, day -225</text:p>
      <text:p text:style-name="P1">We do not die after one failure. We’ve known nothing but failure, and we’ll feed on them. We’ll use them to learn, we’ll endure through them and fight. Keep this up.</text:p>
      <text:p text:style-name="P1"/>
      <text:p text:style-name="P1">•••</text:p>
      <text:p text:style-name="P1">Thursday 15th of May 2025, 23:33, day -226</text:p>
      <text:p text:style-name="P1">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P1">If the project works, it’s a ticket to what I want. It’s a chance to spend my life writing. Let’s... Gamble on the project then. We work on it in the morning. With a crystal clear goal.</text:p>
      <text:p text:style-name="P1">I want to love writing, and a little imagination showed me that that’s only achievable by dedicating my life to it.</text:p>
      <text:p text:style-name="P1">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P1"/>
      <text:p text:style-name="P1">•••</text:p>
      <text:p text:style-name="P1">Friday 16th of may 2025, 21:54, day -227</text:p>
      <text:p text:style-name="P1">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P1">So, I have to hunger for perfection. If not perfection, at least great performance, day in day out. To get what I want, I have to put in the work. And to reach my ideals, I have to be unreasonable.</text:p>
      <text:p text:style-name="P1">Good enough is neither good nor enough. I have to live by those words. Good night. I’m late to sleeping.</text:p>
      <text:p text:style-name="P1"/>
      <text:p text:style-name="P1">•••</text:p>
      <text:p text:style-name="P1">Sunday 18th of May 2025, 01:04, day -228</text:p>
      <text:p text:style-name="P1">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P1">Our expectations for ourselves grew. Will the same be true for our performance, I wonder.</text:p>
      <text:p text:style-name="P1">I spent half of today doubting myself, because of that. Whatever, now’s not the time to be thinking about these questions. You go to sleep now. Tomorrow, you get to work.</text:p>
      <text:p text:style-name="P1"/>
      <text:p text:style-name="P1">•••</text:p>
      <text:p text:style-name="P1">Sunday 18th of May 2025, 22:03, day -229</text:p>
      <text:p text:style-name="P1">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P1">Keep on fighting, keep on trying hard. Keep on pushing through our failure, past the mistakes our past. Goodnight.</text:p>
      <text:p text:style-name="P1"/>
      <text:p text:style-name="P1">•••</text:p>
      <text:p text:style-name="P1">Monday 19th of May 2025, 21:40, day -230</text:p>
      <text:p text:style-name="P1">You faced your fears and did not run away. Good. Very good. Keep this up. Also, there’s one thing I never talk about that was a major factor in the defeat I incurred a few days ago. Tell yourself, reader, how often do you feel loneliness?</text:p>
      <text:p text:style-name="P1">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P1">By the way, I’d made another discovery the day before yesterday, but I forgot it. Something about writing. まあいい。かまわない。</text:p>
      <text:p text:style-name="P1">Today, I did accept that I’m rather dissimilar to normal people, in that I can’t seem to connect with anyone. それでもいい。戦い続ければ。 Good night.</text:p>
      <text:p text:style-name="P1"/>
      <text:p text:style-name="P1">•••</text:p>
      <text:p text:style-name="P1">Tuesday 20th of May 2025, day -230</text:p>
      <text:p text:style-name="P1">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P1">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P1">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P1">All of those things were impossible to me of the past. There are those who believe they can, and those who believe they can’t. I’ve been shown what’s possible, now it’s up to me to take up the torch and do the impossible.</text:p>
      <text:p text:style-name="P1">Now is the time to become my ideal self, now is the only time to do that. Now is the only time I can chase my dreams, and I will chase them. Goodnight.</text:p>
      <text:p text:style-name="P1"/>
      <text:p text:style-name="P1">•••</text:p>
      <text:p text:style-name="P1">Wednesday 21st of May 2025, 23:09, day -231</text:p>
      <text:p text:style-name="P1">Tomorrow. We’ll see how this unfolds, and talk about it all tomorrow. Tomorrow... Who will I be tomorrow? Who will I be...</text:p>
      <text:p text:style-name="P1"/>
      <text:p text:style-name="P1">•••</text:p>
      <text:p text:style-name="P1">Thursday 22nd of May 2025, 22:16, day -232</text:p>
      <text:p text:style-name="P1">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P1">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P1"/>
      <text:p text:style-name="P1">“””</text:p>
      <text:p text:style-name="P1">It’s not about excuses, it’s about understanding what’s happening. This is depressing.</text:p>
      <text:p text:style-name="P1">It really is. What do we do now...</text:p>
      <text:p text:style-name="P1">I’d like to take some time to just eat the pain and process the damage. Lick our wounds.</text:p>
      <text:p text:style-name="P1"/>
      <text:p text:style-name="P1">Sigh... What do we do now? Ideally, put in the work. I’d love to find some motivation somewhere in an anime, but first of all it’s hard to come by, and secondly motivation is fleeting. Then, let’s explore our weakness instead. Let’s perform some analysis.</text:p>
      <text:p text:style-name="P1"/>
      <text:p text:style-name="P1">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P1">However, we can help ourselves by having clear objectives. What’s not helping us is the fact that we have too many objectives. That’s hurting us. The fact that we’re dividing our attention in multiple places means that we don’t accumulate momentum.</text:p>
      <text:p text:style-name="P1">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P1">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P1">My choices do hurt though.</text:p>
      <text:p text:style-name="P1">But, perhaps we should focus on running. We do need to lose weight, both in muscle and fat. Let’s do that. Now, shall we read?</text:p>
      <text:p text:style-name="P1"/>
      <text:p text:style-name="P1">Now? I hate myself. No, I don’t, but i’m so tired at my own antics. I want to do better. I have to do better.</text:p>
      <text:p text:style-name="P1"/>
      <text:p text:style-name="P1">Is that good enough? Do you want more? Of course i want more. We should always be hungry.</text:p>
      <text:p text:style-name="P1">Hunger. Hunger. To have an objective. A clear goal.</text:p>
      <text:p text:style-name="P1"/>
      <text:p text:style-name="P1">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P1">FLCL... What is this randomness. There is no clear point, but I want to see what’s next. There’s never any explaining what’s going on. I’ve always like doing that, but it’s taking it to another level. And there’s something about that I love.</text:p>
      <text:p text:style-name="P1">“””</text:p>
      <text:p text:style-name="P1"/>
      <text:p text:style-name="P1">•••</text:p>
      <text:p text:style-name="P1">Friday 23rd of May 2025, 21:57, day -233</text:p>
      <text:p text:style-name="P1">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P1">Writing. If I continue down this path, I might become obsessed with it. Which is good, in terms of our dreams, but it might be bad if we consider survival and QOL.まいいっか。死んだらそこまでだ。</text:p>
      <text:p text:style-name="P1">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P1">It’s... Not. If those were defeats, then there were victories too. I see... You’re right. I wonder why I only focus on the negative. I should care about that, but I’m tired, and I’ll be going to sleep. Good night.</text:p>
      <text:p text:style-name="P1"/>
      <text:p text:style-name="P1">•••</text:p>
      <text:p text:style-name="P1">Sunday 25th of May 2025, 03:34, dat -234</text:p>
      <text:p text:style-name="P1">Moderation doesn’t seem like something I’m capable of, huh?</text:p>
      <text:p text:style-name="P1">But before that. This morning, and yesterday. Whether life was worth living or not, was the question on our mind. To write. <text:s text:c="1"/>To love writing. To struggle with it.</text:p>
      <text:p text:style-name="P1">I hate myself. At this rate, I won’t love writing. If I keep on doing bullshit like this, I’ll never love writing. I hate myself.</text:p>
      <text:p text:style-name="P1">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P1">And now, I have to control myself so that I don’t overdo it while gaming overnight. With friends or not.</text:p>
      <text:p text:style-name="P1">だってさ、「今死んだら後悔しか残ってないさぁ。」</text:p>
      <text:p text:style-name="P1">Those emotions... I don’t know what they were, but I want to feel it more. It really did feel close to loving writing, to have a passion. A passion that was hurting me. Or was it me, that hurting me? Like I know... Sleep tight.</text:p>
      <text:p text:style-name="P1"/>
      <text:p text:style-name="P1">•••</text:p>
      <text:p text:style-name="P1">Sunday 25th of May 2025, 22:03, day -235</text:p>
      <text:p text:style-name="P1">弱さ。。。私、弱いなぁ。 I have to become stronger, I have to make the hard decisions more.</text:p>
      <text:p text:style-name="P1">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P1"/>
      <text:p text:style-name="P1">•••</text:p>
      <text:p text:style-name="P1">Monday 26th of May 2025, 18:59, day -236</text:p>
      <text:p text:style-name="P1">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P1">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P1"/>
      <text:p text:style-name="P1">21:58</text:p>
      <text:p text:style-name="P1">Good fight. And, keep writing.</text:p>
      <text:p text:style-name="P1"/>
      <text:p text:style-name="P1">•••</text:p>
      <text:p text:style-name="P1">Tuesday 27th of may 2025, 21:56, day -237</text:p>
      <text:p text:style-name="P1">明日は一年が経つ、この日記を始めた日から。ま、それは。。。どうでもいい？</text:p>
      <text:p text:style-name="P1">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P1">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P1"/>
      <text:p text:style-name="P1">•••</text:p>
      <text:p text:style-name="P1">Wednesday 28th of May 2025, 21:30, day -238</text:p>
      <text:p text:style-name="P1">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P1">When I do that, my stamina is not the main target of my training: it’s my spirit. But I’ve already said that over and over again.</text:p>
      <text:p text:style-name="P1">あのさ、 we’re entering the exam session, and this time I’ve decided that I won’t put a stick up my own butt nor shoot myself in the foot. I’ll dedicate the afternoons to studying, while I’ll use the mornings to write. So, there’s that.</text:p>
      <text:p text:style-name="P1">Keep this up, you’re doing good.</text:p>
      <text:p text:style-name="P1">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P1">あのね、 just earlier, I was thinking to myself: when I look back at this period of my life, I think I’ll smile. Fondly. I don’t have happy memories yet, but I want to create many. Perhaps these are the beginning.</text:p>
      <text:p text:style-name="P1">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P1"/>
      <text:p text:style-name="P1">•••</text:p>
      <text:p text:style-name="P1">Friday 30th of May 2025, 00:03, day -239</text:p>
      <text:p text:style-name="P1">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P1"/>
      <text:p text:style-name="P1">•••</text:p>
      <text:p text:style-name="P1">Friday 30th of May 2025, 22:19, day -240</text:p>
      <text:p text:style-name="P1">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P1"/>
      <text:p text:style-name="P1">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P1">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P1">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P1">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P1"/>
      <text:p text:style-name="P1">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P1"/>
      <text:p text:style-name="P1">•••</text:p>
      <text:p text:style-name="P1">Saturday 31st of May 2025, 23:05, day -241</text:p>
      <text:p text:style-name="P1">Without any ado, let’s get started.</text:p>
      <text:p text:style-name="P1">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P1">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P1">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P1">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P1"/>
      <text:p text:style-name="P1">•••</text:p>
      <text:p text:style-name="P1">Sunday 1st of June 2025, 23:09, day -242</text:p>
      <text:p text:style-name="P1">For some reason I was thinking that I needed to write about yesterday. For better or for worse, every day is a new day. <text:s text:c="1"/>In this case it was for the best. You shall understand in a moment.</text:p>
      <text:p text:style-name="P1">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P1">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P1">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P1"/>
      <text:p text:style-name="P1">•••</text:p>
      <text:p text:style-name="P1">Monday 2nd of June 2025, 21:45, day -243</text:p>
      <text:p text:style-name="P1">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P1">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P1"/>
      <text:p text:style-name="P1">•••</text:p>
      <text:p text:style-name="P1">Tuesday 3rd of June 2025, 22:23, day -244</text:p>
      <text:p text:style-name="P1">Good stuff: passed the exam, kept on studying.</text:p>
      <text:p text:style-name="P1">Bad: Did not study enough. Am not acting like my ideal. And, more importantly, I’m forgetting what it means to do the impossible. Ah, that’s it. I’m not doing the impossible, that’s why I’m unsatisfied. I must do the impossible.</text:p>
      <text:p text:style-name="P1">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P1"/>
      <text:p text:style-name="P1">•••</text:p>
      <text:p text:style-name="P1">Wednesday 4th of June 2025, 23:31, day -245</text:p>
      <text:p text:style-name="P1">Yesterday’s written exam allowed me to access the oral exam, which took place today. I’d attempted it, back in February, and it essentially ended in failure. Back in April, I couldn’t even get past the written exam.</text:p>
      <text:p text:style-name="P1">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P1">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P1">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P1">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P1">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P1">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P1">What else... I’m pretty sure there were four questions before the laude, but I don’t remember any... Oh, right. I think I just took so much time in my presentation of the last proof that... No, there was something.</text:p>
      <text:p text:style-name="P1">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P1">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P1">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P1">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P1">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P1">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P1">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P1">Anyway, that’s the story of how I passed this exam. Victory is sweet. It’s especially sweet when it’s seasoned by two previous failures. Revenge is sweet.</text:p>
      <text:p text:style-name="P1">But... It did have an aftertaste of loneliness. I felt like it was a shame that I didn’t really have anyone to share this victory with. I’m guessing that’s partially why I wrote it here. I wonder if the same thing will be true with writing.</text:p>
      <text:p text:style-name="P1">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P1"/>
      <text:p text:style-name="P1">•••</text:p>
      <text:p text:style-name="P1">Thursday 5th of June 2025, 23:31, day -246</text:p>
      <text:p text:style-name="P1">Good: reached a conclusion, and writing a little.</text:p>
      <text:p text:style-name="P1">Bad: spent the entire day doing nothing, and worrying about what I should do.</text:p>
      <text:p text:style-name="P1">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P1">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P1"/>
      <text:p text:style-name="P1">•••</text:p>
      <text:p text:style-name="P1">Saturday 7th of June 2025, 00:05, day -247</text:p>
      <text:p text:style-name="P1">A bad day. Zero performance.</text:p>
      <text:p text:style-name="P1">Good: struggled, tried.</text:p>
      <text:p text:style-name="P1">Bad: struggled, and ultimately failed to do anything. Even worse, masturbated. How strange, I’m pretty sure I tried. Let’s move to analysis right away.</text:p>
      <text:p text:style-name="P1">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P1">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P1"/>
      <text:p text:style-name="P1">•••</text:p>
      <text:p text:style-name="P1">Sunday 8th of June 2025, 00:52, day -248</text:p>
      <text:p text:style-name="P1">A rest day. Although... I can hardly say I rested. Perhaps I rested my willpower. No matter. We need to get back to that state. Starting tomorrow, we’ll charge headlong into failure, and keep pushing through it.</text:p>
      <text:p text:style-name="P1">Failure? No, not failure. We’ve lost motivation, and we have nothing but whatever willpower is left. With it, we’ll turn momentum back in our favour. <text:s text:c="1"/>No matter what. That, is an impossible we have to do.</text:p>
      <text:p text:style-name="P1"/>
      <text:p text:style-name="P1">•••</text:p>
      <text:p text:style-name="P1">Sunday 8th of June 2025, 22:33, day -249</text:p>
      <text:p text:style-name="P1">No plan survives contact with the enemy, and in my case, the enemy happens to be reality.</text:p>
      <text:p text:style-name="P1">What went well? Tried. And, to some degree, succeeded. Circumstances didn’t allow me to play to the fullest, so one would be tempted to say that, given the circumstances I did well.</text:p>
      <text:p text:style-name="P1">What didn’t go well? I want to do more, I want to be able to play better, in despite of the circumstances.</text:p>
      <text:p text:style-name="P1"/>
      <text:p text:style-name="P1">Not like this. I’m satisfied with a tiny bit of success? Really? No I don’t think so. No, I really don’t think so. Show me what you’ve got.</text:p>
      <text:p text:style-name="P1"/>
      <text:p text:style-name="P1">•••</text:p>
      <text:p text:style-name="P1">Monday 9th of June 2025, 22:39, day -250</text:p>
      <text:p text:style-name="P1">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P1">Putting that aside, let’s get started. First of all, let’s describe what went well. No, perhaps it would be more beneficial to describe the events of the day in order.</text:p>
      <text:p text:style-name="P1">We failed to get up to the 6am alarm, and while it could be argued that this allowed us to rest more, ultimately I believe it wasn’t beneficial, as I value the power of will to get up regardless of fatigue more.</text:p>
      <text:p text:style-name="P1">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P1">Perhaps we should still contain it, both for its and our sake. Absolute discipline is a tool that would benefit writing-time greatly.</text:p>
      <text:p text:style-name="P1">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P1">After they ended, I did get some work done, but I also procrastinated on things I had to do. Things that required calling people. As much as I don’t want to do those, I want myself to find the strength anyway.</text:p>
      <text:p text:style-name="P1">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P1">So, that was today. A mix of good and bad. Overall it leaves much to be desired, but it is a step forward in comparison to my past self. The steps are small and incremental, but if I keep at them, if I keep on trying... Dreams, huh? See you tomorrow, good night.</text:p>
      <text:p text:style-name="P1"/>
      <text:p text:style-name="P1">•••</text:p>
      <text:p text:style-name="P1">Tuesday 10th of June 2025, 22:02, day -251</text:p>
      <text:p text:style-name="P1">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P1">My defeats extend to the morning, where I fail to wake up to the 6am alarm. No doubt the nightfront didn’t help. I’ve got to become stronger. Stronger.</text:p>
      <text:p text:style-name="P1">Spent the first half of the day away, as I will do for the next two days, and then I gamed in the afternoon. I...</text:p>
      <text:p text:style-name="P1">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P1">I must be disciplined, there will always be good excuses to not be disciplined. They will always exist. I must find it in me to be disciplined regardless.</text:p>
      <text:p text:style-name="P1">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P1">Or so I thought. Clearly, I’ve forgotten what it means to work hard. To create something out of nothing, to squeeze water out of stone. Tomorrow, I’ll bring my material with me, and study on the train, at the hospital, wherever.</text:p>
      <text:p text:style-name="P1">And so, that’s today. The struggle continues, and it will go on as long as I need it to.</text:p>
      <text:p text:style-name="P1"/>
      <text:p text:style-name="P1">•••</text:p>
      <text:p text:style-name="P1">Wednesday 11th of June 2025, 23:03, day -252</text:p>
      <text:p text:style-name="P1">What a strange day. It started at 4am, because I wanted it to, because I wanted to write. Because I knew I wouldn’t be able to write. And, I liked it. I want to do it more often. Will I suffer from lack of sleep if I do that? Maybe. We’d have to find out.</text:p>
      <text:p text:style-name="P1">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P1">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P1">Dammit. We have to go to sleep, my brain is at its limit, and i have an exam tomorrow.</text:p>
      <text:p text:style-name="P1">Alright, I’ll just note down what I wanted to talk about: personality matches and the existence of soulmates; how to write good chemistry, or how to emulate the story of あくぺこ。 That’s enough, let’s go to sleep.</text:p>
      <text:p text:style-name="P1"/>
      <text:p text:style-name="P1">•••</text:p>
      <text:p text:style-name="P1">Friday 13th of June 2025, 03:52, day -253</text:p>
      <text:p text:style-name="P1">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P1"/>
      <text:p text:style-name="P1">•••</text:p>
      <text:p text:style-name="P1">Friday 13th of June 2025, 23:12, day -254</text:p>
      <text:p text:style-name="P1">Perhaps I should just go to a nice cafe, take a seat and enjoy a drink. That would help me reset myself. Or perhaps, I just get to work without complaining. That sounds even better, considering the impacts of each choice.</text:p>
      <text:p text:style-name="P1">さて、何を話したかったの？</text:p>
      <text:p text:style-name="P1">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P1">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P1">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P1">ここまでだ。明日は何時に起きるの？</text:p>
      <text:p text:style-name="P1">Let’s balance between sleeping and having time to write. 7am. Go to sleep now.</text:p>
      <text:p text:style-name="P1"/>
      <text:p text:style-name="P1">•••</text:p>
      <text:p text:style-name="P1">Saturday 14th of June 2025, 21:39, day -255</text:p>
      <text:p text:style-name="P1">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P1">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P1">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P1">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P1"/>
      <text:p text:style-name="P1">•••</text:p>
      <text:p text:style-name="P1">Sunday 15th of June 2025, 22:06, day -256</text:p>
      <text:p text:style-name="P1">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P1">Also, there’s no rest in our schedule now: after cooking and doing chores, it’s straight to working on the project. Well, no, I lie, there is rest. I can rest when I have to. It’s just that it’s not scheduled.</text:p>
      <text:p text:style-name="P1">Also, for some reason, I performed poorly in both meditation sessions today. That usually indicates lack of rest, but... Do I really lack it? Maybe it’s the quality that’s lacking. Although, the nightfront did calm down lately.</text:p>
      <text:p text:style-name="P1">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P1">Anything else? Right, I can’t let myself get distracted now. I have to go to sleep so I can wake up early and write. I must wake up, no matter what. I have to get up, no matter what.</text:p>
      <text:p text:style-name="P1"/>
      <text:p text:style-name="P1">•••</text:p>
      <text:p text:style-name="P1">Tuesday 17th of June 2025, 01:41, day -257</text:p>
      <text:p text:style-name="P1">Hm. There are two things I want to talk about. For second, why I’m only here now, and first, willpower and its limits. So, how was today?</text:p>
      <text:p text:style-name="P1">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P1">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P1">And it’s also in part because of how hot it was that I failed to run the full 20 minutes today. But was that the only reason? Is lack of willpower not to blame?</text:p>
      <text:p text:style-name="P1">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P1">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P1">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P1">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P1"/>
      <text:p text:style-name="P1">•••</text:p>
      <text:p text:style-name="P1">Wednesday 18th of June 2025, 00:19, day -258</text:p>
      <text:p text:style-name="P1">What to say? I don’t want to take too long, so let’s be synthetic.</text:p>
      <text:p text:style-name="P1">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P1">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P1">What did we do wrong then...? Giving in to consumerism at the wrong times. There are right times for it. Was stubbornness a factor today...? No, I don’t think so. But, we do have to be stronger. Alright, I’ll call it a day. See you tomorrow.</text:p>
      <text:p text:style-name="P1"/>
      <text:p text:style-name="P1">•••</text:p>
      <text:p text:style-name="P1">Wednesday 18th of June 2025, 22:29, day -259</text:p>
      <text:p text:style-name="P1">To sum up today: not bad, but I want a lot more.</text:p>
      <text:p text:style-name="P1">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P1">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P1">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P1">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P1">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P1">Also, it’s been a while since I’ve programmed for real. Real, actual Java programming, huh? Let’s do our best in it. And I mean it, our best.</text:p>
      <text:p text:style-name="P1">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P1">One last thing: discipline. Discipline, and attention. We’re working on it, slowly. I’ll be patient, but you can’t slack off on this, we’re still wasting too much time. Alright, that’s enough. Good night.</text:p>
      <text:p text:style-name="P1"/>
      <text:p text:style-name="P1">•••</text:p>
      <text:p text:style-name="P1">Thursday 19th of June 2025, 22:07, day -260</text:p>
      <text:p text:style-name="P1">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P1">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P1">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P1">Let’s organise our mind; when things are messy, they look more daunting and difficult than they really are. In my mind, I’m working on four different things at the moment:</text:p>
      <text:p text:style-name="P1">1. Writing</text:p>
      <text:p text:style-name="P1">2. University</text:p>
      <text:p text:style-name="P1">3. Project</text:p>
      <text:p text:style-name="P1">4. Myself</text:p>
      <text:p text:style-name="P1">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P1">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P1">Alright, with this in mind, there’s only three things we have to make time for, and in decreasing order of priority they’re as follows:</text:p>
      <text:p text:style-name="P1">1. Writing</text:p>
      <text:p text:style-name="P1">2. University</text:p>
      <text:p text:style-name="P1">3. Project</text:p>
      <text:p text:style-name="P1">Now, how do we organise them? First, let’s list out the constraints we’re posing for ourselves:</text:p>
      <text:p text:style-name="P1">- I want to maximise writing time</text:p>
      <text:p text:style-name="P1">- I want to do all of these activities in a regular manner</text:p>
      <text:p text:style-name="P1">- University may get more time than the project, but neither must become more important than writing.</text:p>
      <text:p text:style-name="P1">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P1">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P1">What a situation. But this goes. We’ll go slow and steady, we’ll grow slowly, and we’ll trust the process, we’ll trust ourselves. Let’s submit this to R1 and see what it makes of this.</text:p>
      <text:p text:style-name="P1">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P1"/>
      <text:p text:style-name="P1">•••</text:p>
      <text:p text:style-name="P1">Friday 20th of June 2025, 21:55, day -261</text:p>
      <text:p text:style-name="P1">Let’s do the hard thing and look back on all of today. The process should be the same, in victory or defeat, but it is tougher to look back on defeat. So, what happened?</text:p>
      <text:p text:style-name="P1">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P1">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P1">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P1">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P1">Would that not be self-lobotomy? This is a subject worth exploring, let’s think about it.</text:p>
      <text:p text:style-name="P1">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P1">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P1">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P1">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P1">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P1">Well, this has been a very long detour. But it does conclude the morning arc of today.</text:p>
      <text:p text:style-name="P1">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P1"/>
      <text:p text:style-name="P1">•••</text:p>
      <text:p text:style-name="P1">Saturday 21st of June 2025, 21:38, day -262</text:p>
      <text:p text:style-name="P1">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P1">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P1">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P1">So, with that in mind, knowing that I have to sleep at 22, we have some 12 minutes left. Let’s move on to the next subject.</text:p>
      <text:p text:style-name="P1">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P1">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P1">Planning... Lack of it made us suffer today. A dilemma, between regretting not studying, and regretting not writing. But if I were to die now, my greatest regret would be the stories I haven’t told, the stories I haven’t written.</text:p>
      <text:p text:style-name="P1">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P1">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P1"/>
      <text:p text:style-name="P1">•••</text:p>
      <text:p text:style-name="P1">Sunday 23rd of June 2025, 21:55, day -263</text:p>
      <text:p text:style-name="P1">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text:p text:style-name="P1"/>
      <text:p text:style-name="P1">•••</text:p>
      <text:p text:style-name="P1">Monday 24th of June 2025, 21:53, day -264</text:p>
      <text:p text:style-name="P1">Two things we need to analyse but don’t have time to: our passion is slipping out of our hands because we refuse to put more time into writing, and, much less importantly in the grand scheme of things but very important on a day to day basis, the fact that we’re late coming here. Six minutes for a breakdown, and we’ll focus on the second, an investment to have more time to analyse in the future.</text:p>
      <text:p text:style-name="P1">So, why does this happen? Because dinner usually happens at around 21:00, and we finish at around 21:30, after which we clean up and brush our teeth before coming here.</text:p>
      <text:p text:style-name="P1">So, the solution is dining earlier. I have to make that happen somehow. Either by helping out in the kitchen, or by cooking earlier if it’s my turn. It’s as simple as that, really. If you want to speed things up, give a hand. All for the sake of analysis time. And, of course, don’t waste that time once it comes; we’re still extremely inefficient with what time we get our hands on, we need to change that.</text:p>
      <text:p text:style-name="P1">And, by the way, it’s a bit late, but the way we express ourselves also shapes our thoughts. Last time, I thought that I shouldn’t worry about the quality of the prose, about transitions and repetitions. I changed my mind: I want quality everywhere I look. I’m not very smart in the first place, so I know I have to put an accent on efficiency over beauty of the prose, but even then the sacrifice must be such that the prose retains basic expected qualities. And, time’s up. See you tomorrow.</text:p>
      <text:p text:style-name="P1"/>
      <text:p text:style-name="P1">•••</text:p>
      <text:p text:style-name="P1">Tuesday 24th of June 2025, 21:59, day -265</text:p>
      <text:p text:style-name="P1">I don’t have time, but let me say just this one thing: you did well today. Keep this up. Keep it up.</text:p>
      <text:p text:style-name="P1"/>
      <text:p text:style-name="P1">•••</text:p>
      <text:p text:style-name="P1">Thursday 26th of June 2025, 04:39, day -266</text:p>
      <text:p text:style-name="P1">Tomorrow, we’ll perform a detailed and unbiased analysis of today. Right now, I’m... I don’t want to see you.</text:p>
      <text:p text:style-name="P1"/>
      <text:p text:style-name="P1">•••</text:p>
      <text:p text:style-name="P1">Thursday 26th of June 2025, 20:26, entry 397</text:p>
      <text:p text:style-name="P1">As promised, a detailed breakdown, as objective as I can make it. It will include both today and yesterday. Let’s start with yesterday. Or, perhaps, should I give a summary of yesterday to begin with? So as not to lose sight of the lesson: I pushed hard in the morning, touching my mental limit, confident that I could do as much in the evening. But I hadn’t taken into account the influence of external circumstances, draining what energy I had left. Weakness begets weakness, and from there, it went downhill.</text:p>
      <text:p text:style-name="P1">Even now, I’m tired. Although, that’s because today I used up my entire energy of my own volition, not due to circumstances. I have to make decisions relative to the circumstances, or rather, tailor them to the current circumstances. Let’s... Keep it concise, to the point.</text:p>
      <text:p text:style-name="P1">Yesterday. Where did we go wrong? I have to question the wisdom of going at 100 from the morning, but I will question it fairly: my goal was long-term growth, increase in mental stamina, as when one trains. However, I also didn’t rest properly, and failed to account for life getting involved, Then, since I want to keep doing this, I have to be ready to fight.</text:p>
      <text:p text:style-name="P1">After that? After that, we did something very strange and just gamed all throughout the evening and deep into the night. Without awareness nor willingness to stop? Hold on: before that, we did try to write, but came up with nothing. Still, the issue is the lack of awareness. It naturally follows fatigue. We have to have that in mind.</text:p>
      <text:p text:style-name="P1">What of today? the name of the game is patience. We’re in for the long haul, and we have to be consistent in our effort, in our discipline. We have keep at it day in, day out, week in, week out, month in, month out, for as many years as it takes to reach all our goals.</text:p>
      <text:p text:style-name="P1">Today, I once again repeated that if I were to die now, I would have nothing but regrets. We have to be patient. Step by step, choice by choice, day by day. We have to be patient, and trust that this will all amount to something. Actually, even if you told me it wouldn’t, even if you told me this was all for naught and gave me undeniable proof, I would still do it, because I refuse to lead a meaningless life. Meaning, for the sake of meaning. This is my limit. See you tomorrow.</text:p>
      <text:p text:style-name="P1"/>
      <text:p text:style-name="P1">•••</text:p>
      <text:p text:style-name="P1">Saturday 28th of June 2025, 00:05, entry 398</text:p>
      <text:p text:style-name="P1">Writing. My relationship with writing. Would you sigh if I told you once again that I don’t know how to write? I still don’t. That’s what I feel, right now. I feel like there’s something important but subtle I haven’t discovered yet. Perhaps many things. I... I write, I string together words, trying to express ideas that I like. But, sometimes, very often, I don’t have ideas, and always, I never know if the ideas I have are good or not. So, all I have left is trial and error. Error is judged by my heart, and my heart is capricious, which is a good thing. It’s just... It needs time to make a decision, I need time to understand myself.</text:p>
      <text:p text:style-name="P1">Writing... I want to fall in love with it. Ideas... The constant act of wrestling with them, of shaping them, selecting some, throwing away most of them.</text:p>
      <text:p text:style-name="P1">I think... I think the important thing I need to learn is how to come up with ideas that I like. I think that’s what’s missing from my writing. Well, a lot of things are missing, but, that above all. How to come up with ideas that I like... How do I do that, I wonder.</text:p>
      <text:p text:style-name="P1">You know, I just had an idea: what if all my ideas came from the heart? Then I would be spoiled for choice. I would be drowning in a sea of ideas I love. It would help me love writing. But the heart doesn’t always come up with good ideas, you know? Doesn’t change the fact that we should listen to it, and adapt the ideas that aren’t good, perhaps. That’s... That’s something we could try. I see... Ideas from the heart. I hadn’t thought of that.</text:p>
      <text:p text:style-name="P1">I wish I had more energy, then I could try writing. But, well, mismanagement is mismanagement, let’s go to sleep now, Harmony.</text:p>
      <text:p text:style-name="P1"/>
      <text:p text:style-name="P1">•••</text:p>
      <text:p text:style-name="P1">Saturday 28th of June 2025, 22:49, entry 399</text:p>
      <text:p text:style-name="P1">I took the afternoon off today. A consequence of continued mismanagement of sleep and energy. What am I doing? What am I doing, I wonder... This isn’t it.</text:p>
      <text:p text:style-name="P1">It’s clear from simple observation that, just as I make basic errors and and stupid mistakes in virtually everything I do, I also do them in daily life, in making decisions. We need to start avoiding those. The schedule is... An indicator, a guide, it’s a set of rules to follow such that, if you do follow them, you should be fine. That’s what it’s been designed as. So, when deciding to deviate from the schedule, answer this question: is that really a good choice? If you are to challenge the null hypothesis, then your new hypothesis must be backed by strong arguments.</text:p>
      <text:p text:style-name="P1">So, really, this is a two-way thing: in order to maximise our potential, we have to follow the schedule as closely as possible. This obviously means that the schedule must be designed to maximise growth and achieve our objectives. Those two components are what you need to get right. And, of course, sometimes deviation is inevitable. In that case, adapt, and then recover.</text:p>
      <text:p text:style-name="P1">But, I know. It’s one thing to tell you to be disciplined, it’s another to be disciplined. The strength of will to do what you know you should do. Tomorrow, we have to wake up at 7, as usual. Will you fail to do so, as usual? We... I believe the strength to get up is in us, we’ve... Trained enough to get it. I believe you can do it, to get up even if half dead.</text:p>
      <text:p text:style-name="P1">Ah, you humans... You worry about comparing yourself to one another, about who’s the best and whatnot... まあ、それは悪いことかどうかはわからない。 I’d have to think about it. But now is not the time for that. Or perhaps, should it be? Human worries. To worry about being right, having the last laugh, that kind of thing. Are they pointless? Let’s be objective. What’s really sought through those is the ego boost and, secondarily, the social boost. The latter happens less often in my case. In fact, virtually never. The former, however, I have seen and experienced more.</text:p>
      <text:p text:style-name="P1">Confidence comes from knowing one’s capacities, from knowing what and how much one can do, or perhaps, it would be better to say that confidence comes from knowing we can do something. Pride and ego come from putting down others, from the feeling of superiority.</text:p>
      <text:p text:style-name="P1">Now, it’s not even a question, which one we should cultivate and which one we should kill off. You’re still very human, in the sense that a lot of those human traits I dislike are still deep-rooted in you. Let’s change that. Go to sleep now.</text:p>
      <text:p text:style-name="P1"/>
      <text:p text:style-name="P1">•••</text:p>
      <text:p text:style-name="P1">Sunday 29th of June 2025, 21:53, entry 400</text:p>
      <text:p text:style-name="P1">That is a lot of entries. Now’s not the time to look back though. we’ll rest at the end, certainly not at the beginning. So, what of today? Our entries have been... short, lately, and haven’t described the day much. Let’s change that while being efficient.</text:p>
      <text:p text:style-name="P1">Woke up in the morning, it was a struggle, but we did it. However, we were extremely wasteful with our time, and... We didn’t write? Hold on, did we? No...? Why not...? I don’t remember... we were working on the project... Why? Why did we...? Urgency, huh? A sense of urgency. I see, I’d given myself permission yesterday. Still, curious how our selective memory works. I wonder what’s the logic behind it.</text:p>
      <text:p text:style-name="P1">In any case, today we didn’t touch the phone much, which is pretty good, but we were still highly inefficient. The greatest problem I want to address is gaming: once we start, it’s hard to stop. And there’s also the fear of missing out on Cartethyia’s banner. I swear to God, your sense of priority... If we can’t sacrifice even that, how do you expect to be able to sacrifice anything we actually love? The strength to sacrifice others is... It’s alien to us, but we have to learn it. We have to.</text:p>
      <text:p text:style-name="P1">Right now, I’m feeling a little disappointed in myself. In part because I didn’t work out yesterday, in part because of what I just mentioned, and in part because I only advanced so much in the project. But, I do have to give you credits for recognising that something we were doing was taking a lot more time than it should have, and dropping it for the basics.</text:p>
      <text:p text:style-name="P1">Anything else?</text:p>
      <text:p text:style-name="P1">Yes: it’s time to go to sleep. Good night, see you tomorrow.</text:p>
      <text:p text:style-name="P1"/>
      <text:p text:style-name="P1">•••</text:p>
      <text:p text:style-name="P1">Monday 30th of June 2025, 21:55, entry 401</text:p>
      <text:p text:style-name="P1">The morning started fairly well, but things devolved quickly after noon. The morning was fine, and I... Had trouble waking up, still, it turned out fine. We had impromptu guests come over for the day, but... manageable. In the afternoon, however, I had a problem concentrating: it’s clear i still don’t know how to make sacrifices. A Nepolabo collab, huh? Fortunately and unfortunately, it ended at a fair time for me, allowing me to get to work.</text:p>
      <text:p text:style-name="P1">But, work was... I decided today that I didn’t like the subject. I find the prisoner’s dilemma to be more interesting. And now, I have a week to implement it. Adding stupid technical trouble to the start making it impossible to begin today, and my patience had reached its limit. I wanted nothing more but work on the project in peace. I was considering doing just that. And so, I didn’t. And I’m thankful I didn’t. Between the regret of lacking discipline and the regret of not getting to do what I want to do as well as risking to not finish the project in time, I chose the latter. I ran on the treadmill.</text:p>
      <text:p text:style-name="P1">It’s becoming crystal clear that the high temperatures make it impossible for me to perform normally, it stunts my growth, at least in terms of numbers. Forget stunting, it actually reverses it. Running 20 minutes at 10kmph is now... I have yet to achieve it. But, I understand that, I understand the circumstances, and, I know one more thing: when I train, the part of me I aim to train the most is my soul. I want to become stronger, and these circumstances help: they make it easier to approach death. I still am not strong enough nor capable of dying on the treadmill, but I expected as much. I know that growth is a process, and I’m satisfied with what I’ve done today. Well, that’s with the caveat that this becomes a launchpad to greater heights in the future, of course.</text:p>
      <text:p text:style-name="P1">And, right now I’m glad, that I chose discipline over urgency. Tomorrow, I’d love to cultivate my passion in the morning, over the project, but, it’s likely I won’t have that chance. We’ll leave tomorrow for tomorrow though. That’s enough for now, see you.</text:p>
      <text:p text:style-name="P1"/>
      <text:p text:style-name="P1">•••</text:p>
      <text:p text:style-name="P1">Tuesday 1st of July 2025, 23:11, entry 402</text:p>
      <text:p text:style-name="P1">We couldn’t fall asleep yesternight, no doubt due to excess caffeine intake. Because of that, and our weakness, we masturbated. Why do we keep on losing? Why? I’m genuinely curious.</text:p>
      <text:p text:style-name="P1">The strength must be present to some degree, and surely there’s enough of it not to lose all those battles, so why? It’s because we don’t fight. We don’t fight, so it’s only natural that we don’t win. To fight. That’s also part of strength, isn’t it? The ability to fight, no matter the circumstances. No matter the circumstances... 分かりました。 I want to be strong enough to summon up the will to fight even when the circumstances are all against it.</text:p>
      <text:p text:style-name="P1">Vengeance... Whoever I am, I must keep on growing. Every day, whenever I can. Especially when I think I can’t. I want to believe that my efforts will one day lead me to my objectives. I want to believe that one day I’ll become happy, if I just try hard enough. But, there’s more to it than happiness, it feels like. This feeling is still strange, but maybe it’s akin to wanting something for its own sake. Then again, maybe I’m just being short-sighted, and am not looking deep enough at why I want to be strong. Why do I want to, I wonder? Because that’s what I’d ideally be: strong. Will that bring me happiness? I don’t know, but I do know that I would like myself if I were strong. It’s... childish, simple, it’s so human, it’s so removed from this perception of the divine I have: wanting something because it’s beautiful, because it’s what we perceive as best. Where is the objectivity? Where is the neutrality, the impartial judgment, the all-accepting, all-loving eye? And yet... Now that I expose this... I see... I wasn’t going deep enough. It’s not just about happiness and ideals. It’s also about beliefs. Like, I owe it to myself and to the universe to become the best version of me. To myself, and to God. What are you, God? Are you the same as me, a soul? Perhaps I know the answer, perhaps the complete me does, but I don’t. In any case, thanks, for today. Thanks, for this chance at life, at my dreams. See ya.</text:p>
      <text:p text:style-name="P1"/>
      <text:p text:style-name="P1">•••</text:p>
      <text:p text:style-name="P1">Wednesday 2nd of July 2025, 21:57, entry 403</text:p>
      <text:p text:style-name="P1">We need to talk seriously. And, if we do that, the first thing to do is to take some distance, have perspective, gain objectivity.</text:p>
      <text:p text:style-name="P1">Proceed with standard breakdown.</text:p>
      <text:p text:style-name="P1">Morning started fairly normally, but our normal isn’t good yet: we still take too much time waking up and getting ready. Then, this morning, we decided to work on the uni project rather than write. That’s a decision I’ll come back to later. I asked questions to DeepSeek regarding some code, and thankfully I was thorough in my checking. However, I lingered on the project too much, and started preparing lunch very late. This contributed to a very late start in the afternoon: since I’ll only be drinking coffee twice a week when necessary, I was very sleepy and even took a nap. I only effectively started working at around 1700. And even then...</text:p>
      <text:p text:style-name="P1">My performance was terrible. No focus, no concentration, and barely any thought. I forgot to note that a sense of defeat was already floating in my heart, as I was essentially treated like a baby by my family because I didn’t want to make a call.</text:p>
      <text:p text:style-name="P1">So, because of my overall performance, I just felt like shit. Then came time to workout, and I didn’t want to. And then I asked myself the usual question: which regret did I want to have? This led me to ask another question: why do are we always having to choose between regrets? Can’t we have a choice that doesn’t involve regretting it?</text:p>
      <text:p text:style-name="P1">だからさ、決めた。 I wouldn’t work out. I would focus on the project for the rest of the week. My reasoning was as follows: what’s the point of making the schedule flexible if we ourselves aren’t? Why do we insist on making ourselves miserable by not recognising the fact that situations change and evolve, and we should evolve with them. What the best move is depends on the situation at hand too, not just the objective. Our options were between two regrets because of our perception of the matter. But, if we changed perspective, then all of a sudden we don’t have to choose between two regrets anymore. All of a sudden, what I wanted to do aligned with what I should do. And I worked on the project. Did I give up discipline? I want to argue that no, I didn’t. I wasn’t being undisciplined, although I was being weak. I was doing what I believed ought to do.</text:p>
      <text:p text:style-name="P1"/>
      <text:p text:style-name="P1">And yet, a lot of this feels like excuses. It’s all because we’re so weak. If we were stronger, if we made the decision to work instead of exercising without that weakness in our heart, we would have felt better. Right now, we know, it was because we didn’t want to workout that we didn’t, not because we were reasoning about what to do. Wrong. We were weak, yes, but it wasn’t weakness alone that carried us to this decision. I’m not trying to be compassionate towards you, I seek objectivity. We should be objective at all times, and since we know that that’s not possible, we should be as objective as we can be, as often as we can.</text:p>
      <text:p text:style-name="P1">Anyway, that’s what happened today. Let’s go to sleep now. Although I wanted to discuss the pros and cons of flexibility, I’ll take a wild shot and assume it was a good idea. We’ll keep on being flexible in the future, unless it leads to excessive losses. See you tomorrow. And, tomorrow, fight.</text:p>
      <text:p text:style-name="P1"/>
      <text:p text:style-name="P1">•••</text:p>
      <text:p text:style-name="P1">Thursday 3rd of July 2025, 21:59, entry 404</text:p>
      <text:p text:style-name="P1">Entry not found.</text:p>
      <text:p text:style-name="P1">Here is a good place for introspection. Now then. The situation is more critical than I thought: I just finished writing one class, and the exam is four days from now. This leaves me less than one day per class. However, I am hopeful that I’ve implemented the bulk of the difficult logic. Time will tell. Let’s begin.</text:p>
      <text:p text:style-name="P1">Today started on time for once, and I couldn’t help but notice how even starting on time, unless we hurry, we can’t keep up with the schedule. It’s an issue I’ve observed but boiled down to our lack of haste. For the time being, I will keep on doing that. This morning, we had to go out due to some errand, at the new house. We will move soon. This morning’s errand consisted in meeting the owners and setting up some stuff. Other beginners also seem to suffer from the same thing, but this morning I felt like a complete idiot. Thankfully, I didn’t actually undergo that baptism I described. I’ve read stories of how newcomers at construction jobs are often tasked with errands like buying rainbow paint, or something similarly absurd. And yet, they don’t notice the absurdity even as the shop owner asks them if the paint should be wet or dry. This kind of thing seems to arise when we’re unsure of how much authority we have, or when we have none at all. When that happens, people like me will blindly follow orders to the letter. But, I did try to think, so why did I come off to myself as particularly stupid today? There was failure to understand, for certain, but was that the only thing? And where did it come from? In part, I did take words and expressions too much to the letter. And, I guess I am slow; if it’s a fact, it’s a fact —we just forgot about it since we could afford to play around that weakness in our comfort zone, something we can’t do when we meet new concepts. So, a combination of lack of confidence and slowness is the main culprit. The former can and must be fixed, the second, we must find a way to play around it in general.</text:p>
      <text:p text:style-name="P1">This errand used up all of my morning and lasted into the afternoon, so that I came late. However, when I studied today, I studied seriously. Still, there’s an issue I want to address: the class we’re working on is particularly complex, needing heavy synchronisation due to the omnipresence of concurrency around it: the class implements Runnable, as do the classes that make use of it. And their interaction is complex. And in that complex interaction, I... Ran into an implementation problem. And, despite the fact that I was being levelheaded and thorough, I excluded a simple, straightforward solution and thought my only options were complexity but correctness, or simplicity and laziness. See, I was using an explicit lock all throughout the class, but for this particular interaction, DeepSeek put it best: the lock was created out of necessity, for the main logic which required custom synchronisation logic. But, another aspect also needed synchronisation, and because it was a separate logic, I thought it needed a separate synchronisation mechanism. No, the lock could be used for two different logics at once. But I hadn’t considered it, and if I had... I had, and I’d mistakenly thought using it would result in a deadlock. I see... I made that mistake because I’d failed to notice that while I would try to acquire the lock twice in quick succession, the locks belong to different instances of the class, each of which waits on the lock properly. Even now, as I reasoned about it again, I was about to fall into that pitfall.</text:p>
      <text:p text:style-name="P1">So, what’s the cure? More thoroughness. Ever more. An even better solution would be to figure out the thought pattern that would have allowed us to solve this issue, and copy it in hopes of assimilating the underlying pattern, but, I’m not sure what way of thinking would lead to that. DeepSeek, would you mind telling me how you went about figuring this problem out?</text:p>
      <text:p text:style-name="P1">The ability to properly break down a problem is the first crucial skill. It’s also a skill we’ve... Slept on. Despite that wall of text you wrote last year. Since we’re human and can effectively focus on only one thing at a time, let’s focus on that: breaking down and organising a problem. An accent on organisation, because that’s something we don’t do.</text:p>
      <text:p text:style-name="P1">Alright, that’s enough. Let’s go to sleep now. Also, since I think it’d be a shame to lose, here are the contents of today’s throwaway, which document the above problem in more details:</text:p>
      <text:p text:style-name="P1">“””</text:p>
      <text:p text:style-name="P1">This is not how I want to think. The words I’m using, the pattern I’m following. I want to be colder, more accurate. Greater self-control and self-awareness. Machine-like, at work.</text:p>
      <text:p text:style-name="P1">playerMovingOut():</text:p>
      <text:p text:style-name="P1">The purpose of this function is to set the tile’s state to FREE. It’s a method that should be called by the player that’s moving out as they move out. Note that the player needs to lock the current tile as well as the one they want to move in to in order to proceed.</text:p>
      <text:p text:style-name="P1">So here’s the question: when a player moves out, do they have to lock the current tile, or is it already locked? Given the circumstances, i.e. moveIn(9 being called only mid-contention, the current tile is already locked. It then falls to the moving player to lock the tile they want to move into.</text:p>
      <text:p text:style-name="P1">Except... I didn’t foresee this at all, did I? Tile-to-tile interaction. They aren’t synchronised at all. What happens when a player wants to move into a new tile?</text:p>
      <text:p text:style-name="P1">Well, first of all, their current tile is sleeping, and it will not be touched by other players due to its OCCUPIED state. So, as long as the OCCUPIED state isn’t removed until the very last moment, there will be no need to lock the current tile.</text:p>
      <text:p text:style-name="P1">However, this means that the mmoveIn() method must be atomic: once started, it cannot be stopped under any circumstances, lest we create an invalid state. The issue is then how to make the moveIn() method atomic. Maybe it would be best if it locked the current tile after all. Lock it until the move is complete.</text:p>
      <text:p text:style-name="P1">The move must succeed at all costs, and locking the current tile is... Insufficient? It really is all about that OCCUPIED state. It must be undone at the very last possible moment.</text:p>
      <text:p text:style-name="P1">So, must a player move into a new tile before it moves out of its old one?</text:p>
      <text:p text:style-name="P1">Yes. Exactly. A player must move in, and after confirmed that it has successfully moved into the new tile, only then does it move out of the current tile and undo its OCCUPIED state. In short, the solution is as follows:</text:p>
      <text:p text:style-name="P1">Player.moveIn() {</text:p>
      <text:p text:style-name="P1"><text:tab/>boolean success = moveInLogic();</text:p>
      <text:p text:style-name="P1"><text:tab/>if (success) { tile.playerMovingOut(); }</text:p>
      <text:p text:style-name="P1"><text:tab/>else { undo; }</text:p>
      <text:p text:style-name="P1"><text:tab/>}</text:p>
      <text:p text:style-name="P1"/>
      <text:p text:style-name="P1">Shit. There’s another case when a player may move in: when they spawn. I hadn’t considered that. Making a spawnIn method will make things easier. Especially since players are created serially.</text:p>
      <text:p text:style-name="P1">I want the Player to have that method, but can they? What would a Player.spawnIn(Tile) method do?</text:p>
      <text:p text:style-name="P1">It would have the player set that tile’s coordinates as its own, acquire that tile’s points, become its occupant and set its state to OCCUPIED. Can it set its state to OCCUPIED?</text:p>
      <text:p text:style-name="P1">Making it a Tile method is the way to go.</text:p>
      <text:p text:style-name="P1"/>
      <text:p text:style-name="P1">Can playerMovingOut acquire the lock? The lock should be sleeping, so yes. The lock should be waiting.</text:p>
      <text:p text:style-name="P1">Modifications are proposed. We have to study them and consider whether to implement them. playerMovingOut is the first issue they raised, and it’s also the one we reasoned about earlier. They argue that it should be synchronised on the lock. I argue that this would create a deadlock, as playerMovingOut() is called at the end of Player.moveIn(), and the latter is called only within a code block that’s synchronised on lock. In other words, the code-block that runs playerMovingOut() is the within the synchronised (lock) {} block, and unless the lock is waiting at some point in or before the call of Player.moveIn() —which it isn’t— playerMovingIn() will never acquire it. </text:p>
      <text:p text:style-name="P1">However, this does not invalidate the issue they’ve raised: as it currently stands, they claim playerMovingOut will throw an IllegalMonitorException. Why will it do that? What is that exception? It is raised when a wait() or notify/All() is called outside of a synchronised block. The question thus becomes: we have claimed that playerMovingOut() will always be called within a synchronised block, only that it will happen in an indirect manner. Will the JVM agree with us? Somehow, I doubt it. catching the exception and ignoring it will not wake up the sleeping thread. At this point, the simplest option would be to sacrifice CPU cycles and principles, and allow busy waiting. We’ll raise this issue to DeepSeek, after we’ve looked into the other problems they mentioned.</text:p>
      <text:p text:style-name="P1">The next one they mention is that in the run() method, in the OCCUPIED case, we lock onto the wrong object, that is we lock onto `this` rather than the explicit `lock`. This was also done on purpose: it’s exactly because the current tile thread is waiting (`this.wait()`) that in playerMovingOut() I call `this.notify()`. This is a doubt I had earlier and that I thought resolved, as I thought the two methods were being called on the same object.</text:p>
      <text:p text:style-name="P1">The situation is complex, and while my principles are conflicting (correctness vs simplicity), I value simplicity more, and am once again very much considering just allowing the tile thread to do busy-waiting.</text:p>
      <text:p text:style-name="P1"/>
      <text:p text:style-name="P1">The next issue is that the awaitPhaseComplete isn’t reset. Completely valid, I’ve implemented the reset.</text:p>
      <text:p text:style-name="P1">After that, they mention that the run method isn’t synchronised on lock when handling the AWAITING state. That is done on purpose: a lock would have made it impossible for other players to contend while the tile is AWAITING, as to contend they need to acquire a lock, and the AWAIT state won’t be modified anyway because only resolveContention is capable of modifying the state from that point on in the code. However, I must tell myself this: I have no guarantee for that last one, do I? No, I do: state changes only occur at three points: when moving from FREE to AWAITING, from AWAITING to CONTENDING, and from CONTENDING to FREE or OCCUPIED. Right, we haven’t made that last change from CONTENDING to FREE again. Got it. No, we have, I underestimated my past self. The point is, when a tile is in an AWAITING state, it can only ever change to a CONTENDING state: even if the thread somehow exited the AWAIT block, no other method or code block actually handles what happens if State is AWAITING, except for run(), and things will proceed normally (and if we’re AWAITING, new players can call contendForTile as designed). Therefore, I argue that this is not an issue.</text:p>
      <text:p text:style-name="P1">Another issue they raise is that the latch reset doesn’t happen in a thread-safe environment. This is becoming a pattern: could it be that when a method is called within a synchronised block, it doesn’t inherit the synchronisation? In any case, I now present all of this to you, DeepSeek, and await your response. I wish for correctness, not to be right in every argument. Therefore, do not hesitate to point out flaws in my reasoning should you find any.</text:p>
      <text:p text:style-name="P1"/>
      <text:p text:style-name="P1">Break off temporarily. We eat, then we resume. I value finishing this today, so we shall do that.</text:p>
      <text:p text:style-name="P1"/>
      <text:p text:style-name="P1">We haven’t done the introspection, have we? Not here, if that’s what you’re wondering. There is indeed a better place to do it. Also, as much as you want to brag, now’s not the time, and that is not the way to do it. Understood.</text:p>
      <text:p text:style-name="P1">“””</text:p>
      <text:p text:style-name="P1"/>
      <text:p text:style-name="P1">•••</text:p>
      <text:p text:style-name="P1">Friday 4th of July 2025, 23:18, entry 405</text:p>
      <text:p text:style-name="P1">Full focus on the project today. Things are proceeding fairly well. I finished with the model package. Writing up the view and controller classes should be a breeze compared to what I’ve already done. Unit testing of the model class is also very promising, everything seems to be going fine on small scale. A simulation of game theory’s prisoner’s dilemma, or rather, my version of it. A 2d version. Players must contend for a tile in order to move into them, multiple players may contend for a single tile, in which case all contenders must declare whether to share or to take. If only one player takes, then that player gets to move into the tile and obtains its points. If two or more players decide to take, conflict arises, destroying the tile’s points. No one gets anything. If everyone decided to share however, the tile’s points are shared equally among players. That is the core of my simulation. Player adaptation is easy to slap on top once the synchronisation is complete.</text:p>
      <text:p text:style-name="P1">And here i thought I told you I like those who keep their calm at all times. Clearly, my emotions showed just now. I could not contain the fact that I wanted to share this accomplishment. <text:s text:c="1"/>I’ve never trained to, after all. Let’s summarise today, and properly identify what can be improved upon and what should be continued; we cannot let one victory overshadow this process, because complacency kills dreams.</text:p>
      <text:p text:style-name="P1">I woke up on time, although the struggle was real. How come it’s so difficult to get up as soon as the alarm rings? No, it’s the part where we stay up that’s hard. I see, that means we interrupted our sleep cycle, or had low sleep quality, either leading to mental strain. Even now, we aren’t sleeping yet: we aren’t taking this problem seriously enough to fix the root cause. Am I sacrificing too much for the project? I wouldn’t know how to answer that question. In other words still: it’s unclear how this urgency weighs up against our priorities. I’ll allow this problem though. It can persist until after the exam is finished.</text:p>
      <text:p text:style-name="P1">Another problem we have is time wasting: we let consumerism take all our time, and it’s as if our meditation is just a good way to throw 10 minutes out the window. Not quite, actually: the awareness is there, the real issue is the lack of action. Remember: now is the only moment that exists, now is all that we have. If you know you have to do something, do it. Now is the only time you can do it.</text:p>
      <text:p text:style-name="P1">All in all, this morning went fairly well, as did noon. I do have to go back in time though: how come we started studying one hour late, this afternoon? Because... Same problem as above: we did not act on our consciousness. Now is all that we have... Now, huh?</text:p>
      <text:p text:style-name="P1">After we did get started, things went rather well too. Only, I still don’t focus the way I want to. That’ll come with practice, I reckon. And, I also didn’t use today as an occasion to break down problems better, to organise them better in my mind. It’s because I do not have that habit. We’ll have to build it. And thankfully, we have nothing but occasions to do so. Is there anything else? No, we’ve touched on all issues. All that came to mind anyway.</text:p>
      <text:p text:style-name="P1">Alright, see you tomorrow then.</text:p>
      <text:p text:style-name="P1"/>
      <text:p text:style-name="P1">•••</text:p>
      <text:p text:style-name="P1">Saturday 5th of June 2025, 21:55, entry 406</text:p>
      <text:p text:style-name="P1">What poor performance I displayed today. Now is the time to understand why. I’m arguing with myself whether lack of sleep is the only thing to blame. It isn’t. Claiming that it is would be contradictory: if lack of sleep is imputable, then so is everything else impairing our decision-making and sapping willpower. </text:p>
      <text:p text:style-name="P1">Since I believe the cause comes from a series of decisions made the past few days, I’ll think about it before starting the day’s breakdown. Sustained lack of sleep, bad after-meal practices and the heat. And, the fact that we aren’t strong enough to overcome all of those at once.</text:p>
      <text:p text:style-name="P1">But I must also consider the possibility that lack of sleep itself wasn’t a direct factor: rather, lack of sleep meant that my willpower didn’t recharge properly. Thankfully, willpower is a strange thing, because it can be aided by motivation regardless of sleep. I think I’ll refrain from breaking down today, and I’ll focus on getting some sleep. You see, I have an immediate goal I’d like to see through: vengeance. I failed to perform well today, and I want revenge on myself. I want to wake up early tomorrow. There’s a lot of work I want to do, because, I’m simply not satisfied with the state of the project. I’ll have to figure out why, and what I can do to change that. That’s why I want to wake up early tomorrow, at 4am.</text:p>
      <text:p text:style-name="P1">But, at the same time, it’s a gamble. I could choose to pull an all-nighter now instead, and yet somehow I feel like that’s the wrong decision; I feel like I should try to wake up early, despite the high risk of failure, rather than sleep very late. It’s related to my principles, my ideals, although I’m not sure how.</text:p>
      <text:p text:style-name="P1">I want more from myself. A lot more. I want to do my very best tomorrow. My absolute best. And the day after that too, when I present the project. This is not everything I’ve got. I’ve got so much more to give, there’s so much more I can do, and I want to do it all. I want to give it my all. Tomorrow, I’ll tell you if I managed to wake up on time, and whether I’ll have had my revenge, or more regrets on my hands.</text:p>
      <text:p text:style-name="P1"/>
      <text:p text:style-name="P1">•••</text:p>
      <text:p text:style-name="P1">Monday 7th of July 2025, 01:38, entry 407</text:p>
      <text:p text:style-name="P1">I went to sleep yesternight seeking revenge, and tonight I’m going to sleep having found defeat. Alright, alright, I’ll take it. This isn’t just failure to get my revenge by the way, this is the real, lost-to-lust defeat. I have to get as much sleep as possible as tomorrow I have the exam. We made a... tactical choice that we regret. Chose defeat on purpose, because it got in the way of our project. My priorities were thrown out the window for urgency. I’m never making this mistake again.</text:p>
      <text:p text:style-name="P1">To throw away our fight, and to throw away our present without assurance of a future... You know, I really will have nothing but regrets if I died tomorrow.</text:p>
      <text:p text:style-name="P1">I know it’s not about not having regrets, but... I still really don’t want them. Please, just make me love you, that’s all I ask. Make me love you...</text:p>
      <text:p text:style-name="P1"/>
      <text:p text:style-name="P1">•••</text:p>
      <text:p text:style-name="P1">Tuesday 8th of July 2025, 04:17, entry 408</text:p>
      <text:p text:style-name="P1">The exam was rather frustrating, essentially lacking proper meritocracy as the difficulty of the questions asked and the severity of the grading were proportional to the professor’s mood deterioration.</text:p>
      <text:p text:style-name="P1">I dislike being subject to unfairness, I dislike that the project I worked hard on was dismissed because the professor was feeling too tired, I dislike that while others who knew next to nothing about Java, and probably wrote as much Java code (yes, they didn’t even do the project), were proposed the highest grade while I had to claw my way to it. <text:s text:c="1"/>But... Thinking about, mentioning more details from it will only serve to stoke the fires of frustration again. Instead, I’ll take only the lessons: how do I sum this up... I guess the easiest way to put it is “you reap what you sow”, and sometimes your students suffer the consequences of your choices. The students that came to the exam, and their lack of preparation, was a reflection of the laxness of the course. By the way, by “lack of preparation” I mean that out of 15 or so students, none of them knew how to create a thread that prints “Hello world” using a lambda function. And, I couldn’t help but compare the level of the classroom to that of a course that also teaches Java that I’d also attended upon recommendation of my friend. That other course was not lax at all, and in fact the professor threw a lot of concepts at us. And yet we’d learnt so much, everyone was expected to be able to make a video game by the end of the course. The main difference was thoroughness, rigorousness and discipline. In one word, diligence, from the professor’s side. Sure, being lax is easier, more chill, but... That course had been sold to me by my friend as “the course that made him understand programming, what it is, how it should be done, and how it works with the machine.” And, at the end of it, I couldn’t help but agree.</text:p>
      <text:p text:style-name="P1">I guess there are two lessons: as a general rule of thumb, you reap what you sow, and diligence above all.</text:p>
      <text:p text:style-name="P1">This is the first time in a very long time I’m harbouring dislike towards someone else. I guess I really do dislike being treated unfairly.</text:p>
      <text:p text:style-name="P1">And then there’s Rust, with friends. Glad to see that it isn’t as addictive to me as it can be to others. It felt mostly like a waste of time, but I chose in for the memories, a few of which I got today. Don’t see myself playing often though. And, the social experiment side of Rust. Seeing the... Ugly side of humanity. I wonder what draws it out. I’m too tired though, I’ll go to sleep.</text:p>
      <text:p text:style-name="P1"/>
      <text:p text:style-name="P1">•••</text:p>
      <text:p text:style-name="P1">Wednesday 9th of July 2025, 00:05, entry 409</text:p>
      <text:p text:style-name="P1">Today was a rest day, and I needed one. Tomorrow, it’s back to work, and I need that too. Lately, we’ve been worrying about passion, and whether our approach to life fosters it at all. Slow and steady efforts in multiple fields at once... At the same time, because of my dreams, I can’t imagine a different path. Or rather, I can’t imagine a better path.</text:p>
      <text:p text:style-name="P1">The more I think about it, the more I think this isn’t it. It’s not quite it. We’ll... We could try to make a very difficult play: focus on the personal project while keeping writing to the bare minimum. Focusing on one thing, and focus in general is simply such a powerful thing, it doesn’t make sense to not use it. In life, unlike in video games, we don’t have clear stats and factors that allow one to calculate the optimal build, the best approach. In life, we gotta try things out, and make the most informed decisions we possibly can.</text:p>
      <text:p text:style-name="P1">I want to make use of focus, not only because of its power, but also because it’s fun. And, at the same time, I also want that vision I have for my future to come true, so I’ll focus on the project, I’ll gamble on it. However, that doesn’t mean I’ll give up on writing entirely in that time: I have to keep it alive, I have to at least stay at the level I’m currently on. And this, in hopes of making the project work, and if it does, to have all the time in the world and all the financial freedom in the world to lose my mind to writing.</text:p>
      <text:p text:style-name="P1">We’ll go with this. We write only in the morning, and we focus heavily on the project.</text:p>
      <text:p text:style-name="P1"/>
      <text:p text:style-name="P1">•••</text:p>
      <text:p text:style-name="P1">Wednesday 9th of July 2025, 22:13, entry 410</text:p>
      <text:p text:style-name="P1">Just now, I had a reality check that had me pause and make a call: another group just so happened to have sent a Google form on the college course Whatsapp group, and the form was essentially probing for the demand of their software idea. And their software idea just so happens to have a lot in common with our main personal project, which we’d paused. A good slap in the face. Our idea is so simple, it’s almost miraculous no one’s implemented it yet, but if we get overtaken by some other group despite having had it years ahead, it wouldn’t even be funny. I’d laugh, but it wouldn’t be funny.</text:p>
      <text:p text:style-name="P1">So, now I have to consider whether to unpause the project. Yeah, I think I should. No, that decision was too hasty.</text:p>
      <text:p text:style-name="P1">Let’s consider: our newest project is to make a game, and even if it succeeds it will likely not give us the financial freedom we want. On the other hand, the original project is a pain in the ass to work on, essentially because we’re going head-first into an environment we know nothing about, and we end up butting our head against every problem one can come across.</text:p>
      <text:p text:style-name="P1">And yet... I think it would be possible in this new era. Pulling it off is possible in this new era. Thing is, should we focus on it? For the game project, it’s essentially set in stone that I’ll be the game designer while my friend will be the programmer, and the docs already being underway, I have to say that I’m starting to get invested in this new project; it’s a lot more fun to work on than just some massive boring backend server. And, I was even thinking that since we’d have to focus heavily on the story as that’s what makes or breaks the vast majority of indie games (ours not being an exception), it would kill two birds with one stone for me. Maybe I’m not that lucky. Maybe I’m underestimating the amount of work that needs to be put into game dev. I know the artistic part is going to be a bitch, especially as I know nothing of visuals and sound design, maybe we should gamble on the other project.</text:p>
      <text:p text:style-name="P1">The game project was meant as an interlude and a prelude at the same time. It was meant to be simple, so that we’d be done in a matter of months, but also good enough to put us on the radar and grant us moderate visibility and funds. But, now I’m starting to think: we’d have to go real hard to make the game I want reality, and even harder to make it come true in a matter of months. And now that I just wrote that, I like that idea. But I’d have to go hard as all hell. And... I’m feeling a bit motivated, now that it’s known there’s competition. Zenly and Foursquares both being out of the picture, the market is wide open. I wonder if it can wait four months. No, make that three. When I presented the idea of making a game to my friend, he was fine with it, and he said that given the rate we’d worked at on the project anyway, we were likely to still be where we are now, three months from now.</text:p>
      <text:p text:style-name="P1">I want to know if that will hold with this game project. If it does, then it’s essentially game over. If we can’t even make the game, which is supposedly more fun and therefore easier to make, then we really should call it quits.</text:p>
      <text:p text:style-name="P1">Three months from now. When is that? October. If on the 9th of October the game is still far from finished... You have until the 9th of October to show me something. You got that? I will focus fully on the project. Its story side allows me to keep the story-telling skills alive, and even make them grow. I hate the idea of putting Kyuukurarin on hold, but beggars can’t be choosers. October 9th. I’ll mark that date. October 9th.</text:p>
      <text:p text:style-name="P1"/>
      <text:p text:style-name="P1">•••</text:p>
      <text:p text:style-name="P1">Thursday 10th of July 2025, 2135, entry 411</text:p>
      <text:p text:style-name="P1">There are multiple subjects I want to talk about today. At least two.</text:p>
      <text:p text:style-name="P1">The morning started with our usual struggle to stay up. It’s a struggle because it’s a habit. If it weren’t a habit, it would be a moment. After that, we wrote. After some debating, we wrote. we debated because yesternight, just before going to sleep, we’d decided that we’d destroy the competition, and we would unpause and focus on the main project. This morning, the question was then: how much do we focus on it? To reach a conclusion, we’d considered the two cases in which the project is a success, and the one where it’s a failure. The latter is the easiest: being a failure, a full focus would have been a lot of time essentially thrown out the window, time that could have been dedicated to writing, But even in the case of success, the project doesn’t just up and go and leave us with what we want: like all children, it needs to be fostered, supervised, and in the case of code, maintained; not even success guarantees that we’ll have the time we want to write. And so, in both cases, we benefit from learning to weave writing in our daily lifee, And that’s just as well, because the idea of doing away with it pained my heart. Thus, this morning we wrote. I wish... I wonder what would happen, if I just committed fully to writing. If not fully, then at least enough to allow myself to survive. What would happen then?</text:p>
      <text:p text:style-name="P1">... Happiness.</text:p>
      <text:p text:style-name="P1">... Why did I think of this only now? We would have a passion.</text:p>
      <text:p text:style-name="P1">But it can’t be done, can it? Because... It doesn’t necessarily conflict with our ideal self. It’s just that our ideal self would be able to balance everything. Would he want to though? If there’s something we’re lacking in right now, it would be discipline. Would we be able to learn it while focusing solely on writing? I think so.</text:p>
      <text:p text:style-name="P1">... This is something I’ve been feeling lately, and at different periods of my life: the circumstances are being arranged for me, for my growth. That’s how I feel. But, it’s not like “God is watching over you and will give you what you need” kind of feeling, it’s more like, researchers developing something, and giving me the best circumstances considering their objectives, while hoping that I will actually make use of the chances they give me and become what they want me to become. I wonder why. At times though, I also think that I must be disappointing them. Is this really our best...</text:p>
      <text:p text:style-name="P1">Moving on, no, moving back: perhaps it’s my greed speaking, perhaps it’s the images of the house I dream to have and the things I dream to own, and in part there’s also the fact that I want to achieve that ideal, and not just make the writer, but in any case, I’ll stick with the current approach, and give this project a damn good try. However, I must grow.</text:p>
      <text:p text:style-name="P1">Moving on: after writing, today I was noticeably more prone to consumption than I’d wanted to be. It was even worse yesterday, but today at least I did manage to catch myself. I was also rather tired, but that’s neither here nor there, that’s something I have to manage. Lunch was followed by my usual login on Wuwa. Not a bad habit, however, I do want myself to be ruthless in discipline, and stop right away when the clock says it’s time to work. Because I don’t respect it, because of my lack of discipline, I usually end up starting at least one hour late, and today was no exception.</text:p>
      <text:p text:style-name="P1">And, I want to achieve focus. True focus. A state of flow. I’ll have to play smart and work hard to achieve that. And, focus being a habit, it’s also something I have to cultivate.</text:p>
      <text:p text:style-name="P1">Finally, I didn’t get to run today. Trouble. External circumstances. I won’t give the details, but I have been trying to work on a certain flaw: I am too much of a pushover, and I have to find the right balance between being considerate and being firm. Perhaps I’m considering others’ circumstances too much, while not evaluating my own. I have an inherent willingness to sacrifice my own convenience if it benefits others —a tendency a lot of introverts will be familiar with. I have to change that. I have to stand up more for the person I want to love. I have to be more protective of the person I want to love, because if I don’t defend them, no one will. It’s also a snake that bites its tail, but I do want to protect someone I want to love, and I naturally develop affection towards those who protect me.</text:p>
      <text:p text:style-name="P1">Then, the lesson is to remember that there’s someone I want to love that only I can protect. Then, I’ll have to find the strength to stand up for them.</text:p>
      <text:p text:style-name="P1">That will be all for today. I want to wake up early tomorrow, since we won’t have time to write. Goodnight.</text:p>
      <text:p text:style-name="P1"/>
      <text:p text:style-name="P1">•••</text:p>
      <text:p text:style-name="P1">Friday 11th of July 2025, 21:44, entry 412</text:p>
      <text:p text:style-name="P1">Let’s start with the night: these past couple nights, I’ve been on the wrong end of hunts. No, I only interpreted them as hunts, they were a lot more like very intense games of hide and seek. And I... Have been running and hiding. Death scares me, and I let that fear guide me. That’s not necessarily a bad thing, fear of death keeps us alive. And yet... I can’t help but want to become someone who doesn’t run. Yeah... Writing it right now, I have doubts. I have second thoughts about it. And, I want to become someone who’s ready to die for their ideals. Even now I fear death, and I want to become able to face that fear, and overcome it. Facing a fear is only half the battle, the second half is to overcome it.</text:p>
      <text:p text:style-name="P1">Then, the morning. I wasn’t able to get up at 6am. It’s the same problem as always. I cannot stay up. I lack the resolve, the strength to do so. You could say that I lack the reason to do that, and you’d be right, but I also want the strength to pull it off just because I decided to.</text:p>
      <text:p text:style-name="P1">Today, I wanted to wake up at 6 because I had to go out in the morning. When I came back, I wrote, a little. But after that, I was undisciplined and lost one hour to social medias, despite knowing that pitfall. A disappointing development, but I must learn from it. I must learn just how weak I am, and how I lacked awareness.</text:p>
      <text:p text:style-name="P1">After lunch, instead of playing, I took a nap. And, it felt great, because I was sleepy before it, and it made me feel better, more rested. It helped me face the afternoon.</text:p>
      <text:p text:style-name="P1">The afternoon... I have to figure it out. I focused, and, today I wrote very little code, spending most of my time learning, understanding what I had to do. It’s frustrating, spending the day without writing a new line of code. But, even though all I did was read, I did do my best. And, as a result, I’ve had a headache since then. I’d like to figure out why I have a headache, but, I think I can figure it out. I bit off more than I could chew, probably, I didn’t rest enough. I don’t even know if I’ll fall asleep with this pain. I must try.</text:p>
      <text:p text:style-name="P1">And, on top of all this, I didn’t work out. Shit... Not yesterday, not today... I really have to get back to working out. But I also have to make preparations to move out. I must revise the schedule, then, make temporary changes to accommodate for the situation. We’ll sacrifice work time. From 18 on, we start cleaning up, and on work out days at 19 we work out, otherwise we’re free to get back to studying. Given how likely I am to just not get started if I don’t stop, yeah, we’ll put this break at 18 to force ourselves. Alright, that’s enough, see you tomorrow.</text:p>
      <text:p text:style-name="P1"/>
      <text:p text:style-name="P1">•••</text:p>
      <text:p text:style-name="P1">Saturday 12th of July 2025, 21:07, entry 413</text:p>
      <text:p text:style-name="P1">So that’s what it is. Bias. Since this analysis goes somewhat outside the daily breakdown, let me present it first. For the past three days now, I’ve been feeling terrible about my performance. And, I think it’s a good thing, but I’m getting ahead of myself. I was feeling bad about it despite it being up to par with pre-exam performances, excluding the workout. And, I couldn’t figure out why I felt so bad about myself. Now I have the answer, now I’m experiencing the answer: working out makes me feel better about myself, it makes me look back on the day in a positive light. But I said earlier that I thought it was a good thing that I felt bad about my performance: the bias that comes after the workout mitigates just how subpar the day’s performance really was, making me feel like it was okay. It was not okay, because it’s not what i wanted, I want more from myself. I don’t want to just try hard, I want to actually get stuff done. Try hard, and try smart. Maintain awareness and not just try to brute force my way out of any problem I come across. So, working out, or rather, victory itself presents this rather unexpected drawback. Now that I’m aware of it, I’ll have to step up my attempts to be objective in breakdowns, and this starts now, with this entry.</text:p>
      <text:p text:style-name="P1">I didn’t have to fight in tonight’s dreams. Why is it always like that, I wonder? Conflicts always happen when I’m not ready for them. But that’s a weak complaint. The truth is, I have to be ready to fight for my dreams, always. Always. And, waking up was easier, as I’d gotten enough sleep. Still, it was a struggle, and I have yet to gain the strength to get up and die for what I believe in. Get up and die, huh? That’s a nice way to put it. Maybe it’ll help me.</text:p>
      <text:p text:style-name="P1">As for writing? Writing is... It’s... I feel like just the morning slot isn’t enough for it. I know it isn’t. I have to consider occasionally giving it the afternoon slot, even if we’re focusing on the project. Sometimes it feels like I just don’t have time to get into it. And, always, I feel like I have to try harder, to focus more, to think better, to come up with better ideas and not lose my focus so easily. Focus and awareness, that’s where it all lies. Let’s talk about it right away.</text:p>
      <text:p text:style-name="P1">Just after writing, today too I felt that my media consumption was dramatic. I’ve come up with two main theories: I’ve grown weaker somehow leading to greater media consumption, or I was always this weak in the first place, and it’s an increase in awareness that’s allowing me to see how tremendous my data consumption is. Either theory leads to the same observation: there’s a clear discrepancy between my current self and the self I want to be, and discrepancy lies in feeding my brain a reasonable amount of information, instead of gorging it like a duck to fatten. I must be aware of this, and I must make an effort to decrease consumption.</text:p>
      <text:p text:style-name="P1">In the afternoon I unexpectedly took a nap. I hadn’t expected to be that tired, but the facts are what they are. I’ve likely underestimated my energy consumption from the morning. I’ll adjust my expectations. After the nap I got to work on the project. And, at the tail end of the session, after getting very little done, that’s when I realised what I was doing: I was only half-thinking, there was no awareness involved in my work process. I’d go from topic to topic at the whim of my curiosity, overwhelming myself with information in the process and thus creating a situation of paralysis by analysis. Too much on my plate for me to work. I’d only noticed that in the last fifteen minutes. It was too little, but I believe it’s not too late. If I make proper use of this observation in my future sessions, then it won’t have been too late.</text:p>
      <text:p text:style-name="P1">Did you notice, reader? Awareness. It’s a key weakness of mine, and that’s something I just couldn’t help but notice today. I want more awareness from myself, because... It’s like it’s what’s missing from my life, it’s what’s stopping me from making actual good plays. And, I know another weakness of mine that prevents me from achieving awareness. Today, I ran on the treadmill for the first time in maybe two weeks. It was the standard 10kmph for 20 minutes, however, because the temperatures were actually reasonable today, it was fairly easy. I didn’t have to try and die on the treadmill anyway. I tried to anyway, but I didn’t have to. But, I also couldn’t help but notice something as I was running: I didn’t focus, I let my thoughts run free, because that was the easiest, least costly thing for my brain to do. And it took continuous and consistent conscious effort to stay focused. And, therein lies my issue: I hardwired myself to be lazy, to minimise consumption. This was a choice that’d made sense to me years upon years ago, when I was hopelessly stupid and utterly lacked self-awareness.</text:p>
      <text:p text:style-name="P1">It was a simple, logical choice after all: reserve my energy for when I needed it. But now that I’ve grown to be normally stupid and mildly lacking in self-awareness, I know that this world is paradoxical: the amount of energy you have is proportional to the amount of energy you use. That’s just how it is. Beasts like MJ and Kobe weren’t born with the energy they had, they worked for it. And because they worked their asses off, their energy pools became deeper and deeper. It makes perfect sense, but it’s paradoxical at the surface-level. And because I’d made a habit of laziness, I am now in a suboptimal position to achieve consistent and continuous awareness. Now, though, I know what I gotta tussle with.</text:p>
      <text:p text:style-name="P1">By the way, since I’d slacked off on cleaning up, I’ll have to dedicate at least tomorrow and overmorrow to that. That was bad planning on my part: I thought I had more time than I actually did, because I’d made a lazy estimation of the moving dates. Since I’m full and likely won’t fall asleep soon, I’ll play a few levels of Celeste. Bought the game some days ago during the Steam summer sale. Let’s go.</text:p>
      <text:p text:style-name="P1"/>
      <text:p text:style-name="P1">•••</text:p>
      <text:p text:style-name="P1">Monday 14th of July 2025, 01:55, entry 414</text:p>
      <text:p text:style-name="P1">...? I’m not sure what happened, or why this happened. Lately, media consumption has been terrible, and today it peaked into this... moment. Why is it 2am and I’m still here? What led to this?</text:p>
      <text:p text:style-name="P1">Let’s just try to answer the question. Am I in a terrible state? I am more tired than I thought, I guessed that much after the meditation sessions. But that can’t be the only thing. I’m lacking a reason to stop. That’s it. Or, more precisely, I lack something I want to do. I lack something else I’d rather do than waste my time watching videos. A passion... Fuck me, it allrevolves around having a passion. What must I do then? Oh, I know. I know... But I can’t make this call now. I must make it when I’m in a better state mentally, when I’m more rested and can see things more objectively. However, I must keep in mind that this is a game I can’t play forever. Some point will come when I’ll have to commit. Double face, double identity, that would help. Let’s end this here. We have to go early tomorrow, let’s get whatever sleep we can.</text:p>
      <text:p text:style-name="P1"/>
      <text:p text:style-name="P1">•••</text:p>
      <text:p text:style-name="P1">Monday 14th of July 2025, 22:54, entry 415</text:p>
      <text:p text:style-name="P1">Let’s go about this in the normal way.</text:p>
      <text:p text:style-name="P1">Waking up was the usual struggle, but today I went to the new apartment to do stuff, and it also gave me free time to do whatever I wanted there. In light of what we talked about yesterday, in light of what I’ve been worrying about lately, I chose to write.</text:p>
      <text:p text:style-name="P1">It... Only half-worked. It was enjoyable, but... I want it to be more than enjoyable. I want it to take my heart, but I’m not giving it my heart. I want it to become my everything, but I’m not giving it everything I’ve got. That’s the problem. That’s why I’m not in love with writing. I don’t put my whole heart into it. I supposedly listen to my emotions, which do whatever they want and what they want never entails working hard, only enjoying themselves. That’s why writing is enjoyable, but it’s not a passion. So, I guess I have to take control... I’ll try to. I’ll have to find the balance between instincts and control. However, I’m on the right path for that, because of what I proved to myself today.</text:p>
      <text:p text:style-name="P1">Returned to my current home late, in the afternoon, and spent my whole time packing. Except, at some point I stopped. To the protest of those in the house, I told them I had to workout, to run. They criticised my sense of priority, but in my eyes growth and discipline does not take the backseat to packing up.</text:p>
      <text:p text:style-name="P1">But you know, today was a struggle. It wasn’t that hot, but the air was still rather humid. Not to mention that I was tired... Except, I’d figured out in the afternoon that the fatigue was something that really only existed in my mind. I don’t mean to deny how tired I was, I mean to say that I was thinking myself more tired than I really was. And it was true. Otherwise, I wouldn’t have been feeling fine and dandy in the middle of cleaning away all those books and stuff. but, I’m straying, I was still fairly tired, and at least underslept. My mind was. And today, it really didn’t look like I was going to make the 20 minutes. At first, subconsciously, I didn’t believe in it. And I realised that. And it was a struggle. A really struggle. It was so difficult to not give up. I wanted to give up so many times, from so early on. But i didn’t. It was a real struggle, but I fought. I fought until the very end. God or the checkered flag. I would run until I saw one of the two, and I saw the checkered flag. This was the last time I would work out in this house. I’m glad it ended so well. Now that I think about it... it sounds presumptuous, but, it does make me think of Kobe’s final game, where he dropped 60. It was a good way to end this chapter, because for the first time I can remember, I exceeded my own expectations. I didn’t think I’d make it, but I did.</text:p>
      <text:p text:style-name="P1">Of course, this is just the beginning. I don’t see it as closure, I see it more as an interlude. Or, God forbid, a prelude. A prelude... It could be a prelude. It’s a victory I gave myself... I did something I thought I couldn’t do... I really am the only one stopping me, aren’t I? One can grow while writing, and one can balance writing with other activities. What happens from now on is up to me. So, I want to live up to the name. I want to live up to the name I’ve chosen for myself, because it’s beautiful. I want to bear the name Harmony proudly. Alright, we’ll have a lot of things to do tomorrow, let’s call it a day.</text:p>
      <text:p text:style-name="P1"/>
      <text:p text:style-name="P1">•••</text:p>
      <text:p text:style-name="P1">Wednesday 16th of July 2025, 00:56, entry 417</text:p>
      <text:p text:style-name="P1">New environment, I’ll have to grow used to it. I’ll favour going to sleep over performing an analysis. I’ll need the rest. And, more importantly, the enviroment is too different in that I don’t have my own room anymore. Not being alone with myself anymore, huh... Whatever, we’ll have to get used to it. Let’s get some sleep.</text:p>
      <text:p text:style-name="P1"/>
      <text:p text:style-name="P1">•••</text:p>
      <text:p text:style-name="P1">Thursday 17th of July 2025, 00:03, entry 418</text:p>
      <text:p text:style-name="P1">Teh fatigue is causing me to linger on media more. I... Have to play better. I have to do better. Let’s go to sleep, and let’s maintain more awareness.</text:p>
      <text:p text:style-name="P1"/>
      <text:p text:style-name="P1">•••</text:p>
      <text:p text:style-name="P1">Friday 18th of July 2025, 01:27, entry 419</text:p>
      <text:p text:style-name="P1">This should be the last of it. Tomorrow, we’ll have free time. Let’s go to sleep. Today was slightly better than the past wo days.</text:p>
      <text:p text:style-name="P1"/>
      <text:p text:style-name="P1">•••</text:p>
      <text:p text:style-name="P1">Friday 18th of July 2025, 22:25, entry 420</text:p>
      <text:p text:style-name="P1">Let’s be more critical, more analytic.</text:p>
      <text:p text:style-name="P1">We woke up late, we’d allowed ourselves to. After that, however, we were slow in cleaning up. Not to mention, we have yet to establish a schedule for this new environment. On top of that we have to add the aftershock of these three days where we followed no schedule. Fuck this all... Is what I want to say, but I have to stay neutral.</text:p>
      <text:p text:style-name="P1">This morning, as well as the entire day, was marked with disorganisation and lack of discipline. Complete, total and absolute lack of discipline. And, not just lack of awareness too, lack of everything we want from ourselves, really.</text:p>
      <text:p text:style-name="P1">The main question is then: how do we adapt? How do we become who we want to become? Thankfully, the answer feels straightforward: who I want to be is someone flexible and intelligent, adapting rapidly to environmental changes. There is one main problem we’re facing though: writing.</text:p>
      <text:p text:style-name="P1">We no longer have a room all to ourselves, we no longer have a haven where we can fully be ourselves. So, we either get used to being Harmony around others, or we find another haven. I lean heavily towards the latter. Introversion and personality sharding, huh? For clarity, the latter is a name I’m instinctively giving to the phenomenon where the way we act towards our family, for instance, is different from how we act towards friends, and so on. Distractions aside, a new haven... I have an idea where I might find one around these parts. I’ll leave the specifics to a future you. By the way, tomorrow’s free time will be used exclusively for planning.</text:p>
      <text:p text:style-name="P1">I’m tempted to plan even now, but I should stick to this file’s purpose and introspect.</text:p>
      <text:p text:style-name="P1">Instead of breaking the day down, let’s just get straight to it: why is it that today feels like such a waste? There are a variety of factors for sure, so let’s try to list them all out, from the most obvious ones.</text:p>
      <text:p text:style-name="P1">First of all, I didn’t get anything done. I started with cleaning up, then got discouraged and did other things instead, like setting up the computer, ricing, searching for an internship, and subsequently writing a CV and creating a new email. As an aside, I feel like I should create a new Github account. Thing is, I felt like I got nothing done. So, is this feeling valid? Yes, to a good degree at the very least: we didn’t actually finish what we set out to do for the day. We lacked focus, and we lacked perseverance. Oh, the perseverance you pride yourself of so much... Don’t let me down, ever again. This isn’t an order, it’s a love request.</text:p>
      <text:p text:style-name="P1">Is there anything else? Reasonably, no. Unreasonably: we didn’t work out. I see. It’s a fatal flaw of ours: we still lack this sense of purpose, the drive to chase for our dreams. There’s... No, there is something we can do about it, and it’s also the only thing we can do about it as far as I know: we have to fake it till we make it. Alright, that’s quite enough. Let’s go to sleep and wake up on time for once. The first thing we’ll do tomorrow morning, as I said, is planning. We have to create a new schedule. Go to sleep now.</text:p>
      <text:p text:style-name="P1"/>
      <text:p text:style-name="P1">•••</text:p>
      <text:p text:style-name="P1">Saturday 19th of July, 22:54, entry 421</text:p>
      <text:p text:style-name="P1">Let’s get right into it.</text:p>
      <text:p text:style-name="P1">Dragged my feet as always this morning, however, there is something I need to talk about: I’d forgotten what it felt like, to have a good night’s sleep. This new apartment doesn’t seem haunted, and as a direct consequence, I’m having... Pleasant dreams? Sometimes it still looks like I’m in the same place as ever, but... I’m having pleasant dreams. More pleasant than the usual nightmares anyway. This morning, when I woke up, I felt what it feels like to not wake up several times in the middle of the night. Waking up actually felt easier, it was just a matter of having the strength to leave the comfort. It felt pretty nice.</text:p>
      <text:p text:style-name="P1">But this new apartment is also smaller, and it fuels my drive to see the project to fruition. Anyway, let’s not get ahead of ourselves, let’s do things in order. After getting up, I ate breakfast, took my shower, then went out to run some errands. When I came back, I cleaned up, armed with the lessons of yesterday and the will to do better, and with the idea that I should do a little bit everyday and reserve my energy for other things, rather than try to do everything in one day. It went fairly well. But, I have to strive to do better. I have to get as close to my ideal as I can.</text:p>
      <text:p text:style-name="P1">In the afternoon, I spent a lot more time ricing than I’d initially intended. From about 14:30 to 17:20. That’s a lot of time, on a single aspect of my desktop at that, the rofi app runner. Yesterday we also riced a bit. So, at the end of it, I couldn’t help but wonder: was I happy with this waste of time? But immediately afterwards, out of habit I used rofi as I wanted to open Discord and... And I forgot to open Discord. Because I’d pressed the keybinds out of habit, I got surprised to see my custom rofi, very pleasantly surprised, so much so that I forgot to open Discord and just looked at what I’d done. And, yesterday I’d actually worked on my lock screen, and it’s come to the point where I’d intentionally let this computer lock itself so that I can see the lock screen, and when I see it, I intentionally delay unlocking as long as possible just to admire it. And so I got thinking: maybe ricing isn’t a waste of time. Now, I think of it more as an investment. After all, if I’m going to work hours and hours without end on this computer, I might as well have an environment I enjoy being in, one that fits my taste.</text:p>
      <text:p text:style-name="P1">And, after ricing, I... Procrastinated a lot, for about two hours, and then I went to work on the project. So, why did we end up procrastinating for two hours? My excuse would be that my nephews had come over and were distracting, but that can’t be all there is to it. Why? Where did those two hours go? Why don’t I remember? It... Hasn’t gone to YT... Where the...? Ohhhhh, of course. Before working on the project, I was making a schedule. Right. Yeah, there they are, the two hours, they’d hidden in the farthest closets of my memory for some reason.</text:p>
      <text:p text:style-name="P1">The schedule raises another point I wanted to discuss: the mornings will be dedicated to the project, and in exchange, three afternoons of the week will be assigned to both writing and university, while only one will be attributed to the project. Initially, it was a 2-2-3 split, with 3 to uni and 2 to writing and the project. I didn’t go with that because it felt like writing was losing too much priority.</text:p>
      <text:p text:style-name="P1">There isn’t really anything to breakdown here, it’s more about the fact that I have to be more aware of who I want to be, I have to remember it more, to think more about my ideal self and what he would do.</text:p>
      <text:p text:style-name="P1">Alright, let’s go to sleep now. See you tomorrow.</text:p>
      <text:p text:style-name="P1"/>
      <text:p text:style-name="P1">•••</text:p>
      <text:p text:style-name="P1">Sunday 20th of July 2025, 20:59, entry 422</text:p>
      <text:p text:style-name="P1">Should we begin now? Yes, what happened this morning and afternoon will not change no matter what we do now, so we may begin.</text:p>
      <text:p text:style-name="P1">We went to sleep late, and so woke up late. We weren’t helped by the fact that tonight’s dream wasn’t exactly pleasant. I forget the details, but I know it didn’t feel good. We did wake up in the middle of the night, also courtesy of my brother coming home at God knows what unholy hour. Still, none of those are a valid excuse to go back to bed after stopping the alarm.</text:p>
      <text:p text:style-name="P1"/>
      <text:p text:style-name="P1">23:33, resuming.</text:p>
      <text:p text:style-name="P1">I have to get up and stay up in the morning. I have to fight and win in that groggy state.</text:p>
      <text:p text:style-name="P1">After that, I worked on the project, and... Not bad, but could be better. Our focus isn’t optimal, our technique isn’t optimal. We have to try harder, better. Then I did the chores, ate lunch, and... For some reason, the afternoon session started late. I lost one hour to miscellaneous activities, not necessarily wastes of times. But I did make good progress on writing a CV for an internship. I should be able to finish it next session.</text:p>
      <text:p text:style-name="P1">In reality, I could have finished it today. I could have, if I’d given myself the time. But instead, I decided to go out and run. How long has it been since I last ran outside? Who knows. What I do know is that it was pure pain, and for some reason it felt unreasonably harder than running on the treadmill, in the sense that I was dying from the get-go. But training, working out, it’s not about improving my physical abilities. It’s about dying. It’s about becoming stronger. To fight, I fought. About 4.4km, that was the distance I ran. I fought for all of them, but I did give in to fatigue once, and walked for a little.</text:p>
      <text:p text:style-name="P1">But, Kobe and MJ’s competitiveness is contagious. In this place, there were a lot of joggers and people walking. No fucking way I was losing to any of them, even if I die.</text:p>
      <text:p text:style-name="P1">Death... My willpower is... I can’t make any conclusions, and I don’t want to start believing this particular idea, so I’ll resort to soft-maxing: in my mind, there’s a good chance that I’m reaching my willpower’s output limit, and it’s the recharge rate that’s increasing instead. I don’t want to believe that, because I want infinite output.</text:p>
      <text:p text:style-name="P1">I see... I have to become even more unreasonable to reach greater willpower. In any case, you did well to run, you fought well. Today was pretty good, but it can be improved upon. I want you to do just that tomorrow. Good night.</text:p>
      <text:p text:style-name="P1"/>
      <text:p text:style-name="P1">•••</text:p>
      <text:p text:style-name="P1">Tuesday 22nd of July, 00:01, entry 423</text:p>
      <text:p text:style-name="P1">I have to learn to handle low-energy days. I have to learn to plan around the fatigue, because playing against it head-on isn’t a smart move. I... Have much to learn. And, more control. Let’s go to sleep and give ourselves more sleep time.</text:p>
      <text:p text:style-name="P1"/>
      <text:p text:style-name="P1">•••</text:p>
      <text:p text:style-name="P1">Wednesday 23rd of July, 01:29, entry 424</text:p>
      <text:p text:style-name="P1">I wish humans didn’t need to rest or sleep. But, that’s only something I’m wishing now. Perhaps the best way to phrase it is that I wish we didn’t grow tired. That way, I could keep writing.</text:p>
      <text:p text:style-name="P1">I knew it, but, I really do kinda suck with real magic, don’t I? Well, it’s not so much that I suck, that I need practice, I need to train using emotions and feelings alone, without the help of otherworldly magic and pure imagination. That’s what this first story is for, isn’t it?</text:p>
      <text:p text:style-name="P1">I’ll need to refine what I’ve written today. Make it better. Polish it. And, well, at some point, continue it.</text:p>
      <text:p text:style-name="P1">And, as for me, the person, we’ll need to work on our focus, and take the meditation practices more seriously. Also, hopefully tonight my dreams will be kinder than yesternight. Perhaps it’s down to me. Instead of defiant, maybe I should be kind.</text:p>
      <text:p text:style-name="P1">Writing... I really do wonder what happened that night two and a half years ago. I guess the stars aligned. Considering the circumstances, yeah, that’s pretty much what happened. Writing... How much am I willing to give up for it? Not my dreams, I guess. Not happiness. I’m lucky I don’t have to choose between the two: I won’t have happiness without writing, and maybe one day, I won’t have writing without happiness. Hopefully, one day, or one night.</text:p>
      <text:p text:style-name="P1">Also, you’ve been helping out a lot in this new home, haven’t you, God? It seems you really had your hands tied in the old apartment. Thank you for your help.</text:p>
      <text:p text:style-name="P1">Harmony... It’s a beautiful name. I want to bear it proudly, one day.</text:p>
      <text:p text:style-name="P1"/>
      <text:p text:style-name="P1">Also... I... As their creator, I am the God of the stories I write, and it’s up to me to keep the promises I make to everyone in them. So... I... It’s hard, being a God. It’s hard to keep promises. I wonder if... No... And yet, I still do wonder if she had a good time. I want to keep my promise. And, I’m tired, so, see you tomorrow, I guess.</text:p>
      <text:p text:style-name="P1"/>
      <text:p text:style-name="P1">•••</text:p>
      <text:p text:style-name="P1">Wednesday 23rd of July, 22:58, entry 425</text:p>
      <text:p text:style-name="P1">Not getting enough sleep is a stupid idea. That’s the long and short of it.</text:p>
      <text:p text:style-name="P1">But, there’s also the quality of my moves that must be questioned. Today, I would have lost if the environment had allowed it. And, it’s not that I dread being alone with my thoughts, it’s that I’m so conditioned to be constantly consuming content that it’s hard to do otherwise. An addiction... Nothing more, nothing less.</text:p>
      <text:p text:style-name="P1">So, three things today: do not sacrifice sleep, I repeat, DO NOT sacrifice sleep, or it will lead to a wasted day like today. Then, learn to be with my own thoughts. Learn to be alone with myself. And finally and constantly, be more deliberate in my actions, read my own heart and understand when I can do better and how. The quality of my plays are so poor a better option is usually written all over my heart, but I have to learn to read it and enact it. Let’s go to sleep now.</text:p>
      <text:p text:style-name="P1"/>
      <text:p text:style-name="P1">•••</text:p>
      <text:p text:style-name="P1">Friday 25th of July 2025, 01:28, entry 426</text:p>
      <text:p text:style-name="P1">Say one thing, do another. No, that’s not it...</text:p>
      <text:p text:style-name="P1">Balance. It’s hard to balance things out. When is it okay to go out with friends, or should I always stay home and <text:s text:c="1"/>work?</text:p>
      <text:p text:style-name="P1">The right answer depends on me, what I want to achieve, and how I want to live...?</text:p>
      <text:p text:style-name="P1">Also, the schedule needs heavy modification, too many circumstances came in and are or were unaccounted for. I’m dead tired though. Let’s go to sleep now.</text:p>
      <text:p text:style-name="P1"/>
      <text:p text:style-name="P1">•••</text:p>
      <text:p text:style-name="P1">Friday 25th of July 2025, 22:01, entry 427</text:p>
      <text:p text:style-name="P1">Defeat.</text:p>
      <text:p text:style-name="P1">I’ve tasted it again, and I know I will taste it again. These past few days, this last period, I’ve been able to do fuck-all. Makes me hate myself. The question is as follows: why do we not adapt? Why do we not adapt to the circumstances? It’s not that something is stopping us, it’s that for one reason or another, we don’t do it. Now, what is that reason?</text:p>
      <text:p text:style-name="P1">Let’s try and close in on the answer. The first thing that comes to mind is that I don’t do it because I’m not used to doing it, it’s not in my habits to adapt to situations, it’s not ingrained in my instincts to make changes to my own plans and my own moves in response to more or less sudden changes to my environment. In other words, because I have a tendency to stick to my guns, because I’m prideful and don’t want to be seen as someone who goes back on their word, I stubbornly stick to pre-made plans and try to make them work; our subconscious priority, when things go wrong, is to get back on track ASAP, without considering why we’ve derailed <text:s text:c="1"/>and whether it’s the plan that needs changing. On top of that, we add our habitual laziness, which makes us instinctively want to avoid doing the additional work of thinking up a new plan.</text:p>
      <text:p text:style-name="P1">I see. Clearly, we have to find the right balance between flexibility and rigidity.</text:p>
      <text:p text:style-name="P1">No, not so much as balance, as knowing when to be flexible and when to be rigid. Situational analysis, huh? Thankfully, that’s something we’ve been doing a lot lately. Then, we just have to add the additional step of figuring out whether we have to adapt or not. Understood. Alright, we have to go to sleep now, but enact what you just said, tomorrow. This means that in the morning, during breakfast, we do use our phone, but we use the writing app. Let that be clear. See you tomorrow.</text:p>
      <text:p text:style-name="P1"/>
      <text:p text:style-name="P1">•••</text:p>
      <text:p text:style-name="P1">Saturday 26th of July 2025, 23:17, entry 428</text:p>
      <text:p text:style-name="P1">Defeat again. I’m not sure why this happened, but I have a theory: I don’t have any patience, therefore, I try to do the best out of every day, therefore I don’t give myself proper rest, therefore, we lose without understanding why. Patience. To truly understand myself, and act rationally, huh? To be irrationally rational, I believe that’s the way to self-control, self-mastery. We have to rest properly and such because we do not use the other option: obsession.</text:p>
      <text:p text:style-name="P1">Maybe I’ve been delusional, but now I’ve come to another belief: I know from past experience just how easy it actually is to become obsessed with writing, I know exactly what I need to do in order to become mad, and all I need to do is write. I just need to write any chance I get, an I know it will just take me, I know it will devour me whole. And... I wish to do that... In part. Why not? Why am I stopping myself from doing it? Because... I do not see it as a viable option, I see it as mutually exclusive with the other routes, but what if it weren’t? I didn’t do that, because if I were consumed completely, I would neglect everything else. That would be fine by me, but it would betray my image. Or at least, so I thought. That’s what could be expected to happen from a normal person. But you... You have a very strong sense of purpose, one that would hardly bend... They aren’t incompatible, are they? If it’s you, then I know, I know you can write and write and write and become passionate about writing without allowing it to consume you. If it’s you, then I know you can... Master it.</text:p>
      <text:p text:style-name="P1">It’s decided. Everything else is an afterthought, but I’m relying on your reason to give afterthoughts proper consideration. We can grow in the middle of writing, for it’s become abundantly clear that lessons can be found everywhere in life. It’s settled. Let’s become less structured, less organised to allow more time to writing, all the while trying to inject balance.</text:p>
      <text:p text:style-name="P1"/>
      <text:p text:style-name="P1">•••</text:p>
      <text:p text:style-name="P1">Monday 28th of July 2025, 00:17, entry 429</text:p>
      <text:p text:style-name="P1">Not much to say. I have to try harder. Then, I have to identify how.</text:p>
      <text:p text:style-name="P1">Awareness, consciousness. A slow and continuous process. A focus on writing. Let’s go to sleep. I can do better, I have to.</text:p>
      <text:p text:style-name="P1"/>
      <text:p text:style-name="P1">•••</text:p>
      <text:p text:style-name="P1">Monday 28th of July 2025, 22:44, entry 430</text:p>
      <text:p text:style-name="P1">Let’s get straight to it: today’s performance was poor, but it was saved by the evening’s workout; I have a feeling that we were so out of form today specifically because we hadn’t worked out in a while, leading to our mental taking a dive. In any case, let’s go deeper into details.</text:p>
      <text:p text:style-name="P1">This morning, I failed yet again to get up at 7am, and I remembered how this was a sacrifice that needed to be made for the sake of the future. We sacrifice the present and the present performance in hopes of a better future: we have to get up and stay up, no matter how tired we are, no matter how much it makes sense to sleep in. I... I have to become stronger, more disciplined.</text:p>
      <text:p text:style-name="P1">Furthermore, even after sleeping in, our performance still left much to be desired, and we were low on energy the entire morning. On top of that, in spite of drinking my strongest coffee, I still inadvertently took a nap after lunch. I... I would have preferred to fight all the way. It would have likely led to defeat, but that is the sacrifice of the present I’m thinking of. Fighting more would lead to more defeats, yes, but it would also lead to becoming stronger: that is my rationale.</text:p>
      <text:p text:style-name="P1">Today really was strange in terms of performance, but in light of how we faced the day, and the lack of sleep we had, I guess it should have been an expected outcome.</text:p>
      <text:p text:style-name="P1">What was unexpected was the workout. I... Had I planned to work out for today? Dunno. Probably. In any case, I went at it slow and steady; this evening, instead of only running, I decided to go back to the origins and run a bit, then body weight exercises. We really went back to the work out of ten years ago: 12 minutes of running, at about 2.2km, then 25*2 pushups, 25*2 sit-ups, and 25*2 jumping squats. Well, not exactly the same workout, but still the same One Punch Man core as always.</text:p>
      <text:p text:style-name="P1">We’ll have to keep at this slow and steady, small steps at a time. Let’s go to sleep. Tomorrow, we get up to the alarm. We have to.</text:p>
      <text:p text:style-name="P1"/>
      <text:p text:style-name="P1">•••</text:p>
      <text:p text:style-name="P1">Tuesday 29th of July 2025, 22:33, entry 431</text:p>
      <text:p text:style-name="P1">Analysis. Identify the failures and propose solutions.</text:p>
      <text:p text:style-name="P1">Let’s get one thing out of the way: waking up early is difficult, but it can be done. But that’s not what I want to get to.</text:p>
      <text:p text:style-name="P1">You. I’m throwing an educated guess, based on the observation of our very immediate distress and, posteriorly, on a biased perception of the way we acted this afternoon, that I seem to have a tendency to wait for the perfect moment to act. Most alarmingly, it’s something we never really suspected ourselves to do. No, we did, just not under this lens, not under this direct point of view; in the past, we’d framed this problem as there being only “now” to act.</text:p>
      <text:p text:style-name="P1">But this difference in perspective is important, it’s... relevant. It reveals a problem I wasn’t aware of at all, is what I was trying to get to just now.</text:p>
      <text:p text:style-name="P1">This guess is the conclusion I’ve reached to answer the question: why didn’t we get anything done today, or for that matter, yesterday? No, let’s keep it to today, yesterday’s events are too unclear for me to remember objectively. Still, this observation seems on point, and even if it weren’t, beliefs are such that we can solve the actual underlying problem by acting as though this was the actual problem.</text:p>
      <text:p text:style-name="P1">And yet, I know this simple observation and the lesson we can extract from it... Even so, even if it turns out useless, I want to state the lesson clearly.</text:p>
      <text:p text:style-name="P1">The perfect moment will never come. There will always be something in the way, be it yourself, or some external circumstances. What matters is what you do, whether you do what you have to do regardless of the circumstances. That is the truth.</text:p>
      <text:p text:style-name="P1">As an additional lesson, I like what you did just now: you were highly frustrated with yourself and your inaction, but you took control of yourself, took control of your emotions and came here, to do what we need to do.</text:p>
      <text:p text:style-name="P1"/>
      <text:p text:style-name="P1">I... I may be delusional, but recently I’ve been thinking of myself as someone who’s strong, someone who’s capable of overcoming great adversity. No, it’d be more precise to say that I have that confidence in me. I want to live up to that confidence, to justify it. Let’s become stronger.</text:p>
      <text:p text:style-name="P1"/>
      <text:p text:style-name="P1">•••</text:p>
      <text:p text:style-name="P1">Wednesday 30th of July 2025, 22:39, entry 432</text:p>
      <text:p text:style-name="P1">A bad first half, a better second half. However, I cannot be satisfied with the second half’s performance, I cannot become complacent, I know I can do more than this. Let’s go into details.</text:p>
      <text:p text:style-name="P1">I struggled in the morning, I had a hard time getting up and had low energy throughout the morning. Had to go out to an unsuccessful errand I’ll need to attempt again tomorrow afternoon. However, yesterday’s lesson was, much unlike my cynical part had predicted, crucial. All throughout the morning, even as I knew I was in no position to get anything done, I prepared myself mentally to do better in the afternoon. And in the afternoon, I did just that.</text:p>
      <text:p text:style-name="P1">As soon as I got home, a little past noon, I was dead, but I knew that I had to try getting work in anyway. And I tried. And I kept on trying, after lunch, until I finally kicked into gear. I had to try, no matter the circumstances, because the perfect time will never come: I have to create it; that is positioning.</text:p>
      <text:p text:style-name="P1">I spent the day finishing my CV to apply for the internship, and after that I went to work out.</text:p>
      <text:p text:style-name="P1">It was a good second half, but I have to improve on it. It revealed raw potential, a diamond in the rough that I have to refine. I cannot grow complacent, I must never grow complacent. Slow and steady improvements, that’s what we have to do. Steady is the keyword. I’m tired, let’s get some sleep now.</text:p>
      <text:p text:style-name="P1"/>
      <text:p text:style-name="P1">•••</text:p>
      <text:p text:style-name="P1">Thursday 31st of July 2025, 22:15, entry 433</text:p>
      <text:p text:style-name="P1">A disappointing month overall, and a day full of restraints. Even though...</text:p>
      <text:p text:style-name="P1">This morning, I took it easy, I took it easy on purpose. Why did I do that? Why did I feel that was right? Because I didn’t have some early errands to run? Yes, that and that I wanted to catch up on sleep. Damn myself...</text:p>
      <text:p text:style-name="P1">I lack hunger. How does one become hungry? No, how does one stay hungry?</text:p>
      <text:p text:style-name="P1">It’s my mentality, my way of thinking. Because I don’t feed my brain the right food. I feed it a lot of data, and I don’t give it the chance to think. But even when I do, I do not think of hunger, I do not think of my dreams, my ambitions. I see... The way I think must be reshaped, I must arrtificially make myself think more of writing, of success, of what I want, or what I want to want. Fake it till you make it, again. It may be fake now, but it is all I can do, and I’ll be damned if I don’t attempt it. My way of thinking... Got it. I have to mould it to fit my ideals. Let that be the lesson of today.</text:p>
      <text:p text:style-name="P1">Then, let’s not forget: the day before yesterday, we learned that the perfect moment will never come, and reminded ourselves that now is the only time we’ll ever get. Today, I learned that I must actively change the way I think, I must think more of things that will breed hunger, motivation. We must envision our success, and we have to make our visions come true. Got it, let’s go to sleep then. Understood, see you tomorrow.</text:p>
      <text:p text:style-name="P1"/>
      <text:p text:style-name="P1">I figured it out. I figured out a better way to phrase it, or perhaps a better way to think of it: I have to give my thoughts purpose. A sense of purpose, something they have to strive for. And that something must be something I also strive for. And, while I am giving it too little thought given the potential impact of this decision, I also have very little hesitation about the fact that that purpose should be resonance, connection, how to touch the soul. That’s a roundabout way of saying that I have to think more about how to write. Good night.</text:p>
      <text:p text:style-name="P1"/>
      <text:p text:style-name="P1">•••</text:p>
      <text:p text:style-name="P1">Friday 1st of August 2025, 23:09, entry 434</text:p>
      <text:p text:style-name="P1">What to say. I think an analysis is in order today.</text:p>
      <text:p text:style-name="P1">This morning, had a hard time waking up, must fight harder. However, all morning and into the afternoon, I was occupied by a business I had to deal with. Urgent bureaucratic matters, you could say. Still, I knew that it would involve a lot of waiting, and because I am trying to engage in the targeted thinking I mentioned yesternight, I took the my laptop with me. Good choice, allowing me to work away the wait time. Still, I must become more obsessed, stronger. Not obsessed, just stronger. More obstinate.</text:p>
      <text:p text:style-name="P1">I came home in the afternoon, and it took me a lot of time to get to work, but even when I did, my brain was all over the place, and I moved forward with half of my attention gone God knows where. Nevertheless, I don’t deny that it was honest work, to the best of my abilities then. Even so, I do want more from myself.</text:p>
      <text:p text:style-name="P1">We were working on the CV, still. Translating it, refining it. That took a lot of time. Then, just earlier I thought I’d ran into a setback as I wouldn’t be able to send the CV I put so much time in. However, I... have plans. I won’t have this world deny my hard work. Regardless, I don’t want to feel dejected when I run into setbacks in the future.</text:p>
      <text:p text:style-name="P1">David Goggins made me notice how we let life’s strikes hurt us, deform us. We let them deform us... I don’t want to allow that. I want to become my ideal, cost what it may. I can’t let those setbacks distort my soul. I have to be strong, be true to my ideals. That’s right, no matter what happens, I must stay true to my ideals.</text:p>
      <text:p text:style-name="P1">Alright, tomorrow is another day, and if God allows it, I’ll do my best again. See ya.</text:p>
      <text:p text:style-name="P1"/>
      <text:p text:style-name="P1">•••</text:p>
      <text:p text:style-name="P1">Saturday 2nd of August 2025, 23:48, entry 435</text:p>
      <text:p text:style-name="P1">I’m... tired.</text:p>
      <text:p text:style-name="P1">Shit. I’m way too tired. I... Circumstances, or something else?</text:p>
      <text:p text:style-name="P1">Excuses.</text:p>
      <text:p text:style-name="P1">No.</text:p>
      <text:p text:style-name="P1">Yes. Excuses. However, it’s not as simple as it seems. Lately, we’ve been busy with... stressful businesses? Worldly affairs? Things you don’t particularly care about but are necessary. In other words, we haven’t been writing or working on the app for a long time, instead spending our time and energy getting more stressed out. It’s easy to see why you feel tired.</text:p>
      <text:p text:style-name="P1">Tomorrow, we should be free. The upcoming week will likely be worse than this one. Tomorrow, I want you to write your heart out, like it’s the last occasion you’ll ever get, because... That might be the case. Godspeed.</text:p>
      <text:p text:style-name="P1"/>
      <text:p text:style-name="P1">•••</text:p>
      <text:p text:style-name="P1">Monday 4th of August 2025, 00:32, entry 436</text:p>
      <text:p text:style-name="P1">I rested today. It was likely necessary. And, I realised... is that the right word? In any case, there’s something I want to try out. This is the content of today’s throwaway file, but before that... What do I want to say? That it’s time to move. I’ve rested, and this week will be hectic. However, I will have to fight through it.</text:p>
      <text:p text:style-name="P1">I didn’t write, because I realised something, and because I needed rest. Still, now, with some hindsight, I can say that it’s still entirely possible for me to love writing. It’s just not as easy as I thought it would be, given how I try to cater to all circumstances. I really need to grow, to become something better. To become someone capable of handling everything at once.</text:p>
      <text:p text:style-name="P1"/>
      <text:p text:style-name="P1">“””</text:p>
      <text:p text:style-name="P1">??????????????</text:p>
      <text:p text:style-name="P1"/>
      <text:p text:style-name="P1">I don’t understand myself. Perhaps I need a break.</text:p>
      <text:p text:style-name="P1"/>
      <text:p text:style-name="P1">It’s because we don’t write, huh?</text:p>
      <text:p text:style-name="P1"/>
      <text:p text:style-name="P1">I... See... Is it okay to not love writing? I love stories. More than anything, I love stories.</text:p>
      <text:p text:style-name="P1">And, I love soft storytelling.</text:p>
      <text:p text:style-name="P1">Coming here, I loved it. This feeling of a new story, I loved it. The feeling of a new story I might like, I love it. I love stories.</text:p>
      <text:p text:style-name="P1">Yeah, I’m loving this. The Ancient Magus’ Bride.</text:p>
      <text:p text:style-name="P1">Oh fuck I’m loving this. I’m ten minutes into this. Ten minutes.</text:p>
      <text:p text:style-name="P1">AHHHHHHHHHHHHHHHHHHH.</text:p>
      <text:p text:style-name="P1"/>
      <text:p text:style-name="P1">This mix of modernity with magic... I love it.</text:p>
      <text:p text:style-name="P1">I see. This, and Frieren. They will have an impressive amount of influence on my storytelling style, huh?</text:p>
      <text:p text:style-name="P1">Melancholic, yet kind. This... Sadness? Beautifully sad.</text:p>
      <text:p text:style-name="P1">Also, I’m jealous by how many head pats Chise is getting. Head pats and hugs. And, love.</text:p>
      <text:p text:style-name="P1"/>
      <text:p text:style-name="P1">My favourite colour is light blue, blue sky, ice blue, and above all, the beautiful mix of all the shades of blue and cool colours. 魔法使いの嫁 did blue flower fields better than 葬送のフリーレン, I’d say.</text:p>
      <text:p text:style-name="P1">“””</text:p>
      <text:p text:style-name="P1">では、おやすみ。</text:p>
      <text:p text:style-name="P1"/>
      <text:p text:style-name="P1">•••</text:p>
      <text:p text:style-name="P1">Monday 4th of August 2025, 22:20, entry 437</text:p>
      <text:p text:style-name="P1">To play on one’s strengths, to strengthen one’s weaknesses. There’s a time for either, and it’s up to me to determine it. It’s... inspriing, to see the work of smart people. <text:s text:c="1"/>Of truly smart people. I always get inspired by hackers’ work and cybersecurity stuff. Cybersecurity was my absolute favourite course in my entire degree after all. It’s just so fascinating what people can come up with. It makes me want to be like them.</text:p>
      <text:p text:style-name="P1">Now, while that may be the case, I’m also aware of the limits of my intelligence. I’m also aware that I wasn’t born, nor did I try to become, as smart as many of the actors I see are. Nonetheless, I subconsciously feel that it’s still beneficial to aspire to be like them, to strive for their intelligence, their capacities. A mix of it all, huh? To the fighting spirit and the emotional depth, we would add intelligence.</text:p>
      <text:p text:style-name="P1">There’s a time for everything, and... Training my intelligence is nothing more than training my way of thinking. Ring a bell? We can get two birds with one stone with this one: question is, what should the target of our thinking be? Previously, I’d said writing, but... I also knew that this experiment would be a hands-on experience of my own handling of my different priorities. I knew that this attempt to focus my thoughts would perfectly reflect the effectiveness of my current approach to balance between writing, the project, and my personal life. And, needless to say, I long since knew that the balance was not what I wanted it to be. Correction: it is not what I want it to be.</text:p>
      <text:p text:style-name="P1">And that’s not good. See, I think it’s usually a good sign when you’re solving an equation, and it gets simpler and simpler with every step. I don’t need to be a lifelong mathematician to be able to tell that it’s usually a good thing when variables cancel out. And right now, they’re not cancelling out. Right now, writing, the project, and my personal life aren’t converging at all. None is becoming one with the other.</text:p>
      <text:p text:style-name="P1">Or maybe, I just need to be patient. See, I’ve never meant for writing to become one with the rest. What I do mean is for myself to eventually unite all the different aspects of myself. To bring together all my skill sets into one. The name came before this reason, but it’s also partly why I stuck with Harmony.</text:p>
      <text:p text:style-name="P1">Patience. I can at least recognise that something does simplify, in an imaginary future: when I unite all my skills, when I harmonise with myself, that’s probably also when I become my ideal. Only problem is that there isn’t an exact moment where I can say “yup, that’s it, I can call myself Harmony now”, since that’s not how growth works. But, I’ve strayed way off course.</text:p>
      <text:p text:style-name="P1">How do we unite these three disciplines?</text:p>
      <text:p text:style-name="P1">I do not know, nor will I attempt to answer that question directly: instead, I believe that if I keep on growing, if I keep on doing the little things correctly, if I keep on solving some subparts of the equation, an answer will eventually form itself. So, right now, I’ll content myself with knowing that I can work on intelligence and cultivating my passion, as well as cultivating myself as a person actually, by working on my way of thinking.</text:p>
      <text:p text:style-name="P1">I believe in convergence. I believe that those who follow their soul’s calls will all end up doing the same thing eventually. Much like how no matter where we start an optimisation algorithm or even what its behaviour is, if it’s good enough, and if it knows what it wants, it will get there. And, I also like to believe that there will be other optimisation algorithms like me. Or, at the very least, when I get where I want to be, I won’t be alone. Although, I have to admit, this analogy did just open my eyes to the fact that others don’t necessarily need to go down a similar path to me to get to where we want to be.</text:p>
      <text:p text:style-name="P1">Whatever. Now then: what do we focus our thinking on? I have a gut feeling that we can’t leave this question unanswered. Now, is a bad answer better than no answer?</text:p>
      <text:p text:style-name="P1">Who knows, depends on the context, but I don’t intend to give a bad answer.</text:p>
      <text:p text:style-name="P1">No one ever does. Still, we want us to try, so let’s try. What do we focus our thoughts on? Let’s search deep within our soul. in fact, let’s give it some time. Come back later.</text:p>
      <text:p text:style-name="P1"/>
      <text:p text:style-name="P1">Stories. It’s a tough question, so my answer is provisory, but it is the only one I could come up with that satisfied my... self? It’s subject to change, but it’s the best answer I could come up with. Links to everything, although not as strongly as I’d wish; perhaps it’s my duty to strengthen the links. It is very obviously connected to writing, but to everything else, the connection is more indirect: it becomes about my story. What story do I want for myself? Am I liking the story I’m in? Do I like the person I am? And, how will I evolve, how will I change myself, and the world around me?</text:p>
      <text:p text:style-name="P1">There’s also something else: I’ve just figured out that I should spend my free time creating mental blueprints, of whatever is necessary at the moment, and if nothing is, then a blueprint of a blue marble. If I have some true free time, I should use it to refine a certain world I’m creating in my head. If you’re reading this, then you know of the city state of Newgate, don’t you? Someone, somewhere has to build it, after all, and it won’t build itself in one day.</text:p>
      <text:p text:style-name="P1">That’s enough rambling. Let’s sum it up: our thoughts will shift their focus to stories, we will think as intelligently as we can, all mental fatigue and laziness be damned, and I must remember that the perfect time will never come; now is all I have, and it never gets better than “now”, because now is all I have.</text:p>
      <text:p text:style-name="P1">Alright, let’s go to sleep.</text:p>
      <text:p text:style-name="P1"/>
      <text:p text:style-name="P1">•••</text:p>
      <text:p text:style-name="P1">Tuesday 5th of August 2025, 22:42, entry 438</text:p>
      <text:p text:style-name="P1">Writing is it. I have to put the focus on writing. Today, I... Yesternight, I had a strange episode, of my mother worrying about my social life, asking me when was the last time I’d made a new friend. By the way, as an aside, the nightfront is alive and out to get me. And I can use it to grow. And I do. In any case, that dream episode is important, because today I got to make a choice: do I go out bowling with friends and meet new people, or do I use what little precious free time I have to write?</text:p>
      <text:p text:style-name="P1">At first, upon being invited, I’d accepted the bowling proposition. Then, as the time approached and I’d gone to a library, I started asking myself the above question.</text:p>
      <text:p text:style-name="P1">On one hand, since my belief in God is growing, I believe that the dream was a way of telling me to go meet new people, and the bowling offer was a gift just for that. On the other... There were my other beliefs, even more unfounded, even more unreasonable: why would I meet my soulmate at the top? What... Where does the idea even come from? What even is the top, and when do we reach it, if ever?</text:p>
      <text:p text:style-name="P1">And yet, I chose to go home and write. It takes willpower, and it takes being unreasonable to be great at something, in this world. It takes being unbalanced, being crazy for something. Whichever I chose, I would have regrets, I knew that. And you know what? I... Thrived, on the regret of choosing to be alone. My goal with writing is to take other people’s souls, and play with it as I wish. The feeling of regret, the pain of loneliness is just so strong, so powerful, and... so universal. I thrive on it.</text:p>
      <text:p text:style-name="P1">The regret that dwelled in my heart seeped through my fingertips into my stories, and I loved writing today. I didn’t know regrets could be undone so.</text:p>
      <text:p text:style-name="P1">Also, it’s only half-related, but it’s very hard for me to choose one ヨルシカ song as my favourite. But I think I love 思想犯 more than anything else. It’s so powerful, it’s so raw, it’s so emotional, it’s so foreign and new to me, I love it. In any case, I have to learn to write with more focus. Nevertheless, my first statement holds: writing is it. Goodnight.</text:p>
      <text:p text:style-name="P1"/>
      <text:p text:style-name="P1">•••</text:p>
      <text:p text:style-name="P1">Wednesday 6th of August 2025, 22:33, entry 439</text:p>
      <text:p text:style-name="P1">Changing one’s way of thinking isn’t something that can be achieved in one day. I must internalise that, understand that it’s a process that takes time, patience and perseverance. I must persevere through failure, show patience towards myself. Just like when we meditate: non-judgmentally recognising when we go off the rails, and coming back to topic.</text:p>
      <text:p text:style-name="P1">The topic... As I thought, “stories” is too wide a topic, and my attempt to cover everything at once is backfiring.</text:p>
      <text:p text:style-name="P1">Instead, I’ve been thinking that I should focus on certain fields, dedicate periods of time to them. Slow and steady wins the race, but it’s also incredibly inefficient. Currently, I’ve been trying to do everything, a little bit at the same time. And, while it may be an incredibly effective method for machines, I’m not an OS, and the lack of focus is killing my productivity.</text:p>
      <text:p text:style-name="P1">In this world, in this present, we have to make sacrifices. I decided to do everything at once in the first place because I didn’t want to have to withstand the stress of neglecting one of the fields for too long. Now, I’ve come to the conclusion that I must try that path. Focusing periods of time on a different field, allowing myself to build momentum in each of them and hopefully increase my productivity. The net total, the amount of time spent on each field will still be equal, it’s the way the division happens that changes everything. Sacrificing peace of mind for a better shot at productivity.</text:p>
      <text:p text:style-name="P1">This week and the next, I’ll focus solely on writing. After that, we’ll see. I’m unsure what will happen in the future, so I won’t make any calls yet. What I can say is that writing can be engaging.</text:p>
      <text:p text:style-name="P1">Also, fight. Make me proud. Live up to your imagination. See ya.</text:p>
      <text:p text:style-name="P1"/>
      <text:p text:style-name="P1">•••</text:p>
      <text:p text:style-name="P1">Thursday 7th of August 2025, 22:32, entry 440</text:p>
      <text:p text:style-name="P1">More. I want more. And, you. I think I figured out what I should be thinking of. I should spend my time imagining my ideal self, and compete against him.</text:p>
      <text:p text:style-name="P1">Overcome the circumstances, overcome everything that gets in your way, and do what needs to be done. See ya.</text:p>
      <text:p text:style-name="P1"/>
      <text:p text:style-name="P1">•••</text:p>
      <text:p text:style-name="P1">Friday 8th of August 2025, 21:52, entry 441</text:p>
      <text:p text:style-name="P1">Things went right until they didn’t... Is what I’m tempted to say, but I cannot be satisfied with whatever the fuck that was this morning. Social media, that’s what it was. I’m not yet strong enough to resist social medias’ attention-grabbing design... Once again wrong: you are strong enough, you have the strength to pull it off, but it’s not about strength, it’s about awareness. Awareness of what’s going on in the present, and even more importantly... So much more importantly, vision. A future I want, a dream, an objective. It’s so much more important than awareness. An image of the future, of who I want to be, of what I want to do. Drive. I lack drive. I don’t want happiness badly enough, I don’t want those ideals badly enough, I don’t want to write badly enough, I don’t want to live a fulfilling life badly enough. I lack drive, therefore I’ll create it artificially, I’ll think about the future consciously, I’ll think about my dreams consciously, I’ll direct my mind to my ideals consciously, until all those things become subconscious, until my drive is naturally strong.</text:p>
      <text:p text:style-name="P1">Today, we would have lost if the environment had allowed us to lose. Fact of the matter is, we didn’t lose, and even if we did, I don’t care, I’ll have you fight the next fights like it’s your first and last fight on Earth.</text:p>
      <text:p text:style-name="P1">However, that doesn’t mean that we get to skip analysis: what went wrong? Once again it comes back to social medias. We let them take us. And, the thing with them is that there isn’t an exact moment where they steal our attention and that’s it: every post, every scroll is time we lose, and there’s no end to them.</text:p>
      <text:p text:style-name="P1">Once again, the solution is not awareness, it’s drive. We lack the will to make our dreams come true.</text:p>
      <text:p text:style-name="P1">いつから「夢」になったの、うちらの目標が?</text:p>
      <text:p text:style-name="P1">I don’t know, but this is part of the “fake it till you make it” plan, I guess.</text:p>
      <text:p text:style-name="P1">In any case, let’s go to sleep, because earlier I imagined what it was like to wake up at 6 to get shit done, and... It was beautiful. We’ll try for seven though. Make it work. Good night.</text:p>
      <text:p text:style-name="P1"/>
      <text:p text:style-name="P1">•••</text:p>
      <text:p text:style-name="P1">Saturday 9th of July 2025, 22:17, entry 442</text:p>
      <text:p text:style-name="P1">What a day this has been. A completely disastrous start, because while I did wake up at 6am, I was vulnerable to temptation. Ultimately snatched victory from the jaws of defeat, but that was too close for comfort. Then, wrote, and then burnt up all my energy doing chores. After that, much to my own surprise, I spent the rest of the day watching anime.</text:p>
      <text:p text:style-name="P1">Goes to show how little I know myself. I hadn’t expected that kind of response from myself. Of course, the cure would be drive, but.... First of all that’s something that’s built over time, and secondly, I feel like there’s something important about rest that I’m missing here.</text:p>
      <text:p text:style-name="P1">For the time being, here’s part of today’s throwaway:</text:p>
      <text:p text:style-name="P1">“</text:p>
      <text:p text:style-name="P1">Do you believe there’s such a thing as being too late?</text:p>
      <text:p text:style-name="P1">As a matter of fact, I do. Tell me, do you think now would be that time?</text:p>
      <text:p text:style-name="P1">I’m not dead yet, and hopefully I won’t die soon, so the answer is no. Still, it’s extremely frustrating to get nothing done in an entire day. Would you care telling me what happened?</text:p>
      <text:p text:style-name="P1">It happened because we don’t know ourselves enough, and therefore didn’t predict the consequences of the energetic loss we incurred.</text:p>
      <text:p text:style-name="P1">That, and the lack of drive, of course. Drive would resolve everything, huh?</text:p>
      <text:p text:style-name="P1">夢があるのはすべてを解説するってことか。</text:p>
      <text:p text:style-name="P1">Not quite. We can’t say what we want, of course, given that we’re not making an effort to learn the language. Therefore, we only get to say what we can.</text:p>
      <text:p text:style-name="P1">Putting that aside, could you get me a blue background? I love this style, but I don’t want to grow tired of it, so I’d like some variation.</text:p>
      <text:p text:style-name="P1">”</text:p>
      <text:p text:style-name="P1">I... have unwise plans I wish to enact. Unwise, because they do not follow the principles of “slow and steady”, because it’s something that’s hard to continue doing over time. But... If I can pull it off, I would love it. Just a short morning jog, the main problem is the time: 6am. Then, an evening workout, a short one, which shouldn’t be a problem in any way. Unless of course, I’ve killed my own motivation. But then, it becomes a fight. It’s something I wish to do every day. No wonder it’s unwise. Alright, let’s go to sleep.</text:p>
      <text:p text:style-name="P1"/>
      <text:p text:style-name="P1">•••</text:p>
      <text:p text:style-name="P1">Sunday 10th of August 2025, 21:42, entry 443</text:p>
      <text:p text:style-name="P1">What will it take, for us to win?</text:p>
      <text:p text:style-name="P1">We approach life the same way we approach video games, and Celeste is eye-opening at that: we’re shit. We don’t plan, we just rush in headlong, lazily thinking that we’ll get through this somehow. And you know what? We do get through this somehow, whatever this is. But the number of times we fail, the number of times we have to try...</text:p>
      <text:p text:style-name="P1">I think we have to focus on this. You know why? Because our approach has always been the same, and it has led to today. And today, we fucked up again. So what will it take, for us to win? For us to stop masturbating once and for all? I’m thinking that we need a drastically different approach to life, or we keep on failing until eventually, we make it. Which one do you want? We can keep on failing, but only God knows how long that process will take. On the other hand, we can... Approach the game differently. Have patience, be conscious, and run the day, not let the day run us. Play the game, not have the game play us.</text:p>
      <text:p text:style-name="P1">Now, before we start thinking about what that entails, there is something I’d like to note, there is a lesson that we got from today’s fuckup: that dog in us, we don’t bring it out when when our mind starts fucking up. But, there are times we do bring it out, and some of those times we still lose. Doesn’t hurt to fight though. In any case, we noticed this, so we fight at every turn.</text:p>
      <text:p text:style-name="P1">Should we fight at every turn in life too?</text:p>
      <text:p text:style-name="P1">Tell me, how would you approach Celeste? One more thing, before we tackle this question for good; I’d like to update you on my circumstances. Putting the circumstances aside, I won’t have access to internet for the next few days. I can, but I’d have to ask. And, I want to see just how bad my dependence to the internet is, not to mention how this will create circumstances I haven’t had in... as long as I can remember. I believe it could be beneficial. We’ll see.</text:p>
      <text:p text:style-name="P1">So, how should I approach Celeste?</text:p>
      <text:p text:style-name="P1">Clearly, in this game you are meant to die over and over, there’s no going around the failing. But I want to minimise the number of deaths, and improve my performance. Currently, we plan very lazily, just envisioning vague outlines of what needs to be done, and mostly leaving the thinking for when it’s really necessary. Not to mention, when the time does come for us to move, we’re very... unserious about it. We’re not very focused. We essentially just go through the motions, so to say. That’s the leading cause of death: we’re... just “going through the motions”, trying over and over until we finally succeed.</text:p>
      <text:p text:style-name="P1">Now, I’d like to propose the following approach: first of all, when we reach a room, we have a good look at it, all of its components, identify the exit and/or the strawberries, the obstacles to them, and formulate a clear plan for how to get past them. I repeat, formulate a clear plan for how to get past the obstacles. As I said earlier, we won’t be escaping the trial-and-error process, however, after every error, we stop and pause and figure out what went wrong and why. Yes, I mean it: you will have to show tremendous amounts of patience. This is especially true when we make an error of inattention: our focus broke off, and we have to figure out if we need to take a break or if we can refocus again. This approach is far more deliberate, and far slower, but it will lead to less dying, less failing.</text:p>
      <text:p text:style-name="P1">All right, this was written in a way that it will easily translate into how we approach our lives.</text:p>
      <text:p text:style-name="P1">I won’t repeat what’s been said, but I will sum it up in one word: deliberate. We need to be deliberate about everything we do. This game of life is complex, it has so many facets it’s beyond ridiculous. But in approaching our daily lives, in making every singular decision, I want to be deliberate... To be deliberate... I just realised that it’s a core component of my ideal self. He is deliberate about everything he does; he knows what he’s doing, like he’s constantly playing a game of chess, and at every move the stakes become greater or lesser, the importance of every choice changes, but the fact that he thinks carefully about each one of them doesn’t. He doesn’t stuff his brain with data just because he can, he does it because he’s decided that’s the right move; not because it’s inconsequential —it never is— but because it’s the right decision. He doesn’t go through the motions, he doesn’t turn his brain off, unless he thinks he should.</text:p>
      <text:p text:style-name="P1">And... You know what we did earlier, in a level of Celeste? We recognised a situation where we needed spontaneity. I want you to keep that. We identified a situation as one where it was all about instincts and on-the-go decisions, and we did just that. We were spontaneous when we needed to be.</text:p>
      <text:p text:style-name="P1"/>
      <text:p text:style-name="P1">So... That’s the conclusion then, to be deliberate. As for how to stop failing, you figured that out?</text:p>
      <text:p text:style-name="P1">This new... Approach, is designed to improve our positioning, it isn’t designed to prevent failure entirely. In life, just like in Celeste, failure is fully part of the process. However, when it comes to our reproductive instincts and the emotions that they create, we do know we can fight, and we do know we can win. We have to fight, no matter how many times or for how long, and we have to win. Let our failures be in other fields, in things where it’s not an absolute fucking disgrace to fail. Don’t let this defeat go to waste, don’t let it die. Keep it alive in you, keep this disappointment by your side, on your back with all the others, keep reminding yourself of who you are, and who you want to be. Now go, go and be deliberate about your life.</text:p>
      <text:p text:style-name="P1">By the way, to explain it, my ideal self is a beautiful soul. That’s all there is to it. Now go to sleep.</text:p>
      <text:p text:style-name="P1"/>
      <text:p text:style-name="P1">•••</text:p>
      <text:p text:style-name="P1">Monday 11th of August 2025, 22:14, entry 444</text:p>
      <text:p text:style-name="P1">今年の夏はアクア色じゃないっすね。あーくあ、あくあ、あくあ、あくたんのこと好！き！す！ぎ！</text:p>
      <text:p text:style-name="P1">Sigh... Now then, shall we?</text:p>
      <text:p text:style-name="P1">Today was thoroughly unsatisfactory, despite the good start and the occasion we had. Today started with a morning run, which will hopefully become a habit. And, the morning continued with us being deliberate with our choices. Still, that’s a habit that will need time and effort to pick up. But, already from the morning, we ran into an issue: do you remember how I said that I wouldn’t have access to the internet for the next few days? Today was the first day, and as it turned out, I rely heavily on music to guide me. Music, which I had no access to, today. The result? Writer’s block, all day long.</text:p>
      <text:p text:style-name="P1">I think this holds true because of what I’m writing: loneliness isn’t easy to create.</text:p>
      <text:p text:style-name="P1">Still, looking at it with perspective, I want you to become capable of writing without music. The environment was also a factor, since the heat was terrible and I was interrupted over and over.</text:p>
      <text:p text:style-name="P1">I... Wish for revenge. Also, while I should limit it, killing my access to the internet is the stupidest idea I can come up with right now. The internet is so incredibly powerful for so many reasons it’d be stupid to not access it if I can, but because of how powerful a tool it is, it can consume me much more than I can consume it.</text:p>
      <text:p text:style-name="P1">In other words, once again, be deliberate. Not do something, unless we deem we should.</text:p>
      <text:p text:style-name="P1">Today’s lesson consists in reinforcing yesterday’s, then. Be more deliberate, become who you want to be. Go to sleep now.</text:p>
      <text:p text:style-name="P1"/>
      <text:p text:style-name="P1">•••</text:p>
      <text:p text:style-name="P1">Tuesday 12th of August 2025, 22:55, entry 445</text:p>
      <text:p text:style-name="P1">We were less deliberate than would have been ideal, and we also completely misjudged our own state, leading to us falling asleep and taking a 1-hour nap when we should only have been resting on the bed. But, other than that, I feel pretty good about today. And that’s thanks to writing.</text:p>
      <text:p text:style-name="P1">やっぱり、音楽がないと困る。</text:p>
      <text:p text:style-name="P1">I spent another day without internet, and today reinforced my idea that I have to be deliberate about my use of the internet. I have to be deliberate, huh? But, thanks to the me of years upon years ago, who’d downloaded songs through MP3 downloaders onto the phone, and passed them on from generation to generation, I did have music with me. And, some music just doesn’t get old.</text:p>
      <text:p text:style-name="P1">But music is only one part of it. It seems crucial to set my mood, but after that’s done, the ball is in my court, and it’s up to me to show up.</text:p>
      <text:p text:style-name="P1">I guess I don’t have much to say. That’ll be it, then. See you tomorrow.</text:p>
      <text:p text:style-name="P1"/>
      <text:p text:style-name="P1">•••</text:p>
      <text:p text:style-name="P1">Wednesday 13th of August 2025, 21:33, entry 446</text:p>
      <text:p text:style-name="P1">Today should be my last day without internet. This period was instructive. Let’s recapitulate the lessons we’ve learned.</text:p>
      <text:p text:style-name="P1">First and foremost, we have to be deliberate in everything we do. This will hold especially true when we regain access to the internet and therefore to an infinite source of data. Our instincts will lead us to want to consume without end, without pause, because it feels good to learn new things, however trivial or pointless they may be. Our duty will be to control ourselves, and know what we’re doing and why we’re doing it. I want us to be fully deliberate, I don’t want us to give in to the first instincts that take us, be it to listen to music, to watch a video, or whatever it may be to undo our boredom.</text:p>
      <text:p text:style-name="P1">Remember, it’s okay to consume data, but it has to be select: let it become information, experience, or both. It’s just like training AIs: garbage in, garbage out. You are what you consume, perhaps that’s what they really meant with that quote, but “eat” stuck out of misinterpretation. No matter. In these 3 days, I’ve picked up book again, and though I didn’t go back to being the avid reader I once was, I understood why I’d read back then, and I led myself to not overconsume even renowned books of fiction: us humans hate boredom, we hate being alone with our thoughts, once we’ve tasted amusement, past-times. I must prioritise self-control and self-mastery over self-indulgence.</text:p>
      <text:p text:style-name="P1">I must be deliberate in all I do.</text:p>
      <text:p text:style-name="P1">There’s something else I learned, through these days without internet: it’s about writing. I finally figured out what the relationship between my writing and music is, and...</text:p>
      <text:p text:style-name="P1">Tell me, have you ever wondered where the word “music” came from? Have you ever thought about its etymology? Because earlier, after much struggle, after a lot of frustration, I’ve come to understand that it’s my muse. Yesterday I’d said that music guides me, but perhaps “inspire” is the better word. Music comes from muse, doesn’t it? It’s even more obvious when you use French: musique et muse. Music is the adverb (or adjective?) form of muse... How very... poetic. And, to make it more beautiful, it’s also so true. But, music isn’t quite my muse, actually. It plays a subtly different role in my writing: it draws out my true self, it draws out my heart and undresses it of all its defences and pretences, and so, when I write, it’s the real me that writes.</text:p>
      <text:p text:style-name="P1">I’ve come to this conclusion because I was trying to figure out what I was doing wrong, why I was struggling so much; I figured that I was trying very hard at something, something I shouldn’t have tried hard to do, that’s what my instincts told me. And so, I figured out that I was trying very hard to fulfil some agenda, complete some task. That’s not what art is. Art is expression of self. And so, I tried expressing myself, without music. And, I liked it. I tried being myself in my writing, without concerning myself of pacing, how to say something in particular, how to shorten this or that, how to continue this rightly, I tried doing away with all these things, and I liked it. I liked writing then. だから、 I have to learn how to write again. I have to learn how to be fully myself while... writing well? I’m not sure how to put it, but, I want to maintain quality and thus still worry about some things while staying true to my heart. That’s going to be... A game of positioning, fought night and day, hour after hour, second after second. Because if my true self is great, then my writing will be so too without effort. And also, I’ll give up on trying to achieve a state of flow. I’ll learn to write until I love it.</text:p>
      <text:p text:style-name="P1">Let’s stop here. See you tomorrow, dear self.</text:p>
      <text:p text:style-name="P1"/>
      <text:p text:style-name="P1">•••</text:p>
      <text:p text:style-name="P1">Thursday 14th of August 2025, 23:06, entry 447</text:p>
      <text:p text:style-name="P1">Today was... Slightly better than average. No, it was better than average. That doesn’t mean it’s good, but it’s an improvement over our usual performance: we were more deliberate than before. We were wary of overconsumption, although we did let our guard down around Nenechi and all that is related to her. Acceptable, under the various circumstances.</text:p>
      <text:p text:style-name="P1">What I hadn’t expected was for you to overconsume a book yesternight: Dumas is a good writer, and The Count of Montecristo is a captivating story, but you shouldn’t have kept reading it deep into the night, you should have gone to sleep right away, or at least. at a reasonable time.</text:p>
      <text:p text:style-name="P1">I was about to say that you were fortunate your actions had little consequence, but I take that back.</text:p>
      <text:p text:style-name="P1">Today was all about writing: we still don’t know how to write. We didn’t write in the morning due to some circumstances, but in the afternoon, not only did we sit down late, at 16:30, we really only wrote from past 20:00. And, it’s not like I was idling away those hours; sure, I had a few interrupting businesses here and there, but the fact of the matter is that I just sat there, writing a sentence and deleting it, <text:s text:c="1"/>then waiting in thought like an imbecile. I had tried yesterday’s lesson, but it wasn’t easily applicable at all. More surprising still, I thought that since I’d gotten access to the internet’s full musical library again, I would overcome the block just by wishing it away. No such thing.</text:p>
      <text:p text:style-name="P1">The only reason I started to write was that something snapped in <text:s text:c="1"/>me. Something told me that I had to do something. I didn’t use music or anything, and I did my best to just write. I don’t know what I was doing right, but I wrote. Was it resolve? I’m not sure. I know motivation doesn’t have a place in art the way it does in sport, but maybe resolve is a different beast. Maybe it’s a necessary beast.</text:p>
      <text:p text:style-name="P1">The fact remains: I don’t know, and therefore still don’t know how to write. Good night, see you.</text:p>
      <text:p text:style-name="P1"/>
      <text:p text:style-name="P1">•••</text:p>
      <text:p text:style-name="P1">Friday 15th of August 2025, 22:11, entry 448</text:p>
      <text:p text:style-name="P1">A good morning, and a disappointing rest of the day. It’s all relative to writing, because, while I only now realise I haven’t said a word of it here, I had, last week, decided that I would work on one thing every week, to allow focus.</text:p>
      <text:p text:style-name="P1">And, I think I understand it, deep down. I think deep down I know how to write, deep down I understand what I must do. With every failure to write that understanding perhaps surfaces a little more.</text:p>
      <text:p text:style-name="P1">In the morning, I wrote well, and I had to make a conscious effort to stop writing in order to do other things.</text:p>
      <text:p text:style-name="P1">In the afternoon and into the evening, I failed to add a single word. There was a difference in environment, so perhaps I can only really work when I’m alone and undisturbed —everything points to that. But then, why is that the case? I think it falls down to my failing to be me. My failure to bring out my true self, or perhaps my failure to listen to my own heart.</text:p>
      <text:p text:style-name="P1">I think we unearthed it, the reason. I’m a very picky writer, you know? I don’t write unless I make myself write, and I don’t continue unless I like what I write. That’s why the lesson that I can only “write by writing” is so important, because it gets me started. But of course, not all writing sessions start off great and wonderful, many of them are duds. And, because I’m a picky writer, I just end up there stuck. I see, then the solution is to simply try again. The only problem is, when I don’t like what I’m writing, it doesn’t show as such a clear cut emotion, such a clear cut feeling. It manifests by my inability to continue writing. So I simply struggle to continue, or in other words, I have writer’s block. And I get stuck there, all day long.</text:p>
      <text:p text:style-name="P1">I see... What I’m essentially saying, and have experienced, is that it’s not easy for me to figure out that I don’t like what I’m writing. It’s not as obvious as I make it sound.</text:p>
      <text:p text:style-name="P1">In other words, the most important thing here is to learn to listen to my heart. I don’t necessarily need to be my true self, but doing so makes reading my own soul easier. I need to learn to listen to my own heart.</text:p>
      <text:p text:style-name="P1">To trust my own heart... That’s what DS says. To trust it, let it play, let it speak and speak back to it. Converse with my heart, huh? Harmony... It’s a beautiful name, you know? And, besides, that’s what it meant in the first place, wasn’t it? Harmony with the self. Everything else comes after.</text:p>
      <text:p text:style-name="P1">Tomorrow, we have to try. No, not try, we’ll talk with ourselves, we’ll surrender ourselves to ourselves. I see, by holding a conversation, it’s only natural that both my brain and my heart have a part in writing, and it naturally harmonises the use of the soul together with thought. Through conversation. What a beautiful way DS put it.</text:p>
      <text:p text:style-name="P1"/>
      <text:p text:style-name="P1">•••</text:p>
      <text:p text:style-name="P1">Saturday 16th of August 2025, 23:56, entry 449</text:p>
      <text:p text:style-name="P1">We improved on the formula, starting from yesternight: we wouldn’t just talk to ourselves while writing, but constantly. I’ll stay in contact with myself and form a bond of understanding.</text:p>
      <text:p text:style-name="P1">And the results of this attempt today? A rest day. My current true self is... You’re not who I want you to be. There some parts of you that I accept and won’t let go of, but we’re still soft and, one might say, weak. Stronger is what we have to become. The first practical step to take is to be disciplined. Discipline is little more than application of willpower, therefore, to become stronger, we must apply discipline.</text:p>
      <text:p text:style-name="P1">I have you in the palm of my hands now, just as you do me. Now we have to become who we want to be. We’re winning internal battles, but it’s the war that interests us. We ma y be winning now, but we know a single defeat is all it takes to undo all our efforts. We fight at every turn, until victory or death, and in this war, there is no such thing as victory. In other words still, we fight and keep on fighting until the very end, until death itself has earned me.</text:p>
      <text:p text:style-name="P1">Discipline. Got it. By the way, it wasn’t mentioned, but talking to you, talking to myself inherently preserves the deliberateness we’re cultivating. I love it when equations simplify like this. Then, as this latter is becoming ingrained in our psyche, we start worrying about discipline, the master of all. Goodnight. See you tomorrow.</text:p>
      <text:p text:style-name="P1"/>
      <text:p text:style-name="P1">•••</text:p>
      <text:p text:style-name="P1">Sunday 17th of August 2025, 21:59, entry 449</text:p>
      <text:p text:style-name="P1">We skipped entry 416, therefore I’m repeating yesterday’s entry number. Let’s be detailed today, we have some time.</text:p>
      <text:p text:style-name="P1">We woke up late, at around 9:20, likely due to a combination of factors that include the accumulated lack of sleep and the late hour at which we’d slept. I’ll note that while I did wake up with both the 7am alarm and the intention to get up, I somehow ended up sleeping for over an hour while sitting on my chair; I had the will, but something in me failed, and I’m not sure what.</text:p>
      <text:p text:style-name="P1">Other than that, the first part of the morning was calculated. No, that’s not true. I remember that I started writing late, at around 10:30, and had to force myself to stop at around 11:30 to do chores. Why did I start late?</text:p>
      <text:p text:style-name="P1">I put it well in today’s file: because there are a million different excuses lining up for my time and attention, each better than the last. And it’s up to me to ignore all of them, for that is discipline. It’s choice by choice that I have to become the person I want to be. Choice by choice.</text:p>
      <text:p text:style-name="P1">Then, at noon, and actually for the last few days, I’ve been getting sentimental, nostalgic: it was around about this time last year that I’d spent a vacation in a beautiful place, and that vacation and last year’s entire summer was dyed Aqua-colour. 特にあくぺこが好き。 And... These last few days I’ve been reliving those moments, as well as living the ones of the current Hololive. 今日のねぽらぼのライブすんごっく良かった！ I love Nepolabo.</text:p>
      <text:p text:style-name="P1">But, by giving in to the sentimentality, I’m also slowly relapsing into consumerism. Let me repeat it, because it’s important that I keep this in mind: by giving in to my sentimentality, I also create opportunities for mindless consumerism, and I have to be careful not to indulge in it.</text:p>
      <text:p text:style-name="P1">Moving on, this is the first time that I properly notice and name a certain phenomenon: I lack immediacy. I space out very often, thinking it harmless to let one minute fly by. And to a degree, that’s true. the problem is when it happens frequently. In Computer Science, and in the context of OS’s in particular, context-switching refers to the switch-out and switch-in of the processes executed by the CPU cores. Context-switching is known to be the cause of delays, and that carries over to my life. Context-switches appear very frequently in daily life, and it’s my habit to take one harmless minute of rest during them. Only, sometimes that one minute lasts 10, because that’s how easily human minds get distracted, and, did I mention that context-switches happen very frequently in daily life? I lack the immediacy that must come with discipline.</text:p>
      <text:p text:style-name="P1">In the afternoon came writing. Ah, writing... Today, I realised that hearts are mute. They cannot talk, they cannot speak, and conversing with them is difficult, but they are extremely expressive. Sometimes they beat fast, sometimes they beat loud, other times they get angry, and every once in a while they hum away happily. Sometimes they get lost in their own world, while other times they can’t find themselves. But at all times, you can listen to them, because at all times, they feel something. Hearts speak through emotions, feelings, instincts, a combination or the absence of all those, and much more. Hearts are really shy, so that you have to listen to them very carefully and be proactive in interpreting what they’re telling you.</text:p>
      <text:p text:style-name="P1">Doing that resulted in writing today’s not-throwaway file, “My Name.odt”, as well as the smooth continuation of the story. Understanding myself is an involving task, but it’s worth it.</text:p>
      <text:p text:style-name="P1">One more thing: I’m unsatisfied with my latest prose, it felt off somehow, and I wasn’t sure why. But I don’t need to analyse it to know what I want: I want my prose to flow like water, immersing the reader in the story unless I decide otherwise. And, I know full well that the quality of my prose in my stories is directly proportional to the quality of my prose in daily life. So, I’ve made an effort to write well today, did you notice? Good night.</text:p>
      <text:p text:style-name="P1"/>
      <text:p text:style-name="P1">•••</text:p>
      <text:p text:style-name="P1">Monday 18th of August 2025, 22:21, entry 450</text:p>
      <text:p text:style-name="P1">No breakdowns today, and we’ll keep the lessons to a minimum since there’s something I want to talk about.</text:p>
      <text:p text:style-name="P1"/>
      <text:p text:style-name="P1">“Do as I say, not as I do.” Today I’ve had the displeasure of appreciating this saying a few times. First in the morning, when I predicted that I’d get distracted by something and warned myself against it, only to forget about my warning and get distracted by said something, and then throughout the day, by failing to remember or apply yesterday’s heeding about sentimentality and consumerism. As an added malus, I also didn’t display the discipline I wanted of myself, but that was to be expected; people do not change overnight, unless something big happens.</text:p>
      <text:p text:style-name="P1">At the core of all the above problems is distraction, and getting distracted is a habit, and habits are not broken easily. A conscious effort to be aware, or drive, or both. I see that we may have to revive our visualisation of our ideal self, since our heart cannot actually talk back to us. As an aside, trying to give my heart a voice feels wrong, it feels like I’m faking my own feelings, so I won’t do it.</text:p>
      <text:p text:style-name="P1">Alright, then in our daily activities we’ll imagine what our ideal self would do. This stone is intended to get multiple birds, we’ll see about it.</text:p>
      <text:p text:style-name="P1"/>
      <text:p text:style-name="P1">Now, on to what I wanted to talk about: just earlier, I was introduced to the concept of “discipline by design, not by force.” I watched a short YouTube video about how to build a routine, and it argued that the routines we humans tend to build are, in my words, trash. We tend to build the routines that we want to have, or more precisely, the routines that we want to have ideally, which usually gives rise to an unrealistic, unforgiving and unsustainable schedule. And... I could only painfully agree.</text:p>
      <text:p text:style-name="P1">Through “discipline by design,” the creator intended that routines should be built slowly, ever so slowly, at the pace of one habit at a time. This, because a routine isn’t something that should fall apart before the slightest inconvenience. The mark of true discipline is that we keep following our routine even when we’re at our lowest, even when we’re at our worst. They then recommend we start with something sure, something safe, something we always do and always can do, and then slowly but surely build on it.</text:p>
      <text:p text:style-name="P1">I’ve thought about it, and first of all, let me explain my opinion on this.</text:p>
      <text:p text:style-name="P1">At first, I saw where they came from, and I agreed with the logic, but I thought that this wouldn’t apply to me, because of my yearning for strength of will. But then I continued thinking.</text:p>
      <text:p text:style-name="P1">Did you know, dear reader, that my ideal self has essentially no weaknesses? Much like Michael Jordan and Kobe Bryant, my ideal self has worked on every facet of their game and has reached self-satisfactory levels in every aspect. And so, while I’ve been putting an accent on willpower, I also want the ability to plan and plan effectively.</text:p>
      <text:p text:style-name="P1">That three-minute video is one of the gems for which I love the internet; I love to eat experience and insights served right from another’s plate. Of course, that’s also something I ought not overdo, but let’s not get distracted.</text:p>
      <text:p text:style-name="P1">I want to apply the lessons that video gave me. I’ll plan around the one habit that I simply never failed to do in the past year and a half, come hell or high water, and that’s writing an entry in this diary every day.</text:p>
      <text:p text:style-name="P1">I’ve thought about it, and the next one I want to build is proper sleep: I’ll give up on trying to wake up at 6 or 7, I’ve failed too many times. Instead, I’ll write in this entry at around 22:00, go to sleep, and do my best to wake up at 8. If I cannot make use of the early morning hours to get work done, then I’ll at least use that time to get more rest. And I commit to this, I vow upon my honour that I will not be a fool and try to break this habit unless the circumstances dictate otherwise.</text:p>
      <text:p text:style-name="P1">We’re playing the long game, and we will crawl our way towards our dreams if we have to. See you tomorrow.</text:p>
      <text:p text:style-name="P1"/>
      <text:p text:style-name="P1">•••</text:p>
      <text:p text:style-name="P1">Tuesday 19th of August 2025, 22:03, entry 451</text:p>
      <text:p text:style-name="P1">Dreams. Do I lack them? What is it that I lack? What is it that I don’t have? Why is it that I struggle to become who I want to be?</text:p>
      <text:p text:style-name="P1">Tell me just one thing: do I even have a dream?</text:p>
      <text:p text:style-name="P1">Oh. I know. I’m a... No, I’m not a coward, it’s just that I’m not brave. I’m not brave enough to throw everything away for the sake of one single thing. I... It’s not for lack of strength, it’s something else that I lack. Selfishness? Or maybe it really is courage? As long as I half-ass my life, as long as I continue not committing to one single thing, I’ll never have what I want. And yet, what is it that I want? I want to write, yes, but I want so much more than just writing, I want more than just a passion. There’s someone I want to be, there’s an entire person I want to become, there’s a deep connection that I want to have. So... How? What do I need to do? What do I have to do? Where do I have to go?</text:p>
      <text:p text:style-name="P1">ね、君ってさ、いつもこんなことしてるけど、最終的には日常に戻る。 I want... I wanted something to drive me, a motivation, anything, anything to allow me to keep moving forward and push through the world that stands between me and my dreams. But, at the same time, the me that I idealise wouldn’t want that, they wouldn’t want a drive, a motivation. They would do it all by themselves, through their own strength, by their own hands, with their own heart. And yet... I do want a passion. That much, I do want...</text:p>
      <text:p text:style-name="P1">... At the end of it all, I’m still undecided. I really do half-ass my entire life, don’t I?</text:p>
      <text:p text:style-name="P1">It’s not like I failed or anything today, it’s just... I’m hating myself, for... Not achieving anything. For not getting anywhere.</text:p>
      <text:p text:style-name="P1">I’ll persevere. Through this and through it all. I’ll continue down this path, so painfully slow as it may be, because who I want to be is someone unreasonably great, an impossibly beautiful soul. So, I’ll do the impossible or die dreaming.</text:p>
      <text:p text:style-name="P1">Today, it’s about sentimentality, and we have to understand how much of it is okay. Because of how much we value connections and emotions, we cannot simply do away with sentimentality. But how much of it is okay? Today, clearly, we indulged too much in it. Not consumerism mind you, sentimentality. We’ve faced this problem before, and we’d come to the conclusion that I have to be able to make sacrifices. And today, I still agree with that statement.</text:p>
      <text:p text:style-name="P1">In light of the situation, I propose the following: sentimentality is fine, but it cannot get in the way of our work and working hours; we have to develop discipline, and we have to do so by sacrificing sentimentality when it’s time to do so. Discipline is ruthless, more so than it first seems. It has to be. Go to sleep now.</text:p>
      <text:p text:style-name="P1"/>
      <text:p text:style-name="P1">•••</text:p>
      <text:p text:style-name="P1">Wednesday 20th of August 2025, 22:33, entry 452</text:p>
      <text:p text:style-name="P1">Discipline is hard, and it must be our focus. Discipline is hard, but we must achieve it. Discipline is hard, but if there ever was any skill, any ability one should wish for in life, if one were to be born with only one plus and nothing else, it should be discipline.</text:p>
      <text:p text:style-name="P1">Discipline is hard, because it’s so easy to accept the one million and many excuses not to be disciplined. Discipline is hard because we’re never at our best, and when we are, the circumstances fuck us over. Discipline is hard because most of the time you’re too fucking brain-dead or brain-washed or brain-rotted to enforce it.</text:p>
      <text:p text:style-name="P1">Discipline is hard, but I want it. Discipline comes at such a high cost, but if there ever was anything that was worth its own weight in gold, it would be discipline. Discipline is the first and foremost trait I think of, when I think of my ideal self. I know it, deep down. I know it. I know what discipline really is. It’s nothing more than strength of will. And I know it’s the one and only key to the happiness I seek. I want to be disciplined. I will be disciplined. I will be strong. I will be strong. I will achieve discipline.</text:p>
      <text:p text:style-name="P1"/>
      <text:p text:style-name="P1">•••</text:p>
      <text:p text:style-name="P1">Thursday 21st of August 2025, 22:20, entry 453</text:p>
      <text:p text:style-name="P1">A couple nights back I prayed to God, asking for a deep connection. It wasn’t a once-in-a-lifetime request to God, I’ve used that up already, on something I don’t remember anymore. It was a normal prayer, like any other. It did come from the bottom of my heart though. Or at least, that’s what I tried to do.</text:p>
      <text:p text:style-name="P1">It never occurred to me that that connection should be with myself.</text:p>
      <text:p text:style-name="P1">I screwed up today too.</text:p>
      <text:p text:style-name="P1">It’s very strange, because I’ve been having consecutive full nights of sleep, eating well and everything. So this screw-up came out of nowhere. Well, no not really. All it took was being weak for one hour, and letting my intrusive thoughts win. Then intrusive thoughts lead to horny thoughts, and failure to recover means fuck-up. One fuck-up could undo ten years’ good work, you know.</text:p>
      <text:p text:style-name="P1">And today, I realised that, likely because of how I treat these failures, they’re essentially self-inflicted wounds. And, after every time I receive one, I have to recover. Which is why I’m always in that weakened, penitent state. But today, I really had to wonder what I’d done wrong. And of course, only a few hours have passed since then, so I still don’t know. But, I would like to try a new approach: have we ever tried being kind to ourselves?</text:p>
      <text:p text:style-name="P1">Today, in your weakness, you wanted me to stay with you, until you would heal. And we continued talking, and, we resolved that I’d stay with you even after you do heal.　傷が治るまで。その後も。That’s the file I wrote. I’ll try being kind with you. I’ll try finding that perfect balance of kindness and severity, of lenience and discipline. There’s no reason I should be a tyrant to you, if I’d never dream of being one with a soulmate or a child of mine. I want to love you just as I would love them, so I should treat you just as I would treat them. Were you my soulmate, I would do my best to find the perfect balance of kindness and severity to have with you.</text:p>
      <text:p text:style-name="P1">Did you know? Today, our ideal felt so incredibly close that I had to wonder what was it that made it so far away? Today, I wondered if it was our lack of kindness that made them feel so far from us. I wish to find that out. So, good night.</text:p>
      <text:p text:style-name="P1"/>
      <text:p text:style-name="P1">•••</text:p>
      <text:p text:style-name="P1">Friday 22nd of August 2025, 22:18, entry 454</text:p>
      <text:p text:style-name="P1">I’m still not sure what “being kind to oneself” really entails; I’m too unfamiliar with the concept still. And a balance is always hard to find, isn’t it? I haven’t been kind to myself today, or at least, I haven’t felt it. It was just like every other day. When can I be kind to you? And. how?</text:p>
      <text:p text:style-name="P1">I see I can translate those questions to: “when can I show you my love? And how?” To show love and care, that’s actually what I want from you, huh...</text:p>
      <text:p text:style-name="P1">けして悪いことではない。 Contrariwise, as Tweedledee would say, it’s probably a good sign.</text:p>
      <text:p text:style-name="P1">It can be done by my taking care of you... Let’s imagine. By making you delicious and healthy food to eat, by allowing you to sleep in if you need it and we can afford it, but waking you up when we ought to, by indulging your wish for snacks when we deserve to eat them, hmm... I can’t have you deviate from discipline, so unfortunately I can’t have you write when it’s time to study. But, we can designate rest days. We shouldn’t need those if we do things well. Even if we don’t do well, we still don’t need those. Maybe it’s an unreasonable but necessary form of love never to give you rest days. A love-letter to the ideals we want to reach. To stop you from watching too much YT or procrastinating too much in any way... That’s an advanced form of love. Not an obvious one at first sight, but it would show a lot of care. Do tell me to stop, every once in a while.</text:p>
      <text:p text:style-name="P1">And then, there’s the ultimate form of love: just staying with me, with no need for words. Just passing the time together. We should do that sometimes. I want to try that sometimes. To just be with you.</text:p>
      <text:p text:style-name="P1">... I do have to wonder whether I’ve got some screws loose, speaking like this. I don’t think so, but I also don’t mind being viewed as mad; if I were perfectly normal, then I’d only lead a normal life, and that wouldn’t do for the great plans I have for myself.</text:p>
      <text:p text:style-name="P1">... I will rest if I need to. Rest is a necessity, and it is negligence not to listen to the body or mind that demands it. And I’ve neglected you enough for a lifetime, haven’t I? I will let you rest, when you need it. Goodnight, now. See you tomorrow.</text:p>
      <text:p text:style-name="P1"/>
      <text:p text:style-name="P1">•••</text:p>
      <text:p text:style-name="P1">Saturday 23rd of August 2025, 21:33, entry 455</text:p>
      <text:p text:style-name="P1">It’s far too early to celebrate, but I’m liking where this is going. Self-to-self conversations, on top of reinforcing that wish for self-love, serve greatly in maintaining or recovering situational awareness. I want to take things a step further, and I want to start considering greatness. No, not greatness, not glory, that can’t be it. I don’t really care for those things. Self-mastery.</text:p>
      <text:p text:style-name="P1">However, I have to admit that either our attempts at self-care are sating our hunger for mastery, or I’m misinterpreting this current feeling of... Ease? Complacency? 余裕。余裕があるの気持ち。 I lean towards misinterpretation.</text:p>
      <text:p text:style-name="P1">But my heart tells me no... Let’s explore this feeling: previously, I’d essentially told myself that I wanted you to become someone I love, someone I respect, and this initiated my path to self-mastery, my path to becoming someone I’d love. But now, I’m essentially giving myself this love “for free”, which negates my entire motivation for self-mastery. 当に面白い。</text:p>
      <text:p text:style-name="P1">See, just as I like it when terms start cancelling out in mathematical equations, I dislike it when a step I take creates new ones. Let’s try and view this from a different light.</text:p>
      <text:p text:style-name="P1">Now, clearly, I don’t believe in “free” love, in my eyes it has to be earned. Then, is what I’m doing going against that belief? At first sight, yes, but my instincts tell me the answer is no. And yet, why would it be no? I know my instincts tell me “no” because deep down, I believe this is the right path, and therefore it cannot be that it goes against a belief of mine that is —to the best of my knowledge— rooted in sound logic. Let’s ask the question clearly: am I giving myself love for free?</text:p>
      <text:p text:style-name="P1">... I see... Something tells me it’s only a partial answer, but the answer would be no, because I’m actively acting in a way that allows me to love myself, that justifies it. To give a counter-example: I’m not doing drugs or constantly engaging in vile acts or doing other things that go against my consciousness. Today, I’ve been able to give myself love because I acted in a way that makes it a reasonable thing to do. It just so happens that my positioning is good enough that such actions are part of my daily routine, and were therefore unnoticed by me, earlier, leading me to think that I was getting love for free.</text:p>
      <text:p text:style-name="P1">I’m satisfied with this answer, let’s move on: now, how do we make ourselves engage in self-mastery? Not being greedy, I don’t particularly care about loving you more. At the same time, my instincts and beliefs tell me that I have to engage in self-mastery, that there’s something behind it, something important to it. Ah, the way I’ve put it helps: what is that something, then?</text:p>
      <text:p text:style-name="P1">... Why should I grow as a person?</text:p>
      <text:p text:style-name="P1">I would hate it if, at my death bed, I were to look back on my entire life and know that I hadn’t given it everything I’d had. But, there’s got to be something more to it than fear of regret. Why should I give this life everything I’ve got? Because it would be fun... That’s the first thing that comes to mind. What does that even mean, self? Harmony... That’s right... My name is Harmony. It’s the name I’ve chosen for myself. And, I don’t think I deserve to bear it yet. There are so many reasons I should grow as a person, and the first one would be that name, my name. Harmony...</text:p>
      <text:p text:style-name="P1">That doesn’t even make sense, and yet, my heart, my soul accepts it as the answer. I like it, and I don’t know why. I should grow as a person because I want to be able to call myself Harmony... I want to be worthy of that name, and everything it represents. I really do have a hard time understanding you, you know that? I’ll be patient.</text:p>
      <text:p text:style-name="P1">I don’t love you yet, but I finally feel like I’m getting there. It feels realistic, within reach even. But for some reason, “Harmony” feels as mythical as ever. Discovering oneself, understanding oneself really is a journey. And we shall continue it tonight, in our dreams, and tomorrow. Goodnight.</text:p>
      <text:p text:style-name="P1">(... 今更なんだけど、 why does it feel embarrassing to know someone else will read that I said goodnight to myself? Maybe it betrays loneliness, which makes me embarrassed? If that’s the case, then we may stop feeling embarrassed right away, because that answer feels too weak).</text:p>
      <text:p text:style-name="P1"/>
      <text:p text:style-name="P1">•••</text:p>
      <text:p text:style-name="P1">Sunday 24th of August 2025, 22:34, entry 456</text:p>
      <text:p text:style-name="P1">Hunger. We lack it. Thoroughly. Why aren’t we hungry? Hunger for what? Dreams, and a future we hope for, we wish for, we imagine, but at this rate, will never lay our hands on. This is about regrets, this is about potential, this is about vain things like wealth and prosperity: this is about the fact that I have a shot at all those, a shot so incredibly fair, so incredibly clear-cut that I would hate myself for not taking it. Tell me, tell me just one thing: at the end of our lives, will we be playing a requiem for a dream?</text:p>
      <text:p text:style-name="P1">There’s something to it. There’s something important about being hungry.</text:p>
      <text:p text:style-name="P1">だから、教えて、Harmony. How do we unite everything? Can you imagine that hunger, that wish for something more, that wish to do more, together with creativity and imagination? How do you marry ambition to the purity you seek? Why do I have to find all these answers? Why aren’t they given to me on a silver platter? Day after day it’s just question after question, with no end in sight. It’s frustrating...</text:p>
      <text:p text:style-name="P1">Add to that my own weakness, my own failures... I just want to lay down and escape from it all... I just want to run away and be in peace, in a shell, in a bubble, just for me. And,,, But I know I have to be strong. Did you know? Today, I did some exercises on CodinGame, a coding site that proposes problems somewhat like Leetcode. And... I failed to pass two problems of the medium difficulty. Fairness is what I want, so I’ll tell you the truth: I failed to pass them on the first try. The second one, I still have to come back to, but the first one I resolved. But it did pose a question to me: what’s the point of it all, if my intelligence imposes such a hard limit on what I can do?</text:p>
      <text:p text:style-name="P1">And the answer, I can give it to you right away: the point is to overcome that limit. The point is to become someone who doesn’t just lie down and cry and bitch about all their flaws and weaknesses, but someone who acknowledges them, and works on themselves to become the best person they can be.</text:p>
      <text:p text:style-name="P1">How many times did we fail? I don’t know, I can’t count, I couldn’t count if I tried. But I will persevere through each and every single one of those failures., If I ever get in a fight, I cannot guarantee you that I will win, but I will guarantee that if I lose, it will be by way of knockout or worse. I swear that on everything dear to me. I swear that on my very fucking soul. Damn it all. Damn all my weakness, damn all this frustration. I’ll use it, I’ll use it to fuel me however few minutes it lasts. So, no, I’ve no fucking clue how bring together hunger and.... Creativity. Passion. It’s passion. That’s the one answer I’ve had all along, That’s the one answer I was served on a silver platter.</text:p>
      <text:p text:style-name="P1">So, if it’s about riches and money, you can forget about it. You’ll have to suck it up. You’ll have to grind without hunger, to chase for financial freedom, for that freedom to art, without anything significant pushing you. It’s going to be pure mental fortitude, an uphill battle with no guarantees of success. In the meantime, we’ll be trying to learn how to become passionate about something, and only God knows if we’ll ever succeed in that. Oh, hell no, I do know. We will be successful, one day. Of that, I am convinced. Keep going down this road, and we will get where we want, we will fake it till we make it. Now go to sleep.</text:p>
      <text:p text:style-name="P1"/>
      <text:p text:style-name="P1">When I feel like this I don’t talk to you quite the same. That’s fine. We’ll play this game however we have to. We will give this life everything we’ve got. In all this, I still have to learn to cherish you, not too much and not too little. Have a good night, but do not forget your oath to hunger. See you tomorrow.</text:p>
      <text:p text:style-name="P1"/>
      <text:p text:style-name="P1">•••</text:p>
      <text:p text:style-name="P1">Tuesday 26th of August 2925, 00:14, entry 457</text:p>
      <text:p text:style-name="P1">There’s no two ways about it: we lack discipline. That’s it. That’s all there is to it. We lack discipline. If we had it, we would be so much further than where we are right now. Go to sleep now, and think about it. The only thing there is to it is discipline.</text:p>
      <text:p text:style-name="P1"/>
      <text:p text:style-name="P1">•••</text:p>
      <text:p text:style-name="P1">Tuesday 26th of August 2025, 22:56, entry 458</text:p>
      <text:p text:style-name="P1">Discipline is the key to everything. And it’s also one of those things that we have to fail our way to. It’s one of those things in life that I can only get by trying over and over and over again to get it, like so many video games. Thankfully, video games have given me plenty of practice at failing my way to victory. But I also know that once it’s obtained, it must be maintained. Discipline is like a crown: you have to earn it, and then you have to defend it, tooth and nail.</text:p>
      <text:p text:style-name="P1">I will focus on discipline, entirely, until I succeed.</text:p>
      <text:p text:style-name="P1">Also, did you know? Yesterday we went to sleep so late that we could only say those sentences, but the night before, I’d fucked up badly. Went to sleep at around 4am because I spent the night watching porn kind of badly. I still don’t know what the fuck happened. No, that’s a lie, I do know: we gave in initially, and then there was a lot of resistance going on. A lot of back and forth that ended in a stalemate. But a draw isn’t a victory, and I can’t have myself feeling good about simply “not losing”. I don’t want that complacency. I want more. I don’t want to be satisfied with “good enough”, so I must cultivate the hunger.</text:p>
      <text:p text:style-name="P1">But more so than the hunger, more so than anything, discipline.</text:p>
      <text:p text:style-name="P1">We wrote today. And yesterday too. But writing is difficult. Stories are difficult. Perhaps I’m over-complicating what it means to create a story. Or perhaps, as I fear, my lack of experience for what I’m writing is difficult obstacle to cross. No, here’s not the place to discuss our writing, it happens in another file. We can discuss about how lately, we’ve been feeling strangely about how this summer we haven’t done anything summer-like at all. We should be regretful about it, but I don’t care as much as I thought I would. Perhaps it’s a waste of a summer, perhaps not. We’ll find out. In any case, I know I must work on discipline. I know I must keep on banging my head against the wall that is my quest for discipline.</text:p>
      <text:p text:style-name="P1">Shit, my writing’s gone down the drain this entry. That means I’m at my mental limit. That’s the hardest thing to notice, as I would never notice it without having my own performance reflected back at me. Very well, we’ll go to sleep.</text:p>
      <text:p text:style-name="P1">Also... I haven’t been talking to myself lately. I’ve started over-consuming again.</text:p>
      <text:p text:style-name="P1">Ah, I know just the thing for you: have you a minute to speak about our lord and saviour, discipline?</text:p>
      <text:p text:style-name="P1">Discipline is the key to everything, and that is maybe only bordering on exaggeration. Discipline is the masterkey that unlocks everything worth having in this life, and I want to become disciplined. I must become disciplined.</text:p>
      <text:p text:style-name="P1">Shit, it’s turning into an object of greed.</text:p>
      <text:p text:style-name="P1">Greed or hunger?</text:p>
      <text:p text:style-name="P1">I’m not sure, what’s the difference between the two? I think it’s hunger we’re feeling. Greed feels filthy, right now we’re only tasting the dirtiness of the work ahead of us. No, we’re feeling the beginning of an obsession. I see. Obsessions will be controlled, I won’t allow them to take me over.</text:p>
      <text:p text:style-name="P1">But should we not allow discipline to become an obsession?</text:p>
      <text:p text:style-name="P1">What kind of person is Harmony to you?</text:p>
      <text:p text:style-name="P1">You’re right. Then, not an obsession. That’s... easier said than done. We’ll figure it out as we go, but we’ll have to be careful of not becoming obsessed with discipline.</text:p>
      <text:p text:style-name="P1"/>
      <text:p text:style-name="P1">•••</text:p>
      <text:p text:style-name="P1">Wednesday 27th of August 2025, 21:52, entry 459</text:p>
      <text:p text:style-name="P1">Why me, I wonder. Why am I the one who’s alive and well, the one who keeps on getting these chances, who keeps on getting one day after the other? Why not someone more worthy?</text:p>
      <text:p text:style-name="P1">I see. I think it stems from some misunderstanding. Or perhaps not. Somewhere deep down, I feel like I’m here for a reason. Regardless of whether that’s true or not, I did end up giving myself that reason. My piece of the puzzle. Let’s set my musings aside. Let’s talk about today.</text:p>
      <text:p text:style-name="P1">The focus being on discipline, I should extract lessons relative to it.</text:p>
      <text:p text:style-name="P1">First of all, the alarm clock: up till this morning, we had a gentle tune wake us up. Yesterday, I decided to put one of the musics I like to listen to lately, one called “Vengeance”, by Zack Hemsey. It helped me get up.</text:p>
      <text:p text:style-name="P1">I can make discipline easier for myself.</text:p>
      <text:p text:style-name="P1">In games, as in many things in life, I let my pride get in the way, and I have made a habit of avoiding things that simplify gameplay, that simplify life. How much more will we let pride get in our way? The point is, it is neither cowardly nor stupid to make things easier for oneself. Quite the opposite, it’s the smart thing to do, and it allows me to allocate my time and effort somewhere else. It’s a habit I do not have, and it’s one of the sources of my abysmal lack of efficiency and speed.</text:p>
      <text:p text:style-name="P1">With this in mind, how can I make discipline easier for myself?</text:p>
      <text:p text:style-name="P1">Oh, by the way, one should make things simpler for oneself without foregoing diligence. If you do that, you’re just a lazy bum. Back to the question.</text:p>
      <text:p text:style-name="P1">I’ve also displayed adaptability today, which certainly helped me make the most of unfavourable circumstances. Flexibility helps, then. I already knew that, but having a concrete example in what I’ve done today helps even more.</text:p>
      <text:p text:style-name="P1">One of my most common mistake is to open up YouTube the moment I allow myself a break. We’ll allow ourselves a healthier alternative by prioritising sinking on the bed and just being with ourselves. Let’s keep it to these two things for now.</text:p>
      <text:p text:style-name="P1">One of them’s an advice, the other is actionable. The latter is much easier to remember... Understood, in the future we’ll focus on immediately actionable advices. No, actually, let’s maintain this balance of theoretical lessons and practical advices. Got it. Let’s go to sleep now.</text:p>
      <text:p text:style-name="P1"/>
      <text:p text:style-name="P1">•••</text:p>
      <text:p text:style-name="P1">Friday 28th of August 2025, 22:36, entry 460</text:p>
      <text:p text:style-name="P1">あれから一年たったね。</text:p>
      <text:p text:style-name="P1">But, there’s something else I want to talk about: it seems I’ve overestimated my writing abilities. I realised that when an LLM reviewed my story in absolute neutrality. 7/10 is the rating they gave my story in its current state. 許さないよね？ Since it’s unforgivable, I won’t forgive. I will do better.</text:p>
      <text:p text:style-name="P1">Will this be the sixth rewrite? Maybe the seventh, or the eighth? I don’t know. I’ve lost count. But I do know that the first few times I wrote, I had essentially very little idea what I was doing, and I had no idea how to write. I do know that the story in its current state is the result of me figuring out what it meant to write, and how to string words together. It’s something that’s become so ingrained in my subconscious that I don’t remember how I used to write before. Oh... I may not remember, but I can easily imagine it. Being eternally stuck with writer’s block was the name of the game. Listening to my heart makes all the difference in the world. And yet, do I do it? Yes, yes I do it. You need not doubt me on that.</text:p>
      <text:p text:style-name="P1">See, today I should have talked about something I was doing: I was waiting. Waiting for the perfect opportunity to come, and doing so deliberately. Because the passage that I was to write simply deserved that treatment. It has so much potential that I’m willing to go against lessons I’ve learned and wait for an elusive perfect opportunity to come. But instead, that opportunity will never come, not in this shape. Because I’ve decided to rewrite everything, as I said earlier.</text:p>
      <text:p text:style-name="P1">The first times I wrote this story, I was learning how to hold a pen. The last rewrite was me learning how to write with the heart. This rewrite is something special. I mean it to be the last, and it would be nice if it were the seventh rewrite, because I imbue it with a particular meaning: <text:s text:c="1"/>this is my attempt at becoming the best writer I can possibly be. 心に従うだけじゃなくて、頭も使いながら書きたい。</text:p>
      <text:p text:style-name="P1">The story as it currently is allows a lot of flaws, a lot of caprices of mine, and while I did give it my current self’s best shot, what I want is for Harmony to write. I know I can do better, because it’s so easy to imagine myself putting in more effort and more discipline. It’s so easy to see where and how I can improve. This rewrite is the one where I do what my ideal self does. This rewrite is me trying to become the best writer I can possibly be. That’s what Harmony would do. That’s what I would do. I have the chance to do it, and it’s the best thing I can do with this chance, for myself and for others.</text:p>
      <text:p text:style-name="P1">I will become the best writer I can be.</text:p>
      <text:p text:style-name="P1"/>
      <text:p text:style-name="P1">•••</text:p>
      <text:p text:style-name="P1">Saturday 30th of August 2025, 01:22, entry 461</text:p>
      <text:p text:style-name="P1">Ambition is something I can’t quite make sense of. But I decided to be ambitious. I... Something felt off, about only wanting to become the best writer I could be. That was why I had a <text:s text:c="1"/>talk with myself today: I’m going to become the best writer ever.</text:p>
      <text:p text:style-name="P1">It’s not about vanity, or perhaps it is in part. But, a bigger part of it, at the very least, has to do with meaning. The meaning of my life, the meaning I’ve given myself essentially boils down to empowering others. Sounds noble and just, right? That’s why I was fine with it. But, that meaning is no different from how parents make of their children their happiness. 幸せは譲れるものじゃない。少なくてもそう思う。 I wanted a meaning that was more selfish. And grand. Greatness for the sake of greatness. Something in me rejected the idea of trying to become the best writer ever. A good sign, it means my dislike for empty things has been ingrained in my subconscious. And yet, if I am to imagine Harmony, I could only imagine them aiming to become the greatest of all time. Why is that, I wonder?</text:p>
      <text:p text:style-name="P1">Is it really greatness for the sake of greatness...? I don’t know. What I do know is that, due to circumstances, I chose to write deep into the night. That’s why I’m here so late.</text:p>
      <text:p text:style-name="P1">I’ll keep it to this for today, although there would be more to discuss. Good night, self.</text:p>
      <text:p text:style-name="P1"/>
      <text:p text:style-name="P1">•••</text:p>
      <text:p text:style-name="P1">Sunday 31st of August 2025, 00:40, entry 462</text:p>
      <text:p text:style-name="P1">久しぶりに友達と遊んだ。Putting that aside... Harmony. You do not exist yet, but yesterday and today, I feel like I finally saw myself. I feel like I’ve finally gotten a look at my own soul. And it’s weak. I’m weak. But getting to the level you’re at, Harmony... I would have to do so much more, I would have to be more decisive and be excellent at it.</text:p>
      <text:p text:style-name="P1">Furthermore, my anxiety from neglecting things other than writing is getting to me. Starting next week, we’ll attempt weaving everything together. Harmony would be able to do that. I must too. I’m tired, see you tomorrow. Goodnight.</text:p>
      <text:p text:style-name="P1"/>
      <text:p text:style-name="P1">•••</text:p>
      <text:p text:style-name="P1">Sunday 31st of August 2025, 22:07, entry 463</text:p>
      <text:p text:style-name="P1">夏が終わるんだね。</text:p>
      <text:p text:style-name="P1">But, above all, discipline. I must keep on chasing it, failure after failure, excuse after excuse. I must continue fighting for it, no matter what. I would have much to talk about, but I haven’t created the time for it, I’ve failed to do so despite having the occasion. I’ve still got ways to go. But, the objective is not so far as it might appear. I can do it. I know I can. And I will. Somewhen, somehow, some way. See ya.</text:p>
      <text:p text:style-name="P1"/>
      <text:p text:style-name="P1">•••</text:p>
      <text:p text:style-name="P1">Monday 1st of September 2025, 21:56, entry 464</text:p>
      <text:p text:style-name="P1">I see. It was today then. I thought it was yesterday, or some time before: it’s about the story. It has been given a proper title, it has been given a planned structure, an ending, and there’s a general idea of how things will unfold. But it had also been given a... an incorrect intent. I began it with the intent to become the best writer ever. That changes now.</text:p>
      <text:p text:style-name="P1">See, I don’t care about becoming the best writer ever. My heart of heart doesn’t. I don’t even care to become the best writer I can be. What I do care about, is writing the best story I can write. I will write for myself... Is what I wanted to say, but I know that deep down, I’m a big softie and I’m extremely parasocial. Yes, I will partially write for myself, in fact, I will write digging deep deep down in my soul, not compromising on anything. But, another part of me also wants to make the best of stories for the characters I’ll create. Whether I want it or not, I’m the God of the stories I create. I want to be a worthy God. No, it goes deeper down: I want everyone to be happy. Everyone includes the people I create. That’s who I am. I’ll write for myself, I’ll write only and exclusively something I’ll love, but I trust that in the process, I will also create something that will connect with others’ souls.</text:p>
      <text:p text:style-name="P1">Ah... That’s right, that was the sentence I’d told myself yesternight: 全世界に魂を与える。That is my duty as a God, and that is what I want to do as a person. Or perhaps I should say: as an artist.</text:p>
      <text:p text:style-name="P1">That covers only the morning highlights though. Did you know? Lately I haven’t been getting much sleep. And so, today I was very tired. And I was about to zombie my way through the second half of the afternoon when... You talked to me. You told me that it was okay to take the rest of the day off. You showed me kindness. And... I think it was for the best. I think that doing otherwise would have led to a defeat, and yet here we are, happy as a puppy and not in the least upset for not having been that productive in the afternoon.</text:p>
      <text:p text:style-name="P1">I showed kindness to myself, and right now, I’m... It’s really strange but I get this warm feeling that someone’s taking care of me, that someone’s showing love to me. Is it strange for that someone to be me?</text:p>
      <text:p text:style-name="P1">I don’t think so, but even if it were, I wouldn’t care. Because right now, I’m really loving myself. It’s like <text:s text:c="1"/>my soul is getting hugged, and I love it. So, thanks, me. Or maybe I should call you by name. Thanks, Harmony. Yes, your name includes this entire growth process, not just the final result. You’re Harmony, and Harmony isn’t just the beautiful and wonderful end result, it’s also the struggle and the long long walk towards our dreams, our ideals. Otherwise, Harmony would be incomplete. We’re not there yet, but, yes, you are Harmony. 大好き。また明日ね。</text:p>
      <text:p text:style-name="P1">ねえええええええええええええええええええ「大好き」言われた！！！！！！ねえええええええええええええ</text:p>
      <text:p text:style-name="P1">このままで続けてね。このまま進むのだ。</text:p>
      <text:p text:style-name="P1">それじゃ、good night.</text:p>
      <text:p text:style-name="P1"/>
      <text:p text:style-name="P1">•••</text:p>
      <text:p text:style-name="P1">Tuesday 2nd of September 2025, 22:40, entry 465</text:p>
      <text:p text:style-name="P1">Complacency is born of little successes and victories, and weakness of the mind. Before you know it, it will lead to your doom. We met with some success today, and as a result we’re late in coming here, and we got next to no writing done.</text:p>
      <text:p text:style-name="P1">Let’s dissect my weakness. Why is it that i lack discipline? Why is it that I give in to excuses? Why does one listen to excuses in the first place? Why do I, when I know there are other things I should be doing? That is a truly interesting question. Why do I listen to excuses?</text:p>
      <text:p text:style-name="P1">Because they’re convenient, they provide me a reason not to do what must be done. Because doing what must be done would require time, effort and energy, and while your brain might not perceive how it’s wasting the first, it does its best to economise on the last two. Hoard them for what purpose, I wonder? None. None, safe that it’s been trained to do so, by twenty-three years of questionable decision-making and hundreds of millions more of evolutionary hard-wiring. And your duty is to overcome both. No, not duty. My dream is.</text:p>
      <text:p text:style-name="P1">There are times when it’s good to preserve energy. There are times when we have to fight. Go to sleep. See you tomorrow.</text:p>
      <text:p text:style-name="P1"/>
      <text:p text:style-name="P1">•••</text:p>
      <text:p text:style-name="P1">Wednesday 3rd of September 2025, 22:15, entry 466</text:p>
      <text:p text:style-name="P1">More. I have to try harder, I have to fight harder.</text:p>
      <text:p text:style-name="P1">No longer are they shitty excuses trying to lure me away, they are worthy opponents I have to overcome. Everything that gets in my way is. Everything. I must push through it all, and I will no longer look down on “all”. I know, you’re more than just excuses, you’re the obstacles I have to overcome, the ones that will make me stronger, the only true path to my ideal. You’re not pathetic excuses, all of you form the only way to my dreams, to my self, to Harmony. I will face you all, come hell or high water, and I will become who I want to be.</text:p>
      <text:p text:style-name="P1"/>
      <text:p text:style-name="P1">•••</text:p>
      <text:p text:style-name="P1">Thursday 4th of September 2025, 23:42, entry 467</text:p>
      <text:p text:style-name="P1">おかえり。 I don’t mind your lateness today, though we should be more disciplined. You know we really ought to. Sigh...</text:p>
      <text:p text:style-name="P1">Writing is still something I have to figure out, I found out. Well, I already knew that. How to write huh... I wonder if the answer is something I build along the way. Probably. Sleep? Sleep. Sleep. Night.</text:p>
      <text:p text:style-name="P1"/>
      <text:p text:style-name="P1">•••</text:p>
      <text:p text:style-name="P1">Friday 5th of September 2025, 21:56, entry 468</text:p>
      <text:p text:style-name="P1">I’ve been losing you lately. You’ve come back by my side now, but I wish you wouldn’t leave so easily. Still, I understand. It’s a slippery slope, the one of consumption. And the slope is subtle enough that it’s hard to notice we’re going down it.</text:p>
      <text:p text:style-name="P1">Writing. I’ve come to understand a couple important things this morning: I understood that what I really wanted in the first node was to take the reader’s heart. Then, I understood that the author of a story is not the one who gives it a soul. Only the reader can do that. Therefore, I’m only half a God. And then, I’ve come to the conclusion that, after all these years, I don’t want to take your soul. I don’t want to take your heart. I want you to lend it to me, so that I can fill it with incredible experiences and give it back to you. Why do we find joy in sharing experiences, I wonder? Ah, I remember: for this one there’s no need to dive deep. It’s because it’s fun. Genuinely fun. And that genuineness is precious. Very.</text:p>
      <text:p text:style-name="P1">Today, I’ve also come to realise just how unfairly I practically balance writing, the project and university. At any point in time, at least one of them always gets completely starved of time and attention in favour of the others.</text:p>
      <text:p text:style-name="P1">Finally, just earlier, I realised that I wasn’t chasing my ideal. Ever. Not since I met you, and not before that. That won’t do. Something about this is unhealthy, my instincts tell me, and yet I do want to become my ideal self. No, I misinterpreted my own feeling: what I want to do is daunting, and it makes me uncomfortable as I know just how tall this order is. Still, I’ll do it. I want to do it, and if I don’t, I don’t know what I’d think of myself, but I do know that I want to love you.</text:p>
      <text:p text:style-name="P1">Alright, see you now. Goodnight.</text:p>
      <text:p text:style-name="P1"/>
      <text:p text:style-name="P1">•••</text:p>
      <text:p text:style-name="P1">Saturday 6th of September 2025, 21:34, entry 469</text:p>
      <text:p text:style-name="P1">To speak of today... Is not really what I’m interested in. I wish to address a more general problem: why? Why do we lack discipline? Why do we lack strength of will?</text:p>
      <text:p text:style-name="P1">Let’s ask the question: can discipline be trained? Can it be cultivated? The answer is yes. It then comes down to the quality of my plays. I see... This is what we’d talked about: trying over and over again until we succeed. But the attempts need be deliberate. So, what were we missing?</text:p>
      <text:p text:style-name="P1">We... How do I put it into words... Let me think, no, let’s analyse.</text:p>
      <text:p text:style-name="P1">There are times when you take breaks, for an arbitrary amount of time. I’ll accept that. Although I shouldn’t. I should rest fifteen minutes at the longest. Then, there’s my absolute lack of motivation. Admittedly, it came after context switching away from the project and into uni stuff. So context switching was a factor. Must I then admit that my current mental capacities allow me to do only so much? Because I have to admit that, in spite of my complaints, I did do a lot of stuff today. I’m glad you aren’t satisfied, but I now estimate that we’ll have to bear with this dissatisfaction a while longer.</text:p>
      <text:p text:style-name="P1">Until we become strong enough to be able to bear through the context switch, then.</text:p>
      <text:p text:style-name="P1">Yup. This is the part where we train our mental muscles. Push yourself to the edge of your limits, then get plenty of rest, rinse and repeat. If only you’d do your best not to forget this.</text:p>
      <text:p text:style-name="P1">I love you for doing this though. I do. Thanks a lot for your efforts.</text:p>
      <text:p text:style-name="P1">Yup, I’ll keep trying. See you tomorrow then, good night.</text:p>
      <text:p text:style-name="P1"/>
      <text:p text:style-name="P1">•••</text:p>
      <text:p text:style-name="P1">Sunday 7th of September 2025, 23:37, entry 470</text:p>
      <text:p text:style-name="P1">470 already? Time flies.</text:p>
      <text:p text:style-name="P1">I want you to keep this up. Today we’ve come to realise, while meditating, that we’re poor at catching our attention straying, especially when our mind is tired. Poor awareness, in short. That’s fine, and we meditate exactly to remedy to that. But exercise can only take you so far, you have to practice what you train too, make use of it in the real world. Awareness...</text:p>
      <text:p text:style-name="P1">Also, if our dreams show us who we really are, then there’s at least some hypocrisy in us. I... Don’t remember well, but there was something... We still have a lot of growing up to do. We really do. I didn’t even suspect hypocrisy on my part; it’s likely I’m overestimating the quality of my person, I have to take a step back. I have to be more humble. Humility... Indeed, we lack it. Yes. The hesitation just now in writing that was undeniably incriminating. We have to be humble.</text:p>
      <text:p text:style-name="P1">Humble, and aware of one’s surroundings.</text:p>
      <text:p text:style-name="P1">By the way, I have spoken very little of it, but by God Alexandre Dumas must have had some screws loose to make the Count of Montecristo such a long read. but I’ll take it. I’m only about 70% done with the book, and since I’ve only just realised that I’m enjoying it, I shall enjoy what remains to be read.</text:p>
      <text:p text:style-name="P1">On that, good night, see you tomorrow. And, do your best tomorrow. Love.</text:p>
      <text:p text:style-name="P1"/>
      <text:p text:style-name="P1">•••</text:p>
      <text:p text:style-name="P1">Monday 8th of September 2025, 21:04, entry 471</text:p>
      <text:p text:style-name="P1">There’s much to say, so let’s take our sweet time dissecting today. Or, not. We lost 46 minutes to the wind, and we can scarcely account for them. Strength of mind... Is the process really so long and full of failures? Are the failures not an indication that something is wrong? I think the answer to both questions is yes, though I wrote them thinking them mutually exclusive. Ideally, I’d figure out the reason for this slip up, and make sure it doesn’t happen again. But my experience tells me that instead, I’ll continue making this mistake over and over and over again, and starting somewhen, if I put in the effort, I will start making it less and less. In other words, it would be the exact same way it is with video games.</text:p>
      <text:p text:style-name="P1">Now then. There’s really all of two things I wanted to talk about today:</text:p>
      <text:p text:style-name="P1">1. Pressure.</text:p>
      <text:p text:style-name="P1">2. 二階堂ヒロ。</text:p>
      <text:p text:style-name="P1">Let’s start in order. This morning, because of a... An interview, I felt pressure. Now, the plan was to thrive under pressure, to handle it well. What was beyond my calculations, however, was how inconclusive the interview would be. Thus, while I had expected the pressure to dissipate after it, it didn’t. And I got to see for myself how weak I can be to unexpected pressure. Well, more like, unable to continue my routine properly.</text:p>
      <text:p text:style-name="P1">Furthermore, despite having done my best in the interview, I felt... disappointed in myself? No, it wasn’t as strong a feeling as disappointment, but it certainly felt like some of my weaknesses were laid bare to myself, and I don’t even know which nor how. I was the contrary of unprepared for the interview, and yet somehow I did feel unprepared after it, unfit for it... I hope that’s just my own impression, born from a failure to make the interview decisive. Looking back though, that’s an unreasonable expectation.</text:p>
      <text:p text:style-name="P1">Somewhere deep within, I have unclear feelings about how these strange feelings arise from my hitherto accumulated failures, or rather, from the fact that for the overwhelming majority of my life, I’ve done less than I could have. I see... That may be it. I felt unfit because part of me thought we could have done much better, had we only done more in the past.</text:p>
      <text:p text:style-name="P1">Then, that clarifies the link with the second point.</text:p>
      <text:p text:style-name="P1">Today, Pekora was continuing her playthrough of a game called... I don’t remember. Give me a sec. 魔法少女ノ魔女裁判。Let me tell, it’s quite the game, really is. Won’t spoil though. Well, only a little. Okay, maybe, just, forget what I’m about to write. There’s this girl in the game, her name is 二階堂ヒロ、 and I’m liking her a lot. Or rather, I like a very specific trait of hers：彼女の行動力、すごい。I want it too. How she just takes action, how she just takes the initiative, it’s so simple, and yet it’s.... Why have I never done that before?</text:p>
      <text:p text:style-name="P1">Awareness... How easily time is wasted, and how pointlessly. I want to assimilate her sense of initiative, make it mine. I want it. Let’s go to sleep now.</text:p>
      <text:p text:style-name="P1"/>
      <text:p text:style-name="P1">•••</text:p>
      <text:p text:style-name="P1">Tuesday 9th of September 2025, 21:20, entry 472</text:p>
      <text:p text:style-name="P1">Why? There are so many things I’d like to ask, and I think that question just sums it up nicely. So, why am I living the way I am? Why do I have to do all this shit? Why can’t I just focus on writing? Why can’t I just write? And I realised that I could. All I’d have to do is throw it all away. I could just become a cashier or something, something that gives me... Freedom... I see, freedom isn’t free. I have to bust my ass for it.</text:p>
      <text:p text:style-name="P1">And yet, at the same time, I lack the drive and the sense of purpose. I’m weak, and I know it. And I also know that the only cure to my weakness is to be strong. “To do” is my only option, it’s the only thing I can do. Fuck this shit. But I’ll suck it up, I’ll take it, I’ll eat up my own frustration.</text:p>
      <text:p text:style-name="P1">Did you know? In our dreams not so long ago, we found ourselves in a situation where we had to present ourselves. And it didn’t even occur to me that our name was Harmony. The name we’ve given ourselves didn’t even occur to me. We haven’t internalised it yet. Far from it.</text:p>
      <text:p text:style-name="P1">I lack... The sense of purpose, perhaps? Whatever it is, I know, or at least I expect that I have to earn it. Discipline. I don’t have something I’m obsessed with, except perhaps... Well, these entries may give the impression that I’m obsessed with bettering myself, but my actions tell another story. My actions are those of one who only tries as hard as is convenient. If willpower is a muscle, then I’m starting to believe mine is as exceptional as my body in general: it isn’t. And yet, I have what I have, and what I have is so much more than many others have. I’ll be damned if I die knowing I haven’t tried my best. Because I know. I know to relativise. I know that my hunger is inherently stifled by the agreeable environment I find myself in, but they also allow such leisure that I may talk to myself like this every day, they’re such that I can worry about happiness in its true form, not when and what I have to eat next. But I also know that for the vast majority of my life, I’ve under-performed in these circumstances. It’s frustrating, and sometimes I really want to go back to the past and change it all.</text:p>
      <text:p text:style-name="P1">But I won’t. I’ll carry all of my mistakes on my back and move forward.</text:p>
      <text:p text:style-name="P1">Did you know? I haven’t internalised my dreams yet, nor my ideals, nor much of all those things I talk about. But I will. I’ll keep it up until they become a part of me. I’ll keep it up until one day, one night, when a phantom asks me my name, the first one that comes to my mouth is “Harmony”. I don’t know if I really am growing slowly, but I will keep this up. Let’s go to sleep, Harmony.</text:p>
      <text:p text:style-name="P1"/>
      <text:p text:style-name="P1">•••</text:p>
      <text:p text:style-name="P1">Thursday 11th of September 2025, 01:06, entry 473</text:p>
      <text:p text:style-name="P1">The only way to get stronger is to be stronger. I spent the day on the verge of failing. Fuck porn. Why do I even watch it? I lost way too much time, and yet, I don’t regret that I’ve spent it fighting, resisting. In the past, I’d tried giving in to not waste time. Now, I believe it’s not wasted time.</text:p>
      <text:p text:style-name="P1">I can see it. I... All of today I knew, I saw just how tall the wall I need to climb is, and, I doubted my own strength would be enough to overcome it. And yet, I know. I know. I don’t even have to believe in myself. I don’t even need to do that. I just need to fight, and never stop. I’ve done it before. Something I thought impossible, something I didn’t believe I would do. But I did it. I ran, that evening. I kept on running through the pain.</text:p>
      <text:p text:style-name="P1">I’m weak. I’m weak, and I know it, I witnessed it firsthand. I felt it myself, just how weak I am, just how much taller than me the walls I want to overcome are. And that’s okay. I don’t have to believe in myself. I will just push through it all, keep on going no matter what. “Fighting” is the wrong word. It’s as Rocky Balboa said, it’s all about how much you can get hit and keep moving forward. Yeah, there’s some fighting in that, but there has to be a better word, a better term. Enduring, resisting, surviving. All of those feel off too. Too passive. No, no, there’s proactivity in this, I’d have lost already if there weren’t.</text:p>
      <text:p text:style-name="P1">Right... It’s all about moving forward. It’s all about making step after step forward, and sometimes, we get distracted and go in the wrong direction. Sometimes, we fuck up and fall backwards or go there by our own choice, out of our own weakness. Sometimes, it’s the environment that causes us to stumble or pushes us back. but it’s a walk. It’s all a walk. It’s all about walking forward, through blizzards and wild fires, through rain and wind, through hail, through hell. It’s all a walk towards a destination I’ve set for myself. It’s all about putting one foot in front of the other, no matter what. No matter what. I don’t have to believe in myself, I just have to walk. I will walk. I will keep on walking, I will keep on making one step after another, no matter what.</text:p>
      <text:p text:style-name="P1"/>
      <text:p text:style-name="P1">•••</text:p>
      <text:p text:style-name="P1">Thursday 11th of September 2025, 23:10, entry 474</text:p>
      <text:p text:style-name="P1">I see, because we were too full, I thought I should stay awake longer so that I may sleep well. From now on, none of that. We’ll go to bed even feeling too full, for that is discipline. I haven’t much to say to you, so I’ll talk a little of this strange feeling I’ve been having.</text:p>
      <text:p text:style-name="P1">I’ve done pretty much everything I could do to get an internship. It’s related to the interview I had a few days ago. I’ve been proactive in a way I don’t think many are, and I’ve done all I could within the limits of reasonability. And yet, I feel... Sorry. I’ve done all I could do now, but I certainly can’t say the same for the past. I’ve been getting the feeling that there isn’t an opening at the company for what I’m looking for, and all of this has been feeling like empty productivity, fake productivity.</text:p>
      <text:p text:style-name="P1">I wonder, am I putting myself down? My proactivity didn’t feel especially... Costly, it felt like some natural effort I had the chance to do, and therefore did. What a strange feeling. Because it was just the natural thing to do, it’s like it doesn’t count, like it’s not real effort. That’s definitely not a good mindset. Let’s dissect it.</text:p>
      <text:p text:style-name="P1">This is essentially the same pattern as that positioning thing we had, not so long ago: because things came naturally, because our positioning was good doesn’t negate the value of what you’ve done. It’s the same logic as why I’m not giving myself love for free.</text:p>
      <text:p text:style-name="P1">Hm. Our pattern recognition is definitely strong, but our expressiveness, not so much. I’m having a hard time explaining this. I see, it could be that my brain is currently at its limit. Now that you mention it, I am feeling slightly tired. This would explain my expressive struggles. Alright, let’s go to sleep soon, then. Before that though, I want to indulge in a little reading. Goodnight.</text:p>
      <text:p text:style-name="P1"/>
      <text:p text:style-name="P1">•••</text:p>
      <text:p text:style-name="P1">Friday 12th of September 2025, 23:00, entry 475</text:p>
      <text:p text:style-name="P1">I’m late again. Different excuses, same result.</text:p>
      <text:p text:style-name="P1">There is simultaneously nothing and everything to talk about. There’s nothing new, but I could go on for hours. But, I will sleep. I must keep this up, I must persevere through whatever setback comes my way or I make for myself.</text:p>
      <text:p text:style-name="P1">Continue growing. Continue walking. That’s all I have to do. Continue walking. Harmony... When will I ever internalise that name? I don’t know the answer, but what I do know is that now is all I’ve got, and now is when I’ll try my best, even to remember my own name.</text:p>
      <text:p text:style-name="P1"/>
      <text:p text:style-name="P1">•••</text:p>
      <text:p text:style-name="P1">Saturday 13th of September 2025, 23:07, entry 476</text:p>
      <text:p text:style-name="P1">Excuses are strongest when they’re accompanied by external circumstances.</text:p>
      <text:p text:style-name="P1">One day, I want to engage in a battle of details. One day, I want to be so strong and so good at what I’m doing that, when I engage an equal, the only things that can determine the victor will be how diligent we were in polishing ourselves.</text:p>
      <text:p text:style-name="P1">Other than that, I want to mention yesterday. Writing, to be precise. Or rather, my best. It seems my current best doesn’t satisfy my heart. But, it did take me a while to realise that what i produced is the best my current self could produce. I thought I wouldn’t move on to the next node until I was satisfied, but it seems such a time won’t come now. I have to grow. I have to continue, and become more than what I am now.</text:p>
      <text:p text:style-name="P1">To improve...</text:p>
      <text:p text:style-name="P1"/>
      <text:p text:style-name="P1">•••</text:p>
      <text:p text:style-name="P1">Monday 15th of September 2025, 00:03, entry 477</text:p>
      <text:p text:style-name="P1">What does it take to win? I keep on losing. Why do I lose to myself? It’s not about rest. I know, I know I wasn’t rested enough and I should have been more flexible, allow myself more sleep time. Or not. I wasted an entire day fighting just to lose. What the fuck am I doing?</text:p>
      <text:p text:style-name="P1">There’s something that’s been on my mind for a while, and I’ve already mentioned it a few times. It’s about willpower. Just like how people aren’t born equal in looks, intelligence, personalities and everything else, they’re also not born equal in willpower. Some have more than others naturally. And, I’m starting to seriously think that I started with the short end of the stick. But that wouldn’t be surprising, if you knew me as I know myself.</text:p>
      <text:p text:style-name="P1">However, it’s the same as the experiment with the Polgar sisters in chess: it’s all about mastery. It’s all about those God-forsaken motherfucking hours putting in the work. Willpower is the same as that, you don’t need to be a genius to figure that out when you get the observational data I get. In other words still, I’m not putting in the work?</text:p>
      <text:p text:style-name="P1">No, no, that’s not the point I was getting at, originally. Originally, I’d just meant to bitch about how unfair it is that I’m born so fucking mediocre in everything, but midway through we realised that’s not the person we want to be. I know. I’m weak. I was born weak. Thank goodness I wasn’t born in abject poverty because I know my weakness would have, if not killed me, done me worse. Look at the state I’m in when circumstances are great, look at me. Look at you. Fuck. Fuck it all. But I’ll fucking take it. I won’t ever give up. If I give in a million times, then at the very fucking least, I will never give up. And if I do give up, well you better kill me right away, because it’ll only be a matter of time before I try again. That’s right, fuck this entire world that keeps rejecting me and all of my efforts. Fuck it all. I’ll fight it all on my own, if that’s what it takes to make my dreams come true. I’ll continue fighting. I’ll continue walking. No matter how many times I fall, no matter how many times I sabotage myself, I will walk. I will walk, and I will fucking die walking. I will never stop, not until death takes me. Until I see God or the checkered flag, I’m not raising this foot off the pedal. I will never give up.</text:p>
      <text:p text:style-name="P1">But I can’t be a fool either. It’s all good to go banging your head against a wall until one of the two breaks, but it’s better to come up with a plan. And here, the plan is to understand the lesson. And the lesson this time is very simple: it’s the one thing I wanted to talk about and that I keep sidetracking from, willpower output. This motherfucker works just like a battery, doesn’t it? It’s got a maximum output and a maximum capacity and all the works. Not a battery, a generator. A core.</text:p>
      <text:p text:style-name="P1">A core... I’ve been day-dreaming about cores having incredible outputs, allowing all sorts of stuff, like propulsion and flight, outputting electricity and fire.</text:p>
      <text:p text:style-name="P1">I see I keep my inner kid alive and well. That’s good. I want all those fantasies. And, willpower as the core.</text:p>
      <text:p text:style-name="P1">Currently, my maximum output is shit. Shit, relative to what it needs to do, i.e. fighting off all sorts of temptations and excuses. Some, it just can’t overcome, no matter how hard I try. Now, the billion dollar question that I’ve likely asked already: does the output cap out at a certain limit? I remember that we’ve discussed this at length, a long time ago. And my answer now is probably the same as it was back then: hell if I know. But I sure as hell am going to try to make it surpass its current limit. Fortunately, or unfortunately, depending on the perspective, life loves to test one’s willpower on the daily. Scratch that, on the hourly. For better or for worse, virtually every waking moment, and even sleeping ones, are an occasion to train willpower, to train my core. To train it, so that one day, I have the chance to do all the things I dream of, que n’en déplaise à la réalité et ses lois.</text:p>
      <text:p text:style-name="P1">It’s all about training my damn core, then. The very core of my soul. Fuck this world. I’m not forgetting that. I need to direct my anger somewhere, and... I see, I’m not directing it against myself anymore. That’s... Not it. I have an instinctive understanding of how much I don’t understand, and it makes it extremely difficult to... properly place the blame. Who’s really to blame here? Myself, or the world for making me who I am? If you look at this question impartially, without the prejudice of having the self always take the blame out of some sense of honour or else, the question comes down to: why am I the way I am? And, even more deeply: do I really have free will?</text:p>
      <text:p text:style-name="P1">But fuck all that. Current society and this cesspool we call humanity is extremely immature, and whenever something goes wrong we always have to take it out on someone. Ideally, the only reason we ever seek out who’s really responsible is in order to best understand how what happened can be prevented. I’m just as much of a shithead as the rest of humanity, but let me at least that step forward I’m recommending, and stopping blaming this or that or those for my failures. I’ll carry them on my back and keep my frustration to myself, use it as fuel to move forward.</text:p>
      <text:p text:style-name="P1">So, what we have to do, in short, is to train my core. Train my willpower. That means that we’ll have to do what we don’t think we can do. Thankfully we’re starting to notice those moments where we know what we should be doing. Now, all that’s left is finding the strength to do them. And if that strength is nowhere to be found, we’ll create it. We have to. I don’t want to fail anymore. How many more times? I don’t want to, ever again. And yet... If I feel like this now, why do I still fail? Beats me. No, I do know: complacency, and daily life.</text:p>
      <text:p text:style-name="P1">Sigh. Alright then. Let’s keep walking. No matter what. And let’s train our true core. See you tomorrow.</text:p>
      <text:p text:style-name="P1"/>
      <text:p text:style-name="P1">•••</text:p>
      <text:p text:style-name="P1">Monday 15th of September 2025, 22:19, entry 478</text:p>
      <text:p text:style-name="P1">What is there to talk about... Nothing, really. I have to act, to do, that’s all there is to it. I have to fight. I have to keep on walking, keep on doing my best. I have to do better. That’s all there is to it. To try and try and try again. To do my best. My actual best. I’ll go to sleep now. Good night.</text:p>
      <text:p text:style-name="P1"/>
      <text:p text:style-name="P1">•••</text:p>
      <text:p text:style-name="P1">Tuesday 16th of September 2025, 21:30, entry 479</text:p>
      <text:p text:style-name="P1">Sometimes I just want to despair over my own uselessness, my own worthlessness. There are so many who were given so much less than I have, and yet who accomplished so much more. However, I’m aware. I shouldn’t compare myself to others, not exclusively. Just as I know there must be dangers to comparing myself exclusively to my past self or my ideals. The fine balance between all these comparisons. Still, even considering my peers with most similar circumstances, my results are lacklustre at best, and really, they’re disappointing to myself. Because I try to do everything, I just... Get precious little done.</text:p>
      <text:p text:style-name="P1">But that’s the plan. The goal is to have everything, and the plan is then to do everything, at a snail’s pace. At a snail’s pace we grow, at a snail’s pace we learn to get more things done, at a snail’s pace we undo our main weaknesses and transform them.</text:p>
      <text:p text:style-name="P1">There are things that I want to do, there are people that I want to provide for. Fuck. It’s all about money, huh? Fuck... There are people I want to thank, and I’ve been taking their presence for granted for too long. I have to do more. I have to do better. I have... Damn it all... I want to give in to despair, to my utter inability to get anything significant done... Part of me really wants to. But I never will. I will not give up. I will not be broken, no matter what. I will never give up. If I’m to die absolutely fucking useless, a disgrace to my ideals and my dreams and to all who’ve supported me, then so be it. But I will die fighting, I will die trying, I will die reaching for the stars, because that’ll be the very least “fuck you” I’ll give to this damn world. If I can’t change then I’ll die trying to.</text:p>
      <text:p text:style-name="P1">But I will try. Until the very end, I will try. I will fly in a sea of stars or die dreaming.</text:p>
      <text:p text:style-name="P1"/>
      <text:p text:style-name="P1">•••</text:p>
      <text:p text:style-name="P1">Wednesday 17th of September 2025, 22:26, entry 480</text:p>
      <text:p text:style-name="P1">I have to understand myself more... Or, not. It’s something else. But it has to do with me, and my self-understanding. If I know myself, if I can write a guide book on how to handle myself, it’s game set and match. But I’m also aware that willpower is the variable in the plan. Still, if we’re capable of accounting for everything else, then wasted days like today wouldn’t happen. I must not only understand myself, but accept to play mechanically, deterministically. Pride is in the way again. We’ll have to think about this. See you.</text:p>
      <text:p text:style-name="P1"/>
      <text:p text:style-name="P1">•••</text:p>
      <text:p text:style-name="P1">Thursday 18th of September 2025, 21:54, entry 481</text:p>
      <text:p text:style-name="P1">I guess I do have something to talk about today.</text:p>
      <text:p text:style-name="P1">First of all, fuck this world. But you already knew that. Contrary to popular belief, the world doesn’t revolve around the sun, it revolves around money. Because of such a bitchery, I don’t get to do what I want. But that’s alright, I’ll take it, I’ll accept it. I’ll make money of my own. And to do that, for at least the third time, I’m making this decision again: I won’t write. Three years’ time. I’m giving myself three years’ time to get this project done and deployed. In those three years, I will focus exclusively on the project and uni/whatever takes its place.</text:p>
      <text:p text:style-name="P1">I’ve consistently shown to myself how hard a time I have balancing three different things at once, but how two is well within reach. Much like the three-body problem, then. So, I could be growing slowly in all three fields at once, and as an advocator of complete balance, that’s what makes the most sense. Except it doesn’t. That will only work on paper. In practice, lack of commitment will be the end of me. It will kill first my hopes, then my future, then my dreams, and then me. I have to commit to the project.</text:p>
      <text:p text:style-name="P1">I’ve always felt that there was something missing it in, you know? Something so important that, even if we did have the project on hand and ready to launch at the push of a button, it wouldn’t work out. That something is true commitment. I can’t half-ass this shit. I have to make sacrifices to become who I want to be, and just like Odin, I will sacrifice my current self for my future self. I will sacrifice writing now so that I may have a chance of basking in it later.</text:p>
      <text:p text:style-name="P1">You know, the beautiful thing about growth is that it’s discipline-agnostic. And... Just today, I’ve figured out just how deep the link between life and art is. I’ve said once before that art is the expression of self, and therefore to live is the ultimate form of art. But, there’s this absolutely logical, trivial, easy connection that I hadn’t made that’s... That’s everything: how I live is how I make art. I will write as I play video games, I will write as I do my homework, I will write as I study for my exams, I will write as I cook my dishes, I will write as I follow my routine, I will write as I am disciplined, I will write as I talk to others, and... really, I will write as I live. If I’m sloppy when i play video games, I’ll be sloppy when I write, if I’m easily distracted when I study, I’ll be easily distracted when I write, if I’m absent-minded while preparing my dishes, I’ll be absent-minded while writing. But it goes deeper than that. In fact, it can be summed up in one sentence: who I am is how I’ll write.</text:p>
      <text:p text:style-name="P1">The beautiful thing about growth is that it’s discipline-agnostic. If I grow as a person while writing code, that growth will carry over everywhere else. So I’ll grow as a person. I’ll commit to the project, and I’ll grow as a person while doing it. I’ll tuck writing and art somewhere in the recesses of my heart, but I’ll always keep it close to me. And one day, one day, when I’ll win this game against the world, I’ll do whatever I want, and the first thing on that list will be to be happy. See you tomorrow.</text:p>
      <text:p text:style-name="P1"/>
      <text:p text:style-name="P1">•••</text:p>
      <text:p text:style-name="P1">Saturday 19th of September 2025, 01:15, entry 482</text:p>
      <text:p text:style-name="P1">For a second I was scared I’d lost an entry. I went out with friends today. Old friends. People... change...? It seems that we change so slowly things always stay the same. It felt like our dynamic was always like this, but was it really? No, not quite. We’ve matured, a tiny bit.</text:p>
      <text:p text:style-name="P1">And... Nevermind. I do wish for a best friend though. Someone I fully connect to. I wonder why it is that I’ve yet to meet someone like me. I’m sure my aversion to socialising doesn’t help. It’s not about making an effort to meet someone like me, it’s about searching in the right places. And yet, how ironic that the place I’m most likely to find myself in is my room. People like me are highly likely cooped up in theirs, then. Then, how about somewhere on the internet?</text:p>
      <text:p text:style-name="P1">Right... Maybe some Discord server.</text:p>
      <text:p text:style-name="P1">Maybe, something else. Or, another Discord server. We’ll see. Let’s go to sleep now. See you tomorrow.</text:p>
      <text:p text:style-name="P1"/>
      <text:p text:style-name="P1">•••</text:p>
      <text:p text:style-name="P1">Saturday 19th of September 2025, 23:05, entry 483</text:p>
      <text:p text:style-name="P1">I’m trash. I have to be.</text:p>
      <text:p text:style-name="P1">It’s relative. For instance, it depends on the perspective. Because we were tired, today we chose to do nothing and just play games. I now see that I feel like trash after this, and so, next time, we’ll push through this shit.</text:p>
      <text:p text:style-name="P1">From an objective point of view, and considering our goals, today was neutral. But being filled with nothing but regrets, we want to say that we’re trash. Since we value objectivity, we reject the latter vision, and favour a broader frame of perception.</text:p>
      <text:p text:style-name="P1">We’ve said it once in the past, but I feel the need to explicit it again now: we have to push through the pain. It’s the same thing as choosing between sleeping in or waking up tired. We have to go for the latter, all day every day. Dammit, with writing out of the picture that’s going to be really difficult. At the same time though, I feel like I’m not mature enough to write yet, and that I should only come back once I’ve reached a certain level of maturity, once I can look into the mirror and think to myself, “yeah, let’s write.” In other words, we’ll use this period where we don’t write as a period to grow and become someone who’ll write what we want. We write the same way we live. Who I am is how I write... In short, I don’t like myself enough to write, currently. I have to grow.</text:p>
      <text:p text:style-name="P1">Well then, let’s go to sleep. It’s already late.</text:p>
      <text:p text:style-name="P1"/>
      <text:p text:style-name="P1">•••</text:p>
      <text:p text:style-name="P1">Monday 22nd of September 2025, 01:13, entry 484</text:p>
      <text:p text:style-name="P1">Been on a Discord call with friends. Been a while since I had one of those. The conversation was rather more... Philosophical? Metaphysical? Than I was used to. Also because those dogs didn’t buy Terraria like I told them to.</text:p>
      <text:p text:style-name="P1">Putting that aside, discipline is hard, but my instincts are telling me it’s the way forward. To push through the pain and the mistakes, through the unwillingness and the headaches, to do my best throughout the day. With writing out of the picture, we’ll pour our all in the two remaining fields. I want to see what my everything is like, if it’s weak and disappointing, mediocre, average, slightly better than average, or excellent. I want to see where I’d rank it. I have predictions, and I want to surpass them. See you tomorrow.</text:p>
      <text:p text:style-name="P1"/>
      <text:p text:style-name="P1">•••</text:p>
      <text:p text:style-name="P1">Monday 22nd of September 2025, 20:58, entry 485</text:p>
      <text:p text:style-name="P1">What impression do you have of me, I wonder? I imagine something like a lost soul searching for meaning, in a journey full of setbacks, frustrations, tenacity and introspection. Today, something peculiar happened. In fact, it happened just earlier. Today was another session of trial and error, where I tried but just couldn’t get working in earnest. Really, all things considered, it was a rather average day. And earlier, I thought to myself, “maybe I should die.”</text:p>
      <text:p text:style-name="P1">I won’t, but the thought is... I’m trying to expunge it? No, it’s the feelings I’m trying to expunge. I know exactly why they arose, and I know that my current attempt is merely a temporary solution. See, I don’t want to die, but as things stand, I don’t particularly care to live either. My life is empty. I don’t know what impression I’ve made to you, but I can feel that my life is empty. I’ve accomplished nothing, I’m far behind my peers, and I’ve no tangible proof of progress. Not of substantial one anyway. I feel empty. Looking back on it, I wonder if writing felt the same as doing my homework. I don’t have a passion. I don’t have a best friend. I don’t have something or someone to put my life in.</text:p>
      <text:p text:style-name="P1">I want to write. I want to fall in love with writing. I also want to find someone like me.</text:p>
      <text:p text:style-name="P1">My life is empty right now. I wonder what it’d take to make it full. A connection with a person, and a connection with an activity. The connection with myself is as strong as I can make it, but it’s beyond abundantly clear that it can only progress with the other two links.</text:p>
      <text:p text:style-name="P1">Writing is currently my only guiding star, my only hope, and yet I just shelved it away. I think it’s exactly because I shelved it away that I took away my own light, and in so doing, expose to myself the overwhelmingly absolute void that is my life without it. Perhaps, the price for being greedy, the price to have it all is slow and pure pain. Perhaps I have no choice but try to balance three activities at the same time, becoming sluggish in all three.</text:p>
      <text:p text:style-name="P1">Then again, maybe not. I... Let’s continue down this road a little longer, let’s see what happens.</text:p>
      <text:p text:style-name="P1">And yet, at the same time, I want to have writing as a passion. I want to become passionate for it. I want to become obsessed with it. And, well passions must be cultivated. What should I do, I wonder?</text:p>
      <text:p text:style-name="P1">I don’t know what I should do, but I’ll write. In the morning. So, I’ll have to wake up early in the morning. I’ll have to struggle in the morning. I’ll have to fight my own drowsiness in the morning. But I want to write, in the morning. See you tomorrow.</text:p>
      <text:p text:style-name="P1"/>
      <text:p text:style-name="P1">•••</text:p>
      <text:p text:style-name="P1">Tuesday 23rd of September 2025, 23:18, entry 486</text:p>
      <text:p text:style-name="P1">Should I doxx myself to hell and back? Sure. I don’t particularly care about my identity.</text:p>
      <text:p text:style-name="P1">たった今はね、ねねちから「Happy Birthday」もらった！やった！嬉しい！！！！ねっこのみんなにも言ってもらった！</text:p>
      <text:p text:style-name="P1">A good way to end a good day！</text:p>
      <text:p text:style-name="P1">Something else I want to mention is that my wish for discipline has been internalised enough that yesternight, in a dream, when for some reason I started praying to God to ask for something I really wanted, I asked for the strength, the chance to become disciplined. The dreams of that night were also particular. About climbing a rather dangerous mountain bridge with someone, before opting to visit the ruins of an ancient Colosseum rather than something else. After crossing the bridge, I started princess-carrying that someone. It was when we went left and reached the colosseum that a guide showed up. He had strange eyes, or rather, it was like he’d had some leather... Masks? Implanted in his eye sockets, covering his eyes. It’s that guide and some stuff that he said that made gently put down the tired princess and start praying. But, I woke up after that.</text:p>
      <text:p text:style-name="P1">A dream later, I was kissing someone. It felt rather real. I wonder where that came from. Alright. Time to go to sleep. I got home very late, and it’s also very late, but we have to wake up early. Let’s wake up early. See you tomorrow.</text:p>
      <text:p text:style-name="P1"/>
      <text:p text:style-name="P1">•••</text:p>
      <text:p text:style-name="P1">Wednesday 24th of September 2025, 23:12, entry 487</text:p>
      <text:p text:style-name="P1">There’s still so much I don’t understand about myself. I can kinda see why I failed to wake up to the alarms, I hadn’t had quite enough sleep. But, what of the rest of the day? Why did I get nothing done? We’re here to understand that. I’m here to understand myself.</text:p>
      <text:p text:style-name="P1">Let’s analyse.</text:p>
      <text:p text:style-name="P1">We spent a lot of time with ourselves today, a lot of time with our own thoughts. In the morning, we tried to figure out what we could do to make the best of the time left, and yet immediately after we lost about thirty minutes to idling, at least. Then, things got worse when we got cooking lunch. Why...? We listened to music the entire time, but I think that’s not the point. I think... The point is that we failed to fight, to struggle. Even now, we’re listening to music, to keep ourselves alive. Why am I...? What’s wron- let’s not get distracted. Continue the summary.</text:p>
      <text:p text:style-name="P1">After eating lunch, we relaxed for an hour or so. At the end of that hour, we had the presence of mind and the discipline to start doing what we needed to do, and that included an errand outside. And I spent all that time with only myself, my own thoughts.</text:p>
      <text:p text:style-name="P1">That was likely a good choice, allowing me to cultivate a way of thinking I like. Notably, it led me to think that the most important question I could and should ask myself to foster discipline is “what’s your dream?”, as well as its variants “why do you live?” and “what’s your purpose in life?”</text:p>
      <text:p text:style-name="P1">And yet, when I came back, I was... I failed to do anything, I just spent all my time on YouTube. Oh... I see what it was. Pekora resumed her playthrough of まのさば today, and, I started watching it and didn’t stop, the mark of a captivating game. Then it spiralled down from there. After that, I just binge watched YT videos. And before I knew it, an entire day was wasted.</text:p>
      <text:p text:style-name="P1">Breaking things down really helps shed light on what was otherwise a mystery. Furthermore, I should also remove that artificial psychological barrier I put in my own subconscious, a barrier born from the well-intentioned “how did things come to this?”’s and “I don’t understand you”’s. The road to hell is paved with good intentions, and if you only half-ass the answer to the question you ask by saying “I don’t understand you”, you’ll really start to think that you can’t understand yourself. That’s what happened to me, that’s what I understood just now. I’d made so much of a habit of the exchange that at some point I just skipped the question and jumped straight to telling myself “I don’t understand you”. It’s not that I don’t understand myself, it’s that I’m not trying to. I, if anyone, can understand myself.</text:p>
      <text:p text:style-name="P1">Now then, why did we waste an entire day?</text:p>
      <text:p text:style-name="P1">A lot of it has to do with defeatism. Or rather, the atmosphere of failure, first to wake up, then of mindlessness, and then of consumerism, permeated us throughout the day. We have to become capable of taking a step back and look at the current situation objectively. Because we lacked it, we were unable to bounce back.</text:p>
      <text:p text:style-name="P1">Secondly, it appears we’re simultaneously failing to account for full circumstances to estimate our willpower stamina and underestimating the toll taken by long walks. We hadn’t accounted for the lack of proper sleep —low-quality sleep seems about the same as no sleep— for the former and failed to take a healthy mental break for the latter. How would we make it healthy? Limits. That’s what we lacked. We took a break that wasn’t a break, it was just consumerism. We should have done nothing and just lay in bed for some time, to get some actual rest.</text:p>
      <text:p text:style-name="P1">Understood, let’s stop here for today, there’s nothing more to talk about.</text:p>
      <text:p text:style-name="P1"/>
      <text:p text:style-name="P1">•••</text:p>
      <text:p text:style-name="P1">Thursday 25th of September 2025, 23:30, entry 488</text:p>
      <text:p text:style-name="P1">正直になろうよ。</text:p>
      <text:p text:style-name="P1">Somewhere deep down, perhaps I’m hoping that things will work themselves out. That by just doing what I’m doing and letting time flow like this, everything will be fine, and I will get what I want. I’m living comfortably. And contrarily to what I think, that’s wrong. I have to struggle throughout the day, I have to hurt, I have to live like I mean it. Out of my comfort zone. My limits are out of my comfort zone, and my limits are what I want to reach, to surpass.</text:p>
      <text:p text:style-name="P1">Yes, they are. To go beyond my current self, to become my ideal. I have to push my own limits. At this rate I’ll only hate myself. At this rate, that’s all I’ll achieve in life.</text:p>
      <text:p text:style-name="P1">I know you want balance, and you want sustainability. I know it. And it’s the most reasonable thing to ask. でも仕方ないと思う。</text:p>
      <text:p text:style-name="P1">Wait. Do you really want to be exceptional?</text:p>
      <text:p text:style-name="P1">Exceptionally good at certain things, yes, but indeed, why?</text:p>
      <text:p text:style-name="P1">Putting that aside for a moment, it’s not just about being good at something, there’s also the feasibility of our projects into play. Indeed, if we fail to put in the effort, all will be in vain. Furthermore, we’re sacrificing time that could be spent studying for this. And it’ll all be worthless. So, it’s not just excellence for the sake of excellence, our dreams are at stake too, though only partially.</text:p>
      <text:p text:style-name="P1">Partially is enough... Is what I’d like to say, but it’s not. My heart won’t move to this.</text:p>
      <text:p text:style-name="P1">FUCK. DAMMIT ALL. I want to make miracles happen, I want to change right away, to just get good at everything right away. To be strong right away. FUCK.And yet, time and again our experience has shown us just how inconsistent we are.</text:p>
      <text:p text:style-name="P1">... Lately though, we haven’t noticed that that much. In other words, we’ve been becoming more consistent.</text:p>
      <text:p text:style-name="P1">Yes, but there’s such a thing as too little too late, and if we keep it up this rate, well, there’s no saying when or if we’ll ever get anything done. FUCK.</text:p>
      <text:p text:style-name="P1">軌跡を起こすしかねえか、私には？</text:p>
      <text:p text:style-name="P1">Very well then. I’ll indulge my own impatience. I’ll give you a goal: one week. One motherfucking week. In that week, without fail, you wake up early to get work done, and work your ass to the bone when you have free time. Tomorrow, that means during the car ride. In general, it means you become disciplined. It means you go to sleep at 22 and wake up at 7 at the latest. It means you don’t betray yourself, you don’t lie to yourself.　一日ずつ。 You take things one day at a time, one moment at a time. That’s right, one day at a time. We don’t have to struggle for a week, we have to struggle for a day, seven times in a row. There’s a stark difference between a 1v7 and 7 1v1’s. And the best thing is, once you know you can do one day, it’s game over. Because once you can do one day, you can do everyday. If you can win one 1v1, you can win them all. So tomorrow, I can already see it, I can already appreciate all the complacency that will come to seduce you. I can see it coming from half a day away. it will be up to you. Seven days. Next Thursday, if you fail, you go back to daily life. No, there’s no need for punishment. If you fail, you fail, and you won’t even notice it. Maybe you’ll forgive yourself right away, maybe you’ll pretend you aren’t seeing it, but if you fail, I won’t even need to punish, for you’ll do so yourself, plentifully.</text:p>
      <text:p text:style-name="P1">The will to fight is what I ask of you. A fucking miracle is what I ask of you. Whether you’ll provide it or not, you will answer me, with your actions. See you tomorrow.</text:p>
      <text:p text:style-name="P1"/>
      <text:p text:style-name="P1">•••</text:p>
      <text:p text:style-name="P1">Friday 26th of September 2025, 22:39, entry 489</text:p>
      <text:p text:style-name="P1">Have I pulled off a miracle? No. But am I doing bad? No. I have to continue trying hard, and I have to start trying harder. By the way, I hadn’t mentioned it, but yesterday I finished Pekora’s まのさば playthrough. A good game, a good story.</text:p>
      <text:p text:style-name="P1">Now, I may not have pulled off a miracle, but I’m not entirely dissatisfied with my performance either. I will try harder. I have to. And it starts with creating occasions tomorrow, making time. On that, see you tomorrow.</text:p>
      <text:p text:style-name="P1">Complacent. Being satisfied with today is called complacency. I cannot be satisfied with today. I cannot be happy with myself until I shed blood. My own blood. I must work harder. I cannot be happy with today’s performance. I will see you tomorrow. And I will catch further forms of complacency.</text:p>
      <text:p text:style-name="P1"/>
      <text:p text:style-name="P1">•••</text:p>
      <text:p text:style-name="P1">Sunday 28th of September 2025, 00:00, entry 490</text:p>
      <text:p text:style-name="P1">I’m... Tired. Too tired to write properly.</text:p>
      <text:p text:style-name="P1"/>
      <text:p text:style-name="P1">•••</text:p>
      <text:p text:style-name="P1">Sunday 28th of September 2025, 22:34, entry 491</text:p>
      <text:p text:style-name="P1">I have much to report. However, I’m tired. Tomorrow, we’ll report it all.</text:p>
      <text:p text:style-name="P1"/>
      <text:p text:style-name="P1">•••</text:p>
      <text:p text:style-name="P1">Monday 29th of September 2025, 21:24, entry 492</text:p>
      <text:p text:style-name="P1">492. This number feels special, and I don’t know why. Well, let’s move on. We have a lot to talk about.</text:p>
      <text:p text:style-name="P1">First of all, Saturday. But even before that: which analytical approach is better? Exposition followed by analysis, or presentation of ideas backed by experience?</text:p>
      <text:p text:style-name="P1">Let’s see... Theories should fit the data, not the other way around. It then follows that data should take priority and remain untainted. Based on this belief which is predominant in my mind, we’ll go with the former approach.</text:p>
      <text:p text:style-name="P1">Then, let’s hurry, there is much to cover, and time is pressing. Show me efficiency.</text:p>
      <text:p text:style-name="P1">Saturday was a nice day, overall. I went out to a sort of amusement park, or perhaps it would be more correct to say that it’s an open air museum, with some attractions on the side. The sky was beautifully blue, and it would have been the perfect day, had it not rained in the afternoon. Oh, very importantly, I rode a roller <text:s text:c="1"/>coaster for the first time in probably over a decade, and it was... interesting. I’m used to fear, I know pain, and I’ve faced pressure. But, something felt different about those drops, and I’m not sure what. Should I retrospect now? No. Let’s continue exposition. In any case, the experience got me wondering why was it that something that I should have enjoyed, something that was the closest to flying was... I was averse to it, and I didn’t know why. Still, it was a great experience, a nice novelty to end a nice outing on.</text:p>
      <text:p text:style-name="P1">If only there wasn’t rain on my parade, in the second half of the day. Both figurative and literal. I’d been accumulating sleep debt, and it came back to bite me on Saturday. It was marked by my failure to go to sleep early, my lack of resistance against consumerism, and it ultimately spiralled down to masturbation. A sad way to end a good day. However, as I said, I’d keep analysis for later, and I have something for this one.</text:p>
      <text:p text:style-name="P1">Moving on to Sunday... Not much happened, which helped in terms of recovery.</text:p>
      <text:p text:style-name="P1">As for today... What’s there to say? Not much? We’re trying, that’s what we can say. Oh, yeah. I think I want to attempt doing something rather difficult. For my thesis, I’m thinking of writing a paper. In a field I’m interested in. Two fields, actually. Cybersecurity and deep learning. I’ve found an idea. It would be extremely difficult, but if I can pull it off, there’ll be nothing I can’t pull off. But to pull it off, I have to get on another level. Alright, let’s analyse now.</text:p>
      <text:p text:style-name="P1"/>
      <text:p text:style-name="P1">First off, the roller coaster. The idea behind it was reinforced by my fuck-up later that day, so they’ll be treated as one.</text:p>
      <text:p text:style-name="P1">So, why didn’t I like going on a roller coaster? Why did it feel so different from all my other negative experiences?</text:p>
      <text:p text:style-name="P1">My provisory answer is control: on a roller coaster, I don’t have any. There was nothing I could do, I could only endure. There was no possibility to “fight back”. And, seeing that I like having control in all I do, this could explain my aversion to the experience. However, this explanation feels incomplete. It lacks depth. It lacks something more important, even, and that’s a proper understanding of my feelings back then.</text:p>
      <text:p text:style-name="P1">Back then, as I went home, I felt like something was missing. Like I’m missing something very important. And, later on when I screwed up despite trying the opposite, I thought the following: it’s not a problem of time and patience. It’s a problem of sheer force of will. That wall... That wall I’ve been banging my head against, it won’t break if just enough time passes, and even if it would, it would take too much time. That wall, I have to break it all at once, in a single strike. And that strength, I either have it, or I don’t. I either choose to be disciplined, or I don’t. It’s that simple. It’s a strength that feels beyond my reach. Just beyond my reach. Beyond my current capacities. And no amount of training or time will make me reach it. Only resolve will. Only the will to victory will allow me to reach that strength. Only resolve. The resolve to break out of my current self, to become more than I currently am, the resolve to become he who lives in my ideals. Did you know? Right now, and for a long while, I just couldn’t find it in me to call myself Harmony. But I know that the difference between me and Harmony is resolve. I know it. The difference between you and me is resolve, Harmony. I will become you yet.</text:p>
      <text:p text:style-name="P1"/>
      <text:p text:style-name="P1">•••</text:p>
      <text:p text:style-name="P1">Tuesday 30th of September 2025, 23:39, entry 493</text:p>
      <text:p text:style-name="P1">When was the last time I talked to you?</text:p>
      <text:p text:style-name="P1">Are you Harmony, or are you... A different part of me? Perhaps you are just me, that’d be the simplest answer.</text:p>
      <text:p text:style-name="P1">You know, “Harmony” feels farther than ever. And our dreams all feel so far away. Is it normal for them to be so far? We never stopped to question that. Why aren’t they closer at hand?</text:p>
      <text:p text:style-name="P1">Thankfully, the answer is simple: we just have to look at our past. Our dreams are grand, and our past, isn’t. You in particular are very greedy, but your diligence doesn’t match your greed.</text:p>
      <text:p text:style-name="P1">Today we fucked up, and I know why. A certain someone tried to pick a fight with themselves, with their demons, and they lost. They lost because they lacked resolve. I keep saying resolve, but somehow, “courage” sounds like a better fit. Why is that? Isn’t it resolve we need?</text:p>
      <text:p text:style-name="P1">My diligence doesn’t match my greed... At the same time, it would take a frustrating amount of time to slowly and steadily work my way up where I want to be. The compromise is then to go faster. Not at a maximum unsustainable speed, but simply faster. We’ll be more prone to falling, but we exchange failures for growth. In practice, this means I want to try harder and do more, more.</text:p>
      <text:p text:style-name="P1">How?</text:p>
      <text:p text:style-name="P1">I want to wake up early. We keep on failing to wake up at 7, and sleep at 22. We have to achieve those. We have to.</text:p>
      <text:p text:style-name="P1">What do we do?</text:p>
      <text:p text:style-name="P1">We force ourselves awake. That’s all we can do. Then we force ourselves asleep. The latter requires more setup, more planning, but it must be done.</text:p>
      <text:p text:style-name="P1">All right. See you tomorrow then. Try and wake up on time.</text:p>
      <text:p text:style-name="P1"/>
      <text:p text:style-name="P1">•••</text:p>
      <text:p text:style-name="P1">Wednesday 1st of October 2025, 21:06, entry 494</text:p>
      <text:p text:style-name="P1">A space where we talk with each other. That’s one of the many things this place is. This file. It will last much longer than me though. These words... Well, not that I care much.</text:p>
      <text:p text:style-name="P1">Not exact: it really depends on the time. Sometimes I care, sometimes I care not.</text:p>
      <text:p text:style-name="P1">Anything you want to talk about?</text:p>
      <text:p text:style-name="P1">Am I more tired than I’m thinking?</text:p>
      <text:p text:style-name="P1">The answer is important, because I haven’t suspected a thing. If the answer were yes, how would you modify yourself to expect it? Observation. Today I couldn’t help but notice my lack of awareness.</text:p>
      <text:p text:style-name="P1">Positioning is also important. What we’re doing now. Now. What’s happening right now. The decisions we make from moment to moment.</text:p>
      <text:p text:style-name="P1">Right... The now is what matters the most, but I’m not making ti count. Let’s go to sleep, shall we?</text:p>
      <text:p text:style-name="P1">Before that... Anything you want to say about today?</text:p>
      <text:p text:style-name="P1">Hm... More awareness. More time to self. Talking to ourselves more won’t render us invincible and perfect, but without it, we’ll fall in eternal consumerism.</text:p>
      <text:p text:style-name="P1">Oh, there’s something else. I guess it’s worth talking about. And, I am tired, by the way.</text:p>
      <text:p text:style-name="P1">It’s about my ideal. Essentially, I want us to achieve machine-like performance. At first, I didn’t like the idea. Machine-like... Where’s the soul? Where are the emotions? Won’t everyone be the same at the end? But I realised that the soul is still there, the personality will be there, and so will the happiness. Machine-like efficiency would be born from complete mastery of one’s emotions and state. It’s the self-mastery that I seek. And then, even if the entire world were to achieve self-mastery, personality would still abound. Because all our pasts are different, because our brains are, and, well, because no two of us are equal.</text:p>
      <text:p text:style-name="P1">Mastery over emotions is different from erasing them. To control is not to kill.</text:p>
      <text:p text:style-name="P1"/>
      <text:p text:style-name="P1">So, finally, our image of our ideal is clear. That was anticlimactic.</text:p>
      <text:p text:style-name="P1">Now we know exactly what we want. What’s unclear is what form it will actually take. We know the class, but we have yet to see its instantiation.</text:p>
      <text:p text:style-name="P1">取り敢えず、寝ろ。</text:p>
      <text:p text:style-name="P1">はい。おやすみ。</text:p>
      <text:p text:style-name="P1"/>
      <text:p text:style-name="P1">•••</text:p>
      <text:p text:style-name="P1">Thursday 2nd of October 2025, 22:26, entry 495</text:p>
      <text:p text:style-name="P1">Analysis would be required today, because I need to understand what happened.</text:p>
      <text:p text:style-name="P1">Let’s keep it short, concise: we ran out of energy. Too many context switches. We wrote in the morning, but in the afternoon we were a lot... less focused? Like we were dying, worked a little on the project, and failed to get anything done for the thesis. We ran out of energy? Also, about today’s writing session, have I grown more as a writer? Or perhaps as a person? Because I’ve finally found how to finish the first node. As for the implementation, it remains to be seen. I’ve decided to give her a part of me. It was something I’d kept for Shiiro, Orion, and a few others. Why didn’t it occur to me to give that girl a part of me too? And it’s a part of me that’s hard to describe. “Perseverance” is the closest word to it, but... I falter and fail so much I doubt I can call it that. The wish not to give up. A wish, huh?</text:p>
      <text:p text:style-name="P1">But beyond that, what happened today? I’m just weak, I think. I don’t know if if any breakdown is necessary anymore. I really think it’s just about being strong at this point. It really is about being as strong as one can be.</text:p>
      <text:p text:style-name="P1"/>
      <text:p text:style-name="P1">... Newer studies, or rather, repetition of studies as the scientific method intends is, is showing that the theory that willpower works as a muscle might be bullshit. I’ve heard of that. Of how an incredible amount of psychological studies lack confirmation by replication.</text:p>
      <text:p text:style-name="P1">We’ll put it to the test right away. If “willpower works like a muscle” is incorrect, and replications seem to indicate pretty much that, then it’s free real estate. Self-fulfilling prophecies. Here, we get to choose. Whether it’ll make a difference or not, I’ll see, but now I know there won’t be a “Yup, that’s it, that’s our willpower output for the day” from my subconscious. The only limit will be my mind.</text:p>
      <text:p text:style-name="P1"/>
      <text:p text:style-name="P1">•••</text:p>
      <text:p text:style-name="P1">Saturday 4th of October 2025, 02:53, entry 496</text:p>
      <text:p text:style-name="P1">時間がないので、明日にする。寝かせてください〜</text:p>
      <text:p text:style-name="P1"/>
      <text:p text:style-name="P1">•••</text:p>
      <text:p text:style-name="P1">Saturday 4th of October 2025, 22:35, entry 497</text:p>
      <text:p text:style-name="P1">I don’t really want to talk about what happened these past few days, as the answer is “not much”. Oh, but I did come to the conclusion that it wouldn’t hurt to socialise more. To talk with people more. Went to someone’s birthday yesterday, hence the lateness. Didn’t socialise much, couldn’t find it in myself to get interested in the humans I saw. But then, the idea that the people at that party were uninteresting because none seemed special clashes with my perception of Hololive: both are groups of people who come from their own backgrounds, who have their own stories and struggles. There is then something wrong with my difference in perception of them. I see Hololive very positively, I see the values and qualities of the individual talents. That I do not apply the same perception standard to the people in the party is, by definition, a double standard. Thus, I will avoid it. Going a little further in the reasoning, we reach the conclusion I exposed above.</text:p>
      <text:p text:style-name="P1">Another idea that reinforced the conclusion are the six degrees of separation. Six is the number of people we have to go through to meet... Anyone. By extension, if someone like me exists, then they’re six people away from me. Of course, assuming that the average person has 150 first-name basis acquaintances, then I would have to roll a 6, 6 times in a row, on a dice with 150 faces. Thankfully, I get to rig the dice, because I get to choose who to talk to. In other words, I get to apply a search algorithm, or rather, a selection algorithm for whom to speak to. And, as I have no knowledge of this particularity of the field of network analysis, I’ll default to a greedy search algorithm, i.e. talk to the people most like me in hopes I’ll eventually end up with someone on my wavelength.</text:p>
      <text:p text:style-name="P1">In other news, I got a keyboard. A 60% keyboard. One that makes use of the Hall effect, whatever that may be. And, it’s extremely nice to write on. I only wish I’d picked a bigger keyboard. Not a problem. Could easily implement Vim-like keybinds in a layer in Kanata. Very pleasant keyboard to write on. Chose it specifically for the Hall effect, for the minimal force required, and I’m loving it.</text:p>
      <text:p text:style-name="P1">Would you look at that. I ended up talking about the day anyway.</text:p>
      <text:p text:style-name="P1">There’s something more important though.</text:p>
      <text:p text:style-name="P1">I want to start making a certain set of counter-intuitive moves: I wish to sacrifice long term planning in favour of immediate discipline. This morning, I didn’t get up to the 7am alarm clock because I debated with myself the wisdom of sleeping so little when we could sleep longer. But I’ve decided that I won’t worry about that anymore. The miracle I want, the one that will make me as productive as I want to be, I think it starts from this. God this keyboard feels light. So. I’ll favour discipline. But, I’ll also enjoy life a little more. For example, I’ll watch some Hololive clips while I cosily drift off to sleep, wrapped in a blanket. That’s the kind of thing I want in the future. The kind of freedom I want to achieve. But I can do it now too, so I will.</text:p>
      <text:p text:style-name="P1">A miracle... You know, I think that’s the only thing that could save me. The rate at which I’m going right now, I’ll die before getting anything done. Possibly by my own hand. Unlikely though. I don’t want to give up.</text:p>
      <text:p text:style-name="P1">Ah... Something else. I want to mention it at least somewhere.</text:p>
      <text:p text:style-name="P1">Why is it that Ao-kuyu’s graduation hit so hard? Also, two years is way too short, that girl was way too interesting... It also hurts, since I was there for ReGLOSS’s debut... Fare well, Ao-kun.</text:p>
      <text:p text:style-name="P1">Now then. Shall we go to sleep?</text:p>
      <text:p text:style-name="P1">Yes. Let’s be cosy. See you tomorrow.</text:p>
      <text:p text:style-name="P1"/>
      <text:p text:style-name="P1">•••</text:p>
      <text:p text:style-name="P1">Sunday 5th of October 2025, 21:45, entry 498</text:p>
      <text:p text:style-name="P1">What to talk about... We got to apply a bit of that socialisation today. Allowed me to discover a little more about people.</text:p>
      <text:p text:style-name="P1">Also... Right, this morning I wrote. Let’s talk about the first argument though.</text:p>
      <text:p text:style-name="P1">People are, potentially, more interesting than they first appear. Still, the ratio of people who are interesting and people who aren’t is rather low. And, I myself am not very interesting to talk to unless allowed to go on topics like the ones I talk about here.</text:p>
      <text:p text:style-name="P1">More importantly, writing. To listen to one’s own heart is difficult. However, it’s what I must do. Alright, let’s go to sleep now. See you tomorrow.</text:p>
      <text:p text:style-name="P1"/>
      <text:p text:style-name="P1">•••</text:p>
      <text:p text:style-name="P1">Monday 6th of October 2025, 21:54, entry 499</text:p>
      <text:p text:style-name="P1">Not much to talk about today. Or, I could choose to talk about the world. How much there is to talk about depends on me. And, I guess there isn’t much I want to say. Today is a day like others, where I keep on trying, with its moments of despair, of hope, of strength and of weaknesses.</text:p>
      <text:p text:style-name="P1">Ah... I want to come back to peaceful times. Someday... Just listen to Yorushika and Suisei without a care in the world. Just writing, with a cup of coffee in one hand and rain against my window.</text:p>
      <text:p text:style-name="P1">I have to work for that peace, huh? That’s fair, but... I feel like I have to work a lot more for it than I should.</text:p>
      <text:p text:style-name="P1">Let’s go to sleep. Let’s work for that peace. For the peace that we seek. The happiness in the small things... And the heart to enjoy them... Goodnight.</text:p>
      <text:p text:style-name="P1"/>
      <text:p text:style-name="P1">•••</text:p>
      <text:p text:style-name="P1">Tuesday 7th of October 2025, 21:31, <text:s text:c="1"/>entry 500</text:p>
      <text:p text:style-name="P1">Strong performance today. It's not over yet though, it remains to be seen whether you’ll sleep on time or not. Still, a very strong performance: woke up on time, although we did have to waste that time fighting our own demons, then keeping on going, focusing on a single thing, the thesis. To focus... We’ll see how this ends up, and I don’t have a particular plan for how to proceed, but for now I’ll focus on the thesis. I know now, I know that a passion is developed, ait is gained by putting in hours and hours and effort into a craft, but that craft must also respond beautifully in return. I know whatever I do is capable of triggering this <text:s text:c="1"/>reaction. But even so, I’ll choose not to write for the time being. No particular reason, I just want to focus on a single thing at a time. I want to go all out on a single subject. And, I do want to do that for writing one day. But I?m afraid this sacrifice will be necessary.</text:p>
      <text:p text:style-name="P1">Thinking about it, imagining it, IT Might be necessary to dedicate time now to other things, in order to have all the time in the world to write.</text:p>
      <text:p text:style-name="P1">Also, I started watching Blue Lock. To hunger. To feed on their hunger. To assimilate it. It’s part of why today’s performance was good.</text:p>
      <text:p text:style-name="P1">I’ll watch one last episode and call it a day. The plan is to build on this momentum, and to preserve and cultivate this mentality I have right now, of fighting through it all, no matter what.</text:p>
      <text:p text:style-name="P1">Alright then. See you tomorrow.</text:p>
      <text:p text:style-name="P1"/>
      <text:p text:style-name="P1">•••</text:p>
      <text:p text:style-name="P1">Wednesday 8th of October 2025, 22:20, entry 501 </text:p>
      <text:p text:style-name="P1">The old man and the sea. I’m reading this short story. So this is Ernest Hemingway. An interesting style. I’ve read of it. Not particularly tor my liking, but the story is what matters. I think we’ll both agree on that. Anyway, there’s something else I want to talk about: I ran out of mobile data again. I didn’t expect to burn through 40GB of data within two weeks, let alone eight days. I must tone down my consumption.</text:p>
      <text:p text:style-name="P1">Without internet access, I can’t work on my thesis. And while I could gain access to the internet, in the end, I chose another path. I chose to write. The one activity that I can do regardless of the internet. Of course, eventually I’ll want an internet connection, but for now... I wondered whether, like how the old man was born to be a fisherman, I too was born to be a writer. My answer to myself was no. I wonder though. Not a writer... Not a writer... Right now, what I would answer is that I’m a soul, born to connect with other souls. To connect? You? That’s not what I expected. Not a direct connection like friendship. An indirect one. What is writing? To me, I mean. A vessel for my soul. I see. This is the first time I’ll say this, but I think I have good idea how to write, finally.</text:p>
      <text:p text:style-name="P1">I think I’m starting to know how to write. Or, I guess, how to put my soul to paper. The analogy earlier was truer than I thought. Writing really is a vessel for my soul, and therefore, I have to get good at not only listening to my own heart, but also put its wishes and whims down into words. What is the difference between the me now who thinks they’ve got a good idea how to write, and the me of the past who kept on saying they don’t know how to write? I really do think it comes down to how I can listen to my soul now, and how I don’t compromise on what I want. I recognise the difficulties in what I <text:s text:c="1"/>want to accomplish, and I do not back down before or try to avoid them. That’s the difference. There are certain things I would have subconsciously avoided that I am not accepting and facing.</text:p>
      <text:p text:style-name="P1">I’ve grown, that’s why I’m confidently saying that I have an idea how to write now. That’s why I’m saying something so bold so confidently. Because it’s a really big deal to know how to write, it’s not something I want to take lightly. Alright, let’s keep on trying to wake up early tomorrow. See you.</text:p>
      <text:p text:style-name="P1"/>
      <text:p text:style-name="P1">•••</text:p>
      <text:p text:style-name="P1">Thursday 9th of October 2025, 22:39, entry 502</text:p>
      <text:p text:style-name="P1">There’s a lot I could say... It was a little bit of an emotional roller coaster of a day. First, we went way up high when we figured out great ideas for the thesis. Then, Nenechi posted that tweet and I felt down. I also went on to realise just how important confidence is. Or rather, experience first-hand the difference between confidence and lack of it. It’s night and day.</text:p>
      <text:p text:style-name="P1">Then, after an afternoon lull, I slowly got to work on my thesis, and after some research, I came to realise that my idea was, in fact, unfeasible. And, for some reason, it hurt me. For some reason, I got emotionally attached to my idea. A good thing for many projects, but can the same be said for scientific research?</text:p>
      <text:p text:style-name="P1">The fact remains that being told it was near-impossible for a simple thesis hurt. I’m still not sure why exactly. I think it’s because I dreamed of its potential, and maybe having that ended is what hurt. I see, that makes sense, ending what could have been. But the idea isn’t entirely dead. By making use of restrictions and determinism, it may yet be possible. Still, I’m now more detached from it, and I’m glad I’d been open-minded enough this afternoon to consider an alternative that was simpler. I’ll consider it further now.</text:p>
      <text:p text:style-name="P1">Knowing that not all was over brought my spirits back up a little, but this is an interesting phenomenon, to be hurt from this.</text:p>
      <text:p text:style-name="P1">I’m sure there was something else I wanted to mention, but now I don’t know.</text:p>
      <text:p text:style-name="P1">Oh, right. Internet. I want unrestricted access to it ASAP. Being without it makes things more monotonous, as expected. Still.. I should chill. I should be fine without it, but it’s really the lack of music that’s hurting me? Oh, right, I was watching Blue Lock, and I was wanting to build momentum by assimilating the traits in it. But now that’s gone. In other words, I either have to kep gaining momentum without it, or at least preserve my current state. I know which one I’ll try. Let’s go to sleep now. Let’s get you kicking ass without Blue Lock.</text:p>
      <text:p text:style-name="P1"/>
      <text:p text:style-name="P1">•••</text:p>
      <text:p text:style-name="P1">Friday 10th of October 2025, 23:10, entry 503</text:p>
      <text:p text:style-name="P1">Give me a sec as I figure out what to do while I battle my demons. But I’ve figured out how phoenixes work, how Orion’s powers work. They’re the exact same as Shiiro’s: they directly scale off of his willpower. A phoenix isn’t immortal by default, a phoenix will get wounded and will not recover and eventually die. Unless it chooses not to. A phoenix is as immortal as its spirit, and only by breaking its spirit can you kill a phoenix. But so long as it doesn’t give up, so long as it keeps getting back up and fight for more, that phoenix will keep on fighting. I will not give up, not until I die.</text:p>
      <text:p text:style-name="P1">And furthermore, I know now: willpower output is only limited by two things: the soft limit s the self, and the hard limit is death. Until I die, I will not give up.</text:p>
      <text:p text:style-name="P1"/>
      <text:p text:style-name="P1">•••</text:p>
      <text:p text:style-name="P1">Sunday 12th of October 2025, 00:23, entry 504</text:p>
      <text:p text:style-name="P1">A cleaner victory, but it’s not over. In exchange for productivity, we won, and it’s a victory I’ll take any day, any time. But the fight’s not over, and we know our demons are as resilient as we’ve been, if not more. Furthermore, you’re getting better socially, with an increase in confidence and talking skills. Good, keep on growing slowly. And never forget: I haven’t given it everything I’ve got until I’m dead.</text:p>
      <text:p text:style-name="P1">I’m developing ideas regarding that, and I’ll let them grow. They’ll grow alongside me. I’m grateful for the chances I’m given, and as long as I have them, and even without them, I will never give up on my dreams. See you tomorrow.</text:p>
      <text:p text:style-name="P1"/>
      <text:p text:style-name="P1">•••</text:p>
      <text:p text:style-name="P1">Sunday 12th of October 2025, 22:17, entry 505</text:p>
      <text:p text:style-name="P1">We spent at least three quarters of the day recovering. The question is: was that recovery necessary or not? I’d forgotten, that I’d wanted to argue “no, it’s not necessary”. I shan’t forget again. There isn’t much to be said about today, we need to go to sleep right away.</text:p>
      <text:p text:style-name="P1"/>
      <text:p text:style-name="P1">•••</text:p>
      <text:p text:style-name="P1">Monday 13th of October 2025, 22:23, entry 506</text:p>
      <text:p text:style-name="P1">Is it hunger I’m lacking? Genuine hunger. My heart aches. But I must be patient.</text:p>
      <text:p text:style-name="P1">I’m still learning to overcome my basic self, I’m still learning to make use of my willpower. I’m still learning to be disciplined. I’m still weak. And I’ll take all this. I’ll take it all and convert it into something greater. There will be no overnight miracles, but I will keep on growing slowly. I’m done with the self-pity, I’m done with the bitching. Yeah, I’m weak, and Imma do something about it. Just you watch.</text:p>
      <text:p text:style-name="P1">Yeah, I lack discipline, so I’ll become disciplined. yeah, I’m on the verge of hating myself because I’m still overly critical and can’t accept that there are periods where we get very little done, and I’ll rewire my self-criticism. I lack patience, so I’ll make an effort to be more patient with myself. I lack self-compassion, and so I make an effort to talk to you more. I let fatigue stop me, so I’ll use my willpower to sacrifice my future self for immediate discipline. I let all sort of excuses stop me, so I’ll crush them as they come. I’m done bitching about life. Yeah, I’ve accomplished nothing. Yeah, I’m worthless on paper, and you know what? I’ll do something about it. I will fucking hunger for my dreams. I will hunger for my own success. I’ll keep on trying, now and forever. See you tomorrow.</text:p>
      <text:p text:style-name="P1"/>
      <text:p text:style-name="P1">•••</text:p>
      <text:p text:style-name="P1">Tuesday 14th of October 2025, 23:45, entry 507</text:p>
      <text:p text:style-name="P1">I lack decisiveness. I do not act immediately. This comes from habit and lack of confidence in the past, and must be rectified. As for why I’m so late today, it’s not so much about decisiveness as it is about... Not knowing what the right move is. How much should I sacrifice? What should I sacrifice? I’ve come to realise that I have to fight like a demon, and that I must stay true to myself at all times, under all circumstances. I’m not onthis planet to impress anyone but myself.</text:p>
      <text:p text:style-name="P1">There’s so much I don’t know, and I’ll figure it out as I go. For now, we focus on the fact that I lack decisiveness, This deficiency leads to, at best, wastes of time, and at worse, losing important occasions to act. Most of the time, it results in prolonged inaction and subsequent frustration. Because I lack decisiveness.</text:p>
      <text:p text:style-name="P1">To be decisive doesn’t necessarily mean to always rush one’s decisions. Timing is a factor, certainly, but it’s not everything. Since, until now, we’ve always lingered about for too long in indewcision, from now on I’d like to try something: when in doubt, act. Rather than let doubt keep me prisoner, as it has for most of my life, I will act. I realise that ideally I’d be trying to strike the right balance between indecisiveness and rashness, however, I want to know the other side to figure out what that balance is. I don’t know what that balance is, as of right now, so I’ll find out.</text:p>
      <text:p text:style-name="P1">Blue Lock. It’s not bad. Let’s go to sleep. I want to see if you can wake up early.</text:p>
      <text:p text:style-name="P1"/>
      <text:p text:style-name="P1">•••</text:p>
      <text:p text:style-name="P1">Thursday 16th of October 2025, 01:31, entry 508</text:p>
      <text:p text:style-name="P1">It would seem that I’m dying. I have much to report on today. Overall positives, but I’m finding myself forced to stop on a rather negative note. I need to think. To find an idea, or explore the current one enough to make it viable. For the thesis.</text:p>
      <text:p text:style-name="P1">By the way, today is a victory, yet again, but I know too well that defeat can be snatched from the jaws of victory, so I won’t linger long. There’s much I want to talk about today, but it would be wiser to do that another time.</text:p>
      <text:p text:style-name="P1">A lonely victory, this new game, and, God. Another time. Tomorrow, if God wills it. See you then, dear self. And, I like you.</text:p>
      <text:p text:style-name="P1"/>
      <text:p text:style-name="P1">•••</text:p>
      <text:p text:style-name="P1">Friday 17th of October 2025, 00:25, entry 509</text:p>
      <text:p text:style-name="P1">Listen I’m fucking dying because I’ve been lacking too much sleep lately.</text:p>
      <text:p text:style-name="P1">I see. There’s much to talk about. What do we do?</text:p>
      <text:p text:style-name="P1">Let’s go to sleep.</text:p>
      <text:p text:style-name="P1"/>
      <text:p text:style-name="P1">•••</text:p>
      <text:p text:style-name="P1">Saturday 18th of October 2025, 00:28, entry 510</text:p>
      <text:p text:style-name="P1">It’s not just circumstances, I play a role in this. Decisiveness. I see, that idea is only a few days old, but I’m already beginning to forget it. Because i lack decisiveness, I fail to capitalise on the opportunities given me by awareness. <text:s text:c="1"/>Yesterday, I learnt that I still cowered. In social circumstances, I cower. I’m still afraid to be hated or antagonised by others, I’m still so worried about what others think of me. Yesterday, I lacked courage, and only realised it later.</text:p>
      <text:p text:style-name="P1">I will be decisive, and I will be courageous. Let’s go to sleep.</text:p>
      <text:p text:style-name="P1"/>
      <text:p text:style-name="P1">•••</text:p>
      <text:p text:style-name="P1">Saturday 18th of October 2025, 22:56, entry 511</text:p>
      <text:p text:style-name="P1">Ours isn’t a tale of one, but ultimately, what happens with my life is my choice.</text:p>
      <text:p text:style-name="P1">Right now, I’m in the middle of making a choice. What will I do? Try to walk the narrow, difficult path, or give in to comfort and immediate pleasure?</text:p>
      <text:p text:style-name="P1">Of course, it’s not really a choice. If I go with the latter, then in the future this question will present itself time and again, and the more I’ll keep on pushing it away the harder it will come back, and when I do push it away for the last time, it will be won my death bed, and I will have nothing but regrets and self-hatred. The easy path is not an option. And yet, why is it so difficult to choose the hard path, then? What am I lacking? That’s what I’m trying to figure out.</text:p>
      <text:p text:style-name="P1">あのさ、おかしいだと思う。私に生き甲斐があったら、迷うことはないでしょう？でも迷ってる。正解を選ぶのは難しい。それ、おかしい、やっぱ。</text:p>
      <text:p text:style-name="P1">So, is it then the case that I don’t have a reason to live? Because I know, I know that the search for meaning in life is the only thing keeping me alive, it’s the reason I want dreams and passions and happiness. So why is it difficult, to choose?</text:p>
      <text:p text:style-name="P1">It’s because my life doesn’t have a good meaning, isn’t it? It’s because I live with a purpose that is so vague, so... weak. Am I scared to commit to something? Something.. practical, I mean. Am I scared that being more specific than “to search for happiness” will result in something superficial, unworthy? I think I’ve avoided it for that reason. And yet, I never thought I was scared of answering the question “what is happiness”?</text:p>
      <text:p text:style-name="P1">Ah... I see. It’s not answering the question with words that I’m scared of. It’s answering it with actions. I’m scared. I’m too scared to act upon my dreams. I finally understood. It resonates within me. My heart sings. I’m too scared to make sacrifices, and I never realised it. I’m too weak to make sacrifices, and I’ve hid it behind the veils of “oh, but first we have to finish college, and then there’s the project we have to take care of.” But I know. I know the answer, and I know I’m scared to enact it.</text:p>
      <text:p text:style-name="P1">All I want to do is write. I have to sacrifice everything for writing. And I’m too scared to do it.</text:p>
      <text:p text:style-name="P1">I’m aware. I have to grow as a person in order to write well. My writing skills scale directly with how close to my ideals I am. I’m sick of it. I’m sick of thinking that I’m so close to finishing uni, and I should just hold on a little longer. I don’t care. I don’t care about it. I want to write.</text:p>
      <text:p text:style-name="P1">I know the paradox. I know what’s happening within me. I don’t care about the project, I don’t care about making money, I just want to write.R</text:p>
      <text:p text:style-name="P1">Do you?</text:p>
      <text:p text:style-name="P1">... Sigh. Even this is complex. Truth is, I want happiness. I know I won’t get it if I’m always alone. I need someone. Will I find that person by dedicating my life to writing? Maybe, maybe not. I can imagine scenarios for both. If it’s up to God, then I might as well do whatever I deem best. So, tell me, what’s the best course of action?</text:p>
      <text:p text:style-name="P1">As if I knew, Let’s... Think.</text:p>
      <text:p text:style-name="P1">I want to write.</text:p>
      <text:p text:style-name="P1">Why?</text:p>
      <text:p text:style-name="P1">To give my life a meaning.</text:p>
      <text:p text:style-name="P1">Why writing?</text:p>
      <text:p text:style-name="P1">It allows me to pour out my soul and gives me the potential to make others happy, if only momentarily, it allows me to create a good time for myself and others. It allows me to get my ideas across, as well as my soul. Writing is a vessel. The vessel I’ve chosen for my soul.</text:p>
      <text:p text:style-name="P1">How would writing give your life a meaning?</text:p>
      <text:p text:style-name="P1">Through the above.</text:p>
      <text:p text:style-name="P1">Would it make you happy?</text:p>
      <text:p text:style-name="P1">Only partially. The happiness I seek has more puzzle pieces I need to find. Nevertheless, it would make existence tolerable, one might even venture to say: enjoyable.</text:p>
      <text:p text:style-name="P1">Then, tell me: would you have the courage to abandon everything for writing?</text:p>
      <text:p text:style-name="P1">Whether I have it or not is a simple matter: I do. All humans do. The real question is whether I will. And before answering that, there’s another question I need answered.</text:p>
      <text:p text:style-name="P1">Would your ideal self abandon university now to dedicate their lives to writing?</text:p>
      <text:p text:style-name="P1">Ah. The final question. I’m so close to finishing university, I might as well go all the way, type of thing? No, not only. The question as it is asked. What would your ideal self do?</text:p>
      <text:p text:style-name="P1">No, let’s be more straightforward: what do I do?</text:p>
      <text:p text:style-name="P1">It’s a tough question, so let’s start from this: if nothing changes, nothing changes. What kind of person should I become? Because my life isn’t only mine. I’m not trying to make an excuse, but it would be selfish of me to give up everything right now for writing. I hate this. I’m scared, aren’t I? That’s right, if you are to choose writing, you will have to be selfish. But you don’t want to do that, do you? It would hurt others.</text:p>
      <text:p text:style-name="P1">And yet, if I keep at it this way, if I keep on half-assing this life...</text:p>
      <text:p text:style-name="P1"/>
      <text:p text:style-name="P1">Fuck me. I asked an LLM what they would do out of procrastination, but those motherfuckers know how to answer. I don’t have an old sage to tell me to open my eyes, to correct me when I make mistakes, <text:s text:c="1"/>but those guys aren0t half-bad at gfiving advice.</text:p>
      <text:p text:style-name="P1">Indeed, who I am is how I write, and the name I’ve chosen for myself is Harmony. To treat writing with the respect it deserves, and to see everything through to the very end. My ideal self would be cool like that.</text:p>
      <text:p text:style-name="P1"/>
      <text:p text:style-name="P1">I haven’t treated writing with the respect it deserves. And, at the same time, as I am right now I would be unable to give my all everyday, unless I had an anchor. And now, the pieces fall into place, for I know that writing is that anchor. I must write everyday, without fail. What else I do throughout the day, I don’t know, but I believe things will work out, if I just write every single damn day of my life.</text:p>
      <text:p text:style-name="P1">My name is Harmony. It’s a name I’ve dragged through the filthiest mud and the most shameful defeats. But it’s still my name, and it’s a name that will simply not give up. To write every day, no matter what. That is my new goal. That is the beginning of a new chapter. To write everyday without fail. Should we start today or tomorrow?</text:p>
      <text:p text:style-name="P1">We said everyday. Today is a day.</text:p>
      <text:p text:style-name="P1">Right. Today is a day.</text:p>
      <text:p text:style-name="P1"/>
      <text:p text:style-name="P1">•••</text:p>
      <text:p text:style-name="P1">Monday 20th of October 2025, 00:43, entry 512</text:p>
      <text:p text:style-name="P1">Staying up this late to send an email... But I won’t let self-doubt stop me. I’m on this world to grow as a person. I will do my best, under any and all circumstances. Always.</text:p>
      <text:p text:style-name="P1"/>
      <text:p text:style-name="P1">•••</text:p>
      <text:p text:style-name="P1">Tuesday 21st of October 2025, 00:12, entry 513</text:p>
      <text:p text:style-name="P1">I haven’t really talked about it, but the truth is, I’ve been at war with myself and my demons these past few days. I see. Since at least Friday 10th. It’s an endless back and forth, and of course the main enemy is lust. It’s all about overcoming it. This war with myself is the reason we’re so late to come here, lately. But I know, or rather, I believe that God is on my side and has helped me in many tangible ways. That, or I’m delusional. Either way, I’m grateful, and thanks in part to this belief, this war hasn’t ended yet.</text:p>
      <text:p text:style-name="P1">Because, had it ended before today, it would have been due to my defeat. Now, however, I am the one who intends to end it. And when it is all over, when the dust will settle, I want to take my time to talk about it.</text:p>
      <text:p text:style-name="P1">It is up to me, to become stronger. It is up to me, to overcome my current self. It is up to me, to choose the future I want. I will never give up, but now, I will take that one step further. I will never give up, and I will win, for that is the destiny of phoenixes who don’t give up.</text:p>
      <text:p text:style-name="P1">I will leave you with today’s throwaway, because it’s important. Blue lock, coins that fall, random interruptions, messages in videos, I do not know you personally, God, but I know that I am half a god myself, and had I been in your position, I would have made happen exactly as what happened. That’s why I believe it’s your hand that helped me. Thank you.</text:p>
      <text:p text:style-name="P1"/>
      <text:p text:style-name="P1">“””</text:p>
      <text:p text:style-name="P1">I want to vomit.</text:p>
      <text:p text:style-name="P1">I want to vomit.</text:p>
      <text:p text:style-name="P1">Willpower. That's all I got. No, I don't even have it. But it is what I need.</text:p>
      <text:p text:style-name="P1"/>
      <text:p text:style-name="P1">The only way to put an end to this torment, the only way to start dreaming. No, the only way to start living the dream. Willpower. Willpower. Willpower. Is this the real anchor, I wonder. I wonder.</text:p>
      <text:p text:style-name="P1"/>
      <text:p text:style-name="P1">Willpower.</text:p>
      <text:p text:style-name="P1">Tell me, why do we lose? Because we lack willpower?</text:p>
      <text:p text:style-name="P1">I think so.</text:p>
      <text:p text:style-name="P1">Right. I forgot. The only way to get stronger... The only way to get stronger is to be strong.</text:p>
      <text:p text:style-name="P1">Now, there's a serious, local problem: right now, you don't seem to believe that you can grfow stronger. That you've reached your limits, and those limits are written in your DNA, and there's nothing you can do about it.</text:p>
      <text:p text:style-name="P1">And you know what? There's he who thinks he can do it, and he who thinks he can't, and they're both usually right.</text:p>
      <text:p text:style-name="P1">Do we lose for willpower alone?</text:p>
      <text:p text:style-name="P1">That's not really the issue. We lose because we don't have a reason to fight, not one that is strong enough in the moment. But that's not really the issue. It's paradoxical, almost. But, that's not the issue. The issue is that this is what you want. You do want a fight where you don't have a reason to fight. You do want this fight where you don't have a strong reason to fight.</text:p>
      <text:p text:style-name="P1">Because you want to win with willpower alone.</text:p>
      <text:p text:style-name="P1">So it's not an issue of not having a reason to fight. The only issue is whether you have the willpower to win, no questions asked.</text:p>
      <text:p text:style-name="P1">Is it okay to usie writing to support myself?</text:p>
      <text:p text:style-name="P1">No, if your perspective is that of a purist, and yes if you're more pragmatic.</text:p>
      <text:p text:style-name="P1">The purism argument doesn't really work, but it is a matter of... No, that argument is just wrong. There is no purism. There is only the will to win at all costs, using everything available..</text:p>
      <text:p text:style-name="P1">I want to stick to writing alone. So, what is willpower, here? What does dit look like? What does it consist of?</text:p>
      <text:p text:style-name="P1">It's the strength to say no and do what you believe you must do. Willpower is the strength to refuse lust and grind instead. That's what it looks like. Looks cool, don't it?</text:p>
      <text:p text:style-name="P1">Now you know what you have to do. I'll tell you more: you have the strength to do it too.</text:p>
      <text:p text:style-name="P1">So, in all of our lives, let this moment alone be pre-destined. This umoment was always meant to come like this, and there's no other way forward but with our victory. That is, because no matter which universe I'm in, I will listen to my heart, I will listen to my own voice, and all of the probabilities and uncertainties and indeterminisms in the world won't matter, for my choice is one, my voice is one, and my name is one. Heart oh heart, forgive me, for having forgotten to listen to you. Forgive me, for wounding you. Here I am now, the victor, the chosen one, chosen by myself.</text:p>
      <text:p text:style-name="P1">“””</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